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cm"/>
    </style:style>
    <style:style style:name="co2" style:family="table-column">
      <style:table-column-properties fo:break-before="auto" style:column-width="3.489cm"/>
    </style:style>
    <style:style style:name="co3" style:family="table-column">
      <style:table-column-properties fo:break-before="auto" style:column-width="6.396cm"/>
    </style:style>
    <style:style style:name="co4" style:family="table-column">
      <style:table-column-properties fo:break-before="auto" style:column-width="8.348cm"/>
    </style:style>
    <style:style style:name="co5" style:family="table-column">
      <style:table-column-properties fo:break-before="auto" style:column-width="7.818cm"/>
    </style:style>
    <style:style style:name="co6" style:family="table-column">
      <style:table-column-properties fo:break-before="auto" style:column-width="5.93cm"/>
    </style:style>
    <style:style style:name="co7" style:family="table-column">
      <style:table-column-properties fo:break-before="auto" style:column-width="6.1cm"/>
    </style:style>
    <style:style style:name="co8" style:family="table-column">
      <style:table-column-properties fo:break-before="auto" style:column-width="1.515cm"/>
    </style:style>
    <style:style style:name="co9" style:family="table-column">
      <style:table-column-properties fo:break-before="auto" style:column-width="1.917cm"/>
    </style:style>
    <style:style style:name="co10" style:family="table-column">
      <style:table-column-properties fo:break-before="auto" style:column-width="2.68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cryptostamp2-goldenunicor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row table:style-name="ro1">
          <table:table-cell office:value-type="string" calcext:value-type="string">
            <text:p>TokenID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meta_url</text:p>
          </table:table-cell>
          <table:table-cell office:value-type="string" calcext:value-type="string">
            <text:p>external_ur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lorvalue</text:p>
          </table:table-cell>
          <table:table-cell office:value-type="string" calcext:value-type="string">
            <text:p>sales_sourc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ode length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3.07.2020 12:04:10</text:p>
          </table:table-cell>
          <table:table-cell office:value-type="string" calcext:value-type="string">
            <text:p>Crypto stamp Golden Unicorn 6RLNgF</text:p>
          </table:table-cell>
          <table:table-cell office:value-type="string" calcext:value-type="string">
            <text:p>Crypto stamp Golden Unicorn (CSGU), ID 6RLNgF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0</text:p>
          </table:table-cell>
          <table:table-cell office:value-type="string" calcext:value-type="string">
            <text:p>https://crypto.post.at/CSGU/6RLNgF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];29;8)" office:value-type="string" office:string-value="6RLNgF" calcext:value-type="string">
            <text:p>6RLNgF</text:p>
          </table:table-cell>
          <table:table-cell table:formula="of:=LEN([.K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.07.2020 12:04:11</text:p>
          </table:table-cell>
          <table:table-cell office:value-type="string" calcext:value-type="string">
            <text:p>Crypto stamp Golden Unicorn 49PUba</text:p>
          </table:table-cell>
          <table:table-cell office:value-type="string" calcext:value-type="string">
            <text:p>Crypto stamp Golden Unicorn (CSGU), ID 49PUba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</text:p>
          </table:table-cell>
          <table:table-cell office:value-type="string" calcext:value-type="string">
            <text:p>https://crypto.post.at/CSGU/49PUba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3];29;8)" office:value-type="string" office:string-value="49PUba" calcext:value-type="string">
            <text:p>49PUba</text:p>
          </table:table-cell>
          <table:table-cell table:formula="of:=LEN([.K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.07.2020 12:04:11</text:p>
          </table:table-cell>
          <table:table-cell office:value-type="string" calcext:value-type="string">
            <text:p>Crypto stamp Golden Unicorn 3cFjgM</text:p>
          </table:table-cell>
          <table:table-cell office:value-type="string" calcext:value-type="string">
            <text:p>Crypto stamp Golden Unicorn (CSGU), ID 3cFjgM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</text:p>
          </table:table-cell>
          <table:table-cell office:value-type="string" calcext:value-type="string">
            <text:p>https://crypto.post.at/CSGU/3cFjgM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4];29;8)" office:value-type="string" office:string-value="3cFjgM" calcext:value-type="string">
            <text:p>3cFjgM</text:p>
          </table:table-cell>
          <table:table-cell table:formula="of:=LEN([.K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.07.2020 12:04:12</text:p>
          </table:table-cell>
          <table:table-cell office:value-type="string" calcext:value-type="string">
            <text:p>Crypto stamp Golden Unicorn 2np8fL</text:p>
          </table:table-cell>
          <table:table-cell office:value-type="string" calcext:value-type="string">
            <text:p>Crypto stamp Golden Unicorn (CSGU), ID 2np8fL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</text:p>
          </table:table-cell>
          <table:table-cell office:value-type="string" calcext:value-type="string">
            <text:p>https://crypto.post.at/CSGU/2np8fL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5];29;8)" office:value-type="string" office:string-value="2np8fL" calcext:value-type="string">
            <text:p>2np8fL</text:p>
          </table:table-cell>
          <table:table-cell table:formula="of:=LEN([.K5])" office:value-type="float" office:value="6" calcext:value-type="float">
            <text:p>6</text:p>
          </table:table-cell>
          <table:table-cell/>
          <table:table-cell office:value-type="string" calcext:value-type="string">
            <text:p>5 digit code</text:p>
          </table:table-cell>
          <table:table-cell table:formula="of:=COUNTIF([.L2:.L1000];&quot;=5&quot;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3.07.2020 12:04:13</text:p>
          </table:table-cell>
          <table:table-cell office:value-type="string" calcext:value-type="string">
            <text:p>Crypto stamp Golden Unicorn 7Sdsx7</text:p>
          </table:table-cell>
          <table:table-cell office:value-type="string" calcext:value-type="string">
            <text:p>Crypto stamp Golden Unicorn (CSGU), ID 7Sdsx7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</text:p>
          </table:table-cell>
          <table:table-cell office:value-type="string" calcext:value-type="string">
            <text:p>https://crypto.post.at/CSGU/7Sdsx7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6];29;8)" office:value-type="string" office:string-value="7Sdsx7" calcext:value-type="string">
            <text:p>7Sdsx7</text:p>
          </table:table-cell>
          <table:table-cell table:formula="of:=LEN([.K6])" office:value-type="float" office:value="6" calcext:value-type="float">
            <text:p>6</text:p>
          </table:table-cell>
          <table:table-cell/>
          <table:table-cell office:value-type="string" calcext:value-type="string">
            <text:p>onchain raffle</text:p>
          </table:table-cell>
          <table:table-cell table:style-name="ce2" table:formula="of:=COUNTIFS([.J$2:.J$1000];&quot;=OnChain Raffle&quot;;[.L$2:.L$1000];&quot;=5&quot;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.07.2020 12:04:13</text:p>
          </table:table-cell>
          <table:table-cell office:value-type="string" calcext:value-type="string">
            <text:p>Crypto stamp Golden Unicorn 7NBv76</text:p>
          </table:table-cell>
          <table:table-cell office:value-type="string" calcext:value-type="string">
            <text:p>Crypto stamp Golden Unicorn (CSGU), ID 7NBv76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</text:p>
          </table:table-cell>
          <table:table-cell office:value-type="string" calcext:value-type="string">
            <text:p>https://crypto.post.at/CSGU/7NBv76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7];29;8)" office:value-type="string" office:string-value="7NBv76" calcext:value-type="string">
            <text:p>7NBv76</text:p>
          </table:table-cell>
          <table:table-cell table:formula="of:=LEN([.K7])" office:value-type="float" office:value="6" calcext:value-type="float">
            <text:p>6</text:p>
          </table:table-cell>
          <table:table-cell/>
          <table:table-cell office:value-type="string" calcext:value-type="string">
            <text:p>raffle</text:p>
          </table:table-cell>
          <table:table-cell table:style-name="ce2" table:formula="of:=COUNTIFS([.J$2:.J$1000];&quot;=raffle&quot;;[.L$2:.L$1000];&quot;=5&quot;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3.07.2020 12:04:14</text:p>
          </table:table-cell>
          <table:table-cell office:value-type="string" calcext:value-type="string">
            <text:p>Crypto stamp Golden Unicorn 3TMozM</text:p>
          </table:table-cell>
          <table:table-cell office:value-type="string" calcext:value-type="string">
            <text:p>Crypto stamp Golden Unicorn (CSGU), ID 3TMozM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</text:p>
          </table:table-cell>
          <table:table-cell office:value-type="string" calcext:value-type="string">
            <text:p>https://crypto.post.at/CSGU/3TMozM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8];29;8)" office:value-type="string" office:string-value="3TMozM" calcext:value-type="string">
            <text:p>3TMozM</text:p>
          </table:table-cell>
          <table:table-cell table:formula="of:=LEN([.K8])" office:value-type="float" office:value="6" calcext:value-type="float">
            <text:p>6</text:p>
          </table:table-cell>
          <table:table-cell/>
          <table:table-cell office:value-type="string" calcext:value-type="string">
            <text:p>physical sale</text:p>
          </table:table-cell>
          <table:table-cell table:style-name="ce2" table:formula="of:=COUNTIFS([.J$2:.J$1000];&quot;=physical sale&quot;;[.L$2:.L$1000];&quot;=5&quot;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3.07.2020 12:04:15</text:p>
          </table:table-cell>
          <table:table-cell office:value-type="string" calcext:value-type="string">
            <text:p>Crypto stamp Golden Unicorn mWdPc</text:p>
          </table:table-cell>
          <table:table-cell office:value-type="string" calcext:value-type="string">
            <text:p>Crypto stamp Golden Unicorn (CSGU), ID mWdPc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</text:p>
          </table:table-cell>
          <table:table-cell office:value-type="string" calcext:value-type="string">
            <text:p>https://crypto.post.at/CSGU/mWdPc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9];29;8)" office:value-type="string" office:string-value="mWdPc" calcext:value-type="string">
            <text:p>mWdPc</text:p>
          </table:table-cell>
          <table:table-cell table:formula="of:=LEN([.K9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3.07.2020 12:04:15</text:p>
          </table:table-cell>
          <table:table-cell office:value-type="string" calcext:value-type="string">
            <text:p>Crypto stamp Golden Unicorn 6j8E4X</text:p>
          </table:table-cell>
          <table:table-cell office:value-type="string" calcext:value-type="string">
            <text:p>Crypto stamp Golden Unicorn (CSGU), ID 6j8E4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</text:p>
          </table:table-cell>
          <table:table-cell office:value-type="string" calcext:value-type="string">
            <text:p>https://crypto.post.at/CSGU/6j8E4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0];29;8)" office:value-type="string" office:string-value="6j8E4X" calcext:value-type="string">
            <text:p>6j8E4X</text:p>
          </table:table-cell>
          <table:table-cell table:formula="of:=LEN([.K10])" office:value-type="float" office:value="6" calcext:value-type="float">
            <text:p>6</text:p>
          </table:table-cell>
          <table:table-cell/>
          <table:table-cell office:value-type="string" calcext:value-type="string">
            <text:p>6 digit code</text:p>
          </table:table-cell>
          <table:table-cell table:formula="of:=COUNTIF([.L2:.L1000];&quot;=6&quot;)"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3.07.2020 12:04:20</text:p>
          </table:table-cell>
          <table:table-cell office:value-type="string" calcext:value-type="string">
            <text:p>Crypto stamp Golden Unicorn 6xx4g</text:p>
          </table:table-cell>
          <table:table-cell office:value-type="string" calcext:value-type="string">
            <text:p>Crypto stamp Golden Unicorn (CSGU), ID 6xx4g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</text:p>
          </table:table-cell>
          <table:table-cell office:value-type="string" calcext:value-type="string">
            <text:p>https://crypto.post.at/CSGU/6xx4g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1];29;8)" office:value-type="string" office:string-value="6xx4g" calcext:value-type="string">
            <text:p>6xx4g</text:p>
          </table:table-cell>
          <table:table-cell table:formula="of:=LEN([.K11])" office:value-type="float" office:value="5" calcext:value-type="float">
            <text:p>5</text:p>
          </table:table-cell>
          <table:table-cell/>
          <table:table-cell office:value-type="string" calcext:value-type="string">
            <text:p>onchain raffle</text:p>
          </table:table-cell>
          <table:table-cell table:style-name="ce2" table:formula="of:=COUNTIFS([.J$2:.J$1000];&quot;=OnChain Raffle&quot;;[.L$2:.L$1000];&quot;=6&quot;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3.07.2020 12:04:21</text:p>
          </table:table-cell>
          <table:table-cell office:value-type="string" calcext:value-type="string">
            <text:p>Crypto stamp Golden Unicorn 5J6vHF</text:p>
          </table:table-cell>
          <table:table-cell office:value-type="string" calcext:value-type="string">
            <text:p>Crypto stamp Golden Unicorn (CSGU), ID 5J6vHF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0</text:p>
          </table:table-cell>
          <table:table-cell office:value-type="string" calcext:value-type="string">
            <text:p>https://crypto.post.at/CSGU/5J6vHF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2];29;8)" office:value-type="string" office:string-value="5J6vHF" calcext:value-type="string">
            <text:p>5J6vHF</text:p>
          </table:table-cell>
          <table:table-cell table:formula="of:=LEN([.K12])" office:value-type="float" office:value="6" calcext:value-type="float">
            <text:p>6</text:p>
          </table:table-cell>
          <table:table-cell/>
          <table:table-cell office:value-type="string" calcext:value-type="string">
            <text:p>raffle</text:p>
          </table:table-cell>
          <table:table-cell table:style-name="ce2" table:formula="of:=COUNTIFS([.J$2:.J$1000];&quot;=raffle&quot;;[.L$2:.L$1000];&quot;=6&quot;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3.07.2020 12:04:21</text:p>
          </table:table-cell>
          <table:table-cell office:value-type="string" calcext:value-type="string">
            <text:p>Crypto stamp Golden Unicorn 25JUmp</text:p>
          </table:table-cell>
          <table:table-cell office:value-type="string" calcext:value-type="string">
            <text:p>Crypto stamp Golden Unicorn (CSGU), ID 25JUmp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1</text:p>
          </table:table-cell>
          <table:table-cell office:value-type="string" calcext:value-type="string">
            <text:p>https://crypto.post.at/CSGU/25JUmp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3];29;8)" office:value-type="string" office:string-value="25JUmp" calcext:value-type="string">
            <text:p>25JUmp</text:p>
          </table:table-cell>
          <table:table-cell table:formula="of:=LEN([.K13])" office:value-type="float" office:value="6" calcext:value-type="float">
            <text:p>6</text:p>
          </table:table-cell>
          <table:table-cell/>
          <table:table-cell office:value-type="string" calcext:value-type="string">
            <text:p>physical sale</text:p>
          </table:table-cell>
          <table:table-cell table:style-name="ce2" table:formula="of:=COUNTIFS([.J$2:.J$1000];&quot;=physical sale&quot;;[.L$2:.L$1000];&quot;=6&quot;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3.07.2020 12:04:22</text:p>
          </table:table-cell>
          <table:table-cell office:value-type="string" calcext:value-type="string">
            <text:p>Crypto stamp Golden Unicorn 77N3Hm</text:p>
          </table:table-cell>
          <table:table-cell office:value-type="string" calcext:value-type="string">
            <text:p>Crypto stamp Golden Unicorn (CSGU), ID 77N3Hm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2</text:p>
          </table:table-cell>
          <table:table-cell office:value-type="string" calcext:value-type="string">
            <text:p>https://crypto.post.at/CSGU/77N3Hm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4];29;8)" office:value-type="string" office:string-value="77N3Hm" calcext:value-type="string">
            <text:p>77N3Hm</text:p>
          </table:table-cell>
          <table:table-cell table:formula="of:=LEN([.K1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3.07.2020 12:04:22</text:p>
          </table:table-cell>
          <table:table-cell office:value-type="string" calcext:value-type="string">
            <text:p>Crypto stamp Golden Unicorn 4XdHpx</text:p>
          </table:table-cell>
          <table:table-cell office:value-type="string" calcext:value-type="string">
            <text:p>Crypto stamp Golden Unicorn (CSGU), ID 4XdHp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3</text:p>
          </table:table-cell>
          <table:table-cell office:value-type="string" calcext:value-type="string">
            <text:p>https://crypto.post.at/CSGU/4XdHp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5];29;8)" office:value-type="string" office:string-value="4XdHpx" calcext:value-type="string">
            <text:p>4XdHpx</text:p>
          </table:table-cell>
          <table:table-cell table:formula="of:=LEN([.K1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3.07.2020 12:04:23</text:p>
          </table:table-cell>
          <table:table-cell office:value-type="string" calcext:value-type="string">
            <text:p>Crypto stamp Golden Unicorn e6gz1</text:p>
          </table:table-cell>
          <table:table-cell office:value-type="string" calcext:value-type="string">
            <text:p>Crypto stamp Golden Unicorn (CSGU), ID e6gz1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4</text:p>
          </table:table-cell>
          <table:table-cell office:value-type="string" calcext:value-type="string">
            <text:p>https://crypto.post.at/CSGU/e6gz1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6];29;8)" office:value-type="string" office:string-value="e6gz1" calcext:value-type="string">
            <text:p>e6gz1</text:p>
          </table:table-cell>
          <table:table-cell table:formula="of:=LEN([.K16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3.07.2020 12:04:23</text:p>
          </table:table-cell>
          <table:table-cell office:value-type="string" calcext:value-type="string">
            <text:p>Crypto stamp Golden Unicorn 3iBgox</text:p>
          </table:table-cell>
          <table:table-cell office:value-type="string" calcext:value-type="string">
            <text:p>Crypto stamp Golden Unicorn (CSGU), ID 3iBgo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5</text:p>
          </table:table-cell>
          <table:table-cell office:value-type="string" calcext:value-type="string">
            <text:p>https://crypto.post.at/CSGU/3iBgo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7];29;8)" office:value-type="string" office:string-value="3iBgox" calcext:value-type="string">
            <text:p>3iBgox</text:p>
          </table:table-cell>
          <table:table-cell table:formula="of:=LEN([.K1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3.07.2020 12:04:24</text:p>
          </table:table-cell>
          <table:table-cell office:value-type="string" calcext:value-type="string">
            <text:p>Crypto stamp Golden Unicorn 3fDiFH</text:p>
          </table:table-cell>
          <table:table-cell office:value-type="string" calcext:value-type="string">
            <text:p>Crypto stamp Golden Unicorn (CSGU), ID 3fDiFH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6</text:p>
          </table:table-cell>
          <table:table-cell office:value-type="string" calcext:value-type="string">
            <text:p>https://crypto.post.at/CSGU/3fDiFH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8];29;8)" office:value-type="string" office:string-value="3fDiFH" calcext:value-type="string">
            <text:p>3fDiFH</text:p>
          </table:table-cell>
          <table:table-cell table:formula="of:=LEN([.K1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3.07.2020 12:04:24</text:p>
          </table:table-cell>
          <table:table-cell office:value-type="string" calcext:value-type="string">
            <text:p>Crypto stamp Golden Unicorn 3WKnZE</text:p>
          </table:table-cell>
          <table:table-cell office:value-type="string" calcext:value-type="string">
            <text:p>Crypto stamp Golden Unicorn (CSGU), ID 3WKnZE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7</text:p>
          </table:table-cell>
          <table:table-cell office:value-type="string" calcext:value-type="string">
            <text:p>https://crypto.post.at/CSGU/3WKnZE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9];29;8)" office:value-type="string" office:string-value="3WKnZE" calcext:value-type="string">
            <text:p>3WKnZE</text:p>
          </table:table-cell>
          <table:table-cell table:formula="of:=LEN([.K1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3.07.2020 12:04:24</text:p>
          </table:table-cell>
          <table:table-cell office:value-type="string" calcext:value-type="string">
            <text:p>Crypto stamp Golden Unicorn 53H3Tw</text:p>
          </table:table-cell>
          <table:table-cell office:value-type="string" calcext:value-type="string">
            <text:p>Crypto stamp Golden Unicorn (CSGU), ID 53H3Tw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8</text:p>
          </table:table-cell>
          <table:table-cell office:value-type="string" calcext:value-type="string">
            <text:p>https://crypto.post.at/CSGU/53H3Tw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0];29;8)" office:value-type="string" office:string-value="53H3Tw" calcext:value-type="string">
            <text:p>53H3Tw</text:p>
          </table:table-cell>
          <table:table-cell table:formula="of:=LEN([.K2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3.07.2020 12:04:25</text:p>
          </table:table-cell>
          <table:table-cell office:value-type="string" calcext:value-type="string">
            <text:p>Crypto stamp Golden Unicorn 64aYjk</text:p>
          </table:table-cell>
          <table:table-cell office:value-type="string" calcext:value-type="string">
            <text:p>Crypto stamp Golden Unicorn (CSGU), ID 64aYjk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9</text:p>
          </table:table-cell>
          <table:table-cell office:value-type="string" calcext:value-type="string">
            <text:p>https://crypto.post.at/CSGU/64aYjk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1];29;8)" office:value-type="string" office:string-value="64aYjk" calcext:value-type="string">
            <text:p>64aYjk</text:p>
          </table:table-cell>
          <table:table-cell table:formula="of:=LEN([.K2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3.07.2020 12:04:26</text:p>
          </table:table-cell>
          <table:table-cell office:value-type="string" calcext:value-type="string">
            <text:p>Crypto stamp Golden Unicorn 2P6LA7</text:p>
          </table:table-cell>
          <table:table-cell office:value-type="string" calcext:value-type="string">
            <text:p>Crypto stamp Golden Unicorn (CSGU), ID 2P6LA7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0</text:p>
          </table:table-cell>
          <table:table-cell office:value-type="string" calcext:value-type="string">
            <text:p>https://crypto.post.at/CSGU/2P6LA7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2];29;8)" office:value-type="string" office:string-value="2P6LA7" calcext:value-type="string">
            <text:p>2P6LA7</text:p>
          </table:table-cell>
          <table:table-cell table:formula="of:=LEN([.K2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3.07.2020 12:04:26</text:p>
          </table:table-cell>
          <table:table-cell office:value-type="string" calcext:value-type="string">
            <text:p>Crypto stamp Golden Unicorn 39ZxcU</text:p>
          </table:table-cell>
          <table:table-cell office:value-type="string" calcext:value-type="string">
            <text:p>Crypto stamp Golden Unicorn (CSGU), ID 39ZxcU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1</text:p>
          </table:table-cell>
          <table:table-cell office:value-type="string" calcext:value-type="string">
            <text:p>https://crypto.post.at/CSGU/39ZxcU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3];29;8)" office:value-type="string" office:string-value="39ZxcU" calcext:value-type="string">
            <text:p>39ZxcU</text:p>
          </table:table-cell>
          <table:table-cell table:formula="of:=LEN([.K2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3.07.2020 12:04:27</text:p>
          </table:table-cell>
          <table:table-cell office:value-type="string" calcext:value-type="string">
            <text:p>Crypto stamp Golden Unicorn 4us74H</text:p>
          </table:table-cell>
          <table:table-cell office:value-type="string" calcext:value-type="string">
            <text:p>Crypto stamp Golden Unicorn (CSGU), ID 4us74H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2</text:p>
          </table:table-cell>
          <table:table-cell office:value-type="string" calcext:value-type="string">
            <text:p>https://crypto.post.at/CSGU/4us74H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4];29;8)" office:value-type="string" office:string-value="4us74H" calcext:value-type="string">
            <text:p>4us74H</text:p>
          </table:table-cell>
          <table:table-cell table:formula="of:=LEN([.K2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3.07.2020 12:04:27</text:p>
          </table:table-cell>
          <table:table-cell office:value-type="string" calcext:value-type="string">
            <text:p>Crypto stamp Golden Unicorn cchhp</text:p>
          </table:table-cell>
          <table:table-cell office:value-type="string" calcext:value-type="string">
            <text:p>Crypto stamp Golden Unicorn (CSGU), ID cchhp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3</text:p>
          </table:table-cell>
          <table:table-cell office:value-type="string" calcext:value-type="string">
            <text:p>https://crypto.post.at/CSGU/cchhp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5];29;8)" office:value-type="string" office:string-value="cchhp" calcext:value-type="string">
            <text:p>cchhp</text:p>
          </table:table-cell>
          <table:table-cell table:formula="of:=LEN([.K25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3.07.2020 12:04:28</text:p>
          </table:table-cell>
          <table:table-cell office:value-type="string" calcext:value-type="string">
            <text:p>Crypto stamp Golden Unicorn 5qEfCj</text:p>
          </table:table-cell>
          <table:table-cell office:value-type="string" calcext:value-type="string">
            <text:p>Crypto stamp Golden Unicorn (CSGU), ID 5qEfCj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4</text:p>
          </table:table-cell>
          <table:table-cell office:value-type="string" calcext:value-type="string">
            <text:p>https://crypto.post.at/CSGU/5qEfCj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6];29;8)" office:value-type="string" office:string-value="5qEfCj" calcext:value-type="string">
            <text:p>5qEfCj</text:p>
          </table:table-cell>
          <table:table-cell table:formula="of:=LEN([.K2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3.07.2020 12:04:28</text:p>
          </table:table-cell>
          <table:table-cell office:value-type="string" calcext:value-type="string">
            <text:p>Crypto stamp Golden Unicorn iYeqE</text:p>
          </table:table-cell>
          <table:table-cell office:value-type="string" calcext:value-type="string">
            <text:p>Crypto stamp Golden Unicorn (CSGU), ID iYeqE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5</text:p>
          </table:table-cell>
          <table:table-cell office:value-type="string" calcext:value-type="string">
            <text:p>https://crypto.post.at/CSGU/iYeqE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7];29;8)" office:value-type="string" office:string-value="iYeqE" calcext:value-type="string">
            <text:p>iYeqE</text:p>
          </table:table-cell>
          <table:table-cell table:formula="of:=LEN([.K27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3.07.2020 12:04:29</text:p>
          </table:table-cell>
          <table:table-cell office:value-type="string" calcext:value-type="string">
            <text:p>Crypto stamp Golden Unicorn 4tP7n1</text:p>
          </table:table-cell>
          <table:table-cell office:value-type="string" calcext:value-type="string">
            <text:p>Crypto stamp Golden Unicorn (CSGU), ID 4tP7n1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6</text:p>
          </table:table-cell>
          <table:table-cell office:value-type="string" calcext:value-type="string">
            <text:p>https://crypto.post.at/CSGU/4tP7n1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8];29;8)" office:value-type="string" office:string-value="4tP7n1" calcext:value-type="string">
            <text:p>4tP7n1</text:p>
          </table:table-cell>
          <table:table-cell table:formula="of:=LEN([.K2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3.07.2020 12:04:29</text:p>
          </table:table-cell>
          <table:table-cell office:value-type="string" calcext:value-type="string">
            <text:p>Crypto stamp Golden Unicorn tvZog</text:p>
          </table:table-cell>
          <table:table-cell office:value-type="string" calcext:value-type="string">
            <text:p>Crypto stamp Golden Unicorn (CSGU), ID tvZog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7</text:p>
          </table:table-cell>
          <table:table-cell office:value-type="string" calcext:value-type="string">
            <text:p>https://crypto.post.at/CSGU/tvZog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9];29;8)" office:value-type="string" office:string-value="tvZog" calcext:value-type="string">
            <text:p>tvZog</text:p>
          </table:table-cell>
          <table:table-cell table:formula="of:=LEN([.K29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3.07.2020 12:04:29</text:p>
          </table:table-cell>
          <table:table-cell office:value-type="string" calcext:value-type="string">
            <text:p>Crypto stamp Golden Unicorn 4JHQJ7</text:p>
          </table:table-cell>
          <table:table-cell office:value-type="string" calcext:value-type="string">
            <text:p>Crypto stamp Golden Unicorn (CSGU), ID 4JHQJ7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8</text:p>
          </table:table-cell>
          <table:table-cell office:value-type="string" calcext:value-type="string">
            <text:p>https://crypto.post.at/CSGU/4JHQJ7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30];29;8)" office:value-type="string" office:string-value="4JHQJ7" calcext:value-type="string">
            <text:p>4JHQJ7</text:p>
          </table:table-cell>
          <table:table-cell table:formula="of:=LEN([.K3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3.07.2020 12:04:31</text:p>
          </table:table-cell>
          <table:table-cell office:value-type="string" calcext:value-type="string">
            <text:p>Crypto stamp Golden Unicorn 5wAcLC</text:p>
          </table:table-cell>
          <table:table-cell office:value-type="string" calcext:value-type="string">
            <text:p>Crypto stamp Golden Unicorn (CSGU), ID 5wAcLC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9</text:p>
          </table:table-cell>
          <table:table-cell office:value-type="string" calcext:value-type="string">
            <text:p>https://crypto.post.at/CSGU/5wAcLC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31];29;8)" office:value-type="string" office:string-value="5wAcLC" calcext:value-type="string">
            <text:p>5wAcLC</text:p>
          </table:table-cell>
          <table:table-cell table:formula="of:=LEN([.K3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3.07.2020 12:04:32</text:p>
          </table:table-cell>
          <table:table-cell office:value-type="string" calcext:value-type="string">
            <text:p>Crypto stamp Golden Unicorn 3RspiR</text:p>
          </table:table-cell>
          <table:table-cell office:value-type="string" calcext:value-type="string">
            <text:p>Crypto stamp Golden Unicorn (CSGU), ID 3RspiR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0</text:p>
          </table:table-cell>
          <table:table-cell office:value-type="string" calcext:value-type="string">
            <text:p>https://crypto.post.at/CSGU/3RspiR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32];29;8)" office:value-type="string" office:string-value="3RspiR" calcext:value-type="string">
            <text:p>3RspiR</text:p>
          </table:table-cell>
          <table:table-cell table:formula="of:=LEN([.K3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3.07.2020 12:04:32</text:p>
          </table:table-cell>
          <table:table-cell office:value-type="string" calcext:value-type="string">
            <text:p>Crypto stamp Golden Unicorn 5qEfCr</text:p>
          </table:table-cell>
          <table:table-cell office:value-type="string" calcext:value-type="string">
            <text:p>Crypto stamp Golden Unicorn (CSGU), ID 5qEfCr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1</text:p>
          </table:table-cell>
          <table:table-cell office:value-type="string" calcext:value-type="string">
            <text:p>https://crypto.post.at/CSGU/5qEfCr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33];29;8)" office:value-type="string" office:string-value="5qEfCr" calcext:value-type="string">
            <text:p>5qEfCr</text:p>
          </table:table-cell>
          <table:table-cell table:formula="of:=LEN([.K3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3.07.2020 12:04:33</text:p>
          </table:table-cell>
          <table:table-cell office:value-type="string" calcext:value-type="string">
            <text:p>Crypto stamp Golden Unicorn 2yC3eF</text:p>
          </table:table-cell>
          <table:table-cell office:value-type="string" calcext:value-type="string">
            <text:p>Crypto stamp Golden Unicorn (CSGU), ID 2yC3eF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2</text:p>
          </table:table-cell>
          <table:table-cell office:value-type="string" calcext:value-type="string">
            <text:p>https://crypto.post.at/CSGU/2yC3eF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34];29;8)" office:value-type="string" office:string-value="2yC3eF" calcext:value-type="string">
            <text:p>2yC3eF</text:p>
          </table:table-cell>
          <table:table-cell table:formula="of:=LEN([.K3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3.07.2020 12:04:34</text:p>
          </table:table-cell>
          <table:table-cell office:value-type="string" calcext:value-type="string">
            <text:p>Crypto stamp Golden Unicorn 3s5cWL</text:p>
          </table:table-cell>
          <table:table-cell office:value-type="string" calcext:value-type="string">
            <text:p>Crypto stamp Golden Unicorn (CSGU), ID 3s5cWL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3</text:p>
          </table:table-cell>
          <table:table-cell office:value-type="string" calcext:value-type="string">
            <text:p>https://crypto.post.at/CSGU/3s5cWL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35];29;8)" office:value-type="string" office:string-value="3s5cWL" calcext:value-type="string">
            <text:p>3s5cWL</text:p>
          </table:table-cell>
          <table:table-cell table:formula="of:=LEN([.K3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3.07.2020 12:04:34</text:p>
          </table:table-cell>
          <table:table-cell office:value-type="string" calcext:value-type="string">
            <text:p>Crypto stamp Golden Unicorn 385yLM</text:p>
          </table:table-cell>
          <table:table-cell office:value-type="string" calcext:value-type="string">
            <text:p>Crypto stamp Golden Unicorn (CSGU), ID 385yLM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4</text:p>
          </table:table-cell>
          <table:table-cell office:value-type="string" calcext:value-type="string">
            <text:p>https://crypto.post.at/CSGU/385yLM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36];29;8)" office:value-type="string" office:string-value="385yLM" calcext:value-type="string">
            <text:p>385yLM</text:p>
          </table:table-cell>
          <table:table-cell table:formula="of:=LEN([.K3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3.07.2020 12:04:34</text:p>
          </table:table-cell>
          <table:table-cell office:value-type="string" calcext:value-type="string">
            <text:p>Crypto stamp Golden Unicorn 6LtQqp</text:p>
          </table:table-cell>
          <table:table-cell office:value-type="string" calcext:value-type="string">
            <text:p>Crypto stamp Golden Unicorn (CSGU), ID 6LtQqp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5</text:p>
          </table:table-cell>
          <table:table-cell office:value-type="string" calcext:value-type="string">
            <text:p>https://crypto.post.at/CSGU/6LtQqp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37];29;8)" office:value-type="string" office:string-value="6LtQqp" calcext:value-type="string">
            <text:p>6LtQqp</text:p>
          </table:table-cell>
          <table:table-cell table:formula="of:=LEN([.K3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3.07.2020 12:04:37</text:p>
          </table:table-cell>
          <table:table-cell office:value-type="string" calcext:value-type="string">
            <text:p>Crypto stamp Golden Unicorn 4RhLhy</text:p>
          </table:table-cell>
          <table:table-cell office:value-type="string" calcext:value-type="string">
            <text:p>Crypto stamp Golden Unicorn (CSGU), ID 4RhLhy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6</text:p>
          </table:table-cell>
          <table:table-cell office:value-type="string" calcext:value-type="string">
            <text:p>https://crypto.post.at/CSGU/4RhLhy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38];29;8)" office:value-type="string" office:string-value="4RhLhy" calcext:value-type="string">
            <text:p>4RhLhy</text:p>
          </table:table-cell>
          <table:table-cell table:formula="of:=LEN([.K3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3.07.2020 12:04:38</text:p>
          </table:table-cell>
          <table:table-cell office:value-type="string" calcext:value-type="string">
            <text:p>Crypto stamp Golden Unicorn 4ow9wA</text:p>
          </table:table-cell>
          <table:table-cell office:value-type="string" calcext:value-type="string">
            <text:p>Crypto stamp Golden Unicorn (CSGU), ID 4ow9wA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7</text:p>
          </table:table-cell>
          <table:table-cell office:value-type="string" calcext:value-type="string">
            <text:p>https://crypto.post.at/CSGU/4ow9wA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39];29;8)" office:value-type="string" office:string-value="4ow9wA" calcext:value-type="string">
            <text:p>4ow9wA</text:p>
          </table:table-cell>
          <table:table-cell table:formula="of:=LEN([.K3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3.07.2020 12:04:38</text:p>
          </table:table-cell>
          <table:table-cell office:value-type="string" calcext:value-type="string">
            <text:p>Crypto stamp Golden Unicorn 29kSdK</text:p>
          </table:table-cell>
          <table:table-cell office:value-type="string" calcext:value-type="string">
            <text:p>Crypto stamp Golden Unicorn (CSGU), ID 29kSdK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8</text:p>
          </table:table-cell>
          <table:table-cell office:value-type="string" calcext:value-type="string">
            <text:p>https://crypto.post.at/CSGU/29kSdK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40];29;8)" office:value-type="string" office:string-value="29kSdK" calcext:value-type="string">
            <text:p>29kSdK</text:p>
          </table:table-cell>
          <table:table-cell table:formula="of:=LEN([.K4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3.07.2020 12:04:39</text:p>
          </table:table-cell>
          <table:table-cell office:value-type="string" calcext:value-type="string">
            <text:p>Crypto stamp Golden Unicorn 6RLNgv</text:p>
          </table:table-cell>
          <table:table-cell office:value-type="string" calcext:value-type="string">
            <text:p>Crypto stamp Golden Unicorn (CSGU), ID 6RLNgv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9</text:p>
          </table:table-cell>
          <table:table-cell office:value-type="string" calcext:value-type="string">
            <text:p>https://crypto.post.at/CSGU/6RLNgv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41];29;8)" office:value-type="string" office:string-value="6RLNgv" calcext:value-type="string">
            <text:p>6RLNgv</text:p>
          </table:table-cell>
          <table:table-cell table:formula="of:=LEN([.K4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3.07.2020 12:04:39</text:p>
          </table:table-cell>
          <table:table-cell office:value-type="string" calcext:value-type="string">
            <text:p>Crypto stamp Golden Unicorn 7LhvqM</text:p>
          </table:table-cell>
          <table:table-cell office:value-type="string" calcext:value-type="string">
            <text:p>Crypto stamp Golden Unicorn (CSGU), ID 7LhvqM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0</text:p>
          </table:table-cell>
          <table:table-cell office:value-type="string" calcext:value-type="string">
            <text:p>https://crypto.post.at/CSGU/7LhvqM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42];29;8)" office:value-type="string" office:string-value="7LhvqM" calcext:value-type="string">
            <text:p>7LhvqM</text:p>
          </table:table-cell>
          <table:table-cell table:formula="of:=LEN([.K4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3.07.2020 12:04:40</text:p>
          </table:table-cell>
          <table:table-cell office:value-type="string" calcext:value-type="string">
            <text:p>Crypto stamp Golden Unicorn 3KwsbE</text:p>
          </table:table-cell>
          <table:table-cell office:value-type="string" calcext:value-type="string">
            <text:p>Crypto stamp Golden Unicorn (CSGU), ID 3KwsbE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1</text:p>
          </table:table-cell>
          <table:table-cell office:value-type="string" calcext:value-type="string">
            <text:p>https://crypto.post.at/CSGU/3KwsbE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43];29;8)" office:value-type="string" office:string-value="3KwsbE" calcext:value-type="string">
            <text:p>3KwsbE</text:p>
          </table:table-cell>
          <table:table-cell table:formula="of:=LEN([.K4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3.07.2020 12:04:40</text:p>
          </table:table-cell>
          <table:table-cell office:value-type="string" calcext:value-type="string">
            <text:p>Crypto stamp Golden Unicorn 22LWDf</text:p>
          </table:table-cell>
          <table:table-cell office:value-type="string" calcext:value-type="string">
            <text:p>Crypto stamp Golden Unicorn (CSGU), ID 22LWDf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2</text:p>
          </table:table-cell>
          <table:table-cell office:value-type="string" calcext:value-type="string">
            <text:p>https://crypto.post.at/CSGU/22LWDf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44];29;8)" office:value-type="string" office:string-value="22LWDf" calcext:value-type="string">
            <text:p>22LWDf</text:p>
          </table:table-cell>
          <table:table-cell table:formula="of:=LEN([.K4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3.07.2020 12:04:41</text:p>
          </table:table-cell>
          <table:table-cell office:value-type="string" calcext:value-type="string">
            <text:p>Crypto stamp Golden Unicorn 33e1VU</text:p>
          </table:table-cell>
          <table:table-cell office:value-type="string" calcext:value-type="string">
            <text:p>Crypto stamp Golden Unicorn (CSGU), ID 33e1VU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3</text:p>
          </table:table-cell>
          <table:table-cell office:value-type="string" calcext:value-type="string">
            <text:p>https://crypto.post.at/CSGU/33e1VU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45];29;8)" office:value-type="string" office:string-value="33e1VU" calcext:value-type="string">
            <text:p>33e1VU</text:p>
          </table:table-cell>
          <table:table-cell table:formula="of:=LEN([.K4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3.07.2020 12:04:41</text:p>
          </table:table-cell>
          <table:table-cell office:value-type="string" calcext:value-type="string">
            <text:p>Crypto stamp Golden Unicorn CtuCf</text:p>
          </table:table-cell>
          <table:table-cell office:value-type="string" calcext:value-type="string">
            <text:p>Crypto stamp Golden Unicorn (CSGU), ID CtuCf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4</text:p>
          </table:table-cell>
          <table:table-cell office:value-type="string" calcext:value-type="string">
            <text:p>https://crypto.post.at/CSGU/CtuCf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46];29;8)" office:value-type="string" office:string-value="CtuCf" calcext:value-type="string">
            <text:p>CtuCf</text:p>
          </table:table-cell>
          <table:table-cell table:formula="of:=LEN([.K46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3.07.2020 12:04:42</text:p>
          </table:table-cell>
          <table:table-cell office:value-type="string" calcext:value-type="string">
            <text:p>Crypto stamp Golden Unicorn 6n6Cdr</text:p>
          </table:table-cell>
          <table:table-cell office:value-type="string" calcext:value-type="string">
            <text:p>Crypto stamp Golden Unicorn (CSGU), ID 6n6Cdr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5</text:p>
          </table:table-cell>
          <table:table-cell office:value-type="string" calcext:value-type="string">
            <text:p>https://crypto.post.at/CSGU/6n6Cdr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47];29;8)" office:value-type="string" office:string-value="6n6Cdr" calcext:value-type="string">
            <text:p>6n6Cdr</text:p>
          </table:table-cell>
          <table:table-cell table:formula="of:=LEN([.K4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3.07.2020 12:04:42</text:p>
          </table:table-cell>
          <table:table-cell office:value-type="string" calcext:value-type="string">
            <text:p>Crypto stamp Golden Unicorn 6q4BCZ</text:p>
          </table:table-cell>
          <table:table-cell office:value-type="string" calcext:value-type="string">
            <text:p>Crypto stamp Golden Unicorn (CSGU), ID 6q4BCZ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6</text:p>
          </table:table-cell>
          <table:table-cell office:value-type="string" calcext:value-type="string">
            <text:p>https://crypto.post.at/CSGU/6q4BCZ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48];29;8)" office:value-type="string" office:string-value="6q4BCZ" calcext:value-type="string">
            <text:p>6q4BCZ</text:p>
          </table:table-cell>
          <table:table-cell table:formula="of:=LEN([.K4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3.07.2020 12:04:42</text:p>
          </table:table-cell>
          <table:table-cell office:value-type="string" calcext:value-type="string">
            <text:p>Crypto stamp Golden Unicorn 6XGKpS</text:p>
          </table:table-cell>
          <table:table-cell office:value-type="string" calcext:value-type="string">
            <text:p>Crypto stamp Golden Unicorn (CSGU), ID 6XGKpS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7</text:p>
          </table:table-cell>
          <table:table-cell office:value-type="string" calcext:value-type="string">
            <text:p>https://crypto.post.at/CSGU/6XGKpS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49];29;8)" office:value-type="string" office:string-value="6XGKpS" calcext:value-type="string">
            <text:p>6XGKpS</text:p>
          </table:table-cell>
          <table:table-cell table:formula="of:=LEN([.K4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3.07.2020 12:04:43</text:p>
          </table:table-cell>
          <table:table-cell office:value-type="string" calcext:value-type="string">
            <text:p>Crypto stamp Golden Unicorn 5erkEj</text:p>
          </table:table-cell>
          <table:table-cell office:value-type="string" calcext:value-type="string">
            <text:p>Crypto stamp Golden Unicorn (CSGU), ID 5erkEj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8</text:p>
          </table:table-cell>
          <table:table-cell office:value-type="string" calcext:value-type="string">
            <text:p>https://crypto.post.at/CSGU/5erkEj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50];29;8)" office:value-type="string" office:string-value="5erkEj" calcext:value-type="string">
            <text:p>5erkEj</text:p>
          </table:table-cell>
          <table:table-cell table:formula="of:=LEN([.K5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3.07.2020 12:04:44</text:p>
          </table:table-cell>
          <table:table-cell office:value-type="string" calcext:value-type="string">
            <text:p>Crypto stamp Golden Unicorn 5btmg4</text:p>
          </table:table-cell>
          <table:table-cell office:value-type="string" calcext:value-type="string">
            <text:p>Crypto stamp Golden Unicorn (CSGU), ID 5btmg4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9</text:p>
          </table:table-cell>
          <table:table-cell office:value-type="string" calcext:value-type="string">
            <text:p>https://crypto.post.at/CSGU/5btmg4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51];29;8)" office:value-type="string" office:string-value="5btmg4" calcext:value-type="string">
            <text:p>5btmg4</text:p>
          </table:table-cell>
          <table:table-cell table:formula="of:=LEN([.K5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3.07.2020 12:04:44</text:p>
          </table:table-cell>
          <table:table-cell office:value-type="string" calcext:value-type="string">
            <text:p>Crypto stamp Golden Unicorn 4gXDXf</text:p>
          </table:table-cell>
          <table:table-cell office:value-type="string" calcext:value-type="string">
            <text:p>Crypto stamp Golden Unicorn (CSGU), ID 4gXDXf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0</text:p>
          </table:table-cell>
          <table:table-cell office:value-type="string" calcext:value-type="string">
            <text:p>https://crypto.post.at/CSGU/4gXDXf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52];29;8)" office:value-type="string" office:string-value="4gXDXf" calcext:value-type="string">
            <text:p>4gXDXf</text:p>
          </table:table-cell>
          <table:table-cell table:formula="of:=LEN([.K5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3.07.2020 12:04:45</text:p>
          </table:table-cell>
          <table:table-cell office:value-type="string" calcext:value-type="string">
            <text:p>Crypto stamp Golden Unicorn 4W9JZG</text:p>
          </table:table-cell>
          <table:table-cell office:value-type="string" calcext:value-type="string">
            <text:p>Crypto stamp Golden Unicorn (CSGU), ID 4W9JZG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1</text:p>
          </table:table-cell>
          <table:table-cell office:value-type="string" calcext:value-type="string">
            <text:p>https://crypto.post.at/CSGU/4W9JZG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53];29;8)" office:value-type="string" office:string-value="4W9JZG" calcext:value-type="string">
            <text:p>4W9JZG</text:p>
          </table:table-cell>
          <table:table-cell table:formula="of:=LEN([.K5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3.07.2020 12:04:45</text:p>
          </table:table-cell>
          <table:table-cell office:value-type="string" calcext:value-type="string">
            <text:p>Crypto stamp Golden Unicorn 2S4JjM</text:p>
          </table:table-cell>
          <table:table-cell office:value-type="string" calcext:value-type="string">
            <text:p>Crypto stamp Golden Unicorn (CSGU), ID 2S4JjM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2</text:p>
          </table:table-cell>
          <table:table-cell office:value-type="string" calcext:value-type="string">
            <text:p>https://crypto.post.at/CSGU/2S4JjM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54];29;8)" office:value-type="string" office:string-value="2S4JjM" calcext:value-type="string">
            <text:p>2S4JjM</text:p>
          </table:table-cell>
          <table:table-cell table:formula="of:=LEN([.K5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3.07.2020 12:04:45</text:p>
          </table:table-cell>
          <table:table-cell office:value-type="string" calcext:value-type="string">
            <text:p>Crypto stamp Golden Unicorn 3XomrC</text:p>
          </table:table-cell>
          <table:table-cell office:value-type="string" calcext:value-type="string">
            <text:p>Crypto stamp Golden Unicorn (CSGU), ID 3XomrC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3</text:p>
          </table:table-cell>
          <table:table-cell office:value-type="string" calcext:value-type="string">
            <text:p>https://crypto.post.at/CSGU/3XomrC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55];29;8)" office:value-type="string" office:string-value="3XomrC" calcext:value-type="string">
            <text:p>3XomrC</text:p>
          </table:table-cell>
          <table:table-cell table:formula="of:=LEN([.K5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3.07.2020 12:04:46</text:p>
          </table:table-cell>
          <table:table-cell office:value-type="string" calcext:value-type="string">
            <text:p>Crypto stamp Golden Unicorn Mnptu</text:p>
          </table:table-cell>
          <table:table-cell office:value-type="string" calcext:value-type="string">
            <text:p>Crypto stamp Golden Unicorn (CSGU), ID Mnptu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4</text:p>
          </table:table-cell>
          <table:table-cell office:value-type="string" calcext:value-type="string">
            <text:p>https://crypto.post.at/CSGU/Mnptu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56];29;8)" office:value-type="string" office:string-value="Mnptu" calcext:value-type="string">
            <text:p>Mnptu</text:p>
          </table:table-cell>
          <table:table-cell table:formula="of:=LEN([.K56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3.07.2020 12:04:46</text:p>
          </table:table-cell>
          <table:table-cell office:value-type="string" calcext:value-type="string">
            <text:p>Crypto stamp Golden Unicorn SEnjx</text:p>
          </table:table-cell>
          <table:table-cell office:value-type="string" calcext:value-type="string">
            <text:p>Crypto stamp Golden Unicorn (CSGU), ID SEnj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5</text:p>
          </table:table-cell>
          <table:table-cell office:value-type="string" calcext:value-type="string">
            <text:p>https://crypto.post.at/CSGU/SEnj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57];29;8)" office:value-type="string" office:string-value="SEnjx" calcext:value-type="string">
            <text:p>SEnjx</text:p>
          </table:table-cell>
          <table:table-cell table:formula="of:=LEN([.K57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3.07.2020 12:04:47</text:p>
          </table:table-cell>
          <table:table-cell office:value-type="string" calcext:value-type="string">
            <text:p>Crypto stamp Golden Unicorn 3amkQw</text:p>
          </table:table-cell>
          <table:table-cell office:value-type="string" calcext:value-type="string">
            <text:p>Crypto stamp Golden Unicorn (CSGU), ID 3amkQw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6</text:p>
          </table:table-cell>
          <table:table-cell office:value-type="string" calcext:value-type="string">
            <text:p>https://crypto.post.at/CSGU/3amkQw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58];29;8)" office:value-type="string" office:string-value="3amkQw" calcext:value-type="string">
            <text:p>3amkQw</text:p>
          </table:table-cell>
          <table:table-cell table:formula="of:=LEN([.K5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3.07.2020 12:04:47</text:p>
          </table:table-cell>
          <table:table-cell office:value-type="string" calcext:value-type="string">
            <text:p>Crypto stamp Golden Unicorn 6SpMya</text:p>
          </table:table-cell>
          <table:table-cell office:value-type="string" calcext:value-type="string">
            <text:p>Crypto stamp Golden Unicorn (CSGU), ID 6SpMya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7</text:p>
          </table:table-cell>
          <table:table-cell office:value-type="string" calcext:value-type="string">
            <text:p>https://crypto.post.at/CSGU/6SpMya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59];29;8)" office:value-type="string" office:string-value="6SpMya" calcext:value-type="string">
            <text:p>6SpMya</text:p>
          </table:table-cell>
          <table:table-cell table:formula="of:=LEN([.K5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3.07.2020 12:04:47</text:p>
          </table:table-cell>
          <table:table-cell office:value-type="string" calcext:value-type="string">
            <text:p>Crypto stamp Golden Unicorn 2TYJ1o</text:p>
          </table:table-cell>
          <table:table-cell office:value-type="string" calcext:value-type="string">
            <text:p>Crypto stamp Golden Unicorn (CSGU), ID 2TYJ1o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8</text:p>
          </table:table-cell>
          <table:table-cell office:value-type="string" calcext:value-type="string">
            <text:p>https://crypto.post.at/CSGU/2TYJ1o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60];29;8)" office:value-type="string" office:string-value="2TYJ1o" calcext:value-type="string">
            <text:p>2TYJ1o</text:p>
          </table:table-cell>
          <table:table-cell table:formula="of:=LEN([.K6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3.07.2020 12:04:48</text:p>
          </table:table-cell>
          <table:table-cell office:value-type="string" calcext:value-type="string">
            <text:p>Crypto stamp Golden Unicorn 5M4trn</text:p>
          </table:table-cell>
          <table:table-cell office:value-type="string" calcext:value-type="string">
            <text:p>Crypto stamp Golden Unicorn (CSGU), ID 5M4trn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9</text:p>
          </table:table-cell>
          <table:table-cell office:value-type="string" calcext:value-type="string">
            <text:p>https://crypto.post.at/CSGU/5M4tr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61];29;8)" office:value-type="string" office:string-value="5M4trn" calcext:value-type="string">
            <text:p>5M4trn</text:p>
          </table:table-cell>
          <table:table-cell table:formula="of:=LEN([.K6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3.07.2020 12:04:48</text:p>
          </table:table-cell>
          <table:table-cell office:value-type="string" calcext:value-type="string">
            <text:p>Crypto stamp Golden Unicorn 3JTtKD</text:p>
          </table:table-cell>
          <table:table-cell office:value-type="string" calcext:value-type="string">
            <text:p>Crypto stamp Golden Unicorn (CSGU), ID 3JTtKD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0</text:p>
          </table:table-cell>
          <table:table-cell office:value-type="string" calcext:value-type="string">
            <text:p>https://crypto.post.at/CSGU/3JTtKD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62];29;8)" office:value-type="string" office:string-value="3JTtKD" calcext:value-type="string">
            <text:p>3JTtKD</text:p>
          </table:table-cell>
          <table:table-cell table:formula="of:=LEN([.K6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3.07.2020 12:04:49</text:p>
          </table:table-cell>
          <table:table-cell office:value-type="string" calcext:value-type="string">
            <text:p>Crypto stamp Golden Unicorn 2FgPm6</text:p>
          </table:table-cell>
          <table:table-cell office:value-type="string" calcext:value-type="string">
            <text:p>Crypto stamp Golden Unicorn (CSGU), ID 2FgPm6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1</text:p>
          </table:table-cell>
          <table:table-cell office:value-type="string" calcext:value-type="string">
            <text:p>https://crypto.post.at/CSGU/2FgPm6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63];29;8)" office:value-type="string" office:string-value="2FgPm6" calcext:value-type="string">
            <text:p>2FgPm6</text:p>
          </table:table-cell>
          <table:table-cell table:formula="of:=LEN([.K6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3.07.2020 12:04:51</text:p>
          </table:table-cell>
          <table:table-cell office:value-type="string" calcext:value-type="string">
            <text:p>Crypto stamp Golden Unicorn 32A2DT</text:p>
          </table:table-cell>
          <table:table-cell office:value-type="string" calcext:value-type="string">
            <text:p>Crypto stamp Golden Unicorn (CSGU), ID 32A2DT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2</text:p>
          </table:table-cell>
          <table:table-cell office:value-type="string" calcext:value-type="string">
            <text:p>https://crypto.post.at/CSGU/32A2DT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64];29;8)" office:value-type="string" office:string-value="32A2DT" calcext:value-type="string">
            <text:p>32A2DT</text:p>
          </table:table-cell>
          <table:table-cell table:formula="of:=LEN([.K6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3.07.2020 12:04:51</text:p>
          </table:table-cell>
          <table:table-cell office:value-type="string" calcext:value-type="string">
            <text:p>Crypto stamp Golden Unicorn 4JHQJi</text:p>
          </table:table-cell>
          <table:table-cell office:value-type="string" calcext:value-type="string">
            <text:p>Crypto stamp Golden Unicorn (CSGU), ID 4JHQJi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3</text:p>
          </table:table-cell>
          <table:table-cell office:value-type="string" calcext:value-type="string">
            <text:p>https://crypto.post.at/CSGU/4JHQJi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65];29;8)" office:value-type="string" office:string-value="4JHQJi" calcext:value-type="string">
            <text:p>4JHQJi</text:p>
          </table:table-cell>
          <table:table-cell table:formula="of:=LEN([.K6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3.07.2020 12:04:52</text:p>
          </table:table-cell>
          <table:table-cell office:value-type="string" calcext:value-type="string">
            <text:p>Crypto stamp Golden Unicorn 3fDiG7</text:p>
          </table:table-cell>
          <table:table-cell office:value-type="string" calcext:value-type="string">
            <text:p>Crypto stamp Golden Unicorn (CSGU), ID 3fDiG7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4</text:p>
          </table:table-cell>
          <table:table-cell office:value-type="string" calcext:value-type="string">
            <text:p>https://crypto.post.at/CSGU/3fDiG7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66];29;8)" office:value-type="string" office:string-value="3fDiG7" calcext:value-type="string">
            <text:p>3fDiG7</text:p>
          </table:table-cell>
          <table:table-cell table:formula="of:=LEN([.K6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3.07.2020 12:04:52</text:p>
          </table:table-cell>
          <table:table-cell office:value-type="string" calcext:value-type="string">
            <text:p>Crypto stamp Golden Unicorn 3E1vUG</text:p>
          </table:table-cell>
          <table:table-cell office:value-type="string" calcext:value-type="string">
            <text:p>Crypto stamp Golden Unicorn (CSGU), ID 3E1vUG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5</text:p>
          </table:table-cell>
          <table:table-cell office:value-type="string" calcext:value-type="string">
            <text:p>https://crypto.post.at/CSGU/3E1vUG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67];29;8)" office:value-type="string" office:string-value="3E1vUG" calcext:value-type="string">
            <text:p>3E1vUG</text:p>
          </table:table-cell>
          <table:table-cell table:formula="of:=LEN([.K6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3.07.2020 12:04:53</text:p>
          </table:table-cell>
          <table:table-cell office:value-type="string" calcext:value-type="string">
            <text:p>Crypto stamp Golden Unicorn 4FKRk5</text:p>
          </table:table-cell>
          <table:table-cell office:value-type="string" calcext:value-type="string">
            <text:p>Crypto stamp Golden Unicorn (CSGU), ID 4FKRk5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6</text:p>
          </table:table-cell>
          <table:table-cell office:value-type="string" calcext:value-type="string">
            <text:p>https://crypto.post.at/CSGU/4FKRk5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68];29;8)" office:value-type="string" office:string-value="4FKRk5" calcext:value-type="string">
            <text:p>4FKRk5</text:p>
          </table:table-cell>
          <table:table-cell table:formula="of:=LEN([.K6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3.07.2020 12:04:53</text:p>
          </table:table-cell>
          <table:table-cell office:value-type="string" calcext:value-type="string">
            <text:p>Crypto stamp Golden Unicorn 2BERvA</text:p>
          </table:table-cell>
          <table:table-cell office:value-type="string" calcext:value-type="string">
            <text:p>Crypto stamp Golden Unicorn (CSGU), ID 2BERvA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7</text:p>
          </table:table-cell>
          <table:table-cell office:value-type="string" calcext:value-type="string">
            <text:p>https://crypto.post.at/CSGU/2BERvA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69];29;8)" office:value-type="string" office:string-value="2BERvA" calcext:value-type="string">
            <text:p>2BERvA</text:p>
          </table:table-cell>
          <table:table-cell table:formula="of:=LEN([.K6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3.07.2020 12:04:53</text:p>
          </table:table-cell>
          <table:table-cell office:value-type="string" calcext:value-type="string">
            <text:p>Crypto stamp Golden Unicorn 2V2HJK</text:p>
          </table:table-cell>
          <table:table-cell office:value-type="string" calcext:value-type="string">
            <text:p>Crypto stamp Golden Unicorn (CSGU), ID 2V2HJK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8</text:p>
          </table:table-cell>
          <table:table-cell office:value-type="string" calcext:value-type="string">
            <text:p>https://crypto.post.at/CSGU/2V2HJK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70];29;8)" office:value-type="string" office:string-value="2V2HJK" calcext:value-type="string">
            <text:p>2V2HJK</text:p>
          </table:table-cell>
          <table:table-cell table:formula="of:=LEN([.K7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3.07.2020 12:04:54</text:p>
          </table:table-cell>
          <table:table-cell office:value-type="string" calcext:value-type="string">
            <text:p>Crypto stamp Golden Unicorn 2P6LAx</text:p>
          </table:table-cell>
          <table:table-cell office:value-type="string" calcext:value-type="string">
            <text:p>Crypto stamp Golden Unicorn (CSGU), ID 2P6LA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9</text:p>
          </table:table-cell>
          <table:table-cell office:value-type="string" calcext:value-type="string">
            <text:p>https://crypto.post.at/CSGU/2P6LA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71];29;8)" office:value-type="string" office:string-value="2P6LAx" calcext:value-type="string">
            <text:p>2P6LAx</text:p>
          </table:table-cell>
          <table:table-cell table:formula="of:=LEN([.K7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3.07.2020 12:04:54</text:p>
          </table:table-cell>
          <table:table-cell office:value-type="string" calcext:value-type="string">
            <text:p>Crypto stamp Golden Unicorn 3B3wuf</text:p>
          </table:table-cell>
          <table:table-cell office:value-type="string" calcext:value-type="string">
            <text:p>Crypto stamp Golden Unicorn (CSGU), ID 3B3wuf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0</text:p>
          </table:table-cell>
          <table:table-cell office:value-type="string" calcext:value-type="string">
            <text:p>https://crypto.post.at/CSGU/3B3wuf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72];29;8)" office:value-type="string" office:string-value="3B3wuf" calcext:value-type="string">
            <text:p>3B3wuf</text:p>
          </table:table-cell>
          <table:table-cell table:formula="of:=LEN([.K7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3.07.2020 12:04:57</text:p>
          </table:table-cell>
          <table:table-cell office:value-type="string" calcext:value-type="string">
            <text:p>Crypto stamp Golden Unicorn 5jJi6A</text:p>
          </table:table-cell>
          <table:table-cell office:value-type="string" calcext:value-type="string">
            <text:p>Crypto stamp Golden Unicorn (CSGU), ID 5jJi6A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1</text:p>
          </table:table-cell>
          <table:table-cell office:value-type="string" calcext:value-type="string">
            <text:p>https://crypto.post.at/CSGU/5jJi6A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73];29;8)" office:value-type="string" office:string-value="5jJi6A" calcext:value-type="string">
            <text:p>5jJi6A</text:p>
          </table:table-cell>
          <table:table-cell table:formula="of:=LEN([.K7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3.07.2020 12:04:57</text:p>
          </table:table-cell>
          <table:table-cell office:value-type="string" calcext:value-type="string">
            <text:p>Crypto stamp Golden Unicorn BQuvo</text:p>
          </table:table-cell>
          <table:table-cell office:value-type="string" calcext:value-type="string">
            <text:p>Crypto stamp Golden Unicorn (CSGU), ID BQuvo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2</text:p>
          </table:table-cell>
          <table:table-cell office:value-type="string" calcext:value-type="string">
            <text:p>https://crypto.post.at/CSGU/BQuvo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74];29;8)" office:value-type="string" office:string-value="BQuvo" calcext:value-type="string">
            <text:p>BQuvo</text:p>
          </table:table-cell>
          <table:table-cell table:formula="of:=LEN([.K74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3.07.2020 12:04:58</text:p>
          </table:table-cell>
          <table:table-cell office:value-type="string" calcext:value-type="string">
            <text:p>Crypto stamp Golden Unicorn 57j1Kv</text:p>
          </table:table-cell>
          <table:table-cell office:value-type="string" calcext:value-type="string">
            <text:p>Crypto stamp Golden Unicorn (CSGU), ID 57j1Kv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3</text:p>
          </table:table-cell>
          <table:table-cell office:value-type="string" calcext:value-type="string">
            <text:p>https://crypto.post.at/CSGU/57j1Kv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75];29;8)" office:value-type="string" office:string-value="57j1Kv" calcext:value-type="string">
            <text:p>57j1Kv</text:p>
          </table:table-cell>
          <table:table-cell table:formula="of:=LEN([.K7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3.07.2020 12:04:58</text:p>
          </table:table-cell>
          <table:table-cell office:value-type="string" calcext:value-type="string">
            <text:p>Crypto stamp Golden Unicorn 4abGQh</text:p>
          </table:table-cell>
          <table:table-cell office:value-type="string" calcext:value-type="string">
            <text:p>Crypto stamp Golden Unicorn (CSGU), ID 4abGQh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4</text:p>
          </table:table-cell>
          <table:table-cell office:value-type="string" calcext:value-type="string">
            <text:p>https://crypto.post.at/CSGU/4abGQh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76];29;8)" office:value-type="string" office:string-value="4abGQh" calcext:value-type="string">
            <text:p>4abGQh</text:p>
          </table:table-cell>
          <table:table-cell table:formula="of:=LEN([.K7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3.07.2020 12:04:58</text:p>
          </table:table-cell>
          <table:table-cell office:value-type="string" calcext:value-type="string">
            <text:p>Crypto stamp Golden Unicorn 23pVWa</text:p>
          </table:table-cell>
          <table:table-cell office:value-type="string" calcext:value-type="string">
            <text:p>Crypto stamp Golden Unicorn (CSGU), ID 23pVWa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5</text:p>
          </table:table-cell>
          <table:table-cell office:value-type="string" calcext:value-type="string">
            <text:p>https://crypto.post.at/CSGU/23pVWa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77];29;8)" office:value-type="string" office:string-value="23pVWa" calcext:value-type="string">
            <text:p>23pVWa</text:p>
          </table:table-cell>
          <table:table-cell table:formula="of:=LEN([.K7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3.07.2020 12:04:59</text:p>
          </table:table-cell>
          <table:table-cell office:value-type="string" calcext:value-type="string">
            <text:p>Crypto stamp Golden Unicorn h4fZm</text:p>
          </table:table-cell>
          <table:table-cell office:value-type="string" calcext:value-type="string">
            <text:p>Crypto stamp Golden Unicorn (CSGU), ID h4fZm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6</text:p>
          </table:table-cell>
          <table:table-cell office:value-type="string" calcext:value-type="string">
            <text:p>https://crypto.post.at/CSGU/h4fZm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78];29;8)" office:value-type="string" office:string-value="h4fZm" calcext:value-type="string">
            <text:p>h4fZm</text:p>
          </table:table-cell>
          <table:table-cell table:formula="of:=LEN([.K78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3.07.2020 12:05:02</text:p>
          </table:table-cell>
          <table:table-cell office:value-type="string" calcext:value-type="string">
            <text:p>Crypto stamp Golden Unicorn 6HvSHr</text:p>
          </table:table-cell>
          <table:table-cell office:value-type="string" calcext:value-type="string">
            <text:p>Crypto stamp Golden Unicorn (CSGU), ID 6HvSHr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7</text:p>
          </table:table-cell>
          <table:table-cell office:value-type="string" calcext:value-type="string">
            <text:p>https://crypto.post.at/CSGU/6HvSHr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79];29;8)" office:value-type="string" office:string-value="6HvSHr" calcext:value-type="string">
            <text:p>6HvSHr</text:p>
          </table:table-cell>
          <table:table-cell table:formula="of:=LEN([.K7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3.07.2020 12:05:02</text:p>
          </table:table-cell>
          <table:table-cell office:value-type="string" calcext:value-type="string">
            <text:p>Crypto stamp Golden Unicorn 5xebdP</text:p>
          </table:table-cell>
          <table:table-cell office:value-type="string" calcext:value-type="string">
            <text:p>Crypto stamp Golden Unicorn (CSGU), ID 5xebdP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8</text:p>
          </table:table-cell>
          <table:table-cell office:value-type="string" calcext:value-type="string">
            <text:p>https://crypto.post.at/CSGU/5xebdP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80];29;8)" office:value-type="string" office:string-value="5xebdP" calcext:value-type="string">
            <text:p>5xebdP</text:p>
          </table:table-cell>
          <table:table-cell table:formula="of:=LEN([.K8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3.07.2020 12:05:03</text:p>
          </table:table-cell>
          <table:table-cell office:value-type="string" calcext:value-type="string">
            <text:p>Crypto stamp Golden Unicorn 4f3EFp</text:p>
          </table:table-cell>
          <table:table-cell office:value-type="string" calcext:value-type="string">
            <text:p>Crypto stamp Golden Unicorn (CSGU), ID 4f3EFp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9</text:p>
          </table:table-cell>
          <table:table-cell office:value-type="string" calcext:value-type="string">
            <text:p>https://crypto.post.at/CSGU/4f3EFp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81];29;8)" office:value-type="string" office:string-value="4f3EFp" calcext:value-type="string">
            <text:p>4f3EFp</text:p>
          </table:table-cell>
          <table:table-cell table:formula="of:=LEN([.K8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3.07.2020 12:05:03</text:p>
          </table:table-cell>
          <table:table-cell office:value-type="string" calcext:value-type="string">
            <text:p>Crypto stamp Golden Unicorn HLs4K</text:p>
          </table:table-cell>
          <table:table-cell office:value-type="string" calcext:value-type="string">
            <text:p>Crypto stamp Golden Unicorn (CSGU), ID HLs4K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0</text:p>
          </table:table-cell>
          <table:table-cell office:value-type="string" calcext:value-type="string">
            <text:p>https://crypto.post.at/CSGU/HLs4K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82];29;8)" office:value-type="string" office:string-value="HLs4K" calcext:value-type="string">
            <text:p>HLs4K</text:p>
          </table:table-cell>
          <table:table-cell table:formula="of:=LEN([.K82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3.07.2020 12:05:04</text:p>
          </table:table-cell>
          <table:table-cell office:value-type="string" calcext:value-type="string">
            <text:p>Crypto stamp Golden Unicorn 3MRrtG</text:p>
          </table:table-cell>
          <table:table-cell office:value-type="string" calcext:value-type="string">
            <text:p>Crypto stamp Golden Unicorn (CSGU), ID 3MRrtG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1</text:p>
          </table:table-cell>
          <table:table-cell office:value-type="string" calcext:value-type="string">
            <text:p>https://crypto.post.at/CSGU/3MRrtG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83];29;8)" office:value-type="string" office:string-value="3MRrtG" calcext:value-type="string">
            <text:p>3MRrtG</text:p>
          </table:table-cell>
          <table:table-cell table:formula="of:=LEN([.K8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3.07.2020 12:05:04</text:p>
          </table:table-cell>
          <table:table-cell office:value-type="string" calcext:value-type="string">
            <text:p>Crypto stamp Golden Unicorn 4RhLim</text:p>
          </table:table-cell>
          <table:table-cell office:value-type="string" calcext:value-type="string">
            <text:p>Crypto stamp Golden Unicorn (CSGU), ID 4RhLim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2</text:p>
          </table:table-cell>
          <table:table-cell office:value-type="string" calcext:value-type="string">
            <text:p>https://crypto.post.at/CSGU/4RhLim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84];29;8)" office:value-type="string" office:string-value="4RhLim" calcext:value-type="string">
            <text:p>4RhLim</text:p>
          </table:table-cell>
          <table:table-cell table:formula="of:=LEN([.K8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3.07.2020 12:05:04</text:p>
          </table:table-cell>
          <table:table-cell office:value-type="string" calcext:value-type="string">
            <text:p>Crypto stamp Golden Unicorn 57j1L6</text:p>
          </table:table-cell>
          <table:table-cell office:value-type="string" calcext:value-type="string">
            <text:p>Crypto stamp Golden Unicorn (CSGU), ID 57j1L6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3</text:p>
          </table:table-cell>
          <table:table-cell office:value-type="string" calcext:value-type="string">
            <text:p>https://crypto.post.at/CSGU/57j1L6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85];29;8)" office:value-type="string" office:string-value="57j1L6" calcext:value-type="string">
            <text:p>57j1L6</text:p>
          </table:table-cell>
          <table:table-cell table:formula="of:=LEN([.K8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3.07.2020 12:05:05</text:p>
          </table:table-cell>
          <table:table-cell office:value-type="string" calcext:value-type="string">
            <text:p>Crypto stamp Golden Unicorn 3E1vUb</text:p>
          </table:table-cell>
          <table:table-cell office:value-type="string" calcext:value-type="string">
            <text:p>Crypto stamp Golden Unicorn (CSGU), ID 3E1vUb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4</text:p>
          </table:table-cell>
          <table:table-cell office:value-type="string" calcext:value-type="string">
            <text:p>https://crypto.post.at/CSGU/3E1vUb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86];29;8)" office:value-type="string" office:string-value="3E1vUb" calcext:value-type="string">
            <text:p>3E1vUb</text:p>
          </table:table-cell>
          <table:table-cell table:formula="of:=LEN([.K8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3.07.2020 12:05:05</text:p>
          </table:table-cell>
          <table:table-cell office:value-type="string" calcext:value-type="string">
            <text:p>Crypto stamp Golden Unicorn 2S4Jjv</text:p>
          </table:table-cell>
          <table:table-cell office:value-type="string" calcext:value-type="string">
            <text:p>Crypto stamp Golden Unicorn (CSGU), ID 2S4Jjv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5</text:p>
          </table:table-cell>
          <table:table-cell office:value-type="string" calcext:value-type="string">
            <text:p>https://crypto.post.at/CSGU/2S4Jjv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87];29;8)" office:value-type="string" office:string-value="2S4Jjv" calcext:value-type="string">
            <text:p>2S4Jjv</text:p>
          </table:table-cell>
          <table:table-cell table:formula="of:=LEN([.K8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3.07.2020 12:05:06</text:p>
          </table:table-cell>
          <table:table-cell office:value-type="string" calcext:value-type="string">
            <text:p>Crypto stamp Golden Unicorn 3Xomrm</text:p>
          </table:table-cell>
          <table:table-cell office:value-type="string" calcext:value-type="string">
            <text:p>Crypto stamp Golden Unicorn (CSGU), ID 3Xomrm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6</text:p>
          </table:table-cell>
          <table:table-cell office:value-type="string" calcext:value-type="string">
            <text:p>https://crypto.post.at/CSGU/3Xomrm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88];29;8)" office:value-type="string" office:string-value="3Xomrm" calcext:value-type="string">
            <text:p>3Xomrm</text:p>
          </table:table-cell>
          <table:table-cell table:formula="of:=LEN([.K8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3.07.2020 12:05:06</text:p>
          </table:table-cell>
          <table:table-cell office:value-type="string" calcext:value-type="string">
            <text:p>Crypto stamp Golden Unicorn 2JeNLE</text:p>
          </table:table-cell>
          <table:table-cell office:value-type="string" calcext:value-type="string">
            <text:p>Crypto stamp Golden Unicorn (CSGU), ID 2JeNLE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7</text:p>
          </table:table-cell>
          <table:table-cell office:value-type="string" calcext:value-type="string">
            <text:p>https://crypto.post.at/CSGU/2JeNLE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89];29;8)" office:value-type="string" office:string-value="2JeNLE" calcext:value-type="string">
            <text:p>2JeNLE</text:p>
          </table:table-cell>
          <table:table-cell table:formula="of:=LEN([.K8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3.07.2020 12:05:06</text:p>
          </table:table-cell>
          <table:table-cell office:value-type="string" calcext:value-type="string">
            <text:p>Crypto stamp Golden Unicorn cchiw</text:p>
          </table:table-cell>
          <table:table-cell office:value-type="string" calcext:value-type="string">
            <text:p>Crypto stamp Golden Unicorn (CSGU), ID cchiw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8</text:p>
          </table:table-cell>
          <table:table-cell office:value-type="string" calcext:value-type="string">
            <text:p>https://crypto.post.at/CSGU/cchiw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90];29;8)" office:value-type="string" office:string-value="cchiw" calcext:value-type="string">
            <text:p>cchiw</text:p>
          </table:table-cell>
          <table:table-cell table:formula="of:=LEN([.K90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3.07.2020 12:05:07</text:p>
          </table:table-cell>
          <table:table-cell office:value-type="string" calcext:value-type="string">
            <text:p>Crypto stamp Golden Unicorn 4XdHrG</text:p>
          </table:table-cell>
          <table:table-cell office:value-type="string" calcext:value-type="string">
            <text:p>Crypto stamp Golden Unicorn (CSGU), ID 4XdHrG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9</text:p>
          </table:table-cell>
          <table:table-cell office:value-type="string" calcext:value-type="string">
            <text:p>https://crypto.post.at/CSGU/4XdHrG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91];29;8)" office:value-type="string" office:string-value="4XdHrG" calcext:value-type="string">
            <text:p>4XdHrG</text:p>
          </table:table-cell>
          <table:table-cell table:formula="of:=LEN([.K9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3.07.2020 12:05:07</text:p>
          </table:table-cell>
          <table:table-cell office:value-type="string" calcext:value-type="string">
            <text:p>Crypto stamp Golden Unicorn 2tk5pD</text:p>
          </table:table-cell>
          <table:table-cell office:value-type="string" calcext:value-type="string">
            <text:p>Crypto stamp Golden Unicorn (CSGU), ID 2tk5pD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0</text:p>
          </table:table-cell>
          <table:table-cell office:value-type="string" calcext:value-type="string">
            <text:p>https://crypto.post.at/CSGU/2tk5pD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92];29;8)" office:value-type="string" office:string-value="2tk5pD" calcext:value-type="string">
            <text:p>2tk5pD</text:p>
          </table:table-cell>
          <table:table-cell table:formula="of:=LEN([.K9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3.07.2020 12:05:08</text:p>
          </table:table-cell>
          <table:table-cell office:value-type="string" calcext:value-type="string">
            <text:p>Crypto stamp Golden Unicorn 3MRrtS</text:p>
          </table:table-cell>
          <table:table-cell office:value-type="string" calcext:value-type="string">
            <text:p>Crypto stamp Golden Unicorn (CSGU), ID 3MRrtS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1</text:p>
          </table:table-cell>
          <table:table-cell office:value-type="string" calcext:value-type="string">
            <text:p>https://crypto.post.at/CSGU/3MRrtS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93];29;8)" office:value-type="string" office:string-value="3MRrtS" calcext:value-type="string">
            <text:p>3MRrtS</text:p>
          </table:table-cell>
          <table:table-cell table:formula="of:=LEN([.K9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3.07.2020 12:05:08</text:p>
          </table:table-cell>
          <table:table-cell office:value-type="string" calcext:value-type="string">
            <text:p>Crypto stamp Golden Unicorn 4f3EG3</text:p>
          </table:table-cell>
          <table:table-cell office:value-type="string" calcext:value-type="string">
            <text:p>Crypto stamp Golden Unicorn (CSGU), ID 4f3EG3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2</text:p>
          </table:table-cell>
          <table:table-cell office:value-type="string" calcext:value-type="string">
            <text:p>https://crypto.post.at/CSGU/4f3EG3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94];29;8)" office:value-type="string" office:string-value="4f3EG3" calcext:value-type="string">
            <text:p>4f3EG3</text:p>
          </table:table-cell>
          <table:table-cell table:formula="of:=LEN([.K9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3.07.2020 12:05:08</text:p>
          </table:table-cell>
          <table:table-cell office:value-type="string" calcext:value-type="string">
            <text:p>Crypto stamp Golden Unicorn 41yYDS</text:p>
          </table:table-cell>
          <table:table-cell office:value-type="string" calcext:value-type="string">
            <text:p>Crypto stamp Golden Unicorn (CSGU), ID 41yYDS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3</text:p>
          </table:table-cell>
          <table:table-cell office:value-type="string" calcext:value-type="string">
            <text:p>https://crypto.post.at/CSGU/41yYDS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95];29;8)" office:value-type="string" office:string-value="41yYDS" calcext:value-type="string">
            <text:p>41yYDS</text:p>
          </table:table-cell>
          <table:table-cell table:formula="of:=LEN([.K9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3.07.2020 12:05:09</text:p>
          </table:table-cell>
          <table:table-cell office:value-type="string" calcext:value-type="string">
            <text:p>Crypto stamp Golden Unicorn 6UJMGZ</text:p>
          </table:table-cell>
          <table:table-cell office:value-type="string" calcext:value-type="string">
            <text:p>Crypto stamp Golden Unicorn (CSGU), ID 6UJMGZ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4</text:p>
          </table:table-cell>
          <table:table-cell office:value-type="string" calcext:value-type="string">
            <text:p>https://crypto.post.at/CSGU/6UJMGZ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96];29;8)" office:value-type="string" office:string-value="6UJMGZ" calcext:value-type="string">
            <text:p>6UJMGZ</text:p>
          </table:table-cell>
          <table:table-cell table:formula="of:=LEN([.K9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3.07.2020 12:05:10</text:p>
          </table:table-cell>
          <table:table-cell office:value-type="string" calcext:value-type="string">
            <text:p>Crypto stamp Golden Unicorn 5CAyBL</text:p>
          </table:table-cell>
          <table:table-cell office:value-type="string" calcext:value-type="string">
            <text:p>Crypto stamp Golden Unicorn (CSGU), ID 5CAyBL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5</text:p>
          </table:table-cell>
          <table:table-cell office:value-type="string" calcext:value-type="string">
            <text:p>https://crypto.post.at/CSGU/5CAyBL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97];29;8)" office:value-type="string" office:string-value="5CAyBL" calcext:value-type="string">
            <text:p>5CAyBL</text:p>
          </table:table-cell>
          <table:table-cell table:formula="of:=LEN([.K9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3.07.2020 12:05:11</text:p>
          </table:table-cell>
          <table:table-cell office:value-type="string" calcext:value-type="string">
            <text:p>Crypto stamp Golden Unicorn 6rYAVm</text:p>
          </table:table-cell>
          <table:table-cell office:value-type="string" calcext:value-type="string">
            <text:p>Crypto stamp Golden Unicorn (CSGU), ID 6rYAVm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6</text:p>
          </table:table-cell>
          <table:table-cell office:value-type="string" calcext:value-type="string">
            <text:p>https://crypto.post.at/CSGU/6rYAVm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98];29;8)" office:value-type="string" office:string-value="6rYAVm" calcext:value-type="string">
            <text:p>6rYAVm</text:p>
          </table:table-cell>
          <table:table-cell table:formula="of:=LEN([.K9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3.07.2020 12:05:11</text:p>
          </table:table-cell>
          <table:table-cell office:value-type="string" calcext:value-type="string">
            <text:p>Crypto stamp Golden Unicorn 41yYDW</text:p>
          </table:table-cell>
          <table:table-cell office:value-type="string" calcext:value-type="string">
            <text:p>Crypto stamp Golden Unicorn (CSGU), ID 41yYDW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7</text:p>
          </table:table-cell>
          <table:table-cell office:value-type="string" calcext:value-type="string">
            <text:p>https://crypto.post.at/CSGU/41yYDW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99];29;8)" office:value-type="string" office:string-value="41yYDW" calcext:value-type="string">
            <text:p>41yYDW</text:p>
          </table:table-cell>
          <table:table-cell table:formula="of:=LEN([.K9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3.07.2020 12:05:12</text:p>
          </table:table-cell>
          <table:table-cell office:value-type="string" calcext:value-type="string">
            <text:p>Crypto stamp Golden Unicorn cchj7</text:p>
          </table:table-cell>
          <table:table-cell office:value-type="string" calcext:value-type="string">
            <text:p>Crypto stamp Golden Unicorn (CSGU), ID cchj7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8</text:p>
          </table:table-cell>
          <table:table-cell office:value-type="string" calcext:value-type="string">
            <text:p>https://crypto.post.at/CSGU/cchj7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00];29;8)" office:value-type="string" office:string-value="cchj7" calcext:value-type="string">
            <text:p>cchj7</text:p>
          </table:table-cell>
          <table:table-cell table:formula="of:=LEN([.K100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3.07.2020 12:05:12</text:p>
          </table:table-cell>
          <table:table-cell office:value-type="string" calcext:value-type="string">
            <text:p>Crypto stamp Golden Unicorn 8SwNa</text:p>
          </table:table-cell>
          <table:table-cell office:value-type="string" calcext:value-type="string">
            <text:p>Crypto stamp Golden Unicorn (CSGU), ID 8SwNa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9</text:p>
          </table:table-cell>
          <table:table-cell office:value-type="string" calcext:value-type="string">
            <text:p>https://crypto.post.at/CSGU/8SwNa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01];29;8)" office:value-type="string" office:string-value="8SwNa" calcext:value-type="string">
            <text:p>8SwNa</text:p>
          </table:table-cell>
          <table:table-cell table:formula="of:=LEN([.K101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3.07.2020 12:05:14</text:p>
          </table:table-cell>
          <table:table-cell office:value-type="string" calcext:value-type="string">
            <text:p>Crypto stamp Golden Unicorn 2iNAqy</text:p>
          </table:table-cell>
          <table:table-cell office:value-type="string" calcext:value-type="string">
            <text:p>Crypto stamp Golden Unicorn (CSGU), ID 2iNAqy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00</text:p>
          </table:table-cell>
          <table:table-cell office:value-type="string" calcext:value-type="string">
            <text:p>https://crypto.post.at/CSGU/2iNAqy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02];29;8)" office:value-type="string" office:string-value="2iNAqy" calcext:value-type="string">
            <text:p>2iNAqy</text:p>
          </table:table-cell>
          <table:table-cell table:formula="of:=LEN([.K10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23.07.2020 12:05:14</text:p>
          </table:table-cell>
          <table:table-cell office:value-type="string" calcext:value-type="string">
            <text:p>Crypto stamp Golden Unicorn 6LtQrx</text:p>
          </table:table-cell>
          <table:table-cell office:value-type="string" calcext:value-type="string">
            <text:p>Crypto stamp Golden Unicorn (CSGU), ID 6LtQr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01</text:p>
          </table:table-cell>
          <table:table-cell office:value-type="string" calcext:value-type="string">
            <text:p>https://crypto.post.at/CSGU/6LtQr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03];29;8)" office:value-type="string" office:string-value="6LtQrx" calcext:value-type="string">
            <text:p>6LtQrx</text:p>
          </table:table-cell>
          <table:table-cell table:formula="of:=LEN([.K10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3.07.2020 12:05:16</text:p>
          </table:table-cell>
          <table:table-cell office:value-type="string" calcext:value-type="string">
            <text:p>Crypto stamp Golden Unicorn zrWxM</text:p>
          </table:table-cell>
          <table:table-cell office:value-type="string" calcext:value-type="string">
            <text:p>Crypto stamp Golden Unicorn (CSGU), ID zrWxM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02</text:p>
          </table:table-cell>
          <table:table-cell office:value-type="string" calcext:value-type="string">
            <text:p>https://crypto.post.at/CSGU/zrWxM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04];29;8)" office:value-type="string" office:string-value="zrWxM" calcext:value-type="string">
            <text:p>zrWxM</text:p>
          </table:table-cell>
          <table:table-cell table:formula="of:=LEN([.K104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3.07.2020 12:05:17</text:p>
          </table:table-cell>
          <table:table-cell office:value-type="string" calcext:value-type="string">
            <text:p>Crypto stamp Golden Unicorn 5F8wkA</text:p>
          </table:table-cell>
          <table:table-cell office:value-type="string" calcext:value-type="string">
            <text:p>Crypto stamp Golden Unicorn (CSGU), ID 5F8wkA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03</text:p>
          </table:table-cell>
          <table:table-cell office:value-type="string" calcext:value-type="string">
            <text:p>https://crypto.post.at/CSGU/5F8wkA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05];29;8)" office:value-type="string" office:string-value="5F8wkA" calcext:value-type="string">
            <text:p>5F8wkA</text:p>
          </table:table-cell>
          <table:table-cell table:formula="of:=LEN([.K10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3.07.2020 12:05:17</text:p>
          </table:table-cell>
          <table:table-cell office:value-type="string" calcext:value-type="string">
            <text:p>Crypto stamp Golden Unicorn 5Agyu9</text:p>
          </table:table-cell>
          <table:table-cell office:value-type="string" calcext:value-type="string">
            <text:p>Crypto stamp Golden Unicorn (CSGU), ID 5Agyu9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04</text:p>
          </table:table-cell>
          <table:table-cell office:value-type="string" calcext:value-type="string">
            <text:p>https://crypto.post.at/CSGU/5Agyu9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06];29;8)" office:value-type="string" office:string-value="5Agyu9" calcext:value-type="string">
            <text:p>5Agyu9</text:p>
          </table:table-cell>
          <table:table-cell table:formula="of:=LEN([.K10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3.07.2020 12:05:17</text:p>
          </table:table-cell>
          <table:table-cell office:value-type="string" calcext:value-type="string">
            <text:p>Crypto stamp Golden Unicorn 5okfwn</text:p>
          </table:table-cell>
          <table:table-cell office:value-type="string" calcext:value-type="string">
            <text:p>Crypto stamp Golden Unicorn (CSGU), ID 5okfwn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05</text:p>
          </table:table-cell>
          <table:table-cell office:value-type="string" calcext:value-type="string">
            <text:p>https://crypto.post.at/CSGU/5okfw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07];29;8)" office:value-type="string" office:string-value="5okfwn" calcext:value-type="string">
            <text:p>5okfwn</text:p>
          </table:table-cell>
          <table:table-cell table:formula="of:=LEN([.K10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3.07.2020 12:05:18</text:p>
          </table:table-cell>
          <table:table-cell office:value-type="string" calcext:value-type="string">
            <text:p>Crypto stamp Golden Unicorn FrsnR</text:p>
          </table:table-cell>
          <table:table-cell office:value-type="string" calcext:value-type="string">
            <text:p>Crypto stamp Golden Unicorn (CSGU), ID FrsnR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06</text:p>
          </table:table-cell>
          <table:table-cell office:value-type="string" calcext:value-type="string">
            <text:p>https://crypto.post.at/CSGU/FrsnR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08];29;8)" office:value-type="string" office:string-value="FrsnR" calcext:value-type="string">
            <text:p>FrsnR</text:p>
          </table:table-cell>
          <table:table-cell table:formula="of:=LEN([.K108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3.07.2020 12:05:18</text:p>
          </table:table-cell>
          <table:table-cell office:value-type="string" calcext:value-type="string">
            <text:p>Crypto stamp Golden Unicorn 6KQRai</text:p>
          </table:table-cell>
          <table:table-cell office:value-type="string" calcext:value-type="string">
            <text:p>Crypto stamp Golden Unicorn (CSGU), ID 6KQRai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07</text:p>
          </table:table-cell>
          <table:table-cell office:value-type="string" calcext:value-type="string">
            <text:p>https://crypto.post.at/CSGU/6KQRai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09];29;8)" office:value-type="string" office:string-value="6KQRai" calcext:value-type="string">
            <text:p>6KQRai</text:p>
          </table:table-cell>
          <table:table-cell table:formula="of:=LEN([.K10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3.07.2020 12:05:19</text:p>
          </table:table-cell>
          <table:table-cell office:value-type="string" calcext:value-type="string">
            <text:p>Crypto stamp Golden Unicorn 12zy1</text:p>
          </table:table-cell>
          <table:table-cell office:value-type="string" calcext:value-type="string">
            <text:p>Crypto stamp Golden Unicorn (CSGU), ID 12zy1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08</text:p>
          </table:table-cell>
          <table:table-cell office:value-type="string" calcext:value-type="string">
            <text:p>https://crypto.post.at/CSGU/12zy1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10];29;8)" office:value-type="string" office:string-value="12zy1" calcext:value-type="string">
            <text:p>12zy1</text:p>
          </table:table-cell>
          <table:table-cell table:formula="of:=LEN([.K110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23.07.2020 12:05:19</text:p>
          </table:table-cell>
          <table:table-cell office:value-type="string" calcext:value-type="string">
            <text:p>Crypto stamp Golden Unicorn 6NNQ9S</text:p>
          </table:table-cell>
          <table:table-cell office:value-type="string" calcext:value-type="string">
            <text:p>Crypto stamp Golden Unicorn (CSGU), ID 6NNQ9S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09</text:p>
          </table:table-cell>
          <table:table-cell office:value-type="string" calcext:value-type="string">
            <text:p>https://crypto.post.at/CSGU/6NNQ9S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11];29;8)" office:value-type="string" office:string-value="6NNQ9S" calcext:value-type="string">
            <text:p>6NNQ9S</text:p>
          </table:table-cell>
          <table:table-cell table:formula="of:=LEN([.K11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23.07.2020 12:05:20</text:p>
          </table:table-cell>
          <table:table-cell office:value-type="string" calcext:value-type="string">
            <text:p>Crypto stamp Golden Unicorn 5okfws</text:p>
          </table:table-cell>
          <table:table-cell office:value-type="string" calcext:value-type="string">
            <text:p>Crypto stamp Golden Unicorn (CSGU), ID 5okfws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10</text:p>
          </table:table-cell>
          <table:table-cell office:value-type="string" calcext:value-type="string">
            <text:p>https://crypto.post.at/CSGU/5okfws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12];29;8)" office:value-type="string" office:string-value="5okfws" calcext:value-type="string">
            <text:p>5okfws</text:p>
          </table:table-cell>
          <table:table-cell table:formula="of:=LEN([.K11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23.07.2020 12:05:20</text:p>
          </table:table-cell>
          <table:table-cell office:value-type="string" calcext:value-type="string">
            <text:p>Crypto stamp Golden Unicorn 12zy4</text:p>
          </table:table-cell>
          <table:table-cell office:value-type="string" calcext:value-type="string">
            <text:p>Crypto stamp Golden Unicorn (CSGU), ID 12zy4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11</text:p>
          </table:table-cell>
          <table:table-cell office:value-type="string" calcext:value-type="string">
            <text:p>https://crypto.post.at/CSGU/12zy4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13];29;8)" office:value-type="string" office:string-value="12zy4" calcext:value-type="string">
            <text:p>12zy4</text:p>
          </table:table-cell>
          <table:table-cell table:formula="of:=LEN([.K113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3.07.2020 12:05:21</text:p>
          </table:table-cell>
          <table:table-cell office:value-type="string" calcext:value-type="string">
            <text:p>Crypto stamp Golden Unicorn 2dvD19</text:p>
          </table:table-cell>
          <table:table-cell office:value-type="string" calcext:value-type="string">
            <text:p>Crypto stamp Golden Unicorn (CSGU), ID 2dvD19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12</text:p>
          </table:table-cell>
          <table:table-cell office:value-type="string" calcext:value-type="string">
            <text:p>https://crypto.post.at/CSGU/2dvD19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14];29;8)" office:value-type="string" office:string-value="2dvD19" calcext:value-type="string">
            <text:p>2dvD19</text:p>
          </table:table-cell>
          <table:table-cell table:formula="of:=LEN([.K11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23.07.2020 12:05:21</text:p>
          </table:table-cell>
          <table:table-cell office:value-type="string" calcext:value-type="string">
            <text:p>Crypto stamp Golden Unicorn 6NNQ9W</text:p>
          </table:table-cell>
          <table:table-cell office:value-type="string" calcext:value-type="string">
            <text:p>Crypto stamp Golden Unicorn (CSGU), ID 6NNQ9W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13</text:p>
          </table:table-cell>
          <table:table-cell office:value-type="string" calcext:value-type="string">
            <text:p>https://crypto.post.at/CSGU/6NNQ9W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15];29;8)" office:value-type="string" office:string-value="6NNQ9W" calcext:value-type="string">
            <text:p>6NNQ9W</text:p>
          </table:table-cell>
          <table:table-cell table:formula="of:=LEN([.K11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3.07.2020 12:05:22</text:p>
          </table:table-cell>
          <table:table-cell office:value-type="string" calcext:value-type="string">
            <text:p>Crypto stamp Golden Unicorn YAjtM</text:p>
          </table:table-cell>
          <table:table-cell office:value-type="string" calcext:value-type="string">
            <text:p>Crypto stamp Golden Unicorn (CSGU), ID YAjtM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14</text:p>
          </table:table-cell>
          <table:table-cell office:value-type="string" calcext:value-type="string">
            <text:p>https://crypto.post.at/CSGU/YAjtM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16];29;8)" office:value-type="string" office:string-value="YAjtM" calcext:value-type="string">
            <text:p>YAjtM</text:p>
          </table:table-cell>
          <table:table-cell table:formula="of:=LEN([.K116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23.07.2020 12:05:23</text:p>
          </table:table-cell>
          <table:table-cell office:value-type="string" calcext:value-type="string">
            <text:p>Crypto stamp Golden Unicorn 5RWrin</text:p>
          </table:table-cell>
          <table:table-cell office:value-type="string" calcext:value-type="string">
            <text:p>Crypto stamp Golden Unicorn (CSGU), ID 5RWrin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15</text:p>
          </table:table-cell>
          <table:table-cell office:value-type="string" calcext:value-type="string">
            <text:p>https://crypto.post.at/CSGU/5RWri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17];29;8)" office:value-type="string" office:string-value="5RWrin" calcext:value-type="string">
            <text:p>5RWrin</text:p>
          </table:table-cell>
          <table:table-cell table:formula="of:=LEN([.K11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23.07.2020 12:05:23</text:p>
          </table:table-cell>
          <table:table-cell office:value-type="string" calcext:value-type="string">
            <text:p>Crypto stamp Golden Unicorn 5UUqHV</text:p>
          </table:table-cell>
          <table:table-cell office:value-type="string" calcext:value-type="string">
            <text:p>Crypto stamp Golden Unicorn (CSGU), ID 5UUqHV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16</text:p>
          </table:table-cell>
          <table:table-cell office:value-type="string" calcext:value-type="string">
            <text:p>https://crypto.post.at/CSGU/5UUqHV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18];29;8)" office:value-type="string" office:string-value="5UUqHV" calcext:value-type="string">
            <text:p>5UUqHV</text:p>
          </table:table-cell>
          <table:table-cell table:formula="of:=LEN([.K11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23.07.2020 12:05:23</text:p>
          </table:table-cell>
          <table:table-cell office:value-type="string" calcext:value-type="string">
            <text:p>Crypto stamp Golden Unicorn 5XSorC</text:p>
          </table:table-cell>
          <table:table-cell office:value-type="string" calcext:value-type="string">
            <text:p>Crypto stamp Golden Unicorn (CSGU), ID 5XSorC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17</text:p>
          </table:table-cell>
          <table:table-cell office:value-type="string" calcext:value-type="string">
            <text:p>https://crypto.post.at/CSGU/5XSorC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19];29;8)" office:value-type="string" office:string-value="5XSorC" calcext:value-type="string">
            <text:p>5XSorC</text:p>
          </table:table-cell>
          <table:table-cell table:formula="of:=LEN([.K11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3.07.2020 12:05:24</text:p>
          </table:table-cell>
          <table:table-cell office:value-type="string" calcext:value-type="string">
            <text:p>Crypto stamp Golden Unicorn pUbzD</text:p>
          </table:table-cell>
          <table:table-cell office:value-type="string" calcext:value-type="string">
            <text:p>Crypto stamp Golden Unicorn (CSGU), ID pUbzD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18</text:p>
          </table:table-cell>
          <table:table-cell office:value-type="string" calcext:value-type="string">
            <text:p>https://crypto.post.at/CSGU/pUbzD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20];29;8)" office:value-type="string" office:string-value="pUbzD" calcext:value-type="string">
            <text:p>pUbzD</text:p>
          </table:table-cell>
          <table:table-cell table:formula="of:=LEN([.K120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23.07.2020 12:05:24</text:p>
          </table:table-cell>
          <table:table-cell office:value-type="string" calcext:value-type="string">
            <text:p>Crypto stamp Golden Unicorn 5CAyBk</text:p>
          </table:table-cell>
          <table:table-cell office:value-type="string" calcext:value-type="string">
            <text:p>Crypto stamp Golden Unicorn (CSGU), ID 5CAyBk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19</text:p>
          </table:table-cell>
          <table:table-cell office:value-type="string" calcext:value-type="string">
            <text:p>https://crypto.post.at/CSGU/5CAyBk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21];29;8)" office:value-type="string" office:string-value="5CAyBk" calcext:value-type="string">
            <text:p>5CAyBk</text:p>
          </table:table-cell>
          <table:table-cell table:formula="of:=LEN([.K12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3.07.2020 12:05:25</text:p>
          </table:table-cell>
          <table:table-cell office:value-type="string" calcext:value-type="string">
            <text:p>Crypto stamp Golden Unicorn 8SwNw</text:p>
          </table:table-cell>
          <table:table-cell office:value-type="string" calcext:value-type="string">
            <text:p>Crypto stamp Golden Unicorn (CSGU), ID 8SwNw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20</text:p>
          </table:table-cell>
          <table:table-cell office:value-type="string" calcext:value-type="string">
            <text:p>https://crypto.post.at/CSGU/8SwNw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22];29;8)" office:value-type="string" office:string-value="8SwNw" calcext:value-type="string">
            <text:p>8SwNw</text:p>
          </table:table-cell>
          <table:table-cell table:formula="of:=LEN([.K122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23.07.2020 12:05:26</text:p>
          </table:table-cell>
          <table:table-cell office:value-type="string" calcext:value-type="string">
            <text:p>Crypto stamp Golden Unicorn 6xx6c</text:p>
          </table:table-cell>
          <table:table-cell office:value-type="string" calcext:value-type="string">
            <text:p>Crypto stamp Golden Unicorn (CSGU), ID 6xx6c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21</text:p>
          </table:table-cell>
          <table:table-cell office:value-type="string" calcext:value-type="string">
            <text:p>https://crypto.post.at/CSGU/6xx6c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23];29;8)" office:value-type="string" office:string-value="6xx6c" calcext:value-type="string">
            <text:p>6xx6c</text:p>
          </table:table-cell>
          <table:table-cell table:formula="of:=LEN([.K123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23.07.2020 12:05:26</text:p>
          </table:table-cell>
          <table:table-cell office:value-type="string" calcext:value-type="string">
            <text:p>Crypto stamp Golden Unicorn 5NYtAD</text:p>
          </table:table-cell>
          <table:table-cell office:value-type="string" calcext:value-type="string">
            <text:p>Crypto stamp Golden Unicorn (CSGU), ID 5NYtAD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22</text:p>
          </table:table-cell>
          <table:table-cell office:value-type="string" calcext:value-type="string">
            <text:p>https://crypto.post.at/CSGU/5NYtAD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24];29;8)" office:value-type="string" office:string-value="5NYtAD" calcext:value-type="string">
            <text:p>5NYtAD</text:p>
          </table:table-cell>
          <table:table-cell table:formula="of:=LEN([.K12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3.07.2020 12:05:27</text:p>
          </table:table-cell>
          <table:table-cell office:value-type="string" calcext:value-type="string">
            <text:p>Crypto stamp Golden Unicorn 3zVYwc</text:p>
          </table:table-cell>
          <table:table-cell office:value-type="string" calcext:value-type="string">
            <text:p>Crypto stamp Golden Unicorn (CSGU), ID 3zVYwc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23</text:p>
          </table:table-cell>
          <table:table-cell office:value-type="string" calcext:value-type="string">
            <text:p>https://crypto.post.at/CSGU/3zVYwc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25];29;8)" office:value-type="string" office:string-value="3zVYwc" calcext:value-type="string">
            <text:p>3zVYwc</text:p>
          </table:table-cell>
          <table:table-cell table:formula="of:=LEN([.K12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23.07.2020 12:05:27</text:p>
          </table:table-cell>
          <table:table-cell office:value-type="string" calcext:value-type="string">
            <text:p>Crypto stamp Golden Unicorn 5AgyuV</text:p>
          </table:table-cell>
          <table:table-cell office:value-type="string" calcext:value-type="string">
            <text:p>Crypto stamp Golden Unicorn (CSGU), ID 5AgyuV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24</text:p>
          </table:table-cell>
          <table:table-cell office:value-type="string" calcext:value-type="string">
            <text:p>https://crypto.post.at/CSGU/5AgyuV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26];29;8)" office:value-type="string" office:string-value="5AgyuV" calcext:value-type="string">
            <text:p>5AgyuV</text:p>
          </table:table-cell>
          <table:table-cell table:formula="of:=LEN([.K12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23.07.2020 12:05:29</text:p>
          </table:table-cell>
          <table:table-cell office:value-type="string" calcext:value-type="string">
            <text:p>Crypto stamp Golden Unicorn 3ghhZW</text:p>
          </table:table-cell>
          <table:table-cell office:value-type="string" calcext:value-type="string">
            <text:p>Crypto stamp Golden Unicorn (CSGU), ID 3ghhZW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25</text:p>
          </table:table-cell>
          <table:table-cell office:value-type="string" calcext:value-type="string">
            <text:p>https://crypto.post.at/CSGU/3ghhZW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27];29;8)" office:value-type="string" office:string-value="3ghhZW" calcext:value-type="string">
            <text:p>3ghhZW</text:p>
          </table:table-cell>
          <table:table-cell table:formula="of:=LEN([.K12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23.07.2020 12:05:29</text:p>
          </table:table-cell>
          <table:table-cell office:value-type="string" calcext:value-type="string">
            <text:p>Crypto stamp Golden Unicorn 47uVMP</text:p>
          </table:table-cell>
          <table:table-cell office:value-type="string" calcext:value-type="string">
            <text:p>Crypto stamp Golden Unicorn (CSGU), ID 47uVMP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26</text:p>
          </table:table-cell>
          <table:table-cell office:value-type="string" calcext:value-type="string">
            <text:p>https://crypto.post.at/CSGU/47uVMP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28];29;8)" office:value-type="string" office:string-value="47uVMP" calcext:value-type="string">
            <text:p>47uVMP</text:p>
          </table:table-cell>
          <table:table-cell table:formula="of:=LEN([.K12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23.07.2020 12:05:30</text:p>
          </table:table-cell>
          <table:table-cell office:value-type="string" calcext:value-type="string">
            <text:p>Crypto stamp Golden Unicorn qxbGi</text:p>
          </table:table-cell>
          <table:table-cell office:value-type="string" calcext:value-type="string">
            <text:p>Crypto stamp Golden Unicorn (CSGU), ID qxbGi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27</text:p>
          </table:table-cell>
          <table:table-cell office:value-type="string" calcext:value-type="string">
            <text:p>https://crypto.post.at/CSGU/qxbGi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29];29;8)" office:value-type="string" office:string-value="qxbGi" calcext:value-type="string">
            <text:p>qxbGi</text:p>
          </table:table-cell>
          <table:table-cell table:formula="of:=LEN([.K129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3.07.2020 12:05:30</text:p>
          </table:table-cell>
          <table:table-cell office:value-type="string" calcext:value-type="string">
            <text:p>Crypto stamp Golden Unicorn 6biHgs</text:p>
          </table:table-cell>
          <table:table-cell office:value-type="string" calcext:value-type="string">
            <text:p>Crypto stamp Golden Unicorn (CSGU), ID 6biHgs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28</text:p>
          </table:table-cell>
          <table:table-cell office:value-type="string" calcext:value-type="string">
            <text:p>https://crypto.post.at/CSGU/6biHgs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30];29;8)" office:value-type="string" office:string-value="6biHgs" calcext:value-type="string">
            <text:p>6biHgs</text:p>
          </table:table-cell>
          <table:table-cell table:formula="of:=LEN([.K13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23.07.2020 12:05:31</text:p>
          </table:table-cell>
          <table:table-cell office:value-type="string" calcext:value-type="string">
            <text:p>Crypto stamp Golden Unicorn 3FVumi</text:p>
          </table:table-cell>
          <table:table-cell office:value-type="string" calcext:value-type="string">
            <text:p>Crypto stamp Golden Unicorn (CSGU), ID 3FVumi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29</text:p>
          </table:table-cell>
          <table:table-cell office:value-type="string" calcext:value-type="string">
            <text:p>https://crypto.post.at/CSGU/3FVumi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31];29;8)" office:value-type="string" office:string-value="3FVumi" calcext:value-type="string">
            <text:p>3FVumi</text:p>
          </table:table-cell>
          <table:table-cell table:formula="of:=LEN([.K13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3.07.2020 12:05:31</text:p>
          </table:table-cell>
          <table:table-cell office:value-type="string" calcext:value-type="string">
            <text:p>Crypto stamp Golden Unicorn 2cSDj7</text:p>
          </table:table-cell>
          <table:table-cell office:value-type="string" calcext:value-type="string">
            <text:p>Crypto stamp Golden Unicorn (CSGU), ID 2cSDj7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30</text:p>
          </table:table-cell>
          <table:table-cell office:value-type="string" calcext:value-type="string">
            <text:p>https://crypto.post.at/CSGU/2cSDj7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32];29;8)" office:value-type="string" office:string-value="2cSDj7" calcext:value-type="string">
            <text:p>2cSDj7</text:p>
          </table:table-cell>
          <table:table-cell table:formula="of:=LEN([.K13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23.07.2020 12:05:31</text:p>
          </table:table-cell>
          <table:table-cell office:value-type="string" calcext:value-type="string">
            <text:p>Crypto stamp Golden Unicorn 6uW954</text:p>
          </table:table-cell>
          <table:table-cell office:value-type="string" calcext:value-type="string">
            <text:p>Crypto stamp Golden Unicorn (CSGU), ID 6uW954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31</text:p>
          </table:table-cell>
          <table:table-cell office:value-type="string" calcext:value-type="string">
            <text:p>https://crypto.post.at/CSGU/6uW954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33];29;8)" office:value-type="string" office:string-value="6uW954" calcext:value-type="string">
            <text:p>6uW954</text:p>
          </table:table-cell>
          <table:table-cell table:formula="of:=LEN([.K13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23.07.2020 12:05:32</text:p>
          </table:table-cell>
          <table:table-cell office:value-type="string" calcext:value-type="string">
            <text:p>Crypto stamp Golden Unicorn 51o4DZ</text:p>
          </table:table-cell>
          <table:table-cell office:value-type="string" calcext:value-type="string">
            <text:p>Crypto stamp Golden Unicorn (CSGU), ID 51o4DZ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32</text:p>
          </table:table-cell>
          <table:table-cell office:value-type="string" calcext:value-type="string">
            <text:p>https://crypto.post.at/CSGU/51o4DZ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34];29;8)" office:value-type="string" office:string-value="51o4DZ" calcext:value-type="string">
            <text:p>51o4DZ</text:p>
          </table:table-cell>
          <table:table-cell table:formula="of:=LEN([.K13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23.07.2020 12:05:32</text:p>
          </table:table-cell>
          <table:table-cell office:value-type="string" calcext:value-type="string">
            <text:p>Crypto stamp Golden Unicorn 4jVC7n</text:p>
          </table:table-cell>
          <table:table-cell office:value-type="string" calcext:value-type="string">
            <text:p>Crypto stamp Golden Unicorn (CSGU), ID 4jVC7n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33</text:p>
          </table:table-cell>
          <table:table-cell office:value-type="string" calcext:value-type="string">
            <text:p>https://crypto.post.at/CSGU/4jVC7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35];29;8)" office:value-type="string" office:string-value="4jVC7n" calcext:value-type="string">
            <text:p>4jVC7n</text:p>
          </table:table-cell>
          <table:table-cell table:formula="of:=LEN([.K13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23.07.2020 12:05:32</text:p>
          </table:table-cell>
          <table:table-cell office:value-type="string" calcext:value-type="string">
            <text:p>Crypto stamp Golden Unicorn 3MRruB</text:p>
          </table:table-cell>
          <table:table-cell office:value-type="string" calcext:value-type="string">
            <text:p>Crypto stamp Golden Unicorn (CSGU), ID 3MRruB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34</text:p>
          </table:table-cell>
          <table:table-cell office:value-type="string" calcext:value-type="string">
            <text:p>https://crypto.post.at/CSGU/3MRruB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36];29;8)" office:value-type="string" office:string-value="3MRruB" calcext:value-type="string">
            <text:p>3MRruB</text:p>
          </table:table-cell>
          <table:table-cell table:formula="of:=LEN([.K13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23.07.2020 12:05:33</text:p>
          </table:table-cell>
          <table:table-cell office:value-type="string" calcext:value-type="string">
            <text:p>Crypto stamp Golden Unicorn 5dNkyt</text:p>
          </table:table-cell>
          <table:table-cell office:value-type="string" calcext:value-type="string">
            <text:p>Crypto stamp Golden Unicorn (CSGU), ID 5dNkyt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35</text:p>
          </table:table-cell>
          <table:table-cell office:value-type="string" calcext:value-type="string">
            <text:p>https://crypto.post.at/CSGU/5dNkyt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37];29;8)" office:value-type="string" office:string-value="5dNkyt" calcext:value-type="string">
            <text:p>5dNkyt</text:p>
          </table:table-cell>
          <table:table-cell table:formula="of:=LEN([.K13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3.07.2020 12:05:33</text:p>
          </table:table-cell>
          <table:table-cell office:value-type="string" calcext:value-type="string">
            <text:p>Crypto stamp Golden Unicorn 6kcDP5</text:p>
          </table:table-cell>
          <table:table-cell office:value-type="string" calcext:value-type="string">
            <text:p>Crypto stamp Golden Unicorn (CSGU), ID 6kcDP5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36</text:p>
          </table:table-cell>
          <table:table-cell office:value-type="string" calcext:value-type="string">
            <text:p>https://crypto.post.at/CSGU/6kcDP5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38];29;8)" office:value-type="string" office:string-value="6kcDP5" calcext:value-type="string">
            <text:p>6kcDP5</text:p>
          </table:table-cell>
          <table:table-cell table:formula="of:=LEN([.K13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23.07.2020 12:05:33</text:p>
          </table:table-cell>
          <table:table-cell office:value-type="string" calcext:value-type="string">
            <text:p>Crypto stamp Golden Unicorn 5nGgfz</text:p>
          </table:table-cell>
          <table:table-cell office:value-type="string" calcext:value-type="string">
            <text:p>Crypto stamp Golden Unicorn (CSGU), ID 5nGgfz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37</text:p>
          </table:table-cell>
          <table:table-cell office:value-type="string" calcext:value-type="string">
            <text:p>https://crypto.post.at/CSGU/5nGgfz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39];29;8)" office:value-type="string" office:string-value="5nGgfz" calcext:value-type="string">
            <text:p>5nGgfz</text:p>
          </table:table-cell>
          <table:table-cell table:formula="of:=LEN([.K13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23.07.2020 12:05:34</text:p>
          </table:table-cell>
          <table:table-cell office:value-type="string" calcext:value-type="string">
            <text:p>Crypto stamp Golden Unicorn 36bz5o</text:p>
          </table:table-cell>
          <table:table-cell office:value-type="string" calcext:value-type="string">
            <text:p>Crypto stamp Golden Unicorn (CSGU), ID 36bz5o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38</text:p>
          </table:table-cell>
          <table:table-cell office:value-type="string" calcext:value-type="string">
            <text:p>https://crypto.post.at/CSGU/36bz5o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40];29;8)" office:value-type="string" office:string-value="36bz5o" calcext:value-type="string">
            <text:p>36bz5o</text:p>
          </table:table-cell>
          <table:table-cell table:formula="of:=LEN([.K14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23.07.2020 12:05:34</text:p>
          </table:table-cell>
          <table:table-cell office:value-type="string" calcext:value-type="string">
            <text:p>Crypto stamp Golden Unicorn 72v5Uv</text:p>
          </table:table-cell>
          <table:table-cell office:value-type="string" calcext:value-type="string">
            <text:p>Crypto stamp Golden Unicorn (CSGU), ID 72v5Uv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39</text:p>
          </table:table-cell>
          <table:table-cell office:value-type="string" calcext:value-type="string">
            <text:p>https://crypto.post.at/CSGU/72v5Uv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41];29;8)" office:value-type="string" office:string-value="72v5Uv" calcext:value-type="string">
            <text:p>72v5Uv</text:p>
          </table:table-cell>
          <table:table-cell table:formula="of:=LEN([.K14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3.07.2020 12:05:35</text:p>
          </table:table-cell>
          <table:table-cell office:value-type="string" calcext:value-type="string">
            <text:p>Crypto stamp Golden Unicorn 12zyZ</text:p>
          </table:table-cell>
          <table:table-cell office:value-type="string" calcext:value-type="string">
            <text:p>Crypto stamp Golden Unicorn (CSGU), ID 12zyZ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40</text:p>
          </table:table-cell>
          <table:table-cell office:value-type="string" calcext:value-type="string">
            <text:p>https://crypto.post.at/CSGU/12zyZ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42];29;8)" office:value-type="string" office:string-value="12zyZ" calcext:value-type="string">
            <text:p>12zyZ</text:p>
          </table:table-cell>
          <table:table-cell table:formula="of:=LEN([.K142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3.07.2020 12:05:35</text:p>
          </table:table-cell>
          <table:table-cell office:value-type="string" calcext:value-type="string">
            <text:p>Crypto stamp Golden Unicorn 6ExTkG</text:p>
          </table:table-cell>
          <table:table-cell office:value-type="string" calcext:value-type="string">
            <text:p>Crypto stamp Golden Unicorn (CSGU), ID 6ExTkG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41</text:p>
          </table:table-cell>
          <table:table-cell office:value-type="string" calcext:value-type="string">
            <text:p>https://crypto.post.at/CSGU/6ExTkG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43];29;8)" office:value-type="string" office:string-value="6ExTkG" calcext:value-type="string">
            <text:p>6ExTkG</text:p>
          </table:table-cell>
          <table:table-cell table:formula="of:=LEN([.K14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23.07.2020 12:05:36</text:p>
          </table:table-cell>
          <table:table-cell office:value-type="string" calcext:value-type="string">
            <text:p>Crypto stamp Golden Unicorn 74Q4mK</text:p>
          </table:table-cell>
          <table:table-cell office:value-type="string" calcext:value-type="string">
            <text:p>Crypto stamp Golden Unicorn (CSGU), ID 74Q4mK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42</text:p>
          </table:table-cell>
          <table:table-cell office:value-type="string" calcext:value-type="string">
            <text:p>https://crypto.post.at/CSGU/74Q4mK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44];29;8)" office:value-type="string" office:string-value="74Q4mK" calcext:value-type="string">
            <text:p>74Q4mK</text:p>
          </table:table-cell>
          <table:table-cell table:formula="of:=LEN([.K14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23.07.2020 12:05:36</text:p>
          </table:table-cell>
          <table:table-cell office:value-type="string" calcext:value-type="string">
            <text:p>Crypto stamp Golden Unicorn 5xebeW</text:p>
          </table:table-cell>
          <table:table-cell office:value-type="string" calcext:value-type="string">
            <text:p>Crypto stamp Golden Unicorn (CSGU), ID 5xebeW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43</text:p>
          </table:table-cell>
          <table:table-cell office:value-type="string" calcext:value-type="string">
            <text:p>https://crypto.post.at/CSGU/5xebeW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45];29;8)" office:value-type="string" office:string-value="5xebeW" calcext:value-type="string">
            <text:p>5xebeW</text:p>
          </table:table-cell>
          <table:table-cell table:formula="of:=LEN([.K14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3.07.2020 12:05:36</text:p>
          </table:table-cell>
          <table:table-cell office:value-type="string" calcext:value-type="string">
            <text:p>Crypto stamp Golden Unicorn 5erkGP</text:p>
          </table:table-cell>
          <table:table-cell office:value-type="string" calcext:value-type="string">
            <text:p>Crypto stamp Golden Unicorn (CSGU), ID 5erkGP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44</text:p>
          </table:table-cell>
          <table:table-cell office:value-type="string" calcext:value-type="string">
            <text:p>https://crypto.post.at/CSGU/5erkGP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46];29;8)" office:value-type="string" office:string-value="5erkGP" calcext:value-type="string">
            <text:p>5erkGP</text:p>
          </table:table-cell>
          <table:table-cell table:formula="of:=LEN([.K14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23.07.2020 12:05:37</text:p>
          </table:table-cell>
          <table:table-cell office:value-type="string" calcext:value-type="string">
            <text:p>Crypto stamp Golden Unicorn 2qn7GU</text:p>
          </table:table-cell>
          <table:table-cell office:value-type="string" calcext:value-type="string">
            <text:p>Crypto stamp Golden Unicorn (CSGU), ID 2qn7GU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45</text:p>
          </table:table-cell>
          <table:table-cell office:value-type="string" calcext:value-type="string">
            <text:p>https://crypto.post.at/CSGU/2qn7GU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47];29;8)" office:value-type="string" office:string-value="2qn7GU" calcext:value-type="string">
            <text:p>2qn7GU</text:p>
          </table:table-cell>
          <table:table-cell table:formula="of:=LEN([.K14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23.07.2020 12:05:37</text:p>
          </table:table-cell>
          <table:table-cell office:value-type="string" calcext:value-type="string">
            <text:p>Crypto stamp Golden Unicorn 53H3W9</text:p>
          </table:table-cell>
          <table:table-cell office:value-type="string" calcext:value-type="string">
            <text:p>Crypto stamp Golden Unicorn (CSGU), ID 53H3W9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46</text:p>
          </table:table-cell>
          <table:table-cell office:value-type="string" calcext:value-type="string">
            <text:p>https://crypto.post.at/CSGU/53H3W9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48];29;8)" office:value-type="string" office:string-value="53H3W9" calcext:value-type="string">
            <text:p>53H3W9</text:p>
          </table:table-cell>
          <table:table-cell table:formula="of:=LEN([.K14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23.07.2020 12:05:38</text:p>
          </table:table-cell>
          <table:table-cell office:value-type="string" calcext:value-type="string">
            <text:p>Crypto stamp Golden Unicorn 6yx6vN</text:p>
          </table:table-cell>
          <table:table-cell office:value-type="string" calcext:value-type="string">
            <text:p>Crypto stamp Golden Unicorn (CSGU), ID 6yx6vN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47</text:p>
          </table:table-cell>
          <table:table-cell office:value-type="string" calcext:value-type="string">
            <text:p>https://crypto.post.at/CSGU/6yx6v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49];29;8)" office:value-type="string" office:string-value="6yx6vN" calcext:value-type="string">
            <text:p>6yx6vN</text:p>
          </table:table-cell>
          <table:table-cell table:formula="of:=LEN([.K14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3.07.2020 12:05:38</text:p>
          </table:table-cell>
          <table:table-cell office:value-type="string" calcext:value-type="string">
            <text:p>Crypto stamp Golden Unicorn 6AWVuM</text:p>
          </table:table-cell>
          <table:table-cell office:value-type="string" calcext:value-type="string">
            <text:p>Crypto stamp Golden Unicorn (CSGU), ID 6AWVuM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48</text:p>
          </table:table-cell>
          <table:table-cell office:value-type="string" calcext:value-type="string">
            <text:p>https://crypto.post.at/CSGU/6AWVuM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50];29;8)" office:value-type="string" office:string-value="6AWVuM" calcext:value-type="string">
            <text:p>6AWVuM</text:p>
          </table:table-cell>
          <table:table-cell table:formula="of:=LEN([.K15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23.07.2020 12:05:38</text:p>
          </table:table-cell>
          <table:table-cell office:value-type="string" calcext:value-type="string">
            <text:p>Crypto stamp Golden Unicorn fagJg</text:p>
          </table:table-cell>
          <table:table-cell office:value-type="string" calcext:value-type="string">
            <text:p>Crypto stamp Golden Unicorn (CSGU), ID fagJg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49</text:p>
          </table:table-cell>
          <table:table-cell office:value-type="string" calcext:value-type="string">
            <text:p>https://crypto.post.at/CSGU/fagJg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51];29;8)" office:value-type="string" office:string-value="fagJg" calcext:value-type="string">
            <text:p>fagJg</text:p>
          </table:table-cell>
          <table:table-cell table:formula="of:=LEN([.K151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3.07.2020 12:05:39</text:p>
          </table:table-cell>
          <table:table-cell office:value-type="string" calcext:value-type="string">
            <text:p>Crypto stamp Golden Unicorn e6h2M</text:p>
          </table:table-cell>
          <table:table-cell office:value-type="string" calcext:value-type="string">
            <text:p>Crypto stamp Golden Unicorn (CSGU), ID e6h2M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50</text:p>
          </table:table-cell>
          <table:table-cell office:value-type="string" calcext:value-type="string">
            <text:p>https://crypto.post.at/CSGU/e6h2M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52];29;8)" office:value-type="string" office:string-value="e6h2M" calcext:value-type="string">
            <text:p>e6h2M</text:p>
          </table:table-cell>
          <table:table-cell table:formula="of:=LEN([.K152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23.07.2020 12:05:39</text:p>
          </table:table-cell>
          <table:table-cell office:value-type="string" calcext:value-type="string">
            <text:p>Crypto stamp Golden Unicorn 7AL1tr</text:p>
          </table:table-cell>
          <table:table-cell office:value-type="string" calcext:value-type="string">
            <text:p>Crypto stamp Golden Unicorn (CSGU), ID 7AL1tr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51</text:p>
          </table:table-cell>
          <table:table-cell office:value-type="string" calcext:value-type="string">
            <text:p>https://crypto.post.at/CSGU/7AL1tr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53];29;8)" office:value-type="string" office:string-value="7AL1tr" calcext:value-type="string">
            <text:p>7AL1tr</text:p>
          </table:table-cell>
          <table:table-cell table:formula="of:=LEN([.K15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3.07.2020 12:05:40</text:p>
          </table:table-cell>
          <table:table-cell office:value-type="string" calcext:value-type="string">
            <text:p>Crypto stamp Golden Unicorn 5okfxb</text:p>
          </table:table-cell>
          <table:table-cell office:value-type="string" calcext:value-type="string">
            <text:p>Crypto stamp Golden Unicorn (CSGU), ID 5okfxb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52</text:p>
          </table:table-cell>
          <table:table-cell office:value-type="string" calcext:value-type="string">
            <text:p>https://crypto.post.at/CSGU/5okfxb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54];29;8)" office:value-type="string" office:string-value="5okfxb" calcext:value-type="string">
            <text:p>5okfxb</text:p>
          </table:table-cell>
          <table:table-cell table:formula="of:=LEN([.K15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23.07.2020 12:05:44</text:p>
          </table:table-cell>
          <table:table-cell office:value-type="string" calcext:value-type="string">
            <text:p>Crypto stamp Golden Unicorn PGpCx</text:p>
          </table:table-cell>
          <table:table-cell office:value-type="string" calcext:value-type="string">
            <text:p>Crypto stamp Golden Unicorn (CSGU), ID PGpC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53</text:p>
          </table:table-cell>
          <table:table-cell office:value-type="string" calcext:value-type="string">
            <text:p>https://crypto.post.at/CSGU/PGpC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55];29;8)" office:value-type="string" office:string-value="PGpCx" calcext:value-type="string">
            <text:p>PGpCx</text:p>
          </table:table-cell>
          <table:table-cell table:formula="of:=LEN([.K155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23.07.2020 12:05:45</text:p>
          </table:table-cell>
          <table:table-cell office:value-type="string" calcext:value-type="string">
            <text:p>Crypto stamp Golden Unicorn 7PfuS1</text:p>
          </table:table-cell>
          <table:table-cell office:value-type="string" calcext:value-type="string">
            <text:p>Crypto stamp Golden Unicorn (CSGU), ID 7PfuS1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54</text:p>
          </table:table-cell>
          <table:table-cell office:value-type="string" calcext:value-type="string">
            <text:p>https://crypto.post.at/CSGU/7PfuS1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56];29;8)" office:value-type="string" office:string-value="7PfuS1" calcext:value-type="string">
            <text:p>7PfuS1</text:p>
          </table:table-cell>
          <table:table-cell table:formula="of:=LEN([.K15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23.07.2020 12:05:45</text:p>
          </table:table-cell>
          <table:table-cell office:value-type="string" calcext:value-type="string">
            <text:p>Crypto stamp Golden Unicorn Mnpve</text:p>
          </table:table-cell>
          <table:table-cell office:value-type="string" calcext:value-type="string">
            <text:p>Crypto stamp Golden Unicorn (CSGU), ID Mnpve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55</text:p>
          </table:table-cell>
          <table:table-cell office:value-type="string" calcext:value-type="string">
            <text:p>https://crypto.post.at/CSGU/Mnpve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57];29;8)" office:value-type="string" office:string-value="Mnpve" calcext:value-type="string">
            <text:p>Mnpve</text:p>
          </table:table-cell>
          <table:table-cell table:formula="of:=LEN([.K157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23.07.2020 12:05:46</text:p>
          </table:table-cell>
          <table:table-cell office:value-type="string" calcext:value-type="string">
            <text:p>Crypto stamp Golden Unicorn 5btmhu</text:p>
          </table:table-cell>
          <table:table-cell office:value-type="string" calcext:value-type="string">
            <text:p>Crypto stamp Golden Unicorn (CSGU), ID 5btmhu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56</text:p>
          </table:table-cell>
          <table:table-cell office:value-type="string" calcext:value-type="string">
            <text:p>https://crypto.post.at/CSGU/5btmhu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58];29;8)" office:value-type="string" office:string-value="5btmhu" calcext:value-type="string">
            <text:p>5btmhu</text:p>
          </table:table-cell>
          <table:table-cell table:formula="of:=LEN([.K15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23.07.2020 12:05:46</text:p>
          </table:table-cell>
          <table:table-cell office:value-type="string" calcext:value-type="string">
            <text:p>Crypto stamp Golden Unicorn 4wM6Nx</text:p>
          </table:table-cell>
          <table:table-cell office:value-type="string" calcext:value-type="string">
            <text:p>Crypto stamp Golden Unicorn (CSGU), ID 4wM6N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57</text:p>
          </table:table-cell>
          <table:table-cell office:value-type="string" calcext:value-type="string">
            <text:p>https://crypto.post.at/CSGU/4wM6N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59];29;8)" office:value-type="string" office:string-value="4wM6Nx" calcext:value-type="string">
            <text:p>4wM6Nx</text:p>
          </table:table-cell>
          <table:table-cell table:formula="of:=LEN([.K15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23.07.2020 12:05:46</text:p>
          </table:table-cell>
          <table:table-cell office:value-type="string" calcext:value-type="string">
            <text:p>Crypto stamp Golden Unicorn 6RLNiy</text:p>
          </table:table-cell>
          <table:table-cell office:value-type="string" calcext:value-type="string">
            <text:p>Crypto stamp Golden Unicorn (CSGU), ID 6RLNiy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58</text:p>
          </table:table-cell>
          <table:table-cell office:value-type="string" calcext:value-type="string">
            <text:p>https://crypto.post.at/CSGU/6RLNiy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60];29;8)" office:value-type="string" office:string-value="6RLNiy" calcext:value-type="string">
            <text:p>6RLNiy</text:p>
          </table:table-cell>
          <table:table-cell table:formula="of:=LEN([.K16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23.07.2020 12:05:47</text:p>
          </table:table-cell>
          <table:table-cell office:value-type="string" calcext:value-type="string">
            <text:p>Crypto stamp Golden Unicorn 5knhQ2</text:p>
          </table:table-cell>
          <table:table-cell office:value-type="string" calcext:value-type="string">
            <text:p>Crypto stamp Golden Unicorn (CSGU), ID 5knhQ2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59</text:p>
          </table:table-cell>
          <table:table-cell office:value-type="string" calcext:value-type="string">
            <text:p>https://crypto.post.at/CSGU/5knhQ2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61];29;8)" office:value-type="string" office:string-value="5knhQ2" calcext:value-type="string">
            <text:p>5knhQ2</text:p>
          </table:table-cell>
          <table:table-cell table:formula="of:=LEN([.K16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23.07.2020 12:05:47</text:p>
          </table:table-cell>
          <table:table-cell office:value-type="string" calcext:value-type="string">
            <text:p>Crypto stamp Golden Unicorn 5okfxj</text:p>
          </table:table-cell>
          <table:table-cell office:value-type="string" calcext:value-type="string">
            <text:p>Crypto stamp Golden Unicorn (CSGU), ID 5okfxj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60</text:p>
          </table:table-cell>
          <table:table-cell office:value-type="string" calcext:value-type="string">
            <text:p>https://crypto.post.at/CSGU/5okfxj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62];29;8)" office:value-type="string" office:string-value="5okfxj" calcext:value-type="string">
            <text:p>5okfxj</text:p>
          </table:table-cell>
          <table:table-cell table:formula="of:=LEN([.K16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23.07.2020 12:05:48</text:p>
          </table:table-cell>
          <table:table-cell office:value-type="string" calcext:value-type="string">
            <text:p>Crypto stamp Golden Unicorn 3zyYc</text:p>
          </table:table-cell>
          <table:table-cell office:value-type="string" calcext:value-type="string">
            <text:p>Crypto stamp Golden Unicorn (CSGU), ID 3zyYc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61</text:p>
          </table:table-cell>
          <table:table-cell office:value-type="string" calcext:value-type="string">
            <text:p>https://crypto.post.at/CSGU/3zyYc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63];29;8)" office:value-type="string" office:string-value="3zyYc" calcext:value-type="string">
            <text:p>3zyYc</text:p>
          </table:table-cell>
          <table:table-cell table:formula="of:=LEN([.K163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23.07.2020 12:05:48</text:p>
          </table:table-cell>
          <table:table-cell office:value-type="string" calcext:value-type="string">
            <text:p>Crypto stamp Golden Unicorn 4jVC8H</text:p>
          </table:table-cell>
          <table:table-cell office:value-type="string" calcext:value-type="string">
            <text:p>Crypto stamp Golden Unicorn (CSGU), ID 4jVC8H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62</text:p>
          </table:table-cell>
          <table:table-cell office:value-type="string" calcext:value-type="string">
            <text:p>https://crypto.post.at/CSGU/4jVC8H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64];29;8)" office:value-type="string" office:string-value="4jVC8H" calcext:value-type="string">
            <text:p>4jVC8H</text:p>
          </table:table-cell>
          <table:table-cell table:formula="of:=LEN([.K16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23.07.2020 12:05:48</text:p>
          </table:table-cell>
          <table:table-cell office:value-type="string" calcext:value-type="string">
            <text:p>Crypto stamp Golden Unicorn 5gLjZ4</text:p>
          </table:table-cell>
          <table:table-cell office:value-type="string" calcext:value-type="string">
            <text:p>Crypto stamp Golden Unicorn (CSGU), ID 5gLjZ4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63</text:p>
          </table:table-cell>
          <table:table-cell office:value-type="string" calcext:value-type="string">
            <text:p>https://crypto.post.at/CSGU/5gLjZ4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65];29;8)" office:value-type="string" office:string-value="5gLjZ4" calcext:value-type="string">
            <text:p>5gLjZ4</text:p>
          </table:table-cell>
          <table:table-cell table:formula="of:=LEN([.K16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23.07.2020 12:05:49</text:p>
          </table:table-cell>
          <table:table-cell office:value-type="string" calcext:value-type="string">
            <text:p>Crypto stamp Golden Unicorn 4wM6P5</text:p>
          </table:table-cell>
          <table:table-cell office:value-type="string" calcext:value-type="string">
            <text:p>Crypto stamp Golden Unicorn (CSGU), ID 4wM6P5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64</text:p>
          </table:table-cell>
          <table:table-cell office:value-type="string" calcext:value-type="string">
            <text:p>https://crypto.post.at/CSGU/4wM6P5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66];29;8)" office:value-type="string" office:string-value="4wM6P5" calcext:value-type="string">
            <text:p>4wM6P5</text:p>
          </table:table-cell>
          <table:table-cell table:formula="of:=LEN([.K16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23.07.2020 12:05:52</text:p>
          </table:table-cell>
          <table:table-cell office:value-type="string" calcext:value-type="string">
            <text:p>Crypto stamp Golden Unicorn fagJx</text:p>
          </table:table-cell>
          <table:table-cell office:value-type="string" calcext:value-type="string">
            <text:p>Crypto stamp Golden Unicorn (CSGU), ID fagJ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65</text:p>
          </table:table-cell>
          <table:table-cell office:value-type="string" calcext:value-type="string">
            <text:p>https://crypto.post.at/CSGU/fagJ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67];29;8)" office:value-type="string" office:string-value="fagJx" calcext:value-type="string">
            <text:p>fagJx</text:p>
          </table:table-cell>
          <table:table-cell table:formula="of:=LEN([.K167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23.07.2020 12:05:52</text:p>
          </table:table-cell>
          <table:table-cell office:value-type="string" calcext:value-type="string">
            <text:p>Crypto stamp Golden Unicorn 7Bp1BT</text:p>
          </table:table-cell>
          <table:table-cell office:value-type="string" calcext:value-type="string">
            <text:p>Crypto stamp Golden Unicorn (CSGU), ID 7Bp1BT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66</text:p>
          </table:table-cell>
          <table:table-cell office:value-type="string" calcext:value-type="string">
            <text:p>https://crypto.post.at/CSGU/7Bp1BT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68];29;8)" office:value-type="string" office:string-value="7Bp1BT" calcext:value-type="string">
            <text:p>7Bp1BT</text:p>
          </table:table-cell>
          <table:table-cell table:formula="of:=LEN([.K16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23.07.2020 12:05:53</text:p>
          </table:table-cell>
          <table:table-cell office:value-type="string" calcext:value-type="string">
            <text:p>Crypto stamp Golden Unicorn 3m9fRG</text:p>
          </table:table-cell>
          <table:table-cell office:value-type="string" calcext:value-type="string">
            <text:p>Crypto stamp Golden Unicorn (CSGU), ID 3m9fRG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67</text:p>
          </table:table-cell>
          <table:table-cell office:value-type="string" calcext:value-type="string">
            <text:p>https://crypto.post.at/CSGU/3m9fRG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69];29;8)" office:value-type="string" office:string-value="3m9fRG" calcext:value-type="string">
            <text:p>3m9fRG</text:p>
          </table:table-cell>
          <table:table-cell table:formula="of:=LEN([.K16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23.07.2020 12:05:53</text:p>
          </table:table-cell>
          <table:table-cell office:value-type="string" calcext:value-type="string">
            <text:p>Crypto stamp Golden Unicorn 3FVunP</text:p>
          </table:table-cell>
          <table:table-cell office:value-type="string" calcext:value-type="string">
            <text:p>Crypto stamp Golden Unicorn (CSGU), ID 3FVunP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68</text:p>
          </table:table-cell>
          <table:table-cell office:value-type="string" calcext:value-type="string">
            <text:p>https://crypto.post.at/CSGU/3FVunP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70];29;8)" office:value-type="string" office:string-value="3FVunP" calcext:value-type="string">
            <text:p>3FVunP</text:p>
          </table:table-cell>
          <table:table-cell table:formula="of:=LEN([.K17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23.07.2020 12:05:54</text:p>
          </table:table-cell>
          <table:table-cell office:value-type="string" calcext:value-type="string">
            <text:p>Crypto stamp Golden Unicorn 5qEfFE</text:p>
          </table:table-cell>
          <table:table-cell office:value-type="string" calcext:value-type="string">
            <text:p>Crypto stamp Golden Unicorn (CSGU), ID 5qEfFE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69</text:p>
          </table:table-cell>
          <table:table-cell office:value-type="string" calcext:value-type="string">
            <text:p>https://crypto.post.at/CSGU/5qEfFE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71];29;8)" office:value-type="string" office:string-value="5qEfFE" calcext:value-type="string">
            <text:p>5qEfFE</text:p>
          </table:table-cell>
          <table:table-cell table:formula="of:=LEN([.K17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23.07.2020 12:05:54</text:p>
          </table:table-cell>
          <table:table-cell office:value-type="string" calcext:value-type="string">
            <text:p>Crypto stamp Golden Unicorn 54m2nu</text:p>
          </table:table-cell>
          <table:table-cell office:value-type="string" calcext:value-type="string">
            <text:p>Crypto stamp Golden Unicorn (CSGU), ID 54m2nu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70</text:p>
          </table:table-cell>
          <table:table-cell office:value-type="string" calcext:value-type="string">
            <text:p>https://crypto.post.at/CSGU/54m2nu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72];29;8)" office:value-type="string" office:string-value="54m2nu" calcext:value-type="string">
            <text:p>54m2nu</text:p>
          </table:table-cell>
          <table:table-cell table:formula="of:=LEN([.K17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23.07.2020 12:05:54</text:p>
          </table:table-cell>
          <table:table-cell office:value-type="string" calcext:value-type="string">
            <text:p>Crypto stamp Golden Unicorn 4jVC8S</text:p>
          </table:table-cell>
          <table:table-cell office:value-type="string" calcext:value-type="string">
            <text:p>Crypto stamp Golden Unicorn (CSGU), ID 4jVC8S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71</text:p>
          </table:table-cell>
          <table:table-cell office:value-type="string" calcext:value-type="string">
            <text:p>https://crypto.post.at/CSGU/4jVC8S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73];29;8)" office:value-type="string" office:string-value="4jVC8S" calcext:value-type="string">
            <text:p>4jVC8S</text:p>
          </table:table-cell>
          <table:table-cell table:formula="of:=LEN([.K17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23.07.2020 12:05:55</text:p>
          </table:table-cell>
          <table:table-cell office:value-type="string" calcext:value-type="string">
            <text:p>Crypto stamp Golden Unicorn 3XomtF</text:p>
          </table:table-cell>
          <table:table-cell office:value-type="string" calcext:value-type="string">
            <text:p>Crypto stamp Golden Unicorn (CSGU), ID 3XomtF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72</text:p>
          </table:table-cell>
          <table:table-cell office:value-type="string" calcext:value-type="string">
            <text:p>https://crypto.post.at/CSGU/3XomtF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74];29;8)" office:value-type="string" office:string-value="3XomtF" calcext:value-type="string">
            <text:p>3XomtF</text:p>
          </table:table-cell>
          <table:table-cell table:formula="of:=LEN([.K17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23.07.2020 12:05:55</text:p>
          </table:table-cell>
          <table:table-cell office:value-type="string" calcext:value-type="string">
            <text:p>Crypto stamp Golden Unicorn h4fbS</text:p>
          </table:table-cell>
          <table:table-cell office:value-type="string" calcext:value-type="string">
            <text:p>Crypto stamp Golden Unicorn (CSGU), ID h4fbS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73</text:p>
          </table:table-cell>
          <table:table-cell office:value-type="string" calcext:value-type="string">
            <text:p>https://crypto.post.at/CSGU/h4fbS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75];29;8)" office:value-type="string" office:string-value="h4fbS" calcext:value-type="string">
            <text:p>h4fbS</text:p>
          </table:table-cell>
          <table:table-cell table:formula="of:=LEN([.K175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23.07.2020 12:05:55</text:p>
          </table:table-cell>
          <table:table-cell office:value-type="string" calcext:value-type="string">
            <text:p>Crypto stamp Golden Unicorn 2TYJ3o</text:p>
          </table:table-cell>
          <table:table-cell office:value-type="string" calcext:value-type="string">
            <text:p>Crypto stamp Golden Unicorn (CSGU), ID 2TYJ3o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74</text:p>
          </table:table-cell>
          <table:table-cell office:value-type="string" calcext:value-type="string">
            <text:p>https://crypto.post.at/CSGU/2TYJ3o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76];29;8)" office:value-type="string" office:string-value="2TYJ3o" calcext:value-type="string">
            <text:p>2TYJ3o</text:p>
          </table:table-cell>
          <table:table-cell table:formula="of:=LEN([.K17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23.07.2020 12:05:56</text:p>
          </table:table-cell>
          <table:table-cell office:value-type="string" calcext:value-type="string">
            <text:p>Crypto stamp Golden Unicorn 5Q2sTU</text:p>
          </table:table-cell>
          <table:table-cell office:value-type="string" calcext:value-type="string">
            <text:p>Crypto stamp Golden Unicorn (CSGU), ID 5Q2sTU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75</text:p>
          </table:table-cell>
          <table:table-cell office:value-type="string" calcext:value-type="string">
            <text:p>https://crypto.post.at/CSGU/5Q2sTU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77];29;8)" office:value-type="string" office:string-value="5Q2sTU" calcext:value-type="string">
            <text:p>5Q2sTU</text:p>
          </table:table-cell>
          <table:table-cell table:formula="of:=LEN([.K17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23.07.2020 12:05:56</text:p>
          </table:table-cell>
          <table:table-cell office:value-type="string" calcext:value-type="string">
            <text:p>Crypto stamp Golden Unicorn 2tk5qh</text:p>
          </table:table-cell>
          <table:table-cell office:value-type="string" calcext:value-type="string">
            <text:p>Crypto stamp Golden Unicorn (CSGU), ID 2tk5qh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76</text:p>
          </table:table-cell>
          <table:table-cell office:value-type="string" calcext:value-type="string">
            <text:p>https://crypto.post.at/CSGU/2tk5qh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78];29;8)" office:value-type="string" office:string-value="2tk5qh" calcext:value-type="string">
            <text:p>2tk5qh</text:p>
          </table:table-cell>
          <table:table-cell table:formula="of:=LEN([.K17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23.07.2020 12:05:57</text:p>
          </table:table-cell>
          <table:table-cell office:value-type="string" calcext:value-type="string">
            <text:p>Crypto stamp Golden Unicorn 3ndehn</text:p>
          </table:table-cell>
          <table:table-cell office:value-type="string" calcext:value-type="string">
            <text:p>Crypto stamp Golden Unicorn (CSGU), ID 3ndehn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77</text:p>
          </table:table-cell>
          <table:table-cell office:value-type="string" calcext:value-type="string">
            <text:p>https://crypto.post.at/CSGU/3ndeh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79];29;8)" office:value-type="string" office:string-value="3ndehn" calcext:value-type="string">
            <text:p>3ndehn</text:p>
          </table:table-cell>
          <table:table-cell table:formula="of:=LEN([.K17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23.07.2020 12:05:58</text:p>
          </table:table-cell>
          <table:table-cell office:value-type="string" calcext:value-type="string">
            <text:p>Crypto stamp Golden Unicorn nzciu</text:p>
          </table:table-cell>
          <table:table-cell office:value-type="string" calcext:value-type="string">
            <text:p>Crypto stamp Golden Unicorn (CSGU), ID nzciu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78</text:p>
          </table:table-cell>
          <table:table-cell office:value-type="string" calcext:value-type="string">
            <text:p>https://crypto.post.at/CSGU/nzciu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80];29;8)" office:value-type="string" office:string-value="nzciu" calcext:value-type="string">
            <text:p>nzciu</text:p>
          </table:table-cell>
          <table:table-cell table:formula="of:=LEN([.K180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23.07.2020 12:05:58</text:p>
          </table:table-cell>
          <table:table-cell office:value-type="string" calcext:value-type="string">
            <text:p>Crypto stamp Golden Unicorn 46RW5x</text:p>
          </table:table-cell>
          <table:table-cell office:value-type="string" calcext:value-type="string">
            <text:p>Crypto stamp Golden Unicorn (CSGU), ID 46RW5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79</text:p>
          </table:table-cell>
          <table:table-cell office:value-type="string" calcext:value-type="string">
            <text:p>https://crypto.post.at/CSGU/46RW5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81];29;8)" office:value-type="string" office:string-value="46RW5x" calcext:value-type="string">
            <text:p>46RW5x</text:p>
          </table:table-cell>
          <table:table-cell table:formula="of:=LEN([.K18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3.07.2020 12:05:58</text:p>
          </table:table-cell>
          <table:table-cell office:value-type="string" calcext:value-type="string">
            <text:p>Crypto stamp Golden Unicorn 4dZF1D</text:p>
          </table:table-cell>
          <table:table-cell office:value-type="string" calcext:value-type="string">
            <text:p>Crypto stamp Golden Unicorn (CSGU), ID 4dZF1D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80</text:p>
          </table:table-cell>
          <table:table-cell office:value-type="string" calcext:value-type="string">
            <text:p>https://crypto.post.at/CSGU/4dZF1D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82];29;8)" office:value-type="string" office:string-value="4dZF1D" calcext:value-type="string">
            <text:p>4dZF1D</text:p>
          </table:table-cell>
          <table:table-cell table:formula="of:=LEN([.K18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23.07.2020 12:05:59</text:p>
          </table:table-cell>
          <table:table-cell office:value-type="string" calcext:value-type="string">
            <text:p>Crypto stamp Golden Unicorn 5wAcNp</text:p>
          </table:table-cell>
          <table:table-cell office:value-type="string" calcext:value-type="string">
            <text:p>Crypto stamp Golden Unicorn (CSGU), ID 5wAcNp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81</text:p>
          </table:table-cell>
          <table:table-cell office:value-type="string" calcext:value-type="string">
            <text:p>https://crypto.post.at/CSGU/5wAcNp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83];29;8)" office:value-type="string" office:string-value="5wAcNp" calcext:value-type="string">
            <text:p>5wAcNp</text:p>
          </table:table-cell>
          <table:table-cell table:formula="of:=LEN([.K18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23.07.2020 12:05:59</text:p>
          </table:table-cell>
          <table:table-cell office:value-type="string" calcext:value-type="string">
            <text:p>Crypto stamp Golden Unicorn 5Yvo9f</text:p>
          </table:table-cell>
          <table:table-cell office:value-type="string" calcext:value-type="string">
            <text:p>Crypto stamp Golden Unicorn (CSGU), ID 5Yvo9f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82</text:p>
          </table:table-cell>
          <table:table-cell office:value-type="string" calcext:value-type="string">
            <text:p>https://crypto.post.at/CSGU/5Yvo9f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84];29;8)" office:value-type="string" office:string-value="5Yvo9f" calcext:value-type="string">
            <text:p>5Yvo9f</text:p>
          </table:table-cell>
          <table:table-cell table:formula="of:=LEN([.K18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23.07.2020 12:06:00</text:p>
          </table:table-cell>
          <table:table-cell office:value-type="string" calcext:value-type="string">
            <text:p>Crypto stamp Golden Unicorn 357zpE</text:p>
          </table:table-cell>
          <table:table-cell office:value-type="string" calcext:value-type="string">
            <text:p>Crypto stamp Golden Unicorn (CSGU), ID 357zpE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83</text:p>
          </table:table-cell>
          <table:table-cell office:value-type="string" calcext:value-type="string">
            <text:p>https://crypto.post.at/CSGU/357zpE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85];29;8)" office:value-type="string" office:string-value="357zpE" calcext:value-type="string">
            <text:p>357zpE</text:p>
          </table:table-cell>
          <table:table-cell table:formula="of:=LEN([.K18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23.07.2020 12:06:00</text:p>
          </table:table-cell>
          <table:table-cell office:value-type="string" calcext:value-type="string">
            <text:p>Crypto stamp Golden Unicorn 3QPqUj</text:p>
          </table:table-cell>
          <table:table-cell office:value-type="string" calcext:value-type="string">
            <text:p>Crypto stamp Golden Unicorn (CSGU), ID 3QPqUj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84</text:p>
          </table:table-cell>
          <table:table-cell office:value-type="string" calcext:value-type="string">
            <text:p>https://crypto.post.at/CSGU/3QPqUj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86];29;8)" office:value-type="string" office:string-value="3QPqUj" calcext:value-type="string">
            <text:p>3QPqUj</text:p>
          </table:table-cell>
          <table:table-cell table:formula="of:=LEN([.K18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23.07.2020 12:06:01</text:p>
          </table:table-cell>
          <table:table-cell office:value-type="string" calcext:value-type="string">
            <text:p>Crypto stamp Golden Unicorn 4NjNBr</text:p>
          </table:table-cell>
          <table:table-cell office:value-type="string" calcext:value-type="string">
            <text:p>Crypto stamp Golden Unicorn (CSGU), ID 4NjNBr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85</text:p>
          </table:table-cell>
          <table:table-cell office:value-type="string" calcext:value-type="string">
            <text:p>https://crypto.post.at/CSGU/4NjNBr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87];29;8)" office:value-type="string" office:string-value="4NjNBr" calcext:value-type="string">
            <text:p>4NjNBr</text:p>
          </table:table-cell>
          <table:table-cell table:formula="of:=LEN([.K18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23.07.2020 12:06:01</text:p>
          </table:table-cell>
          <table:table-cell office:value-type="string" calcext:value-type="string">
            <text:p>Crypto stamp Golden Unicorn 6q4BEy</text:p>
          </table:table-cell>
          <table:table-cell office:value-type="string" calcext:value-type="string">
            <text:p>Crypto stamp Golden Unicorn (CSGU), ID 6q4BEy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86</text:p>
          </table:table-cell>
          <table:table-cell office:value-type="string" calcext:value-type="string">
            <text:p>https://crypto.post.at/CSGU/6q4BEy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88];29;8)" office:value-type="string" office:string-value="6q4BEy" calcext:value-type="string">
            <text:p>6q4BEy</text:p>
          </table:table-cell>
          <table:table-cell table:formula="of:=LEN([.K18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23.07.2020 12:06:01</text:p>
          </table:table-cell>
          <table:table-cell office:value-type="string" calcext:value-type="string">
            <text:p>Crypto stamp Golden Unicorn 4MFNuY</text:p>
          </table:table-cell>
          <table:table-cell office:value-type="string" calcext:value-type="string">
            <text:p>Crypto stamp Golden Unicorn (CSGU), ID 4MFNuY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87</text:p>
          </table:table-cell>
          <table:table-cell office:value-type="string" calcext:value-type="string">
            <text:p>https://crypto.post.at/CSGU/4MFNuY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89];29;8)" office:value-type="string" office:string-value="4MFNuY" calcext:value-type="string">
            <text:p>4MFNuY</text:p>
          </table:table-cell>
          <table:table-cell table:formula="of:=LEN([.K18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23.07.2020 12:06:02</text:p>
          </table:table-cell>
          <table:table-cell office:value-type="string" calcext:value-type="string">
            <text:p>Crypto stamp Golden Unicorn 7X5qrK</text:p>
          </table:table-cell>
          <table:table-cell office:value-type="string" calcext:value-type="string">
            <text:p>Crypto stamp Golden Unicorn (CSGU), ID 7X5qrK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88</text:p>
          </table:table-cell>
          <table:table-cell office:value-type="string" calcext:value-type="string">
            <text:p>https://crypto.post.at/CSGU/7X5qrK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90];29;8)" office:value-type="string" office:string-value="7X5qrK" calcext:value-type="string">
            <text:p>7X5qrK</text:p>
          </table:table-cell>
          <table:table-cell table:formula="of:=LEN([.K19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3.07.2020 12:06:02</text:p>
          </table:table-cell>
          <table:table-cell office:value-type="string" calcext:value-type="string">
            <text:p>Crypto stamp Golden Unicorn 2dvD2U</text:p>
          </table:table-cell>
          <table:table-cell office:value-type="string" calcext:value-type="string">
            <text:p>Crypto stamp Golden Unicorn (CSGU), ID 2dvD2U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89</text:p>
          </table:table-cell>
          <table:table-cell office:value-type="string" calcext:value-type="string">
            <text:p>https://crypto.post.at/CSGU/2dvD2U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91];29;8)" office:value-type="string" office:string-value="2dvD2U" calcext:value-type="string">
            <text:p>2dvD2U</text:p>
          </table:table-cell>
          <table:table-cell table:formula="of:=LEN([.K19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3.07.2020 12:06:02</text:p>
          </table:table-cell>
          <table:table-cell office:value-type="string" calcext:value-type="string">
            <text:p>Crypto stamp Golden Unicorn 47uVNV</text:p>
          </table:table-cell>
          <table:table-cell office:value-type="string" calcext:value-type="string">
            <text:p>Crypto stamp Golden Unicorn (CSGU), ID 47uVNV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90</text:p>
          </table:table-cell>
          <table:table-cell office:value-type="string" calcext:value-type="string">
            <text:p>https://crypto.post.at/CSGU/47uVNV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92];29;8)" office:value-type="string" office:string-value="47uVNV" calcext:value-type="string">
            <text:p>47uVNV</text:p>
          </table:table-cell>
          <table:table-cell table:formula="of:=LEN([.K19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23.07.2020 12:06:03</text:p>
          </table:table-cell>
          <table:table-cell office:value-type="string" calcext:value-type="string">
            <text:p>Crypto stamp Golden Unicorn 6DUUUn</text:p>
          </table:table-cell>
          <table:table-cell office:value-type="string" calcext:value-type="string">
            <text:p>Crypto stamp Golden Unicorn (CSGU), ID 6DUUUn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91</text:p>
          </table:table-cell>
          <table:table-cell office:value-type="string" calcext:value-type="string">
            <text:p>https://crypto.post.at/CSGU/6DUUU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93];29;8)" office:value-type="string" office:string-value="6DUUUn" calcext:value-type="string">
            <text:p>6DUUUn</text:p>
          </table:table-cell>
          <table:table-cell table:formula="of:=LEN([.K19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23.07.2020 12:06:03</text:p>
          </table:table-cell>
          <table:table-cell office:value-type="string" calcext:value-type="string">
            <text:p>Crypto stamp Golden Unicorn CtuFD</text:p>
          </table:table-cell>
          <table:table-cell office:value-type="string" calcext:value-type="string">
            <text:p>Crypto stamp Golden Unicorn (CSGU), ID CtuFD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92</text:p>
          </table:table-cell>
          <table:table-cell office:value-type="string" calcext:value-type="string">
            <text:p>https://crypto.post.at/CSGU/CtuFD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94];29;8)" office:value-type="string" office:string-value="CtuFD" calcext:value-type="string">
            <text:p>CtuFD</text:p>
          </table:table-cell>
          <table:table-cell table:formula="of:=LEN([.K194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23.07.2020 12:06:04</text:p>
          </table:table-cell>
          <table:table-cell office:value-type="string" calcext:value-type="string">
            <text:p>Crypto stamp Golden Unicorn 2HAP5i</text:p>
          </table:table-cell>
          <table:table-cell office:value-type="string" calcext:value-type="string">
            <text:p>Crypto stamp Golden Unicorn (CSGU), ID 2HAP5i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93</text:p>
          </table:table-cell>
          <table:table-cell office:value-type="string" calcext:value-type="string">
            <text:p>https://crypto.post.at/CSGU/2HAP5i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95];29;8)" office:value-type="string" office:string-value="2HAP5i" calcext:value-type="string">
            <text:p>2HAP5i</text:p>
          </table:table-cell>
          <table:table-cell table:formula="of:=LEN([.K19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23.07.2020 12:06:04</text:p>
          </table:table-cell>
          <table:table-cell office:value-type="string" calcext:value-type="string">
            <text:p>Crypto stamp Golden Unicorn 2vE58M</text:p>
          </table:table-cell>
          <table:table-cell office:value-type="string" calcext:value-type="string">
            <text:p>Crypto stamp Golden Unicorn (CSGU), ID 2vE58M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94</text:p>
          </table:table-cell>
          <table:table-cell office:value-type="string" calcext:value-type="string">
            <text:p>https://crypto.post.at/CSGU/2vE58M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96];29;8)" office:value-type="string" office:string-value="2vE58M" calcext:value-type="string">
            <text:p>2vE58M</text:p>
          </table:table-cell>
          <table:table-cell table:formula="of:=LEN([.K19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23.07.2020 12:06:04</text:p>
          </table:table-cell>
          <table:table-cell office:value-type="string" calcext:value-type="string">
            <text:p>Crypto stamp Golden Unicorn 47uVNa</text:p>
          </table:table-cell>
          <table:table-cell office:value-type="string" calcext:value-type="string">
            <text:p>Crypto stamp Golden Unicorn (CSGU), ID 47uVNa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95</text:p>
          </table:table-cell>
          <table:table-cell office:value-type="string" calcext:value-type="string">
            <text:p>https://crypto.post.at/CSGU/47uVNa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97];29;8)" office:value-type="string" office:string-value="47uVNa" calcext:value-type="string">
            <text:p>47uVNa</text:p>
          </table:table-cell>
          <table:table-cell table:formula="of:=LEN([.K19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23.07.2020 12:06:05</text:p>
          </table:table-cell>
          <table:table-cell office:value-type="string" calcext:value-type="string">
            <text:p>Crypto stamp Golden Unicorn 2qn7HM</text:p>
          </table:table-cell>
          <table:table-cell office:value-type="string" calcext:value-type="string">
            <text:p>Crypto stamp Golden Unicorn (CSGU), ID 2qn7HM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96</text:p>
          </table:table-cell>
          <table:table-cell office:value-type="string" calcext:value-type="string">
            <text:p>https://crypto.post.at/CSGU/2qn7HM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98];29;8)" office:value-type="string" office:string-value="2qn7HM" calcext:value-type="string">
            <text:p>2qn7HM</text:p>
          </table:table-cell>
          <table:table-cell table:formula="of:=LEN([.K19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23.07.2020 12:06:05</text:p>
          </table:table-cell>
          <table:table-cell office:value-type="string" calcext:value-type="string">
            <text:p>Crypto stamp Golden Unicorn 23pVYg</text:p>
          </table:table-cell>
          <table:table-cell office:value-type="string" calcext:value-type="string">
            <text:p>Crypto stamp Golden Unicorn (CSGU), ID 23pVYg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97</text:p>
          </table:table-cell>
          <table:table-cell office:value-type="string" calcext:value-type="string">
            <text:p>https://crypto.post.at/CSGU/23pVYg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199];29;8)" office:value-type="string" office:string-value="23pVYg" calcext:value-type="string">
            <text:p>23pVYg</text:p>
          </table:table-cell>
          <table:table-cell table:formula="of:=LEN([.K19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23.07.2020 12:06:06</text:p>
          </table:table-cell>
          <table:table-cell office:value-type="string" calcext:value-type="string">
            <text:p>Crypto stamp Golden Unicorn 4W9Jbo</text:p>
          </table:table-cell>
          <table:table-cell office:value-type="string" calcext:value-type="string">
            <text:p>Crypto stamp Golden Unicorn (CSGU), ID 4W9Jbo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98</text:p>
          </table:table-cell>
          <table:table-cell office:value-type="string" calcext:value-type="string">
            <text:p>https://crypto.post.at/CSGU/4W9Jbo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00];29;8)" office:value-type="string" office:string-value="4W9Jbo" calcext:value-type="string">
            <text:p>4W9Jbo</text:p>
          </table:table-cell>
          <table:table-cell table:formula="of:=LEN([.K20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23.07.2020 12:06:06</text:p>
          </table:table-cell>
          <table:table-cell office:value-type="string" calcext:value-type="string">
            <text:p>Crypto stamp Golden Unicorn 2ECQX8</text:p>
          </table:table-cell>
          <table:table-cell office:value-type="string" calcext:value-type="string">
            <text:p>Crypto stamp Golden Unicorn (CSGU), ID 2ECQX8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199</text:p>
          </table:table-cell>
          <table:table-cell office:value-type="string" calcext:value-type="string">
            <text:p>https://crypto.post.at/CSGU/2ECQX8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01];29;8)" office:value-type="string" office:string-value="2ECQX8" calcext:value-type="string">
            <text:p>2ECQX8</text:p>
          </table:table-cell>
          <table:table-cell table:formula="of:=LEN([.K20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3.07.2020 12:06:07</text:p>
          </table:table-cell>
          <table:table-cell office:value-type="string" calcext:value-type="string">
            <text:p>Crypto stamp Golden Unicorn 4abGSs</text:p>
          </table:table-cell>
          <table:table-cell office:value-type="string" calcext:value-type="string">
            <text:p>Crypto stamp Golden Unicorn (CSGU), ID 4abGSs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00</text:p>
          </table:table-cell>
          <table:table-cell office:value-type="string" calcext:value-type="string">
            <text:p>https://crypto.post.at/CSGU/4abGSs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02];29;8)" office:value-type="string" office:string-value="4abGSs" calcext:value-type="string">
            <text:p>4abGSs</text:p>
          </table:table-cell>
          <table:table-cell table:formula="of:=LEN([.K20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23.07.2020 12:06:07</text:p>
          </table:table-cell>
          <table:table-cell office:value-type="string" calcext:value-type="string">
            <text:p>Crypto stamp Golden Unicorn 6YkK9S</text:p>
          </table:table-cell>
          <table:table-cell office:value-type="string" calcext:value-type="string">
            <text:p>Crypto stamp Golden Unicorn (CSGU), ID 6YkK9S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01</text:p>
          </table:table-cell>
          <table:table-cell office:value-type="string" calcext:value-type="string">
            <text:p>https://crypto.post.at/CSGU/6YkK9S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03];29;8)" office:value-type="string" office:string-value="6YkK9S" calcext:value-type="string">
            <text:p>6YkK9S</text:p>
          </table:table-cell>
          <table:table-cell table:formula="of:=LEN([.K20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23.07.2020 12:06:07</text:p>
          </table:table-cell>
          <table:table-cell office:value-type="string" calcext:value-type="string">
            <text:p>Crypto stamp Golden Unicorn 4CMTDj</text:p>
          </table:table-cell>
          <table:table-cell office:value-type="string" calcext:value-type="string">
            <text:p>Crypto stamp Golden Unicorn (CSGU), ID 4CMTDj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02</text:p>
          </table:table-cell>
          <table:table-cell office:value-type="string" calcext:value-type="string">
            <text:p>https://crypto.post.at/CSGU/4CMTDj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04];29;8)" office:value-type="string" office:string-value="4CMTDj" calcext:value-type="string">
            <text:p>4CMTDj</text:p>
          </table:table-cell>
          <table:table-cell table:formula="of:=LEN([.K20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23.07.2020 12:06:08</text:p>
          </table:table-cell>
          <table:table-cell office:value-type="string" calcext:value-type="string">
            <text:p>Crypto stamp Golden Unicorn 36bz6v</text:p>
          </table:table-cell>
          <table:table-cell office:value-type="string" calcext:value-type="string">
            <text:p>Crypto stamp Golden Unicorn (CSGU), ID 36bz6v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03</text:p>
          </table:table-cell>
          <table:table-cell office:value-type="string" calcext:value-type="string">
            <text:p>https://crypto.post.at/CSGU/36bz6v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05];29;8)" office:value-type="string" office:string-value="36bz6v" calcext:value-type="string">
            <text:p>36bz6v</text:p>
          </table:table-cell>
          <table:table-cell table:formula="of:=LEN([.K20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23.07.2020 12:06:08</text:p>
          </table:table-cell>
          <table:table-cell office:value-type="string" calcext:value-type="string">
            <text:p>Crypto stamp Golden Unicorn 3Gyu5M</text:p>
          </table:table-cell>
          <table:table-cell office:value-type="string" calcext:value-type="string">
            <text:p>Crypto stamp Golden Unicorn (CSGU), ID 3Gyu5M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04</text:p>
          </table:table-cell>
          <table:table-cell office:value-type="string" calcext:value-type="string">
            <text:p>https://crypto.post.at/CSGU/3Gyu5M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06];29;8)" office:value-type="string" office:string-value="3Gyu5M" calcext:value-type="string">
            <text:p>3Gyu5M</text:p>
          </table:table-cell>
          <table:table-cell table:formula="of:=LEN([.K20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23.07.2020 12:06:08</text:p>
          </table:table-cell>
          <table:table-cell office:value-type="string" calcext:value-type="string">
            <text:p>Crypto stamp Golden Unicorn zrWz8</text:p>
          </table:table-cell>
          <table:table-cell office:value-type="string" calcext:value-type="string">
            <text:p>Crypto stamp Golden Unicorn (CSGU), ID zrWz8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05</text:p>
          </table:table-cell>
          <table:table-cell office:value-type="string" calcext:value-type="string">
            <text:p>https://crypto.post.at/CSGU/zrWz8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07];29;8)" office:value-type="string" office:string-value="zrWz8" calcext:value-type="string">
            <text:p>zrWz8</text:p>
          </table:table-cell>
          <table:table-cell table:formula="of:=LEN([.K207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23.07.2020 12:06:09</text:p>
          </table:table-cell>
          <table:table-cell office:value-type="string" calcext:value-type="string">
            <text:p>Crypto stamp Golden Unicorn 78r2dT</text:p>
          </table:table-cell>
          <table:table-cell office:value-type="string" calcext:value-type="string">
            <text:p>Crypto stamp Golden Unicorn (CSGU), ID 78r2dT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06</text:p>
          </table:table-cell>
          <table:table-cell office:value-type="string" calcext:value-type="string">
            <text:p>https://crypto.post.at/CSGU/78r2dT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08];29;8)" office:value-type="string" office:string-value="78r2dT" calcext:value-type="string">
            <text:p>78r2dT</text:p>
          </table:table-cell>
          <table:table-cell table:formula="of:=LEN([.K20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23.07.2020 12:06:09</text:p>
          </table:table-cell>
          <table:table-cell office:value-type="string" calcext:value-type="string">
            <text:p>Crypto stamp Golden Unicorn 7NBvAa</text:p>
          </table:table-cell>
          <table:table-cell office:value-type="string" calcext:value-type="string">
            <text:p>Crypto stamp Golden Unicorn (CSGU), ID 7NBvAa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07</text:p>
          </table:table-cell>
          <table:table-cell office:value-type="string" calcext:value-type="string">
            <text:p>https://crypto.post.at/CSGU/7NBvAa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09];29;8)" office:value-type="string" office:string-value="7NBvAa" calcext:value-type="string">
            <text:p>7NBvAa</text:p>
          </table:table-cell>
          <table:table-cell table:formula="of:=LEN([.K20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23.07.2020 12:06:10</text:p>
          </table:table-cell>
          <table:table-cell office:value-type="string" calcext:value-type="string">
            <text:p>Crypto stamp Golden Unicorn 3cFjju</text:p>
          </table:table-cell>
          <table:table-cell office:value-type="string" calcext:value-type="string">
            <text:p>Crypto stamp Golden Unicorn (CSGU), ID 3cFjju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08</text:p>
          </table:table-cell>
          <table:table-cell office:value-type="string" calcext:value-type="string">
            <text:p>https://crypto.post.at/CSGU/3cFjju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10];29;8)" office:value-type="string" office:string-value="3cFjju" calcext:value-type="string">
            <text:p>3cFjju</text:p>
          </table:table-cell>
          <table:table-cell table:formula="of:=LEN([.K21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23.07.2020 12:06:10</text:p>
          </table:table-cell>
          <table:table-cell office:value-type="string" calcext:value-type="string">
            <text:p>Crypto stamp Golden Unicorn 5okfya</text:p>
          </table:table-cell>
          <table:table-cell office:value-type="string" calcext:value-type="string">
            <text:p>Crypto stamp Golden Unicorn (CSGU), ID 5okfya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09</text:p>
          </table:table-cell>
          <table:table-cell office:value-type="string" calcext:value-type="string">
            <text:p>https://crypto.post.at/CSGU/5okfya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11];29;8)" office:value-type="string" office:string-value="5okfya" calcext:value-type="string">
            <text:p>5okfya</text:p>
          </table:table-cell>
          <table:table-cell table:formula="of:=LEN([.K21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23.07.2020 12:06:10</text:p>
          </table:table-cell>
          <table:table-cell office:value-type="string" calcext:value-type="string">
            <text:p>Crypto stamp Golden Unicorn 49PUfB</text:p>
          </table:table-cell>
          <table:table-cell office:value-type="string" calcext:value-type="string">
            <text:p>Crypto stamp Golden Unicorn (CSGU), ID 49PUfB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10</text:p>
          </table:table-cell>
          <table:table-cell office:value-type="string" calcext:value-type="string">
            <text:p>https://crypto.post.at/CSGU/49PUfB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12];29;8)" office:value-type="string" office:string-value="49PUfB" calcext:value-type="string">
            <text:p>49PUfB</text:p>
          </table:table-cell>
          <table:table-cell table:formula="of:=LEN([.K21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23.07.2020 12:06:11</text:p>
          </table:table-cell>
          <table:table-cell office:value-type="string" calcext:value-type="string">
            <text:p>Crypto stamp Golden Unicorn pUc1p</text:p>
          </table:table-cell>
          <table:table-cell office:value-type="string" calcext:value-type="string">
            <text:p>Crypto stamp Golden Unicorn (CSGU), ID pUc1p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11</text:p>
          </table:table-cell>
          <table:table-cell office:value-type="string" calcext:value-type="string">
            <text:p>https://crypto.post.at/CSGU/pUc1p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13];29;8)" office:value-type="string" office:string-value="pUc1p" calcext:value-type="string">
            <text:p>pUc1p</text:p>
          </table:table-cell>
          <table:table-cell table:formula="of:=LEN([.K213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23.07.2020 12:06:11</text:p>
          </table:table-cell>
          <table:table-cell office:value-type="string" calcext:value-type="string">
            <text:p>Crypto stamp Golden Unicorn 3p7dzj</text:p>
          </table:table-cell>
          <table:table-cell office:value-type="string" calcext:value-type="string">
            <text:p>Crypto stamp Golden Unicorn (CSGU), ID 3p7dzj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12</text:p>
          </table:table-cell>
          <table:table-cell office:value-type="string" calcext:value-type="string">
            <text:p>https://crypto.post.at/CSGU/3p7dzj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14];29;8)" office:value-type="string" office:string-value="3p7dzj" calcext:value-type="string">
            <text:p>3p7dzj</text:p>
          </table:table-cell>
          <table:table-cell table:formula="of:=LEN([.K21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23.07.2020 12:06:14</text:p>
          </table:table-cell>
          <table:table-cell office:value-type="string" calcext:value-type="string">
            <text:p>Crypto stamp Golden Unicorn 2ECQXN</text:p>
          </table:table-cell>
          <table:table-cell office:value-type="string" calcext:value-type="string">
            <text:p>Crypto stamp Golden Unicorn (CSGU), ID 2ECQXN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13</text:p>
          </table:table-cell>
          <table:table-cell office:value-type="string" calcext:value-type="string">
            <text:p>https://crypto.post.at/CSGU/2ECQX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15];29;8)" office:value-type="string" office:string-value="2ECQXN" calcext:value-type="string">
            <text:p>2ECQXN</text:p>
          </table:table-cell>
          <table:table-cell table:formula="of:=LEN([.K21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23.07.2020 12:06:14</text:p>
          </table:table-cell>
          <table:table-cell office:value-type="string" calcext:value-type="string">
            <text:p>Crypto stamp Golden Unicorn 57j1NM</text:p>
          </table:table-cell>
          <table:table-cell office:value-type="string" calcext:value-type="string">
            <text:p>Crypto stamp Golden Unicorn (CSGU), ID 57j1NM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14</text:p>
          </table:table-cell>
          <table:table-cell office:value-type="string" calcext:value-type="string">
            <text:p>https://crypto.post.at/CSGU/57j1NM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16];29;8)" office:value-type="string" office:string-value="57j1NM" calcext:value-type="string">
            <text:p>57j1NM</text:p>
          </table:table-cell>
          <table:table-cell table:formula="of:=LEN([.K21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23.07.2020 12:06:14</text:p>
          </table:table-cell>
          <table:table-cell office:value-type="string" calcext:value-type="string">
            <text:p>Crypto stamp Golden Unicorn BQuyG</text:p>
          </table:table-cell>
          <table:table-cell office:value-type="string" calcext:value-type="string">
            <text:p>Crypto stamp Golden Unicorn (CSGU), ID BQuyG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15</text:p>
          </table:table-cell>
          <table:table-cell office:value-type="string" calcext:value-type="string">
            <text:p>https://crypto.post.at/CSGU/BQuyG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17];29;8)" office:value-type="string" office:string-value="BQuyG" calcext:value-type="string">
            <text:p>BQuyG</text:p>
          </table:table-cell>
          <table:table-cell table:formula="of:=LEN([.K217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23.07.2020 12:06:15</text:p>
          </table:table-cell>
          <table:table-cell office:value-type="string" calcext:value-type="string">
            <text:p>Crypto stamp Golden Unicorn 2yC3hR</text:p>
          </table:table-cell>
          <table:table-cell office:value-type="string" calcext:value-type="string">
            <text:p>Crypto stamp Golden Unicorn (CSGU), ID 2yC3hR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16</text:p>
          </table:table-cell>
          <table:table-cell office:value-type="string" calcext:value-type="string">
            <text:p>https://crypto.post.at/CSGU/2yC3hR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18];29;8)" office:value-type="string" office:string-value="2yC3hR" calcext:value-type="string">
            <text:p>2yC3hR</text:p>
          </table:table-cell>
          <table:table-cell table:formula="of:=LEN([.K21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23.07.2020 12:06:16</text:p>
          </table:table-cell>
          <table:table-cell office:value-type="string" calcext:value-type="string">
            <text:p>Crypto stamp Golden Unicorn 7Emym2</text:p>
          </table:table-cell>
          <table:table-cell office:value-type="string" calcext:value-type="string">
            <text:p>Crypto stamp Golden Unicorn (CSGU), ID 7Emym2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17</text:p>
          </table:table-cell>
          <table:table-cell office:value-type="string" calcext:value-type="string">
            <text:p>https://crypto.post.at/CSGU/7Emym2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19];29;8)" office:value-type="string" office:string-value="7Emym2" calcext:value-type="string">
            <text:p>7Emym2</text:p>
          </table:table-cell>
          <table:table-cell table:formula="of:=LEN([.K21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23.07.2020 12:06:17</text:p>
          </table:table-cell>
          <table:table-cell office:value-type="string" calcext:value-type="string">
            <text:p>Crypto stamp Golden Unicorn 7X5qrq</text:p>
          </table:table-cell>
          <table:table-cell office:value-type="string" calcext:value-type="string">
            <text:p>Crypto stamp Golden Unicorn (CSGU), ID 7X5qrq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18</text:p>
          </table:table-cell>
          <table:table-cell office:value-type="string" calcext:value-type="string">
            <text:p>https://crypto.post.at/CSGU/7X5qrq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20];29;8)" office:value-type="string" office:string-value="7X5qrq" calcext:value-type="string">
            <text:p>7X5qrq</text:p>
          </table:table-cell>
          <table:table-cell table:formula="of:=LEN([.K22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23.07.2020 12:06:19</text:p>
          </table:table-cell>
          <table:table-cell office:value-type="string" calcext:value-type="string">
            <text:p>Crypto stamp Golden Unicorn 3Gyu5c</text:p>
          </table:table-cell>
          <table:table-cell office:value-type="string" calcext:value-type="string">
            <text:p>Crypto stamp Golden Unicorn (CSGU), ID 3Gyu5c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19</text:p>
          </table:table-cell>
          <table:table-cell office:value-type="string" calcext:value-type="string">
            <text:p>https://crypto.post.at/CSGU/3Gyu5c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21];29;8)" office:value-type="string" office:string-value="3Gyu5c" calcext:value-type="string">
            <text:p>3Gyu5c</text:p>
          </table:table-cell>
          <table:table-cell table:formula="of:=LEN([.K22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23.07.2020 12:06:20</text:p>
          </table:table-cell>
          <table:table-cell office:value-type="string" calcext:value-type="string">
            <text:p>Crypto stamp Golden Unicorn 75t451</text:p>
          </table:table-cell>
          <table:table-cell office:value-type="string" calcext:value-type="string">
            <text:p>Crypto stamp Golden Unicorn (CSGU), ID 75t451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20</text:p>
          </table:table-cell>
          <table:table-cell office:value-type="string" calcext:value-type="string">
            <text:p>https://crypto.post.at/CSGU/75t451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22];29;8)" office:value-type="string" office:string-value="75t451" calcext:value-type="string">
            <text:p>75t451</text:p>
          </table:table-cell>
          <table:table-cell table:formula="of:=LEN([.K22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23.07.2020 12:06:20</text:p>
          </table:table-cell>
          <table:table-cell office:value-type="string" calcext:value-type="string">
            <text:p>Crypto stamp Golden Unicorn 3iBgsW</text:p>
          </table:table-cell>
          <table:table-cell office:value-type="string" calcext:value-type="string">
            <text:p>Crypto stamp Golden Unicorn (CSGU), ID 3iBgsW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21</text:p>
          </table:table-cell>
          <table:table-cell office:value-type="string" calcext:value-type="string">
            <text:p>https://crypto.post.at/CSGU/3iBgsW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23];29;8)" office:value-type="string" office:string-value="3iBgsW" calcext:value-type="string">
            <text:p>3iBgsW</text:p>
          </table:table-cell>
          <table:table-cell table:formula="of:=LEN([.K22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23.07.2020 12:06:20</text:p>
          </table:table-cell>
          <table:table-cell office:value-type="string" calcext:value-type="string">
            <text:p>Crypto stamp Golden Unicorn 3KwseM</text:p>
          </table:table-cell>
          <table:table-cell office:value-type="string" calcext:value-type="string">
            <text:p>Crypto stamp Golden Unicorn (CSGU), ID 3KwseM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22</text:p>
          </table:table-cell>
          <table:table-cell office:value-type="string" calcext:value-type="string">
            <text:p>https://crypto.post.at/CSGU/3KwseM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24];29;8)" office:value-type="string" office:string-value="3KwseM" calcext:value-type="string">
            <text:p>3KwseM</text:p>
          </table:table-cell>
          <table:table-cell table:formula="of:=LEN([.K22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23.07.2020 12:06:21</text:p>
          </table:table-cell>
          <table:table-cell office:value-type="string" calcext:value-type="string">
            <text:p>Crypto stamp Golden Unicorn 6gAFZY</text:p>
          </table:table-cell>
          <table:table-cell office:value-type="string" calcext:value-type="string">
            <text:p>Crypto stamp Golden Unicorn (CSGU), ID 6gAFZY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23</text:p>
          </table:table-cell>
          <table:table-cell office:value-type="string" calcext:value-type="string">
            <text:p>https://crypto.post.at/CSGU/6gAFZY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25];29;8)" office:value-type="string" office:string-value="6gAFZY" calcext:value-type="string">
            <text:p>6gAFZY</text:p>
          </table:table-cell>
          <table:table-cell table:formula="of:=LEN([.K22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23.07.2020 12:06:21</text:p>
          </table:table-cell>
          <table:table-cell office:value-type="string" calcext:value-type="string">
            <text:p>Crypto stamp Golden Unicorn 9vvh5</text:p>
          </table:table-cell>
          <table:table-cell office:value-type="string" calcext:value-type="string">
            <text:p>Crypto stamp Golden Unicorn (CSGU), ID 9vvh5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24</text:p>
          </table:table-cell>
          <table:table-cell office:value-type="string" calcext:value-type="string">
            <text:p>https://crypto.post.at/CSGU/9vvh5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26];29;8)" office:value-type="string" office:string-value="9vvh5" calcext:value-type="string">
            <text:p>9vvh5</text:p>
          </table:table-cell>
          <table:table-cell table:formula="of:=LEN([.K226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23.07.2020 12:06:22</text:p>
          </table:table-cell>
          <table:table-cell office:value-type="string" calcext:value-type="string">
            <text:p>Crypto stamp Golden Unicorn wtYRn</text:p>
          </table:table-cell>
          <table:table-cell office:value-type="string" calcext:value-type="string">
            <text:p>Crypto stamp Golden Unicorn (CSGU), ID wtYRn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25</text:p>
          </table:table-cell>
          <table:table-cell office:value-type="string" calcext:value-type="string">
            <text:p>https://crypto.post.at/CSGU/wtYR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27];29;8)" office:value-type="string" office:string-value="wtYRn" calcext:value-type="string">
            <text:p>wtYRn</text:p>
          </table:table-cell>
          <table:table-cell table:formula="of:=LEN([.K227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23.07.2020 12:06:22</text:p>
          </table:table-cell>
          <table:table-cell office:value-type="string" calcext:value-type="string">
            <text:p>Crypto stamp Golden Unicorn 2pJ81X</text:p>
          </table:table-cell>
          <table:table-cell office:value-type="string" calcext:value-type="string">
            <text:p>Crypto stamp Golden Unicorn (CSGU), ID 2pJ81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26</text:p>
          </table:table-cell>
          <table:table-cell office:value-type="string" calcext:value-type="string">
            <text:p>https://crypto.post.at/CSGU/2pJ81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28];29;8)" office:value-type="string" office:string-value="2pJ81X" calcext:value-type="string">
            <text:p>2pJ81X</text:p>
          </table:table-cell>
          <table:table-cell table:formula="of:=LEN([.K22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23.07.2020 12:06:22</text:p>
          </table:table-cell>
          <table:table-cell office:value-type="string" calcext:value-type="string">
            <text:p>Crypto stamp Golden Unicorn CtuFp</text:p>
          </table:table-cell>
          <table:table-cell office:value-type="string" calcext:value-type="string">
            <text:p>Crypto stamp Golden Unicorn (CSGU), ID CtuFp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27</text:p>
          </table:table-cell>
          <table:table-cell office:value-type="string" calcext:value-type="string">
            <text:p>https://crypto.post.at/CSGU/CtuFp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29];29;8)" office:value-type="string" office:string-value="CtuFp" calcext:value-type="string">
            <text:p>CtuFp</text:p>
          </table:table-cell>
          <table:table-cell table:formula="of:=LEN([.K229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23.07.2020 12:06:23</text:p>
          </table:table-cell>
          <table:table-cell office:value-type="string" calcext:value-type="string">
            <text:p>Crypto stamp Golden Unicorn 4DqSWX</text:p>
          </table:table-cell>
          <table:table-cell office:value-type="string" calcext:value-type="string">
            <text:p>Crypto stamp Golden Unicorn (CSGU), ID 4DqSW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28</text:p>
          </table:table-cell>
          <table:table-cell office:value-type="string" calcext:value-type="string">
            <text:p>https://crypto.post.at/CSGU/4DqSW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30];29;8)" office:value-type="string" office:string-value="4DqSWX" calcext:value-type="string">
            <text:p>4DqSWX</text:p>
          </table:table-cell>
          <table:table-cell table:formula="of:=LEN([.K23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23.07.2020 12:06:34</text:p>
          </table:table-cell>
          <table:table-cell office:value-type="string" calcext:value-type="string">
            <text:p>Crypto stamp Golden Unicorn 664Y5i</text:p>
          </table:table-cell>
          <table:table-cell office:value-type="string" calcext:value-type="string">
            <text:p>Crypto stamp Golden Unicorn (CSGU), ID 664Y5i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29</text:p>
          </table:table-cell>
          <table:table-cell office:value-type="string" calcext:value-type="string">
            <text:p>https://crypto.post.at/CSGU/664Y5i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31];29;8)" office:value-type="string" office:string-value="664Y5i" calcext:value-type="string">
            <text:p>664Y5i</text:p>
          </table:table-cell>
          <table:table-cell table:formula="of:=LEN([.K23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23.07.2020 12:06:34</text:p>
          </table:table-cell>
          <table:table-cell office:value-type="string" calcext:value-type="string">
            <text:p>Crypto stamp Golden Unicorn 6vz8P7</text:p>
          </table:table-cell>
          <table:table-cell office:value-type="string" calcext:value-type="string">
            <text:p>Crypto stamp Golden Unicorn (CSGU), ID 6vz8P7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30</text:p>
          </table:table-cell>
          <table:table-cell office:value-type="string" calcext:value-type="string">
            <text:p>https://crypto.post.at/CSGU/6vz8P7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32];29;8)" office:value-type="string" office:string-value="6vz8P7" calcext:value-type="string">
            <text:p>6vz8P7</text:p>
          </table:table-cell>
          <table:table-cell table:formula="of:=LEN([.K23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23.07.2020 12:06:35</text:p>
          </table:table-cell>
          <table:table-cell office:value-type="string" calcext:value-type="string">
            <text:p>Crypto stamp Golden Unicorn cchmQ</text:p>
          </table:table-cell>
          <table:table-cell office:value-type="string" calcext:value-type="string">
            <text:p>Crypto stamp Golden Unicorn (CSGU), ID cchmQ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31</text:p>
          </table:table-cell>
          <table:table-cell office:value-type="string" calcext:value-type="string">
            <text:p>https://crypto.post.at/CSGU/cchmQ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33];29;8)" office:value-type="string" office:string-value="cchmQ" calcext:value-type="string">
            <text:p>cchmQ</text:p>
          </table:table-cell>
          <table:table-cell table:formula="of:=LEN([.K233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23.07.2020 12:06:36</text:p>
          </table:table-cell>
          <table:table-cell office:value-type="string" calcext:value-type="string">
            <text:p>Crypto stamp Golden Unicorn 4kyBRq</text:p>
          </table:table-cell>
          <table:table-cell office:value-type="string" calcext:value-type="string">
            <text:p>Crypto stamp Golden Unicorn (CSGU), ID 4kyBRq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32</text:p>
          </table:table-cell>
          <table:table-cell office:value-type="string" calcext:value-type="string">
            <text:p>https://crypto.post.at/CSGU/4kyBRq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34];29;8)" office:value-type="string" office:string-value="4kyBRq" calcext:value-type="string">
            <text:p>4kyBRq</text:p>
          </table:table-cell>
          <table:table-cell table:formula="of:=LEN([.K23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23.07.2020 12:06:36</text:p>
          </table:table-cell>
          <table:table-cell office:value-type="string" calcext:value-type="string">
            <text:p>Crypto stamp Golden Unicorn 6RLNkG</text:p>
          </table:table-cell>
          <table:table-cell office:value-type="string" calcext:value-type="string">
            <text:p>Crypto stamp Golden Unicorn (CSGU), ID 6RLNkG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33</text:p>
          </table:table-cell>
          <table:table-cell office:value-type="string" calcext:value-type="string">
            <text:p>https://crypto.post.at/CSGU/6RLNkG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35];29;8)" office:value-type="string" office:string-value="6RLNkG" calcext:value-type="string">
            <text:p>6RLNkG</text:p>
          </table:table-cell>
          <table:table-cell table:formula="of:=LEN([.K23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23.07.2020 12:06:37</text:p>
          </table:table-cell>
          <table:table-cell office:value-type="string" calcext:value-type="string">
            <text:p>Crypto stamp Golden Unicorn zrWzd</text:p>
          </table:table-cell>
          <table:table-cell office:value-type="string" calcext:value-type="string">
            <text:p>Crypto stamp Golden Unicorn (CSGU), ID zrWzd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34</text:p>
          </table:table-cell>
          <table:table-cell office:value-type="string" calcext:value-type="string">
            <text:p>https://crypto.post.at/CSGU/zrWzd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36];29;8)" office:value-type="string" office:string-value="zrWzd" calcext:value-type="string">
            <text:p>zrWzd</text:p>
          </table:table-cell>
          <table:table-cell table:formula="of:=LEN([.K236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23.07.2020 12:06:37</text:p>
          </table:table-cell>
          <table:table-cell office:value-type="string" calcext:value-type="string">
            <text:p>Crypto stamp Golden Unicorn 3NurDG</text:p>
          </table:table-cell>
          <table:table-cell office:value-type="string" calcext:value-type="string">
            <text:p>Crypto stamp Golden Unicorn (CSGU), ID 3NurDG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35</text:p>
          </table:table-cell>
          <table:table-cell office:value-type="string" calcext:value-type="string">
            <text:p>https://crypto.post.at/CSGU/3NurDG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37];29;8)" office:value-type="string" office:string-value="3NurDG" calcext:value-type="string">
            <text:p>3NurDG</text:p>
          </table:table-cell>
          <table:table-cell table:formula="of:=LEN([.K23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23.07.2020 12:06:37</text:p>
          </table:table-cell>
          <table:table-cell office:value-type="string" calcext:value-type="string">
            <text:p>Crypto stamp Golden Unicorn 4us77y</text:p>
          </table:table-cell>
          <table:table-cell office:value-type="string" calcext:value-type="string">
            <text:p>Crypto stamp Golden Unicorn (CSGU), ID 4us77y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36</text:p>
          </table:table-cell>
          <table:table-cell office:value-type="string" calcext:value-type="string">
            <text:p>https://crypto.post.at/CSGU/4us77y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38];29;8)" office:value-type="string" office:string-value="4us77y" calcext:value-type="string">
            <text:p>4us77y</text:p>
          </table:table-cell>
          <table:table-cell table:formula="of:=LEN([.K23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23.07.2020 12:06:38</text:p>
          </table:table-cell>
          <table:table-cell office:value-type="string" calcext:value-type="string">
            <text:p>Crypto stamp Golden Unicorn 2cSDkx</text:p>
          </table:table-cell>
          <table:table-cell office:value-type="string" calcext:value-type="string">
            <text:p>Crypto stamp Golden Unicorn (CSGU), ID 2cSDk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37</text:p>
          </table:table-cell>
          <table:table-cell office:value-type="string" calcext:value-type="string">
            <text:p>https://crypto.post.at/CSGU/2cSDk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39];29;8)" office:value-type="string" office:string-value="2cSDkx" calcext:value-type="string">
            <text:p>2cSDkx</text:p>
          </table:table-cell>
          <table:table-cell table:formula="of:=LEN([.K23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23.07.2020 12:06:38</text:p>
          </table:table-cell>
          <table:table-cell office:value-type="string" calcext:value-type="string">
            <text:p>Crypto stamp Golden Unicorn 6VnLbP</text:p>
          </table:table-cell>
          <table:table-cell office:value-type="string" calcext:value-type="string">
            <text:p>Crypto stamp Golden Unicorn (CSGU), ID 6VnLbP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38</text:p>
          </table:table-cell>
          <table:table-cell office:value-type="string" calcext:value-type="string">
            <text:p>https://crypto.post.at/CSGU/6VnLbP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40];29;8)" office:value-type="string" office:string-value="6VnLbP" calcext:value-type="string">
            <text:p>6VnLbP</text:p>
          </table:table-cell>
          <table:table-cell table:formula="of:=LEN([.K24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23.07.2020 12:06:39</text:p>
          </table:table-cell>
          <table:table-cell office:value-type="string" calcext:value-type="string">
            <text:p>Crypto stamp Golden Unicorn 2JeNNr</text:p>
          </table:table-cell>
          <table:table-cell office:value-type="string" calcext:value-type="string">
            <text:p>Crypto stamp Golden Unicorn (CSGU), ID 2JeNNr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39</text:p>
          </table:table-cell>
          <table:table-cell office:value-type="string" calcext:value-type="string">
            <text:p>https://crypto.post.at/CSGU/2JeNNr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41];29;8)" office:value-type="string" office:string-value="2JeNNr" calcext:value-type="string">
            <text:p>2JeNNr</text:p>
          </table:table-cell>
          <table:table-cell table:formula="of:=LEN([.K24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23.07.2020 12:06:42</text:p>
          </table:table-cell>
          <table:table-cell office:value-type="string" calcext:value-type="string">
            <text:p>Crypto stamp Golden Unicorn 2ECQXq</text:p>
          </table:table-cell>
          <table:table-cell office:value-type="string" calcext:value-type="string">
            <text:p>Crypto stamp Golden Unicorn (CSGU), ID 2ECQXq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40</text:p>
          </table:table-cell>
          <table:table-cell office:value-type="string" calcext:value-type="string">
            <text:p>https://crypto.post.at/CSGU/2ECQXq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42];29;8)" office:value-type="string" office:string-value="2ECQXq" calcext:value-type="string">
            <text:p>2ECQXq</text:p>
          </table:table-cell>
          <table:table-cell table:formula="of:=LEN([.K24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23.07.2020 12:06:42</text:p>
          </table:table-cell>
          <table:table-cell office:value-type="string" calcext:value-type="string">
            <text:p>Crypto stamp Golden Unicorn 5F8wnY</text:p>
          </table:table-cell>
          <table:table-cell office:value-type="string" calcext:value-type="string">
            <text:p>Crypto stamp Golden Unicorn (CSGU), ID 5F8wnY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41</text:p>
          </table:table-cell>
          <table:table-cell office:value-type="string" calcext:value-type="string">
            <text:p>https://crypto.post.at/CSGU/5F8wnY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43];29;8)" office:value-type="string" office:string-value="5F8wnY" calcext:value-type="string">
            <text:p>5F8wnY</text:p>
          </table:table-cell>
          <table:table-cell table:formula="of:=LEN([.K24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23.07.2020 12:06:42</text:p>
          </table:table-cell>
          <table:table-cell office:value-type="string" calcext:value-type="string">
            <text:p>Crypto stamp Golden Unicorn yNXiR</text:p>
          </table:table-cell>
          <table:table-cell office:value-type="string" calcext:value-type="string">
            <text:p>Crypto stamp Golden Unicorn (CSGU), ID yNXiR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42</text:p>
          </table:table-cell>
          <table:table-cell office:value-type="string" calcext:value-type="string">
            <text:p>https://crypto.post.at/CSGU/yNXiR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44];29;8)" office:value-type="string" office:string-value="yNXiR" calcext:value-type="string">
            <text:p>yNXiR</text:p>
          </table:table-cell>
          <table:table-cell table:formula="of:=LEN([.K244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23.07.2020 12:06:43</text:p>
          </table:table-cell>
          <table:table-cell office:value-type="string" calcext:value-type="string">
            <text:p>Crypto stamp Golden Unicorn 6aEJSW</text:p>
          </table:table-cell>
          <table:table-cell office:value-type="string" calcext:value-type="string">
            <text:p>Crypto stamp Golden Unicorn (CSGU), ID 6aEJSW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43</text:p>
          </table:table-cell>
          <table:table-cell office:value-type="string" calcext:value-type="string">
            <text:p>https://crypto.post.at/CSGU/6aEJSW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45];29;8)" office:value-type="string" office:string-value="6aEJSW" calcext:value-type="string">
            <text:p>6aEJSW</text:p>
          </table:table-cell>
          <table:table-cell table:formula="of:=LEN([.K24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23.07.2020 12:06:43</text:p>
          </table:table-cell>
          <table:table-cell office:value-type="string" calcext:value-type="string">
            <text:p>Crypto stamp Golden Unicorn 3cFjkX</text:p>
          </table:table-cell>
          <table:table-cell office:value-type="string" calcext:value-type="string">
            <text:p>Crypto stamp Golden Unicorn (CSGU), ID 3cFjk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44</text:p>
          </table:table-cell>
          <table:table-cell office:value-type="string" calcext:value-type="string">
            <text:p>https://crypto.post.at/CSGU/3cFjk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46];29;8)" office:value-type="string" office:string-value="3cFjkX" calcext:value-type="string">
            <text:p>3cFjkX</text:p>
          </table:table-cell>
          <table:table-cell table:formula="of:=LEN([.K24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23.07.2020 12:06:44</text:p>
          </table:table-cell>
          <table:table-cell office:value-type="string" calcext:value-type="string">
            <text:p>Crypto stamp Golden Unicorn 2McLwe</text:p>
          </table:table-cell>
          <table:table-cell office:value-type="string" calcext:value-type="string">
            <text:p>Crypto stamp Golden Unicorn (CSGU), ID 2McLwe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45</text:p>
          </table:table-cell>
          <table:table-cell office:value-type="string" calcext:value-type="string">
            <text:p>https://crypto.post.at/CSGU/2McLwe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47];29;8)" office:value-type="string" office:string-value="2McLwe" calcext:value-type="string">
            <text:p>2McLwe</text:p>
          </table:table-cell>
          <table:table-cell table:formula="of:=LEN([.K24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23.07.2020 12:06:46</text:p>
          </table:table-cell>
          <table:table-cell office:value-type="string" calcext:value-type="string">
            <text:p>Crypto stamp Golden Unicorn 692Weh</text:p>
          </table:table-cell>
          <table:table-cell office:value-type="string" calcext:value-type="string">
            <text:p>Crypto stamp Golden Unicorn (CSGU), ID 692Weh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46</text:p>
          </table:table-cell>
          <table:table-cell office:value-type="string" calcext:value-type="string">
            <text:p>https://crypto.post.at/CSGU/692Weh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48];29;8)" office:value-type="string" office:string-value="692Weh" calcext:value-type="string">
            <text:p>692Weh</text:p>
          </table:table-cell>
          <table:table-cell table:formula="of:=LEN([.K24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23.07.2020 12:06:46</text:p>
          </table:table-cell>
          <table:table-cell office:value-type="string" calcext:value-type="string">
            <text:p>Crypto stamp Golden Unicorn 4GoR5Y</text:p>
          </table:table-cell>
          <table:table-cell office:value-type="string" calcext:value-type="string">
            <text:p>Crypto stamp Golden Unicorn (CSGU), ID 4GoR5Y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47</text:p>
          </table:table-cell>
          <table:table-cell office:value-type="string" calcext:value-type="string">
            <text:p>https://crypto.post.at/CSGU/4GoR5Y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49];29;8)" office:value-type="string" office:string-value="4GoR5Y" calcext:value-type="string">
            <text:p>4GoR5Y</text:p>
          </table:table-cell>
          <table:table-cell table:formula="of:=LEN([.K24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23.07.2020 12:06:48</text:p>
          </table:table-cell>
          <table:table-cell office:value-type="string" calcext:value-type="string">
            <text:p>Crypto stamp Golden Unicorn 3B3wxj</text:p>
          </table:table-cell>
          <table:table-cell office:value-type="string" calcext:value-type="string">
            <text:p>Crypto stamp Golden Unicorn (CSGU), ID 3B3wxj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48</text:p>
          </table:table-cell>
          <table:table-cell office:value-type="string" calcext:value-type="string">
            <text:p>https://crypto.post.at/CSGU/3B3wxj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50];29;8)" office:value-type="string" office:string-value="3B3wxj" calcext:value-type="string">
            <text:p>3B3wxj</text:p>
          </table:table-cell>
          <table:table-cell table:formula="of:=LEN([.K25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23.07.2020 12:06:49</text:p>
          </table:table-cell>
          <table:table-cell office:value-type="string" calcext:value-type="string">
            <text:p>Crypto stamp Golden Unicorn 49PUfr</text:p>
          </table:table-cell>
          <table:table-cell office:value-type="string" calcext:value-type="string">
            <text:p>Crypto stamp Golden Unicorn (CSGU), ID 49PUfr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49</text:p>
          </table:table-cell>
          <table:table-cell office:value-type="string" calcext:value-type="string">
            <text:p>https://crypto.post.at/CSGU/49PUfr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51];29;8)" office:value-type="string" office:string-value="49PUfr" calcext:value-type="string">
            <text:p>49PUfr</text:p>
          </table:table-cell>
          <table:table-cell table:formula="of:=LEN([.K25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3.07.2020 12:06:50</text:p>
          </table:table-cell>
          <table:table-cell office:value-type="string" calcext:value-type="string">
            <text:p>Crypto stamp Golden Unicorn 5knhRb</text:p>
          </table:table-cell>
          <table:table-cell office:value-type="string" calcext:value-type="string">
            <text:p>Crypto stamp Golden Unicorn (CSGU), ID 5knhRb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50</text:p>
          </table:table-cell>
          <table:table-cell office:value-type="string" calcext:value-type="string">
            <text:p>https://crypto.post.at/CSGU/5knhRb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52];29;8)" office:value-type="string" office:string-value="5knhRb" calcext:value-type="string">
            <text:p>5knhRb</text:p>
          </table:table-cell>
          <table:table-cell table:formula="of:=LEN([.K25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23.07.2020 12:06:50</text:p>
          </table:table-cell>
          <table:table-cell office:value-type="string" calcext:value-type="string">
            <text:p>Crypto stamp Golden Unicorn 2mL9TG</text:p>
          </table:table-cell>
          <table:table-cell office:value-type="string" calcext:value-type="string">
            <text:p>Crypto stamp Golden Unicorn (CSGU), ID 2mL9TG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51</text:p>
          </table:table-cell>
          <table:table-cell office:value-type="string" calcext:value-type="string">
            <text:p>https://crypto.post.at/CSGU/2mL9TG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53];29;8)" office:value-type="string" office:string-value="2mL9TG" calcext:value-type="string">
            <text:p>2mL9TG</text:p>
          </table:table-cell>
          <table:table-cell table:formula="of:=LEN([.K25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23.07.2020 12:06:50</text:p>
          </table:table-cell>
          <table:table-cell office:value-type="string" calcext:value-type="string">
            <text:p>Crypto stamp Golden Unicorn 2ECQY3</text:p>
          </table:table-cell>
          <table:table-cell office:value-type="string" calcext:value-type="string">
            <text:p>Crypto stamp Golden Unicorn (CSGU), ID 2ECQY3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52</text:p>
          </table:table-cell>
          <table:table-cell office:value-type="string" calcext:value-type="string">
            <text:p>https://crypto.post.at/CSGU/2ECQY3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54];29;8)" office:value-type="string" office:string-value="2ECQY3" calcext:value-type="string">
            <text:p>2ECQY3</text:p>
          </table:table-cell>
          <table:table-cell table:formula="of:=LEN([.K25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23.07.2020 12:06:51</text:p>
          </table:table-cell>
          <table:table-cell office:value-type="string" calcext:value-type="string">
            <text:p>Crypto stamp Golden Unicorn 77N3Mv</text:p>
          </table:table-cell>
          <table:table-cell office:value-type="string" calcext:value-type="string">
            <text:p>Crypto stamp Golden Unicorn (CSGU), ID 77N3Mv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53</text:p>
          </table:table-cell>
          <table:table-cell office:value-type="string" calcext:value-type="string">
            <text:p>https://crypto.post.at/CSGU/77N3Mv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55];29;8)" office:value-type="string" office:string-value="77N3Mv" calcext:value-type="string">
            <text:p>77N3Mv</text:p>
          </table:table-cell>
          <table:table-cell table:formula="of:=LEN([.K25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23.07.2020 12:06:51</text:p>
          </table:table-cell>
          <table:table-cell office:value-type="string" calcext:value-type="string">
            <text:p>Crypto stamp Golden Unicorn 6SpN2y</text:p>
          </table:table-cell>
          <table:table-cell office:value-type="string" calcext:value-type="string">
            <text:p>Crypto stamp Golden Unicorn (CSGU), ID 6SpN2y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54</text:p>
          </table:table-cell>
          <table:table-cell office:value-type="string" calcext:value-type="string">
            <text:p>https://crypto.post.at/CSGU/6SpN2y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56];29;8)" office:value-type="string" office:string-value="6SpN2y" calcext:value-type="string">
            <text:p>6SpN2y</text:p>
          </table:table-cell>
          <table:table-cell table:formula="of:=LEN([.K25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23.07.2020 12:06:53</text:p>
          </table:table-cell>
          <table:table-cell office:value-type="string" calcext:value-type="string">
            <text:p>Crypto stamp Golden Unicorn 5rieZ4</text:p>
          </table:table-cell>
          <table:table-cell office:value-type="string" calcext:value-type="string">
            <text:p>Crypto stamp Golden Unicorn (CSGU), ID 5rieZ4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55</text:p>
          </table:table-cell>
          <table:table-cell office:value-type="string" calcext:value-type="string">
            <text:p>https://crypto.post.at/CSGU/5rieZ4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57];29;8)" office:value-type="string" office:string-value="5rieZ4" calcext:value-type="string">
            <text:p>5rieZ4</text:p>
          </table:table-cell>
          <table:table-cell table:formula="of:=LEN([.K25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23.07.2020 12:06:53</text:p>
          </table:table-cell>
          <table:table-cell office:value-type="string" calcext:value-type="string">
            <text:p>Crypto stamp Golden Unicorn Frsq1</text:p>
          </table:table-cell>
          <table:table-cell office:value-type="string" calcext:value-type="string">
            <text:p>Crypto stamp Golden Unicorn (CSGU), ID Frsq1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56</text:p>
          </table:table-cell>
          <table:table-cell office:value-type="string" calcext:value-type="string">
            <text:p>https://crypto.post.at/CSGU/Frsq1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58];29;8)" office:value-type="string" office:string-value="Frsq1" calcext:value-type="string">
            <text:p>Frsq1</text:p>
          </table:table-cell>
          <table:table-cell table:formula="of:=LEN([.K258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23.07.2020 12:06:54</text:p>
          </table:table-cell>
          <table:table-cell office:value-type="string" calcext:value-type="string">
            <text:p>Crypto stamp Golden Unicorn 2fQCKz</text:p>
          </table:table-cell>
          <table:table-cell office:value-type="string" calcext:value-type="string">
            <text:p>Crypto stamp Golden Unicorn (CSGU), ID 2fQCKz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57</text:p>
          </table:table-cell>
          <table:table-cell office:value-type="string" calcext:value-type="string">
            <text:p>https://crypto.post.at/CSGU/2fQCKz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59];29;8)" office:value-type="string" office:string-value="2fQCKz" calcext:value-type="string">
            <text:p>2fQCKz</text:p>
          </table:table-cell>
          <table:table-cell table:formula="of:=LEN([.K25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23.07.2020 12:06:54</text:p>
          </table:table-cell>
          <table:table-cell office:value-type="string" calcext:value-type="string">
            <text:p>Crypto stamp Golden Unicorn 36bz7s</text:p>
          </table:table-cell>
          <table:table-cell office:value-type="string" calcext:value-type="string">
            <text:p>Crypto stamp Golden Unicorn (CSGU), ID 36bz7s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58</text:p>
          </table:table-cell>
          <table:table-cell office:value-type="string" calcext:value-type="string">
            <text:p>https://crypto.post.at/CSGU/36bz7s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60];29;8)" office:value-type="string" office:string-value="36bz7s" calcext:value-type="string">
            <text:p>36bz7s</text:p>
          </table:table-cell>
          <table:table-cell table:formula="of:=LEN([.K26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23.07.2020 12:06:54</text:p>
          </table:table-cell>
          <table:table-cell office:value-type="string" calcext:value-type="string">
            <text:p>Crypto stamp Golden Unicorn fagLa</text:p>
          </table:table-cell>
          <table:table-cell office:value-type="string" calcext:value-type="string">
            <text:p>Crypto stamp Golden Unicorn (CSGU), ID fagLa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59</text:p>
          </table:table-cell>
          <table:table-cell office:value-type="string" calcext:value-type="string">
            <text:p>https://crypto.post.at/CSGU/fagLa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61];29;8)" office:value-type="string" office:string-value="fagLa" calcext:value-type="string">
            <text:p>fagLa</text:p>
          </table:table-cell>
          <table:table-cell table:formula="of:=LEN([.K261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23.07.2020 12:06:55</text:p>
          </table:table-cell>
          <table:table-cell office:value-type="string" calcext:value-type="string">
            <text:p>Crypto stamp Golden Unicorn 3y1Zhd</text:p>
          </table:table-cell>
          <table:table-cell office:value-type="string" calcext:value-type="string">
            <text:p>Crypto stamp Golden Unicorn (CSGU), ID 3y1Zhd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60</text:p>
          </table:table-cell>
          <table:table-cell office:value-type="string" calcext:value-type="string">
            <text:p>https://crypto.post.at/CSGU/3y1Zhd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62];29;8)" office:value-type="string" office:string-value="3y1Zhd" calcext:value-type="string">
            <text:p>3y1Zhd</text:p>
          </table:table-cell>
          <table:table-cell table:formula="of:=LEN([.K26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23.07.2020 12:06:55</text:p>
          </table:table-cell>
          <table:table-cell office:value-type="string" calcext:value-type="string">
            <text:p>Crypto stamp Golden Unicorn 5NYtCc</text:p>
          </table:table-cell>
          <table:table-cell office:value-type="string" calcext:value-type="string">
            <text:p>Crypto stamp Golden Unicorn (CSGU), ID 5NYtCc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61</text:p>
          </table:table-cell>
          <table:table-cell office:value-type="string" calcext:value-type="string">
            <text:p>https://crypto.post.at/CSGU/5NYtCc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63];29;8)" office:value-type="string" office:string-value="5NYtCc" calcext:value-type="string">
            <text:p>5NYtCc</text:p>
          </table:table-cell>
          <table:table-cell table:formula="of:=LEN([.K26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23.07.2020 12:06:56</text:p>
          </table:table-cell>
          <table:table-cell office:value-type="string" calcext:value-type="string">
            <text:p>Crypto stamp Golden Unicorn 6gAFaD</text:p>
          </table:table-cell>
          <table:table-cell office:value-type="string" calcext:value-type="string">
            <text:p>Crypto stamp Golden Unicorn (CSGU), ID 6gAFaD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62</text:p>
          </table:table-cell>
          <table:table-cell office:value-type="string" calcext:value-type="string">
            <text:p>https://crypto.post.at/CSGU/6gAFaD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64];29;8)" office:value-type="string" office:string-value="6gAFaD" calcext:value-type="string">
            <text:p>6gAFaD</text:p>
          </table:table-cell>
          <table:table-cell table:formula="of:=LEN([.K26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23.07.2020 12:06:56</text:p>
          </table:table-cell>
          <table:table-cell office:value-type="string" calcext:value-type="string">
            <text:p>Crypto stamp Golden Unicorn pUc2i</text:p>
          </table:table-cell>
          <table:table-cell office:value-type="string" calcext:value-type="string">
            <text:p>Crypto stamp Golden Unicorn (CSGU), ID pUc2i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63</text:p>
          </table:table-cell>
          <table:table-cell office:value-type="string" calcext:value-type="string">
            <text:p>https://crypto.post.at/CSGU/pUc2i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65];29;8)" office:value-type="string" office:string-value="pUc2i" calcext:value-type="string">
            <text:p>pUc2i</text:p>
          </table:table-cell>
          <table:table-cell table:formula="of:=LEN([.K265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23.07.2020 12:06:56</text:p>
          </table:table-cell>
          <table:table-cell office:value-type="string" calcext:value-type="string">
            <text:p>Crypto stamp Golden Unicorn 39Zxgf</text:p>
          </table:table-cell>
          <table:table-cell office:value-type="string" calcext:value-type="string">
            <text:p>Crypto stamp Golden Unicorn (CSGU), ID 39Zxgf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64</text:p>
          </table:table-cell>
          <table:table-cell office:value-type="string" calcext:value-type="string">
            <text:p>https://crypto.post.at/CSGU/39Zxgf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66];29;8)" office:value-type="string" office:string-value="39Zxgf" calcext:value-type="string">
            <text:p>39Zxgf</text:p>
          </table:table-cell>
          <table:table-cell table:formula="of:=LEN([.K26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23.07.2020 12:06:57</text:p>
          </table:table-cell>
          <table:table-cell office:value-type="string" calcext:value-type="string">
            <text:p>Crypto stamp Golden Unicorn 5Gcw5J</text:p>
          </table:table-cell>
          <table:table-cell office:value-type="string" calcext:value-type="string">
            <text:p>Crypto stamp Golden Unicorn (CSGU), ID 5Gcw5J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65</text:p>
          </table:table-cell>
          <table:table-cell office:value-type="string" calcext:value-type="string">
            <text:p>https://crypto.post.at/CSGU/5Gcw5J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67];29;8)" office:value-type="string" office:string-value="5Gcw5J" calcext:value-type="string">
            <text:p>5Gcw5J</text:p>
          </table:table-cell>
          <table:table-cell table:formula="of:=LEN([.K26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23.07.2020 12:06:58</text:p>
          </table:table-cell>
          <table:table-cell office:value-type="string" calcext:value-type="string">
            <text:p>Crypto stamp Golden Unicorn zrX1B</text:p>
          </table:table-cell>
          <table:table-cell office:value-type="string" calcext:value-type="string">
            <text:p>Crypto stamp Golden Unicorn (CSGU), ID zrX1B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66</text:p>
          </table:table-cell>
          <table:table-cell office:value-type="string" calcext:value-type="string">
            <text:p>https://crypto.post.at/CSGU/zrX1B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68];29;8)" office:value-type="string" office:string-value="zrX1B" calcext:value-type="string">
            <text:p>zrX1B</text:p>
          </table:table-cell>
          <table:table-cell table:formula="of:=LEN([.K268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23.07.2020 12:06:59</text:p>
          </table:table-cell>
          <table:table-cell office:value-type="string" calcext:value-type="string">
            <text:p>Crypto stamp Golden Unicorn 3JTtNn</text:p>
          </table:table-cell>
          <table:table-cell office:value-type="string" calcext:value-type="string">
            <text:p>Crypto stamp Golden Unicorn (CSGU), ID 3JTtNn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67</text:p>
          </table:table-cell>
          <table:table-cell office:value-type="string" calcext:value-type="string">
            <text:p>https://crypto.post.at/CSGU/3JTtN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69];29;8)" office:value-type="string" office:string-value="3JTtNn" calcext:value-type="string">
            <text:p>3JTtNn</text:p>
          </table:table-cell>
          <table:table-cell table:formula="of:=LEN([.K26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23.07.2020 12:06:59</text:p>
          </table:table-cell>
          <table:table-cell office:value-type="string" calcext:value-type="string">
            <text:p>Crypto stamp Golden Unicorn 3B3wy5</text:p>
          </table:table-cell>
          <table:table-cell office:value-type="string" calcext:value-type="string">
            <text:p>Crypto stamp Golden Unicorn (CSGU), ID 3B3wy5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68</text:p>
          </table:table-cell>
          <table:table-cell office:value-type="string" calcext:value-type="string">
            <text:p>https://crypto.post.at/CSGU/3B3wy5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70];29;8)" office:value-type="string" office:string-value="3B3wy5" calcext:value-type="string">
            <text:p>3B3wy5</text:p>
          </table:table-cell>
          <table:table-cell table:formula="of:=LEN([.K27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23.07.2020 12:06:59</text:p>
          </table:table-cell>
          <table:table-cell office:value-type="string" calcext:value-type="string">
            <text:p>Crypto stamp Golden Unicorn 46RW7W</text:p>
          </table:table-cell>
          <table:table-cell office:value-type="string" calcext:value-type="string">
            <text:p>Crypto stamp Golden Unicorn (CSGU), ID 46RW7W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69</text:p>
          </table:table-cell>
          <table:table-cell office:value-type="string" calcext:value-type="string">
            <text:p>https://crypto.post.at/CSGU/46RW7W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71];29;8)" office:value-type="string" office:string-value="46RW7W" calcext:value-type="string">
            <text:p>46RW7W</text:p>
          </table:table-cell>
          <table:table-cell table:formula="of:=LEN([.K27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23.07.2020 12:07:00</text:p>
          </table:table-cell>
          <table:table-cell office:value-type="string" calcext:value-type="string">
            <text:p>Crypto stamp Golden Unicorn 7GFy4H</text:p>
          </table:table-cell>
          <table:table-cell office:value-type="string" calcext:value-type="string">
            <text:p>Crypto stamp Golden Unicorn (CSGU), ID 7GFy4H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70</text:p>
          </table:table-cell>
          <table:table-cell office:value-type="string" calcext:value-type="string">
            <text:p>https://crypto.post.at/CSGU/7GFy4H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72];29;8)" office:value-type="string" office:string-value="7GFy4H" calcext:value-type="string">
            <text:p>7GFy4H</text:p>
          </table:table-cell>
          <table:table-cell table:formula="of:=LEN([.K27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23.07.2020 12:07:00</text:p>
          </table:table-cell>
          <table:table-cell office:value-type="string" calcext:value-type="string">
            <text:p>Crypto stamp Golden Unicorn 6q4BGS</text:p>
          </table:table-cell>
          <table:table-cell office:value-type="string" calcext:value-type="string">
            <text:p>Crypto stamp Golden Unicorn (CSGU), ID 6q4BGS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71</text:p>
          </table:table-cell>
          <table:table-cell office:value-type="string" calcext:value-type="string">
            <text:p>https://crypto.post.at/CSGU/6q4BGS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73];29;8)" office:value-type="string" office:string-value="6q4BGS" calcext:value-type="string">
            <text:p>6q4BGS</text:p>
          </table:table-cell>
          <table:table-cell table:formula="of:=LEN([.K27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23.07.2020 12:07:01</text:p>
          </table:table-cell>
          <table:table-cell office:value-type="string" calcext:value-type="string">
            <text:p>Crypto stamp Golden Unicorn iYeuV</text:p>
          </table:table-cell>
          <table:table-cell office:value-type="string" calcext:value-type="string">
            <text:p>Crypto stamp Golden Unicorn (CSGU), ID iYeuV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72</text:p>
          </table:table-cell>
          <table:table-cell office:value-type="string" calcext:value-type="string">
            <text:p>https://crypto.post.at/CSGU/iYeuV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74];29;8)" office:value-type="string" office:string-value="iYeuV" calcext:value-type="string">
            <text:p>iYeuV</text:p>
          </table:table-cell>
          <table:table-cell table:formula="of:=LEN([.K274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23.07.2020 12:07:01</text:p>
          </table:table-cell>
          <table:table-cell office:value-type="string" calcext:value-type="string">
            <text:p>Crypto stamp Golden Unicorn 5Agyx4</text:p>
          </table:table-cell>
          <table:table-cell office:value-type="string" calcext:value-type="string">
            <text:p>Crypto stamp Golden Unicorn (CSGU), ID 5Agyx4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73</text:p>
          </table:table-cell>
          <table:table-cell office:value-type="string" calcext:value-type="string">
            <text:p>https://crypto.post.at/CSGU/5Agyx4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75];29;8)" office:value-type="string" office:string-value="5Agyx4" calcext:value-type="string">
            <text:p>5Agyx4</text:p>
          </table:table-cell>
          <table:table-cell table:formula="of:=LEN([.K27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23.07.2020 12:07:01</text:p>
          </table:table-cell>
          <table:table-cell office:value-type="string" calcext:value-type="string">
            <text:p>Crypto stamp Golden Unicorn 64aYp9</text:p>
          </table:table-cell>
          <table:table-cell office:value-type="string" calcext:value-type="string">
            <text:p>Crypto stamp Golden Unicorn (CSGU), ID 64aYp9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74</text:p>
          </table:table-cell>
          <table:table-cell office:value-type="string" calcext:value-type="string">
            <text:p>https://crypto.post.at/CSGU/64aYp9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76];29;8)" office:value-type="string" office:string-value="64aYp9" calcext:value-type="string">
            <text:p>64aYp9</text:p>
          </table:table-cell>
          <table:table-cell table:formula="of:=LEN([.K27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23.07.2020 12:07:02</text:p>
          </table:table-cell>
          <table:table-cell office:value-type="string" calcext:value-type="string">
            <text:p>Crypto stamp Golden Unicorn tvZsx</text:p>
          </table:table-cell>
          <table:table-cell office:value-type="string" calcext:value-type="string">
            <text:p>Crypto stamp Golden Unicorn (CSGU), ID tvZs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75</text:p>
          </table:table-cell>
          <table:table-cell office:value-type="string" calcext:value-type="string">
            <text:p>https://crypto.post.at/CSGU/tvZs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77];29;8)" office:value-type="string" office:string-value="tvZsx" calcext:value-type="string">
            <text:p>tvZsx</text:p>
          </table:table-cell>
          <table:table-cell table:formula="of:=LEN([.K277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23.07.2020 12:07:03</text:p>
          </table:table-cell>
          <table:table-cell office:value-type="string" calcext:value-type="string">
            <text:p>Crypto stamp Golden Unicorn 6t29qD</text:p>
          </table:table-cell>
          <table:table-cell office:value-type="string" calcext:value-type="string">
            <text:p>Crypto stamp Golden Unicorn (CSGU), ID 6t29qD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76</text:p>
          </table:table-cell>
          <table:table-cell office:value-type="string" calcext:value-type="string">
            <text:p>https://crypto.post.at/CSGU/6t29qD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78];29;8)" office:value-type="string" office:string-value="6t29qD" calcext:value-type="string">
            <text:p>6t29qD</text:p>
          </table:table-cell>
          <table:table-cell table:formula="of:=LEN([.K27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23.07.2020 12:07:04</text:p>
          </table:table-cell>
          <table:table-cell office:value-type="string" calcext:value-type="string">
            <text:p>Crypto stamp Golden Unicorn vQZAL</text:p>
          </table:table-cell>
          <table:table-cell office:value-type="string" calcext:value-type="string">
            <text:p>Crypto stamp Golden Unicorn (CSGU), ID vQZAL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77</text:p>
          </table:table-cell>
          <table:table-cell office:value-type="string" calcext:value-type="string">
            <text:p>https://crypto.post.at/CSGU/vQZAL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79];29;8)" office:value-type="string" office:string-value="vQZAL" calcext:value-type="string">
            <text:p>vQZAL</text:p>
          </table:table-cell>
          <table:table-cell table:formula="of:=LEN([.K279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23.07.2020 12:07:04</text:p>
          </table:table-cell>
          <table:table-cell office:value-type="string" calcext:value-type="string">
            <text:p>Crypto stamp Golden Unicorn 2ZUFCy</text:p>
          </table:table-cell>
          <table:table-cell office:value-type="string" calcext:value-type="string">
            <text:p>Crypto stamp Golden Unicorn (CSGU), ID 2ZUFCy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78</text:p>
          </table:table-cell>
          <table:table-cell office:value-type="string" calcext:value-type="string">
            <text:p>https://crypto.post.at/CSGU/2ZUFCy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80];29;8)" office:value-type="string" office:string-value="2ZUFCy" calcext:value-type="string">
            <text:p>2ZUFCy</text:p>
          </table:table-cell>
          <table:table-cell table:formula="of:=LEN([.K28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23.07.2020 12:07:05</text:p>
          </table:table-cell>
          <table:table-cell office:value-type="string" calcext:value-type="string">
            <text:p>Crypto stamp Golden Unicorn 2FgPpr</text:p>
          </table:table-cell>
          <table:table-cell office:value-type="string" calcext:value-type="string">
            <text:p>Crypto stamp Golden Unicorn (CSGU), ID 2FgPpr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79</text:p>
          </table:table-cell>
          <table:table-cell office:value-type="string" calcext:value-type="string">
            <text:p>https://crypto.post.at/CSGU/2FgPpr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81];29;8)" office:value-type="string" office:string-value="2FgPpr" calcext:value-type="string">
            <text:p>2FgPpr</text:p>
          </table:table-cell>
          <table:table-cell table:formula="of:=LEN([.K28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23.07.2020 12:07:05</text:p>
          </table:table-cell>
          <table:table-cell office:value-type="string" calcext:value-type="string">
            <text:p>Crypto stamp Golden Unicorn 4wM6R5</text:p>
          </table:table-cell>
          <table:table-cell office:value-type="string" calcext:value-type="string">
            <text:p>Crypto stamp Golden Unicorn (CSGU), ID 4wM6R5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80</text:p>
          </table:table-cell>
          <table:table-cell office:value-type="string" calcext:value-type="string">
            <text:p>https://crypto.post.at/CSGU/4wM6R5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82];29;8)" office:value-type="string" office:string-value="4wM6R5" calcext:value-type="string">
            <text:p>4wM6R5</text:p>
          </table:table-cell>
          <table:table-cell table:formula="of:=LEN([.K28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23.07.2020 12:07:05</text:p>
          </table:table-cell>
          <table:table-cell office:value-type="string" calcext:value-type="string">
            <text:p>Crypto stamp Golden Unicorn 5qEfHA</text:p>
          </table:table-cell>
          <table:table-cell office:value-type="string" calcext:value-type="string">
            <text:p>Crypto stamp Golden Unicorn (CSGU), ID 5qEfHA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81</text:p>
          </table:table-cell>
          <table:table-cell office:value-type="string" calcext:value-type="string">
            <text:p>https://crypto.post.at/CSGU/5qEfHA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83];29;8)" office:value-type="string" office:string-value="5qEfHA" calcext:value-type="string">
            <text:p>5qEfHA</text:p>
          </table:table-cell>
          <table:table-cell table:formula="of:=LEN([.K28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23.07.2020 12:07:06</text:p>
          </table:table-cell>
          <table:table-cell office:value-type="string" calcext:value-type="string">
            <text:p>Crypto stamp Golden Unicorn QkoXX</text:p>
          </table:table-cell>
          <table:table-cell office:value-type="string" calcext:value-type="string">
            <text:p>Crypto stamp Golden Unicorn (CSGU), ID QkoX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82</text:p>
          </table:table-cell>
          <table:table-cell office:value-type="string" calcext:value-type="string">
            <text:p>https://crypto.post.at/CSGU/QkoX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84];29;8)" office:value-type="string" office:string-value="QkoXX" calcext:value-type="string">
            <text:p>QkoXX</text:p>
          </table:table-cell>
          <table:table-cell table:formula="of:=LEN([.K284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23.07.2020 12:07:06</text:p>
          </table:table-cell>
          <table:table-cell office:value-type="string" calcext:value-type="string">
            <text:p>Crypto stamp Golden Unicorn 49PUgS</text:p>
          </table:table-cell>
          <table:table-cell office:value-type="string" calcext:value-type="string">
            <text:p>Crypto stamp Golden Unicorn (CSGU), ID 49PUgS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83</text:p>
          </table:table-cell>
          <table:table-cell office:value-type="string" calcext:value-type="string">
            <text:p>https://crypto.post.at/CSGU/49PUgS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85];29;8)" office:value-type="string" office:string-value="49PUgS" calcext:value-type="string">
            <text:p>49PUgS</text:p>
          </table:table-cell>
          <table:table-cell table:formula="of:=LEN([.K28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23.07.2020 12:07:07</text:p>
          </table:table-cell>
          <table:table-cell office:value-type="string" calcext:value-type="string">
            <text:p>Crypto stamp Golden Unicorn 2yC3ib</text:p>
          </table:table-cell>
          <table:table-cell office:value-type="string" calcext:value-type="string">
            <text:p>Crypto stamp Golden Unicorn (CSGU), ID 2yC3ib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84</text:p>
          </table:table-cell>
          <table:table-cell office:value-type="string" calcext:value-type="string">
            <text:p>https://crypto.post.at/CSGU/2yC3ib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86];29;8)" office:value-type="string" office:string-value="2yC3ib" calcext:value-type="string">
            <text:p>2yC3ib</text:p>
          </table:table-cell>
          <table:table-cell table:formula="of:=LEN([.K28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23.07.2020 12:07:07</text:p>
          </table:table-cell>
          <table:table-cell office:value-type="string" calcext:value-type="string">
            <text:p>Crypto stamp Golden Unicorn 5F8woJ</text:p>
          </table:table-cell>
          <table:table-cell office:value-type="string" calcext:value-type="string">
            <text:p>Crypto stamp Golden Unicorn (CSGU), ID 5F8woJ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85</text:p>
          </table:table-cell>
          <table:table-cell office:value-type="string" calcext:value-type="string">
            <text:p>https://crypto.post.at/CSGU/5F8woJ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87];29;8)" office:value-type="string" office:string-value="5F8woJ" calcext:value-type="string">
            <text:p>5F8woJ</text:p>
          </table:table-cell>
          <table:table-cell table:formula="of:=LEN([.K28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23.07.2020 12:07:07</text:p>
          </table:table-cell>
          <table:table-cell office:value-type="string" calcext:value-type="string">
            <text:p>Crypto stamp Golden Unicorn 3s5cah</text:p>
          </table:table-cell>
          <table:table-cell office:value-type="string" calcext:value-type="string">
            <text:p>Crypto stamp Golden Unicorn (CSGU), ID 3s5cah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86</text:p>
          </table:table-cell>
          <table:table-cell office:value-type="string" calcext:value-type="string">
            <text:p>https://crypto.post.at/CSGU/3s5cah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88];29;8)" office:value-type="string" office:string-value="3s5cah" calcext:value-type="string">
            <text:p>3s5cah</text:p>
          </table:table-cell>
          <table:table-cell table:formula="of:=LEN([.K28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23.07.2020 12:07:08</text:p>
          </table:table-cell>
          <table:table-cell office:value-type="string" calcext:value-type="string">
            <text:p>Crypto stamp Golden Unicorn 9vviA</text:p>
          </table:table-cell>
          <table:table-cell office:value-type="string" calcext:value-type="string">
            <text:p>Crypto stamp Golden Unicorn (CSGU), ID 9vviA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87</text:p>
          </table:table-cell>
          <table:table-cell office:value-type="string" calcext:value-type="string">
            <text:p>https://crypto.post.at/CSGU/9vviA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89];29;8)" office:value-type="string" office:string-value="9vviA" calcext:value-type="string">
            <text:p>9vviA</text:p>
          </table:table-cell>
          <table:table-cell table:formula="of:=LEN([.K289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23.07.2020 12:07:08</text:p>
          </table:table-cell>
          <table:table-cell office:value-type="string" calcext:value-type="string">
            <text:p>Crypto stamp Golden Unicorn mWdUT</text:p>
          </table:table-cell>
          <table:table-cell office:value-type="string" calcext:value-type="string">
            <text:p>Crypto stamp Golden Unicorn (CSGU), ID mWdUT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88</text:p>
          </table:table-cell>
          <table:table-cell office:value-type="string" calcext:value-type="string">
            <text:p>https://crypto.post.at/CSGU/mWdUT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90];29;8)" office:value-type="string" office:string-value="mWdUT" calcext:value-type="string">
            <text:p>mWdUT</text:p>
          </table:table-cell>
          <table:table-cell table:formula="of:=LEN([.K290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23.07.2020 12:07:08</text:p>
          </table:table-cell>
          <table:table-cell office:value-type="string" calcext:value-type="string">
            <text:p>Crypto stamp Golden Unicorn 3ZHmCc</text:p>
          </table:table-cell>
          <table:table-cell office:value-type="string" calcext:value-type="string">
            <text:p>Crypto stamp Golden Unicorn (CSGU), ID 3ZHmCc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89</text:p>
          </table:table-cell>
          <table:table-cell office:value-type="string" calcext:value-type="string">
            <text:p>https://crypto.post.at/CSGU/3ZHmCc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91];29;8)" office:value-type="string" office:string-value="3ZHmCc" calcext:value-type="string">
            <text:p>3ZHmCc</text:p>
          </table:table-cell>
          <table:table-cell table:formula="of:=LEN([.K29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23.07.2020 12:07:09</text:p>
          </table:table-cell>
          <table:table-cell office:value-type="string" calcext:value-type="string">
            <text:p>Crypto stamp Golden Unicorn 4f3EKT</text:p>
          </table:table-cell>
          <table:table-cell office:value-type="string" calcext:value-type="string">
            <text:p>Crypto stamp Golden Unicorn (CSGU), ID 4f3EKT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90</text:p>
          </table:table-cell>
          <table:table-cell office:value-type="string" calcext:value-type="string">
            <text:p>https://crypto.post.at/CSGU/4f3EKT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92];29;8)" office:value-type="string" office:string-value="4f3EKT" calcext:value-type="string">
            <text:p>4f3EKT</text:p>
          </table:table-cell>
          <table:table-cell table:formula="of:=LEN([.K29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23.07.2020 12:07:10</text:p>
          </table:table-cell>
          <table:table-cell office:value-type="string" calcext:value-type="string">
            <text:p>Crypto stamp Golden Unicorn 7EmynJ</text:p>
          </table:table-cell>
          <table:table-cell office:value-type="string" calcext:value-type="string">
            <text:p>Crypto stamp Golden Unicorn (CSGU), ID 7EmynJ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91</text:p>
          </table:table-cell>
          <table:table-cell office:value-type="string" calcext:value-type="string">
            <text:p>https://crypto.post.at/CSGU/7EmynJ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93];29;8)" office:value-type="string" office:string-value="7EmynJ" calcext:value-type="string">
            <text:p>7EmynJ</text:p>
          </table:table-cell>
          <table:table-cell table:formula="of:=LEN([.K29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23.07.2020 12:07:10</text:p>
          </table:table-cell>
          <table:table-cell office:value-type="string" calcext:value-type="string">
            <text:p>Crypto stamp Golden Unicorn 7Bp1Dd</text:p>
          </table:table-cell>
          <table:table-cell office:value-type="string" calcext:value-type="string">
            <text:p>Crypto stamp Golden Unicorn (CSGU), ID 7Bp1Dd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92</text:p>
          </table:table-cell>
          <table:table-cell office:value-type="string" calcext:value-type="string">
            <text:p>https://crypto.post.at/CSGU/7Bp1Dd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94];29;8)" office:value-type="string" office:string-value="7Bp1Dd" calcext:value-type="string">
            <text:p>7Bp1Dd</text:p>
          </table:table-cell>
          <table:table-cell table:formula="of:=LEN([.K29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23.07.2020 12:07:11</text:p>
          </table:table-cell>
          <table:table-cell office:value-type="string" calcext:value-type="string">
            <text:p>Crypto stamp Golden Unicorn 32A2HS</text:p>
          </table:table-cell>
          <table:table-cell office:value-type="string" calcext:value-type="string">
            <text:p>Crypto stamp Golden Unicorn (CSGU), ID 32A2HS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93</text:p>
          </table:table-cell>
          <table:table-cell office:value-type="string" calcext:value-type="string">
            <text:p>https://crypto.post.at/CSGU/32A2HS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95];29;8)" office:value-type="string" office:string-value="32A2HS" calcext:value-type="string">
            <text:p>32A2HS</text:p>
          </table:table-cell>
          <table:table-cell table:formula="of:=LEN([.K29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23.07.2020 12:07:11</text:p>
          </table:table-cell>
          <table:table-cell office:value-type="string" calcext:value-type="string">
            <text:p>Crypto stamp Golden Unicorn 64aYpV</text:p>
          </table:table-cell>
          <table:table-cell office:value-type="string" calcext:value-type="string">
            <text:p>Crypto stamp Golden Unicorn (CSGU), ID 64aYpV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94</text:p>
          </table:table-cell>
          <table:table-cell office:value-type="string" calcext:value-type="string">
            <text:p>https://crypto.post.at/CSGU/64aYpV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96];29;8)" office:value-type="string" office:string-value="64aYpV" calcext:value-type="string">
            <text:p>64aYpV</text:p>
          </table:table-cell>
          <table:table-cell table:formula="of:=LEN([.K29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23.07.2020 12:07:12</text:p>
          </table:table-cell>
          <table:table-cell office:value-type="string" calcext:value-type="string">
            <text:p>Crypto stamp Golden Unicorn 2axEVc</text:p>
          </table:table-cell>
          <table:table-cell office:value-type="string" calcext:value-type="string">
            <text:p>Crypto stamp Golden Unicorn (CSGU), ID 2axEVc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95</text:p>
          </table:table-cell>
          <table:table-cell office:value-type="string" calcext:value-type="string">
            <text:p>https://crypto.post.at/CSGU/2axEVc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97];29;8)" office:value-type="string" office:string-value="2axEVc" calcext:value-type="string">
            <text:p>2axEVc</text:p>
          </table:table-cell>
          <table:table-cell table:formula="of:=LEN([.K29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23.07.2020 12:07:12</text:p>
          </table:table-cell>
          <table:table-cell office:value-type="string" calcext:value-type="string">
            <text:p>Crypto stamp Golden Unicorn 7EmynP</text:p>
          </table:table-cell>
          <table:table-cell office:value-type="string" calcext:value-type="string">
            <text:p>Crypto stamp Golden Unicorn (CSGU), ID 7EmynP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96</text:p>
          </table:table-cell>
          <table:table-cell office:value-type="string" calcext:value-type="string">
            <text:p>https://crypto.post.at/CSGU/7EmynP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98];29;8)" office:value-type="string" office:string-value="7EmynP" calcext:value-type="string">
            <text:p>7EmynP</text:p>
          </table:table-cell>
          <table:table-cell table:formula="of:=LEN([.K29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23.07.2020 12:07:12</text:p>
          </table:table-cell>
          <table:table-cell office:value-type="string" calcext:value-type="string">
            <text:p>Crypto stamp Golden Unicorn 6vz8QG</text:p>
          </table:table-cell>
          <table:table-cell office:value-type="string" calcext:value-type="string">
            <text:p>Crypto stamp Golden Unicorn (CSGU), ID 6vz8QG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97</text:p>
          </table:table-cell>
          <table:table-cell office:value-type="string" calcext:value-type="string">
            <text:p>https://crypto.post.at/CSGU/6vz8QG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299];29;8)" office:value-type="string" office:string-value="6vz8QG" calcext:value-type="string">
            <text:p>6vz8QG</text:p>
          </table:table-cell>
          <table:table-cell table:formula="of:=LEN([.K29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23.07.2020 12:07:13</text:p>
          </table:table-cell>
          <table:table-cell office:value-type="string" calcext:value-type="string">
            <text:p>Crypto stamp Golden Unicorn 4gXDbw</text:p>
          </table:table-cell>
          <table:table-cell office:value-type="string" calcext:value-type="string">
            <text:p>Crypto stamp Golden Unicorn (CSGU), ID 4gXDbw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98</text:p>
          </table:table-cell>
          <table:table-cell office:value-type="string" calcext:value-type="string">
            <text:p>https://crypto.post.at/CSGU/4gXDbw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nChain Raffle</text:p>
          </table:table-cell>
          <table:table-cell table:formula="of:=MID([.G300];29;8)" office:value-type="string" office:string-value="4gXDbw" calcext:value-type="string">
            <text:p>4gXDbw</text:p>
          </table:table-cell>
          <table:table-cell table:formula="of:=LEN([.K30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23.07.2020 12:07:13</text:p>
          </table:table-cell>
          <table:table-cell office:value-type="string" calcext:value-type="string">
            <text:p>Crypto stamp Golden Unicorn 636ZYE</text:p>
          </table:table-cell>
          <table:table-cell office:value-type="string" calcext:value-type="string">
            <text:p>Crypto stamp Golden Unicorn (CSGU), ID 636ZYE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299</text:p>
          </table:table-cell>
          <table:table-cell office:value-type="string" calcext:value-type="string">
            <text:p>https://crypto.post.at/CSGU/636ZYE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01];29;8)" office:value-type="string" office:string-value="636ZYE" calcext:value-type="string">
            <text:p>636ZYE</text:p>
          </table:table-cell>
          <table:table-cell table:formula="of:=LEN([.K30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3.07.2020 12:07:13</text:p>
          </table:table-cell>
          <table:table-cell office:value-type="string" calcext:value-type="string">
            <text:p>Crypto stamp Golden Unicorn 36bz8b</text:p>
          </table:table-cell>
          <table:table-cell office:value-type="string" calcext:value-type="string">
            <text:p>Crypto stamp Golden Unicorn (CSGU), ID 36bz8b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00</text:p>
          </table:table-cell>
          <table:table-cell office:value-type="string" calcext:value-type="string">
            <text:p>https://crypto.post.at/CSGU/36bz8b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02];29;8)" office:value-type="string" office:string-value="36bz8b" calcext:value-type="string">
            <text:p>36bz8b</text:p>
          </table:table-cell>
          <table:table-cell table:formula="of:=LEN([.K30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23.07.2020 12:07:14</text:p>
          </table:table-cell>
          <table:table-cell office:value-type="string" calcext:value-type="string">
            <text:p>Crypto stamp Golden Unicorn 7DHzW8</text:p>
          </table:table-cell>
          <table:table-cell office:value-type="string" calcext:value-type="string">
            <text:p>Crypto stamp Golden Unicorn (CSGU), ID 7DHzW8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01</text:p>
          </table:table-cell>
          <table:table-cell office:value-type="string" calcext:value-type="string">
            <text:p>https://crypto.post.at/CSGU/7DHzW8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03];29;8)" office:value-type="string" office:string-value="7DHzW8" calcext:value-type="string">
            <text:p>7DHzW8</text:p>
          </table:table-cell>
          <table:table-cell table:formula="of:=LEN([.K30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23.07.2020 12:07:17</text:p>
          </table:table-cell>
          <table:table-cell office:value-type="string" calcext:value-type="string">
            <text:p>Crypto stamp Golden Unicorn 44wWqj</text:p>
          </table:table-cell>
          <table:table-cell office:value-type="string" calcext:value-type="string">
            <text:p>Crypto stamp Golden Unicorn (CSGU), ID 44wWqj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02</text:p>
          </table:table-cell>
          <table:table-cell office:value-type="string" calcext:value-type="string">
            <text:p>https://crypto.post.at/CSGU/44wWqj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04];29;8)" office:value-type="string" office:string-value="44wWqj" calcext:value-type="string">
            <text:p>44wWqj</text:p>
          </table:table-cell>
          <table:table-cell table:formula="of:=LEN([.K30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23.07.2020 12:07:17</text:p>
          </table:table-cell>
          <table:table-cell office:value-type="string" calcext:value-type="string">
            <text:p>Crypto stamp Golden Unicorn 2WzJi</text:p>
          </table:table-cell>
          <table:table-cell office:value-type="string" calcext:value-type="string">
            <text:p>Crypto stamp Golden Unicorn (CSGU), ID 2WzJi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03</text:p>
          </table:table-cell>
          <table:table-cell office:value-type="string" calcext:value-type="string">
            <text:p>https://crypto.post.at/CSGU/2WzJi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05];29;8)" office:value-type="string" office:string-value="2WzJi" calcext:value-type="string">
            <text:p>2WzJi</text:p>
          </table:table-cell>
          <table:table-cell table:formula="of:=LEN([.K305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23.07.2020 12:07:18</text:p>
          </table:table-cell>
          <table:table-cell office:value-type="string" calcext:value-type="string">
            <text:p>Crypto stamp Golden Unicorn 61caFy</text:p>
          </table:table-cell>
          <table:table-cell office:value-type="string" calcext:value-type="string">
            <text:p>Crypto stamp Golden Unicorn (CSGU), ID 61caFy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04</text:p>
          </table:table-cell>
          <table:table-cell office:value-type="string" calcext:value-type="string">
            <text:p>https://crypto.post.at/CSGU/61caFy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06];29;8)" office:value-type="string" office:string-value="61caFy" calcext:value-type="string">
            <text:p>61caFy</text:p>
          </table:table-cell>
          <table:table-cell table:formula="of:=LEN([.K30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23.07.2020 12:07:18</text:p>
          </table:table-cell>
          <table:table-cell office:value-type="string" calcext:value-type="string">
            <text:p>Crypto stamp Golden Unicorn 2L8MgL</text:p>
          </table:table-cell>
          <table:table-cell office:value-type="string" calcext:value-type="string">
            <text:p>Crypto stamp Golden Unicorn (CSGU), ID 2L8MgL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05</text:p>
          </table:table-cell>
          <table:table-cell office:value-type="string" calcext:value-type="string">
            <text:p>https://crypto.post.at/CSGU/2L8MgL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07];29;8)" office:value-type="string" office:string-value="2L8MgL" calcext:value-type="string">
            <text:p>2L8MgL</text:p>
          </table:table-cell>
          <table:table-cell table:formula="of:=LEN([.K30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23.07.2020 12:07:21</text:p>
          </table:table-cell>
          <table:table-cell office:value-type="string" calcext:value-type="string">
            <text:p>Crypto stamp Golden Unicorn 2JeNQ1</text:p>
          </table:table-cell>
          <table:table-cell office:value-type="string" calcext:value-type="string">
            <text:p>Crypto stamp Golden Unicorn (CSGU), ID 2JeNQ1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06</text:p>
          </table:table-cell>
          <table:table-cell office:value-type="string" calcext:value-type="string">
            <text:p>https://crypto.post.at/CSGU/2JeNQ1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08];29;8)" office:value-type="string" office:string-value="2JeNQ1" calcext:value-type="string">
            <text:p>2JeNQ1</text:p>
          </table:table-cell>
          <table:table-cell table:formula="of:=LEN([.K30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23.07.2020 12:07:22</text:p>
          </table:table-cell>
          <table:table-cell office:value-type="string" calcext:value-type="string">
            <text:p>Crypto stamp Golden Unicorn 6xU7gn</text:p>
          </table:table-cell>
          <table:table-cell office:value-type="string" calcext:value-type="string">
            <text:p>Crypto stamp Golden Unicorn (CSGU), ID 6xU7gn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07</text:p>
          </table:table-cell>
          <table:table-cell office:value-type="string" calcext:value-type="string">
            <text:p>https://crypto.post.at/CSGU/6xU7g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09];29;8)" office:value-type="string" office:string-value="6xU7gn" calcext:value-type="string">
            <text:p>6xU7gn</text:p>
          </table:table-cell>
          <table:table-cell table:formula="of:=LEN([.K30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23.07.2020 12:07:22</text:p>
          </table:table-cell>
          <table:table-cell office:value-type="string" calcext:value-type="string">
            <text:p>Crypto stamp Golden Unicorn 6DUUWo</text:p>
          </table:table-cell>
          <table:table-cell office:value-type="string" calcext:value-type="string">
            <text:p>Crypto stamp Golden Unicorn (CSGU), ID 6DUUWo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08</text:p>
          </table:table-cell>
          <table:table-cell office:value-type="string" calcext:value-type="string">
            <text:p>https://crypto.post.at/CSGU/6DUUWo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10];29;8)" office:value-type="string" office:string-value="6DUUWo" calcext:value-type="string">
            <text:p>6DUUWo</text:p>
          </table:table-cell>
          <table:table-cell table:formula="of:=LEN([.K31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23.07.2020 12:07:24</text:p>
          </table:table-cell>
          <table:table-cell office:value-type="string" calcext:value-type="string">
            <text:p>Crypto stamp Golden Unicorn 4NjNDz</text:p>
          </table:table-cell>
          <table:table-cell office:value-type="string" calcext:value-type="string">
            <text:p>Crypto stamp Golden Unicorn (CSGU), ID 4NjNDz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09</text:p>
          </table:table-cell>
          <table:table-cell office:value-type="string" calcext:value-type="string">
            <text:p>https://crypto.post.at/CSGU/4NjNDz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11];29;8)" office:value-type="string" office:string-value="4NjNDz" calcext:value-type="string">
            <text:p>4NjNDz</text:p>
          </table:table-cell>
          <table:table-cell table:formula="of:=LEN([.K31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23.07.2020 12:07:24</text:p>
          </table:table-cell>
          <table:table-cell office:value-type="string" calcext:value-type="string">
            <text:p>Crypto stamp Golden Unicorn 1312V</text:p>
          </table:table-cell>
          <table:table-cell office:value-type="string" calcext:value-type="string">
            <text:p>Crypto stamp Golden Unicorn (CSGU), ID 1312V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10</text:p>
          </table:table-cell>
          <table:table-cell office:value-type="string" calcext:value-type="string">
            <text:p>https://crypto.post.at/CSGU/1312V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12];29;8)" office:value-type="string" office:string-value="1312V" calcext:value-type="string">
            <text:p>1312V</text:p>
          </table:table-cell>
          <table:table-cell table:formula="of:=LEN([.K312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23.07.2020 12:07:25</text:p>
          </table:table-cell>
          <table:table-cell office:value-type="string" calcext:value-type="string">
            <text:p>Crypto stamp Golden Unicorn 4QDMWN</text:p>
          </table:table-cell>
          <table:table-cell office:value-type="string" calcext:value-type="string">
            <text:p>Crypto stamp Golden Unicorn (CSGU), ID 4QDMWN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11</text:p>
          </table:table-cell>
          <table:table-cell office:value-type="string" calcext:value-type="string">
            <text:p>https://crypto.post.at/CSGU/4QDMW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13];29;8)" office:value-type="string" office:string-value="4QDMWN" calcext:value-type="string">
            <text:p>4QDMWN</text:p>
          </table:table-cell>
          <table:table-cell table:formula="of:=LEN([.K31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23.07.2020 12:07:25</text:p>
          </table:table-cell>
          <table:table-cell office:value-type="string" calcext:value-type="string">
            <text:p>Crypto stamp Golden Unicorn 51o4Gf</text:p>
          </table:table-cell>
          <table:table-cell office:value-type="string" calcext:value-type="string">
            <text:p>Crypto stamp Golden Unicorn (CSGU), ID 51o4Gf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12</text:p>
          </table:table-cell>
          <table:table-cell office:value-type="string" calcext:value-type="string">
            <text:p>https://crypto.post.at/CSGU/51o4Gf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14];29;8)" office:value-type="string" office:string-value="51o4Gf" calcext:value-type="string">
            <text:p>51o4Gf</text:p>
          </table:table-cell>
          <table:table-cell table:formula="of:=LEN([.K31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23.07.2020 12:07:26</text:p>
          </table:table-cell>
          <table:table-cell office:value-type="string" calcext:value-type="string">
            <text:p>Crypto stamp Golden Unicorn 4c5FmA</text:p>
          </table:table-cell>
          <table:table-cell office:value-type="string" calcext:value-type="string">
            <text:p>Crypto stamp Golden Unicorn (CSGU), ID 4c5FmA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13</text:p>
          </table:table-cell>
          <table:table-cell office:value-type="string" calcext:value-type="string">
            <text:p>https://crypto.post.at/CSGU/4c5FmA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15];29;8)" office:value-type="string" office:string-value="4c5FmA" calcext:value-type="string">
            <text:p>4c5FmA</text:p>
          </table:table-cell>
          <table:table-cell table:formula="of:=LEN([.K31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23.07.2020 12:07:26</text:p>
          </table:table-cell>
          <table:table-cell office:value-type="string" calcext:value-type="string">
            <text:p>Crypto stamp Golden Unicorn tvZtd</text:p>
          </table:table-cell>
          <table:table-cell office:value-type="string" calcext:value-type="string">
            <text:p>Crypto stamp Golden Unicorn (CSGU), ID tvZtd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14</text:p>
          </table:table-cell>
          <table:table-cell office:value-type="string" calcext:value-type="string">
            <text:p>https://crypto.post.at/CSGU/tvZtd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16];29;8)" office:value-type="string" office:string-value="tvZtd" calcext:value-type="string">
            <text:p>tvZtd</text:p>
          </table:table-cell>
          <table:table-cell table:formula="of:=LEN([.K316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23.07.2020 12:07:26</text:p>
          </table:table-cell>
          <table:table-cell office:value-type="string" calcext:value-type="string">
            <text:p>Crypto stamp Golden Unicorn 4NjNE6</text:p>
          </table:table-cell>
          <table:table-cell office:value-type="string" calcext:value-type="string">
            <text:p>Crypto stamp Golden Unicorn (CSGU), ID 4NjNE6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15</text:p>
          </table:table-cell>
          <table:table-cell office:value-type="string" calcext:value-type="string">
            <text:p>https://crypto.post.at/CSGU/4NjNE6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17];29;8)" office:value-type="string" office:string-value="4NjNE6" calcext:value-type="string">
            <text:p>4NjNE6</text:p>
          </table:table-cell>
          <table:table-cell table:formula="of:=LEN([.K31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23.07.2020 12:07:27</text:p>
          </table:table-cell>
          <table:table-cell office:value-type="string" calcext:value-type="string">
            <text:p>Crypto stamp Golden Unicorn 3CXwGF</text:p>
          </table:table-cell>
          <table:table-cell office:value-type="string" calcext:value-type="string">
            <text:p>Crypto stamp Golden Unicorn (CSGU), ID 3CXwGF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16</text:p>
          </table:table-cell>
          <table:table-cell office:value-type="string" calcext:value-type="string">
            <text:p>https://crypto.post.at/CSGU/3CXwGF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18];29;8)" office:value-type="string" office:string-value="3CXwGF" calcext:value-type="string">
            <text:p>3CXwGF</text:p>
          </table:table-cell>
          <table:table-cell table:formula="of:=LEN([.K31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23.07.2020 12:07:28</text:p>
          </table:table-cell>
          <table:table-cell office:value-type="string" calcext:value-type="string">
            <text:p>Crypto stamp Golden Unicorn VCmPA</text:p>
          </table:table-cell>
          <table:table-cell office:value-type="string" calcext:value-type="string">
            <text:p>Crypto stamp Golden Unicorn (CSGU), ID VCmPA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17</text:p>
          </table:table-cell>
          <table:table-cell office:value-type="string" calcext:value-type="string">
            <text:p>https://crypto.post.at/CSGU/VCmPA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19];29;8)" office:value-type="string" office:string-value="VCmPA" calcext:value-type="string">
            <text:p>VCmPA</text:p>
          </table:table-cell>
          <table:table-cell table:formula="of:=LEN([.K319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23.07.2020 12:07:29</text:p>
          </table:table-cell>
          <table:table-cell office:value-type="string" calcext:value-type="string">
            <text:p>Crypto stamp Golden Unicorn 2JeNQD</text:p>
          </table:table-cell>
          <table:table-cell office:value-type="string" calcext:value-type="string">
            <text:p>Crypto stamp Golden Unicorn (CSGU), ID 2JeNQD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18</text:p>
          </table:table-cell>
          <table:table-cell office:value-type="string" calcext:value-type="string">
            <text:p>https://crypto.post.at/CSGU/2JeNQD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20];29;8)" office:value-type="string" office:string-value="2JeNQD" calcext:value-type="string">
            <text:p>2JeNQD</text:p>
          </table:table-cell>
          <table:table-cell table:formula="of:=LEN([.K32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23.07.2020 12:07:29</text:p>
          </table:table-cell>
          <table:table-cell office:value-type="string" calcext:value-type="string">
            <text:p>Crypto stamp Golden Unicorn 5NYtDc</text:p>
          </table:table-cell>
          <table:table-cell office:value-type="string" calcext:value-type="string">
            <text:p>Crypto stamp Golden Unicorn (CSGU), ID 5NYtDc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19</text:p>
          </table:table-cell>
          <table:table-cell office:value-type="string" calcext:value-type="string">
            <text:p>https://crypto.post.at/CSGU/5NYtDc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21];29;8)" office:value-type="string" office:string-value="5NYtDc" calcext:value-type="string">
            <text:p>5NYtDc</text:p>
          </table:table-cell>
          <table:table-cell table:formula="of:=LEN([.K32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23.07.2020 12:07:30</text:p>
          </table:table-cell>
          <table:table-cell office:value-type="string" calcext:value-type="string">
            <text:p>Crypto stamp Golden Unicorn 6UJMLT</text:p>
          </table:table-cell>
          <table:table-cell office:value-type="string" calcext:value-type="string">
            <text:p>Crypto stamp Golden Unicorn (CSGU), ID 6UJMLT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20</text:p>
          </table:table-cell>
          <table:table-cell office:value-type="string" calcext:value-type="string">
            <text:p>https://crypto.post.at/CSGU/6UJMLT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22];29;8)" office:value-type="string" office:string-value="6UJMLT" calcext:value-type="string">
            <text:p>6UJMLT</text:p>
          </table:table-cell>
          <table:table-cell table:formula="of:=LEN([.K32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23.07.2020 12:07:30</text:p>
          </table:table-cell>
          <table:table-cell office:value-type="string" calcext:value-type="string">
            <text:p>Crypto stamp Golden Unicorn wtYTS</text:p>
          </table:table-cell>
          <table:table-cell office:value-type="string" calcext:value-type="string">
            <text:p>Crypto stamp Golden Unicorn (CSGU), ID wtYTS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21</text:p>
          </table:table-cell>
          <table:table-cell office:value-type="string" calcext:value-type="string">
            <text:p>https://crypto.post.at/CSGU/wtYTS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23];29;8)" office:value-type="string" office:string-value="wtYTS" calcext:value-type="string">
            <text:p>wtYTS</text:p>
          </table:table-cell>
          <table:table-cell table:formula="of:=LEN([.K323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23.07.2020 12:07:31</text:p>
          </table:table-cell>
          <table:table-cell office:value-type="string" calcext:value-type="string">
            <text:p>Crypto stamp Golden Unicorn 7U7sKw</text:p>
          </table:table-cell>
          <table:table-cell office:value-type="string" calcext:value-type="string">
            <text:p>Crypto stamp Golden Unicorn (CSGU), ID 7U7sKw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22</text:p>
          </table:table-cell>
          <table:table-cell office:value-type="string" calcext:value-type="string">
            <text:p>https://crypto.post.at/CSGU/7U7sKw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24];29;8)" office:value-type="string" office:string-value="7U7sKw" calcext:value-type="string">
            <text:p>7U7sKw</text:p>
          </table:table-cell>
          <table:table-cell table:formula="of:=LEN([.K32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23.07.2020 12:07:31</text:p>
          </table:table-cell>
          <table:table-cell office:value-type="string" calcext:value-type="string">
            <text:p>Crypto stamp Golden Unicorn 5CAyFG</text:p>
          </table:table-cell>
          <table:table-cell office:value-type="string" calcext:value-type="string">
            <text:p>Crypto stamp Golden Unicorn (CSGU), ID 5CAyFG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23</text:p>
          </table:table-cell>
          <table:table-cell office:value-type="string" calcext:value-type="string">
            <text:p>https://crypto.post.at/CSGU/5CAyFG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25];29;8)" office:value-type="string" office:string-value="5CAyFG" calcext:value-type="string">
            <text:p>5CAyFG</text:p>
          </table:table-cell>
          <table:table-cell table:formula="of:=LEN([.K32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23.07.2020 12:07:31</text:p>
          </table:table-cell>
          <table:table-cell office:value-type="string" calcext:value-type="string">
            <text:p>Crypto stamp Golden Unicorn 7PfuUw</text:p>
          </table:table-cell>
          <table:table-cell office:value-type="string" calcext:value-type="string">
            <text:p>Crypto stamp Golden Unicorn (CSGU), ID 7PfuUw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24</text:p>
          </table:table-cell>
          <table:table-cell office:value-type="string" calcext:value-type="string">
            <text:p>https://crypto.post.at/CSGU/7PfuUw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26];29;8)" office:value-type="string" office:string-value="7PfuUw" calcext:value-type="string">
            <text:p>7PfuUw</text:p>
          </table:table-cell>
          <table:table-cell table:formula="of:=LEN([.K32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23.07.2020 12:07:32</text:p>
          </table:table-cell>
          <table:table-cell office:value-type="string" calcext:value-type="string">
            <text:p>Crypto stamp Golden Unicorn 4nTAjn</text:p>
          </table:table-cell>
          <table:table-cell office:value-type="string" calcext:value-type="string">
            <text:p>Crypto stamp Golden Unicorn (CSGU), ID 4nTAjn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25</text:p>
          </table:table-cell>
          <table:table-cell office:value-type="string" calcext:value-type="string">
            <text:p>https://crypto.post.at/CSGU/4nTAj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27];29;8)" office:value-type="string" office:string-value="4nTAjn" calcext:value-type="string">
            <text:p>4nTAjn</text:p>
          </table:table-cell>
          <table:table-cell table:formula="of:=LEN([.K32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23.07.2020 12:07:32</text:p>
          </table:table-cell>
          <table:table-cell office:value-type="string" calcext:value-type="string">
            <text:p>Crypto stamp Golden Unicorn 2axEW9</text:p>
          </table:table-cell>
          <table:table-cell office:value-type="string" calcext:value-type="string">
            <text:p>Crypto stamp Golden Unicorn (CSGU), ID 2axEW9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26</text:p>
          </table:table-cell>
          <table:table-cell office:value-type="string" calcext:value-type="string">
            <text:p>https://crypto.post.at/CSGU/2axEW9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28];29;8)" office:value-type="string" office:string-value="2axEW9" calcext:value-type="string">
            <text:p>2axEW9</text:p>
          </table:table-cell>
          <table:table-cell table:formula="of:=LEN([.K32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23.07.2020 12:07:33</text:p>
          </table:table-cell>
          <table:table-cell office:value-type="string" calcext:value-type="string">
            <text:p>Crypto stamp Golden Unicorn 5Gcw6N</text:p>
          </table:table-cell>
          <table:table-cell office:value-type="string" calcext:value-type="string">
            <text:p>Crypto stamp Golden Unicorn (CSGU), ID 5Gcw6N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27</text:p>
          </table:table-cell>
          <table:table-cell office:value-type="string" calcext:value-type="string">
            <text:p>https://crypto.post.at/CSGU/5Gcw6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29];29;8)" office:value-type="string" office:string-value="5Gcw6N" calcext:value-type="string">
            <text:p>5Gcw6N</text:p>
          </table:table-cell>
          <table:table-cell table:formula="of:=LEN([.K32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23.07.2020 12:07:33</text:p>
          </table:table-cell>
          <table:table-cell office:value-type="string" calcext:value-type="string">
            <text:p>Crypto stamp Golden Unicorn 2cSDnX</text:p>
          </table:table-cell>
          <table:table-cell office:value-type="string" calcext:value-type="string">
            <text:p>Crypto stamp Golden Unicorn (CSGU), ID 2cSDn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28</text:p>
          </table:table-cell>
          <table:table-cell office:value-type="string" calcext:value-type="string">
            <text:p>https://crypto.post.at/CSGU/2cSDn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30];29;8)" office:value-type="string" office:string-value="2cSDnX" calcext:value-type="string">
            <text:p>2cSDnX</text:p>
          </table:table-cell>
          <table:table-cell table:formula="of:=LEN([.K33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23.07.2020 12:07:34</text:p>
          </table:table-cell>
          <table:table-cell office:value-type="string" calcext:value-type="string">
            <text:p>Crypto stamp Golden Unicorn 29kSiL</text:p>
          </table:table-cell>
          <table:table-cell office:value-type="string" calcext:value-type="string">
            <text:p>Crypto stamp Golden Unicorn (CSGU), ID 29kSiL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29</text:p>
          </table:table-cell>
          <table:table-cell office:value-type="string" calcext:value-type="string">
            <text:p>https://crypto.post.at/CSGU/29kSiL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31];29;8)" office:value-type="string" office:string-value="29kSiL" calcext:value-type="string">
            <text:p>29kSiL</text:p>
          </table:table-cell>
          <table:table-cell table:formula="of:=LEN([.K33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23.07.2020 12:07:34</text:p>
          </table:table-cell>
          <table:table-cell office:value-type="string" calcext:value-type="string">
            <text:p>Crypto stamp Golden Unicorn wtYTb</text:p>
          </table:table-cell>
          <table:table-cell office:value-type="string" calcext:value-type="string">
            <text:p>Crypto stamp Golden Unicorn (CSGU), ID wtYTb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30</text:p>
          </table:table-cell>
          <table:table-cell office:value-type="string" calcext:value-type="string">
            <text:p>https://crypto.post.at/CSGU/wtYTb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32];29;8)" office:value-type="string" office:string-value="wtYTb" calcext:value-type="string">
            <text:p>wtYTb</text:p>
          </table:table-cell>
          <table:table-cell table:formula="of:=LEN([.K332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23.07.2020 12:07:34</text:p>
          </table:table-cell>
          <table:table-cell office:value-type="string" calcext:value-type="string">
            <text:p>Crypto stamp Golden Unicorn 2jrACJ</text:p>
          </table:table-cell>
          <table:table-cell office:value-type="string" calcext:value-type="string">
            <text:p>Crypto stamp Golden Unicorn (CSGU), ID 2jrACJ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31</text:p>
          </table:table-cell>
          <table:table-cell office:value-type="string" calcext:value-type="string">
            <text:p>https://crypto.post.at/CSGU/2jrACJ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33];29;8)" office:value-type="string" office:string-value="2jrACJ" calcext:value-type="string">
            <text:p>2jrACJ</text:p>
          </table:table-cell>
          <table:table-cell table:formula="of:=LEN([.K33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23.07.2020 12:07:35</text:p>
          </table:table-cell>
          <table:table-cell office:value-type="string" calcext:value-type="string">
            <text:p>Crypto stamp Golden Unicorn 3cFjn3</text:p>
          </table:table-cell>
          <table:table-cell office:value-type="string" calcext:value-type="string">
            <text:p>Crypto stamp Golden Unicorn (CSGU), ID 3cFjn3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32</text:p>
          </table:table-cell>
          <table:table-cell office:value-type="string" calcext:value-type="string">
            <text:p>https://crypto.post.at/CSGU/3cFjn3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34];29;8)" office:value-type="string" office:string-value="3cFjn3" calcext:value-type="string">
            <text:p>3cFjn3</text:p>
          </table:table-cell>
          <table:table-cell table:formula="of:=LEN([.K33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23.07.2020 12:07:36</text:p>
          </table:table-cell>
          <table:table-cell office:value-type="string" calcext:value-type="string">
            <text:p>Crypto stamp Golden Unicorn 3iBguS</text:p>
          </table:table-cell>
          <table:table-cell office:value-type="string" calcext:value-type="string">
            <text:p>Crypto stamp Golden Unicorn (CSGU), ID 3iBguS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33</text:p>
          </table:table-cell>
          <table:table-cell office:value-type="string" calcext:value-type="string">
            <text:p>https://crypto.post.at/CSGU/3iBguS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35];29;8)" office:value-type="string" office:string-value="3iBguS" calcext:value-type="string">
            <text:p>3iBguS</text:p>
          </table:table-cell>
          <table:table-cell table:formula="of:=LEN([.K33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23.07.2020 12:07:36</text:p>
          </table:table-cell>
          <table:table-cell office:value-type="string" calcext:value-type="string">
            <text:p>Crypto stamp Golden Unicorn 4MFNx5</text:p>
          </table:table-cell>
          <table:table-cell office:value-type="string" calcext:value-type="string">
            <text:p>Crypto stamp Golden Unicorn (CSGU), ID 4MFNx5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34</text:p>
          </table:table-cell>
          <table:table-cell office:value-type="string" calcext:value-type="string">
            <text:p>https://crypto.post.at/CSGU/4MFNx5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36];29;8)" office:value-type="string" office:string-value="4MFNx5" calcext:value-type="string">
            <text:p>4MFNx5</text:p>
          </table:table-cell>
          <table:table-cell table:formula="of:=LEN([.K33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23.07.2020 12:07:36</text:p>
          </table:table-cell>
          <table:table-cell office:value-type="string" calcext:value-type="string">
            <text:p>Crypto stamp Golden Unicorn 43TXZx</text:p>
          </table:table-cell>
          <table:table-cell office:value-type="string" calcext:value-type="string">
            <text:p>Crypto stamp Golden Unicorn (CSGU), ID 43TXZ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35</text:p>
          </table:table-cell>
          <table:table-cell office:value-type="string" calcext:value-type="string">
            <text:p>https://crypto.post.at/CSGU/43TXZ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37];29;8)" office:value-type="string" office:string-value="43TXZx" calcext:value-type="string">
            <text:p>43TXZx</text:p>
          </table:table-cell>
          <table:table-cell table:formula="of:=LEN([.K33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23.07.2020 12:07:37</text:p>
          </table:table-cell>
          <table:table-cell office:value-type="string" calcext:value-type="string">
            <text:p>Crypto stamp Golden Unicorn 6aEJU7</text:p>
          </table:table-cell>
          <table:table-cell office:value-type="string" calcext:value-type="string">
            <text:p>Crypto stamp Golden Unicorn (CSGU), ID 6aEJU7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36</text:p>
          </table:table-cell>
          <table:table-cell office:value-type="string" calcext:value-type="string">
            <text:p>https://crypto.post.at/CSGU/6aEJU7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38];29;8)" office:value-type="string" office:string-value="6aEJU7" calcext:value-type="string">
            <text:p>6aEJU7</text:p>
          </table:table-cell>
          <table:table-cell table:formula="of:=LEN([.K33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23.07.2020 12:07:37</text:p>
          </table:table-cell>
          <table:table-cell office:value-type="string" calcext:value-type="string">
            <text:p>Crypto stamp Golden Unicorn 32A2JC</text:p>
          </table:table-cell>
          <table:table-cell office:value-type="string" calcext:value-type="string">
            <text:p>Crypto stamp Golden Unicorn (CSGU), ID 32A2JC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37</text:p>
          </table:table-cell>
          <table:table-cell office:value-type="string" calcext:value-type="string">
            <text:p>https://crypto.post.at/CSGU/32A2JC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39];29;8)" office:value-type="string" office:string-value="32A2JC" calcext:value-type="string">
            <text:p>32A2JC</text:p>
          </table:table-cell>
          <table:table-cell table:formula="of:=LEN([.K33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23.07.2020 12:07:38</text:p>
          </table:table-cell>
          <table:table-cell office:value-type="string" calcext:value-type="string">
            <text:p>Crypto stamp Golden Unicorn ZejEZ</text:p>
          </table:table-cell>
          <table:table-cell office:value-type="string" calcext:value-type="string">
            <text:p>Crypto stamp Golden Unicorn (CSGU), ID ZejEZ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38</text:p>
          </table:table-cell>
          <table:table-cell office:value-type="string" calcext:value-type="string">
            <text:p>https://crypto.post.at/CSGU/ZejEZ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40];29;8)" office:value-type="string" office:string-value="ZejEZ" calcext:value-type="string">
            <text:p>ZejEZ</text:p>
          </table:table-cell>
          <table:table-cell table:formula="of:=LEN([.K340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23.07.2020 12:07:38</text:p>
          </table:table-cell>
          <table:table-cell office:value-type="string" calcext:value-type="string">
            <text:p>Crypto stamp Golden Unicorn 3ghhdC</text:p>
          </table:table-cell>
          <table:table-cell office:value-type="string" calcext:value-type="string">
            <text:p>Crypto stamp Golden Unicorn (CSGU), ID 3ghhdC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39</text:p>
          </table:table-cell>
          <table:table-cell office:value-type="string" calcext:value-type="string">
            <text:p>https://crypto.post.at/CSGU/3ghhdC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41];29;8)" office:value-type="string" office:string-value="3ghhdC" calcext:value-type="string">
            <text:p>3ghhdC</text:p>
          </table:table-cell>
          <table:table-cell table:formula="of:=LEN([.K34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23.07.2020 12:07:39</text:p>
          </table:table-cell>
          <table:table-cell office:value-type="string" calcext:value-type="string">
            <text:p>Crypto stamp Golden Unicorn 4NjNEX</text:p>
          </table:table-cell>
          <table:table-cell office:value-type="string" calcext:value-type="string">
            <text:p>Crypto stamp Golden Unicorn (CSGU), ID 4NjNE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40</text:p>
          </table:table-cell>
          <table:table-cell office:value-type="string" calcext:value-type="string">
            <text:p>https://crypto.post.at/CSGU/4NjNE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42];29;8)" office:value-type="string" office:string-value="4NjNEX" calcext:value-type="string">
            <text:p>4NjNEX</text:p>
          </table:table-cell>
          <table:table-cell table:formula="of:=LEN([.K34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23.07.2020 12:07:39</text:p>
          </table:table-cell>
          <table:table-cell office:value-type="string" calcext:value-type="string">
            <text:p>Crypto stamp Golden Unicorn 4f3ELL</text:p>
          </table:table-cell>
          <table:table-cell office:value-type="string" calcext:value-type="string">
            <text:p>Crypto stamp Golden Unicorn (CSGU), ID 4f3ELL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41</text:p>
          </table:table-cell>
          <table:table-cell office:value-type="string" calcext:value-type="string">
            <text:p>https://crypto.post.at/CSGU/4f3ELL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43];29;8)" office:value-type="string" office:string-value="4f3ELL" calcext:value-type="string">
            <text:p>4f3ELL</text:p>
          </table:table-cell>
          <table:table-cell table:formula="of:=LEN([.K34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23.07.2020 12:07:39</text:p>
          </table:table-cell>
          <table:table-cell office:value-type="string" calcext:value-type="string">
            <text:p>Crypto stamp Golden Unicorn 5XSov5</text:p>
          </table:table-cell>
          <table:table-cell office:value-type="string" calcext:value-type="string">
            <text:p>Crypto stamp Golden Unicorn (CSGU), ID 5XSov5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42</text:p>
          </table:table-cell>
          <table:table-cell office:value-type="string" calcext:value-type="string">
            <text:p>https://crypto.post.at/CSGU/5XSov5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44];29;8)" office:value-type="string" office:string-value="5XSov5" calcext:value-type="string">
            <text:p>5XSov5</text:p>
          </table:table-cell>
          <table:table-cell table:formula="of:=LEN([.K34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23.07.2020 12:07:40</text:p>
          </table:table-cell>
          <table:table-cell office:value-type="string" calcext:value-type="string">
            <text:p>Crypto stamp Golden Unicorn 3cFjnE</text:p>
          </table:table-cell>
          <table:table-cell office:value-type="string" calcext:value-type="string">
            <text:p>Crypto stamp Golden Unicorn (CSGU), ID 3cFjnE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43</text:p>
          </table:table-cell>
          <table:table-cell office:value-type="string" calcext:value-type="string">
            <text:p>https://crypto.post.at/CSGU/3cFjnE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45];29;8)" office:value-type="string" office:string-value="3cFjnE" calcext:value-type="string">
            <text:p>3cFjnE</text:p>
          </table:table-cell>
          <table:table-cell table:formula="of:=LEN([.K34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23.07.2020 12:07:40</text:p>
          </table:table-cell>
          <table:table-cell office:value-type="string" calcext:value-type="string">
            <text:p>Crypto stamp Golden Unicorn 4NjNEb</text:p>
          </table:table-cell>
          <table:table-cell office:value-type="string" calcext:value-type="string">
            <text:p>Crypto stamp Golden Unicorn (CSGU), ID 4NjNEb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44</text:p>
          </table:table-cell>
          <table:table-cell office:value-type="string" calcext:value-type="string">
            <text:p>https://crypto.post.at/CSGU/4NjNEb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46];29;8)" office:value-type="string" office:string-value="4NjNEb" calcext:value-type="string">
            <text:p>4NjNEb</text:p>
          </table:table-cell>
          <table:table-cell table:formula="of:=LEN([.K34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23.07.2020 12:07:41</text:p>
          </table:table-cell>
          <table:table-cell office:value-type="string" calcext:value-type="string">
            <text:p>Crypto stamp Golden Unicorn 2qn7Kv</text:p>
          </table:table-cell>
          <table:table-cell office:value-type="string" calcext:value-type="string">
            <text:p>Crypto stamp Golden Unicorn (CSGU), ID 2qn7Kv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45</text:p>
          </table:table-cell>
          <table:table-cell office:value-type="string" calcext:value-type="string">
            <text:p>https://crypto.post.at/CSGU/2qn7Kv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47];29;8)" office:value-type="string" office:string-value="2qn7Kv" calcext:value-type="string">
            <text:p>2qn7Kv</text:p>
          </table:table-cell>
          <table:table-cell table:formula="of:=LEN([.K34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23.07.2020 12:07:41</text:p>
          </table:table-cell>
          <table:table-cell office:value-type="string" calcext:value-type="string">
            <text:p>Crypto stamp Golden Unicorn 5aQnUq</text:p>
          </table:table-cell>
          <table:table-cell office:value-type="string" calcext:value-type="string">
            <text:p>Crypto stamp Golden Unicorn (CSGU), ID 5aQnUq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46</text:p>
          </table:table-cell>
          <table:table-cell office:value-type="string" calcext:value-type="string">
            <text:p>https://crypto.post.at/CSGU/5aQnUq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48];29;8)" office:value-type="string" office:string-value="5aQnUq" calcext:value-type="string">
            <text:p>5aQnUq</text:p>
          </table:table-cell>
          <table:table-cell table:formula="of:=LEN([.K34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23.07.2020 12:07:42</text:p>
          </table:table-cell>
          <table:table-cell office:value-type="string" calcext:value-type="string">
            <text:p>Crypto stamp Golden Unicorn 2P6LFk</text:p>
          </table:table-cell>
          <table:table-cell office:value-type="string" calcext:value-type="string">
            <text:p>Crypto stamp Golden Unicorn (CSGU), ID 2P6LFk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47</text:p>
          </table:table-cell>
          <table:table-cell office:value-type="string" calcext:value-type="string">
            <text:p>https://crypto.post.at/CSGU/2P6LFk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49];29;8)" office:value-type="string" office:string-value="2P6LFk" calcext:value-type="string">
            <text:p>2P6LFk</text:p>
          </table:table-cell>
          <table:table-cell table:formula="of:=LEN([.K34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23.07.2020 12:07:42</text:p>
          </table:table-cell>
          <table:table-cell office:value-type="string" calcext:value-type="string">
            <text:p>Crypto stamp Golden Unicorn 2L8Mh5</text:p>
          </table:table-cell>
          <table:table-cell office:value-type="string" calcext:value-type="string">
            <text:p>Crypto stamp Golden Unicorn (CSGU), ID 2L8Mh5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48</text:p>
          </table:table-cell>
          <table:table-cell office:value-type="string" calcext:value-type="string">
            <text:p>https://crypto.post.at/CSGU/2L8Mh5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50];29;8)" office:value-type="string" office:string-value="2L8Mh5" calcext:value-type="string">
            <text:p>2L8Mh5</text:p>
          </table:table-cell>
          <table:table-cell table:formula="of:=LEN([.K35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23.07.2020 12:07:43</text:p>
          </table:table-cell>
          <table:table-cell office:value-type="string" calcext:value-type="string">
            <text:p>Crypto stamp Golden Unicorn Mnpyz</text:p>
          </table:table-cell>
          <table:table-cell office:value-type="string" calcext:value-type="string">
            <text:p>Crypto stamp Golden Unicorn (CSGU), ID Mnpyz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49</text:p>
          </table:table-cell>
          <table:table-cell office:value-type="string" calcext:value-type="string">
            <text:p>https://crypto.post.at/CSGU/Mnpyz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51];29;8)" office:value-type="string" office:string-value="Mnpyz" calcext:value-type="string">
            <text:p>Mnpyz</text:p>
          </table:table-cell>
          <table:table-cell table:formula="of:=LEN([.K351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23.07.2020 12:07:43</text:p>
          </table:table-cell>
          <table:table-cell office:value-type="string" calcext:value-type="string">
            <text:p>Crypto stamp Golden Unicorn 2P6LFo</text:p>
          </table:table-cell>
          <table:table-cell office:value-type="string" calcext:value-type="string">
            <text:p>Crypto stamp Golden Unicorn (CSGU), ID 2P6LFo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50</text:p>
          </table:table-cell>
          <table:table-cell office:value-type="string" calcext:value-type="string">
            <text:p>https://crypto.post.at/CSGU/2P6LFo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52];29;8)" office:value-type="string" office:string-value="2P6LFo" calcext:value-type="string">
            <text:p>2P6LFo</text:p>
          </table:table-cell>
          <table:table-cell table:formula="of:=LEN([.K35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23.07.2020 12:07:43</text:p>
          </table:table-cell>
          <table:table-cell office:value-type="string" calcext:value-type="string">
            <text:p>Crypto stamp Golden Unicorn 41yYHt</text:p>
          </table:table-cell>
          <table:table-cell office:value-type="string" calcext:value-type="string">
            <text:p>Crypto stamp Golden Unicorn (CSGU), ID 41yYHt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51</text:p>
          </table:table-cell>
          <table:table-cell office:value-type="string" calcext:value-type="string">
            <text:p>https://crypto.post.at/CSGU/41yYHt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53];29;8)" office:value-type="string" office:string-value="41yYHt" calcext:value-type="string">
            <text:p>41yYHt</text:p>
          </table:table-cell>
          <table:table-cell table:formula="of:=LEN([.K35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23.07.2020 12:07:44</text:p>
          </table:table-cell>
          <table:table-cell office:value-type="string" calcext:value-type="string">
            <text:p>Crypto stamp Golden Unicorn 5UxtF</text:p>
          </table:table-cell>
          <table:table-cell office:value-type="string" calcext:value-type="string">
            <text:p>Crypto stamp Golden Unicorn (CSGU), ID 5UxtF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52</text:p>
          </table:table-cell>
          <table:table-cell office:value-type="string" calcext:value-type="string">
            <text:p>https://crypto.post.at/CSGU/5UxtF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54];29;8)" office:value-type="string" office:string-value="5UxtF" calcext:value-type="string">
            <text:p>5UxtF</text:p>
          </table:table-cell>
          <table:table-cell table:formula="of:=LEN([.K354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23.07.2020 12:07:44</text:p>
          </table:table-cell>
          <table:table-cell office:value-type="string" calcext:value-type="string">
            <text:p>Crypto stamp Golden Unicorn 5UxtG</text:p>
          </table:table-cell>
          <table:table-cell office:value-type="string" calcext:value-type="string">
            <text:p>Crypto stamp Golden Unicorn (CSGU), ID 5UxtG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53</text:p>
          </table:table-cell>
          <table:table-cell office:value-type="string" calcext:value-type="string">
            <text:p>https://crypto.post.at/CSGU/5UxtG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55];29;8)" office:value-type="string" office:string-value="5UxtG" calcext:value-type="string">
            <text:p>5UxtG</text:p>
          </table:table-cell>
          <table:table-cell table:formula="of:=LEN([.K355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23.07.2020 12:07:45</text:p>
          </table:table-cell>
          <table:table-cell office:value-type="string" calcext:value-type="string">
            <text:p>Crypto stamp Golden Unicorn 5jJiB3</text:p>
          </table:table-cell>
          <table:table-cell office:value-type="string" calcext:value-type="string">
            <text:p>Crypto stamp Golden Unicorn (CSGU), ID 5jJiB3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54</text:p>
          </table:table-cell>
          <table:table-cell office:value-type="string" calcext:value-type="string">
            <text:p>https://crypto.post.at/CSGU/5jJiB3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56];29;8)" office:value-type="string" office:string-value="5jJiB3" calcext:value-type="string">
            <text:p>5jJiB3</text:p>
          </table:table-cell>
          <table:table-cell table:formula="of:=LEN([.K35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23.07.2020 12:07:45</text:p>
          </table:table-cell>
          <table:table-cell office:value-type="string" calcext:value-type="string">
            <text:p>Crypto stamp Golden Unicorn 2WzKc</text:p>
          </table:table-cell>
          <table:table-cell office:value-type="string" calcext:value-type="string">
            <text:p>Crypto stamp Golden Unicorn (CSGU), ID 2WzKc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55</text:p>
          </table:table-cell>
          <table:table-cell office:value-type="string" calcext:value-type="string">
            <text:p>https://crypto.post.at/CSGU/2WzKc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57];29;8)" office:value-type="string" office:string-value="2WzKc" calcext:value-type="string">
            <text:p>2WzKc</text:p>
          </table:table-cell>
          <table:table-cell table:formula="of:=LEN([.K357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23.07.2020 12:07:45</text:p>
          </table:table-cell>
          <table:table-cell office:value-type="string" calcext:value-type="string">
            <text:p>Crypto stamp Golden Unicorn 6gAFbq</text:p>
          </table:table-cell>
          <table:table-cell office:value-type="string" calcext:value-type="string">
            <text:p>Crypto stamp Golden Unicorn (CSGU), ID 6gAFbq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56</text:p>
          </table:table-cell>
          <table:table-cell office:value-type="string" calcext:value-type="string">
            <text:p>https://crypto.post.at/CSGU/6gAFbq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58];29;8)" office:value-type="string" office:string-value="6gAFbq" calcext:value-type="string">
            <text:p>6gAFbq</text:p>
          </table:table-cell>
          <table:table-cell table:formula="of:=LEN([.K35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23.07.2020 12:07:46</text:p>
          </table:table-cell>
          <table:table-cell office:value-type="string" calcext:value-type="string">
            <text:p>Crypto stamp Golden Unicorn 2fQCMi</text:p>
          </table:table-cell>
          <table:table-cell office:value-type="string" calcext:value-type="string">
            <text:p>Crypto stamp Golden Unicorn (CSGU), ID 2fQCMi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57</text:p>
          </table:table-cell>
          <table:table-cell office:value-type="string" calcext:value-type="string">
            <text:p>https://crypto.post.at/CSGU/2fQCMi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59];29;8)" office:value-type="string" office:string-value="2fQCMi" calcext:value-type="string">
            <text:p>2fQCMi</text:p>
          </table:table-cell>
          <table:table-cell table:formula="of:=LEN([.K35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23.07.2020 12:07:46</text:p>
          </table:table-cell>
          <table:table-cell office:value-type="string" calcext:value-type="string">
            <text:p>Crypto stamp Golden Unicorn 2pJ83o</text:p>
          </table:table-cell>
          <table:table-cell office:value-type="string" calcext:value-type="string">
            <text:p>Crypto stamp Golden Unicorn (CSGU), ID 2pJ83o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58</text:p>
          </table:table-cell>
          <table:table-cell office:value-type="string" calcext:value-type="string">
            <text:p>https://crypto.post.at/CSGU/2pJ83o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60];29;8)" office:value-type="string" office:string-value="2pJ83o" calcext:value-type="string">
            <text:p>2pJ83o</text:p>
          </table:table-cell>
          <table:table-cell table:formula="of:=LEN([.K36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23.07.2020 12:07:47</text:p>
          </table:table-cell>
          <table:table-cell office:value-type="string" calcext:value-type="string">
            <text:p>Crypto stamp Golden Unicorn 2BES1C</text:p>
          </table:table-cell>
          <table:table-cell office:value-type="string" calcext:value-type="string">
            <text:p>Crypto stamp Golden Unicorn (CSGU), ID 2BES1C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59</text:p>
          </table:table-cell>
          <table:table-cell office:value-type="string" calcext:value-type="string">
            <text:p>https://crypto.post.at/CSGU/2BES1C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61];29;8)" office:value-type="string" office:string-value="2BES1C" calcext:value-type="string">
            <text:p>2BES1C</text:p>
          </table:table-cell>
          <table:table-cell table:formula="of:=LEN([.K36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23.07.2020 12:07:50</text:p>
          </table:table-cell>
          <table:table-cell office:value-type="string" calcext:value-type="string">
            <text:p>Crypto stamp Golden Unicorn 6AWVy1</text:p>
          </table:table-cell>
          <table:table-cell office:value-type="string" calcext:value-type="string">
            <text:p>Crypto stamp Golden Unicorn (CSGU), ID 6AWVy1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60</text:p>
          </table:table-cell>
          <table:table-cell office:value-type="string" calcext:value-type="string">
            <text:p>https://crypto.post.at/CSGU/6AWVy1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62];29;8)" office:value-type="string" office:string-value="6AWVy1" calcext:value-type="string">
            <text:p>6AWVy1</text:p>
          </table:table-cell>
          <table:table-cell table:formula="of:=LEN([.K36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23.07.2020 12:07:50</text:p>
          </table:table-cell>
          <table:table-cell office:value-type="string" calcext:value-type="string">
            <text:p>Crypto stamp Golden Unicorn 33e1ax</text:p>
          </table:table-cell>
          <table:table-cell office:value-type="string" calcext:value-type="string">
            <text:p>Crypto stamp Golden Unicorn (CSGU), ID 33e1a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61</text:p>
          </table:table-cell>
          <table:table-cell office:value-type="string" calcext:value-type="string">
            <text:p>https://crypto.post.at/CSGU/33e1a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63];29;8)" office:value-type="string" office:string-value="33e1ax" calcext:value-type="string">
            <text:p>33e1ax</text:p>
          </table:table-cell>
          <table:table-cell table:formula="of:=LEN([.K36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23.07.2020 12:07:51</text:p>
          </table:table-cell>
          <table:table-cell office:value-type="string" calcext:value-type="string">
            <text:p>Crypto stamp Golden Unicorn 6biHku</text:p>
          </table:table-cell>
          <table:table-cell office:value-type="string" calcext:value-type="string">
            <text:p>Crypto stamp Golden Unicorn (CSGU), ID 6biHku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62</text:p>
          </table:table-cell>
          <table:table-cell office:value-type="string" calcext:value-type="string">
            <text:p>https://crypto.post.at/CSGU/6biHku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64];29;8)" office:value-type="string" office:string-value="6biHku" calcext:value-type="string">
            <text:p>6biHku</text:p>
          </table:table-cell>
          <table:table-cell table:formula="of:=LEN([.K36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23.07.2020 12:07:51</text:p>
          </table:table-cell>
          <table:table-cell office:value-type="string" calcext:value-type="string">
            <text:p>Crypto stamp Golden Unicorn 6dCH3G</text:p>
          </table:table-cell>
          <table:table-cell office:value-type="string" calcext:value-type="string">
            <text:p>Crypto stamp Golden Unicorn (CSGU), ID 6dCH3G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63</text:p>
          </table:table-cell>
          <table:table-cell office:value-type="string" calcext:value-type="string">
            <text:p>https://crypto.post.at/CSGU/6dCH3G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65];29;8)" office:value-type="string" office:string-value="6dCH3G" calcext:value-type="string">
            <text:p>6dCH3G</text:p>
          </table:table-cell>
          <table:table-cell table:formula="of:=LEN([.K36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23.07.2020 12:07:51</text:p>
          </table:table-cell>
          <table:table-cell office:value-type="string" calcext:value-type="string">
            <text:p>Crypto stamp Golden Unicorn 28GTSb</text:p>
          </table:table-cell>
          <table:table-cell office:value-type="string" calcext:value-type="string">
            <text:p>Crypto stamp Golden Unicorn (CSGU), ID 28GTSb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64</text:p>
          </table:table-cell>
          <table:table-cell office:value-type="string" calcext:value-type="string">
            <text:p>https://crypto.post.at/CSGU/28GTSb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66];29;8)" office:value-type="string" office:string-value="28GTSb" calcext:value-type="string">
            <text:p>28GTSb</text:p>
          </table:table-cell>
          <table:table-cell table:formula="of:=LEN([.K36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23.07.2020 12:07:52</text:p>
          </table:table-cell>
          <table:table-cell office:value-type="string" calcext:value-type="string">
            <text:p>Crypto stamp Golden Unicorn 6dCH3J</text:p>
          </table:table-cell>
          <table:table-cell office:value-type="string" calcext:value-type="string">
            <text:p>Crypto stamp Golden Unicorn (CSGU), ID 6dCH3J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65</text:p>
          </table:table-cell>
          <table:table-cell office:value-type="string" calcext:value-type="string">
            <text:p>https://crypto.post.at/CSGU/6dCH3J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67];29;8)" office:value-type="string" office:string-value="6dCH3J" calcext:value-type="string">
            <text:p>6dCH3J</text:p>
          </table:table-cell>
          <table:table-cell table:formula="of:=LEN([.K36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23.07.2020 12:07:52</text:p>
          </table:table-cell>
          <table:table-cell office:value-type="string" calcext:value-type="string">
            <text:p>Crypto stamp Golden Unicorn 7Sdt4M</text:p>
          </table:table-cell>
          <table:table-cell office:value-type="string" calcext:value-type="string">
            <text:p>Crypto stamp Golden Unicorn (CSGU), ID 7Sdt4M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66</text:p>
          </table:table-cell>
          <table:table-cell office:value-type="string" calcext:value-type="string">
            <text:p>https://crypto.post.at/CSGU/7Sdt4M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68];29;8)" office:value-type="string" office:string-value="7Sdt4M" calcext:value-type="string">
            <text:p>7Sdt4M</text:p>
          </table:table-cell>
          <table:table-cell table:formula="of:=LEN([.K36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23.07.2020 12:07:53</text:p>
          </table:table-cell>
          <table:table-cell office:value-type="string" calcext:value-type="string">
            <text:p>Crypto stamp Golden Unicorn 2cSDoC</text:p>
          </table:table-cell>
          <table:table-cell office:value-type="string" calcext:value-type="string">
            <text:p>Crypto stamp Golden Unicorn (CSGU), ID 2cSDoC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67</text:p>
          </table:table-cell>
          <table:table-cell office:value-type="string" calcext:value-type="string">
            <text:p>https://crypto.post.at/CSGU/2cSDoC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69];29;8)" office:value-type="string" office:string-value="2cSDoC" calcext:value-type="string">
            <text:p>2cSDoC</text:p>
          </table:table-cell>
          <table:table-cell table:formula="of:=LEN([.K36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23.07.2020 12:07:53</text:p>
          </table:table-cell>
          <table:table-cell office:value-type="string" calcext:value-type="string">
            <text:p>Crypto stamp Golden Unicorn 636ZZR</text:p>
          </table:table-cell>
          <table:table-cell office:value-type="string" calcext:value-type="string">
            <text:p>Crypto stamp Golden Unicorn (CSGU), ID 636ZZR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68</text:p>
          </table:table-cell>
          <table:table-cell office:value-type="string" calcext:value-type="string">
            <text:p>https://crypto.post.at/CSGU/636ZZR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70];29;8)" office:value-type="string" office:string-value="636ZZR" calcext:value-type="string">
            <text:p>636ZZR</text:p>
          </table:table-cell>
          <table:table-cell table:formula="of:=LEN([.K37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23.07.2020 12:07:53</text:p>
          </table:table-cell>
          <table:table-cell office:value-type="string" calcext:value-type="string">
            <text:p>Crypto stamp Golden Unicorn 6BzVFW</text:p>
          </table:table-cell>
          <table:table-cell office:value-type="string" calcext:value-type="string">
            <text:p>Crypto stamp Golden Unicorn (CSGU), ID 6BzVFW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69</text:p>
          </table:table-cell>
          <table:table-cell office:value-type="string" calcext:value-type="string">
            <text:p>https://crypto.post.at/CSGU/6BzVFW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71];29;8)" office:value-type="string" office:string-value="6BzVFW" calcext:value-type="string">
            <text:p>6BzVFW</text:p>
          </table:table-cell>
          <table:table-cell table:formula="of:=LEN([.K37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23.07.2020 12:07:54</text:p>
          </table:table-cell>
          <table:table-cell office:value-type="string" calcext:value-type="string">
            <text:p>Crypto stamp Golden Unicorn 5tCdsP</text:p>
          </table:table-cell>
          <table:table-cell office:value-type="string" calcext:value-type="string">
            <text:p>Crypto stamp Golden Unicorn (CSGU), ID 5tCdsP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70</text:p>
          </table:table-cell>
          <table:table-cell office:value-type="string" calcext:value-type="string">
            <text:p>https://crypto.post.at/CSGU/5tCdsP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72];29;8)" office:value-type="string" office:string-value="5tCdsP" calcext:value-type="string">
            <text:p>5tCdsP</text:p>
          </table:table-cell>
          <table:table-cell table:formula="of:=LEN([.K37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23.07.2020 12:07:54</text:p>
          </table:table-cell>
          <table:table-cell office:value-type="string" calcext:value-type="string">
            <text:p>Crypto stamp Golden Unicorn 5gLjce</text:p>
          </table:table-cell>
          <table:table-cell office:value-type="string" calcext:value-type="string">
            <text:p>Crypto stamp Golden Unicorn (CSGU), ID 5gLjce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71</text:p>
          </table:table-cell>
          <table:table-cell office:value-type="string" calcext:value-type="string">
            <text:p>https://crypto.post.at/CSGU/5gLjce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73];29;8)" office:value-type="string" office:string-value="5gLjce" calcext:value-type="string">
            <text:p>5gLjce</text:p>
          </table:table-cell>
          <table:table-cell table:formula="of:=LEN([.K37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23.07.2020 12:07:55</text:p>
          </table:table-cell>
          <table:table-cell office:value-type="string" calcext:value-type="string">
            <text:p>Crypto stamp Golden Unicorn 7R9tn7</text:p>
          </table:table-cell>
          <table:table-cell office:value-type="string" calcext:value-type="string">
            <text:p>Crypto stamp Golden Unicorn (CSGU), ID 7R9tn7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72</text:p>
          </table:table-cell>
          <table:table-cell office:value-type="string" calcext:value-type="string">
            <text:p>https://crypto.post.at/CSGU/7R9tn7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74];29;8)" office:value-type="string" office:string-value="7R9tn7" calcext:value-type="string">
            <text:p>7R9tn7</text:p>
          </table:table-cell>
          <table:table-cell table:formula="of:=LEN([.K37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23.07.2020 12:07:55</text:p>
          </table:table-cell>
          <table:table-cell office:value-type="string" calcext:value-type="string">
            <text:p>Crypto stamp Golden Unicorn 2HAP8p</text:p>
          </table:table-cell>
          <table:table-cell office:value-type="string" calcext:value-type="string">
            <text:p>Crypto stamp Golden Unicorn (CSGU), ID 2HAP8p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73</text:p>
          </table:table-cell>
          <table:table-cell office:value-type="string" calcext:value-type="string">
            <text:p>https://crypto.post.at/CSGU/2HAP8p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75];29;8)" office:value-type="string" office:string-value="2HAP8p" calcext:value-type="string">
            <text:p>2HAP8p</text:p>
          </table:table-cell>
          <table:table-cell table:formula="of:=LEN([.K37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23.07.2020 12:07:55</text:p>
          </table:table-cell>
          <table:table-cell office:value-type="string" calcext:value-type="string">
            <text:p>Crypto stamp Golden Unicorn 2tk5u7</text:p>
          </table:table-cell>
          <table:table-cell office:value-type="string" calcext:value-type="string">
            <text:p>Crypto stamp Golden Unicorn (CSGU), ID 2tk5u7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74</text:p>
          </table:table-cell>
          <table:table-cell office:value-type="string" calcext:value-type="string">
            <text:p>https://crypto.post.at/CSGU/2tk5u7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76];29;8)" office:value-type="string" office:string-value="2tk5u7" calcext:value-type="string">
            <text:p>2tk5u7</text:p>
          </table:table-cell>
          <table:table-cell table:formula="of:=LEN([.K37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23.07.2020 12:07:56</text:p>
          </table:table-cell>
          <table:table-cell office:value-type="string" calcext:value-type="string">
            <text:p>Crypto stamp Golden Unicorn 2HAP8r</text:p>
          </table:table-cell>
          <table:table-cell office:value-type="string" calcext:value-type="string">
            <text:p>Crypto stamp Golden Unicorn (CSGU), ID 2HAP8r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75</text:p>
          </table:table-cell>
          <table:table-cell office:value-type="string" calcext:value-type="string">
            <text:p>https://crypto.post.at/CSGU/2HAP8r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77];29;8)" office:value-type="string" office:string-value="2HAP8r" calcext:value-type="string">
            <text:p>2HAP8r</text:p>
          </table:table-cell>
          <table:table-cell table:formula="of:=LEN([.K37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23.07.2020 12:07:56</text:p>
          </table:table-cell>
          <table:table-cell office:value-type="string" calcext:value-type="string">
            <text:p>Crypto stamp Golden Unicorn 4GoR7m</text:p>
          </table:table-cell>
          <table:table-cell office:value-type="string" calcext:value-type="string">
            <text:p>Crypto stamp Golden Unicorn (CSGU), ID 4GoR7m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76</text:p>
          </table:table-cell>
          <table:table-cell office:value-type="string" calcext:value-type="string">
            <text:p>https://crypto.post.at/CSGU/4GoR7m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78];29;8)" office:value-type="string" office:string-value="4GoR7m" calcext:value-type="string">
            <text:p>4GoR7m</text:p>
          </table:table-cell>
          <table:table-cell table:formula="of:=LEN([.K37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23.07.2020 12:07:57</text:p>
          </table:table-cell>
          <table:table-cell office:value-type="string" calcext:value-type="string">
            <text:p>Crypto stamp Golden Unicorn Tin7r</text:p>
          </table:table-cell>
          <table:table-cell office:value-type="string" calcext:value-type="string">
            <text:p>Crypto stamp Golden Unicorn (CSGU), ID Tin7r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77</text:p>
          </table:table-cell>
          <table:table-cell office:value-type="string" calcext:value-type="string">
            <text:p>https://crypto.post.at/CSGU/Tin7r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79];29;8)" office:value-type="string" office:string-value="Tin7r" calcext:value-type="string">
            <text:p>Tin7r</text:p>
          </table:table-cell>
          <table:table-cell table:formula="of:=LEN([.K379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23.07.2020 12:07:57</text:p>
          </table:table-cell>
          <table:table-cell office:value-type="string" calcext:value-type="string">
            <text:p>Crypto stamp Golden Unicorn vQZC5</text:p>
          </table:table-cell>
          <table:table-cell office:value-type="string" calcext:value-type="string">
            <text:p>Crypto stamp Golden Unicorn (CSGU), ID vQZC5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78</text:p>
          </table:table-cell>
          <table:table-cell office:value-type="string" calcext:value-type="string">
            <text:p>https://crypto.post.at/CSGU/vQZC5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80];29;8)" office:value-type="string" office:string-value="vQZC5" calcext:value-type="string">
            <text:p>vQZC5</text:p>
          </table:table-cell>
          <table:table-cell table:formula="of:=LEN([.K380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23.07.2020 12:07:58</text:p>
          </table:table-cell>
          <table:table-cell office:value-type="string" calcext:value-type="string">
            <text:p>Crypto stamp Golden Unicorn 3wXaTL</text:p>
          </table:table-cell>
          <table:table-cell office:value-type="string" calcext:value-type="string">
            <text:p>Crypto stamp Golden Unicorn (CSGU), ID 3wXaTL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79</text:p>
          </table:table-cell>
          <table:table-cell office:value-type="string" calcext:value-type="string">
            <text:p>https://crypto.post.at/CSGU/3wXaTL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81];29;8)" office:value-type="string" office:string-value="3wXaTL" calcext:value-type="string">
            <text:p>3wXaTL</text:p>
          </table:table-cell>
          <table:table-cell table:formula="of:=LEN([.K38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23.07.2020 12:07:58</text:p>
          </table:table-cell>
          <table:table-cell office:value-type="string" calcext:value-type="string">
            <text:p>Crypto stamp Golden Unicorn 2WzL3</text:p>
          </table:table-cell>
          <table:table-cell office:value-type="string" calcext:value-type="string">
            <text:p>Crypto stamp Golden Unicorn (CSGU), ID 2WzL3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80</text:p>
          </table:table-cell>
          <table:table-cell office:value-type="string" calcext:value-type="string">
            <text:p>https://crypto.post.at/CSGU/2WzL3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82];29;8)" office:value-type="string" office:string-value="2WzL3" calcext:value-type="string">
            <text:p>2WzL3</text:p>
          </table:table-cell>
          <table:table-cell table:formula="of:=LEN([.K382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23.07.2020 12:07:59</text:p>
          </table:table-cell>
          <table:table-cell office:value-type="string" calcext:value-type="string">
            <text:p>Crypto stamp Golden Unicorn 6uW99N</text:p>
          </table:table-cell>
          <table:table-cell office:value-type="string" calcext:value-type="string">
            <text:p>Crypto stamp Golden Unicorn (CSGU), ID 6uW99N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81</text:p>
          </table:table-cell>
          <table:table-cell office:value-type="string" calcext:value-type="string">
            <text:p>https://crypto.post.at/CSGU/6uW99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83];29;8)" office:value-type="string" office:string-value="6uW99N" calcext:value-type="string">
            <text:p>6uW99N</text:p>
          </table:table-cell>
          <table:table-cell table:formula="of:=LEN([.K38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23.07.2020 12:07:59</text:p>
          </table:table-cell>
          <table:table-cell office:value-type="string" calcext:value-type="string">
            <text:p>Crypto stamp Golden Unicorn 39Zxih</text:p>
          </table:table-cell>
          <table:table-cell office:value-type="string" calcext:value-type="string">
            <text:p>Crypto stamp Golden Unicorn (CSGU), ID 39Zxih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82</text:p>
          </table:table-cell>
          <table:table-cell office:value-type="string" calcext:value-type="string">
            <text:p>https://crypto.post.at/CSGU/39Zxih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84];29;8)" office:value-type="string" office:string-value="39Zxih" calcext:value-type="string">
            <text:p>39Zxih</text:p>
          </table:table-cell>
          <table:table-cell table:formula="of:=LEN([.K38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23.07.2020 12:07:59</text:p>
          </table:table-cell>
          <table:table-cell office:value-type="string" calcext:value-type="string">
            <text:p>Crypto stamp Golden Unicorn 3amkWa</text:p>
          </table:table-cell>
          <table:table-cell office:value-type="string" calcext:value-type="string">
            <text:p>Crypto stamp Golden Unicorn (CSGU), ID 3amkWa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83</text:p>
          </table:table-cell>
          <table:table-cell office:value-type="string" calcext:value-type="string">
            <text:p>https://crypto.post.at/CSGU/3amkWa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85];29;8)" office:value-type="string" office:string-value="3amkWa" calcext:value-type="string">
            <text:p>3amkWa</text:p>
          </table:table-cell>
          <table:table-cell table:formula="of:=LEN([.K38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23.07.2020 12:08:00</text:p>
          </table:table-cell>
          <table:table-cell office:value-type="string" calcext:value-type="string">
            <text:p>Crypto stamp Golden Unicorn 7U7sM1</text:p>
          </table:table-cell>
          <table:table-cell office:value-type="string" calcext:value-type="string">
            <text:p>Crypto stamp Golden Unicorn (CSGU), ID 7U7sM1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84</text:p>
          </table:table-cell>
          <table:table-cell office:value-type="string" calcext:value-type="string">
            <text:p>https://crypto.post.at/CSGU/7U7sM1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86];29;8)" office:value-type="string" office:string-value="7U7sM1" calcext:value-type="string">
            <text:p>7U7sM1</text:p>
          </table:table-cell>
          <table:table-cell table:formula="of:=LEN([.K38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23.07.2020 12:08:00</text:p>
          </table:table-cell>
          <table:table-cell office:value-type="string" calcext:value-type="string">
            <text:p>Crypto stamp Golden Unicorn 6vz8Rn</text:p>
          </table:table-cell>
          <table:table-cell office:value-type="string" calcext:value-type="string">
            <text:p>Crypto stamp Golden Unicorn (CSGU), ID 6vz8Rn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85</text:p>
          </table:table-cell>
          <table:table-cell office:value-type="string" calcext:value-type="string">
            <text:p>https://crypto.post.at/CSGU/6vz8R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87];29;8)" office:value-type="string" office:string-value="6vz8Rn" calcext:value-type="string">
            <text:p>6vz8Rn</text:p>
          </table:table-cell>
          <table:table-cell table:formula="of:=LEN([.K38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23.07.2020 12:08:01</text:p>
          </table:table-cell>
          <table:table-cell office:value-type="string" calcext:value-type="string">
            <text:p>Crypto stamp Golden Unicorn 6SpN5F</text:p>
          </table:table-cell>
          <table:table-cell office:value-type="string" calcext:value-type="string">
            <text:p>Crypto stamp Golden Unicorn (CSGU), ID 6SpN5F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86</text:p>
          </table:table-cell>
          <table:table-cell office:value-type="string" calcext:value-type="string">
            <text:p>https://crypto.post.at/CSGU/6SpN5F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88];29;8)" office:value-type="string" office:string-value="6SpN5F" calcext:value-type="string">
            <text:p>6SpN5F</text:p>
          </table:table-cell>
          <table:table-cell table:formula="of:=LEN([.K38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23.07.2020 12:08:01</text:p>
          </table:table-cell>
          <table:table-cell office:value-type="string" calcext:value-type="string">
            <text:p>Crypto stamp Golden Unicorn sSadY</text:p>
          </table:table-cell>
          <table:table-cell office:value-type="string" calcext:value-type="string">
            <text:p>Crypto stamp Golden Unicorn (CSGU), ID sSadY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87</text:p>
          </table:table-cell>
          <table:table-cell office:value-type="string" calcext:value-type="string">
            <text:p>https://crypto.post.at/CSGU/sSadY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89];29;8)" office:value-type="string" office:string-value="sSadY" calcext:value-type="string">
            <text:p>sSadY</text:p>
          </table:table-cell>
          <table:table-cell table:formula="of:=LEN([.K389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23.07.2020 12:08:01</text:p>
          </table:table-cell>
          <table:table-cell office:value-type="string" calcext:value-type="string">
            <text:p>Crypto stamp Golden Unicorn Mnpzf</text:p>
          </table:table-cell>
          <table:table-cell office:value-type="string" calcext:value-type="string">
            <text:p>Crypto stamp Golden Unicorn (CSGU), ID Mnpzf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88</text:p>
          </table:table-cell>
          <table:table-cell office:value-type="string" calcext:value-type="string">
            <text:p>https://crypto.post.at/CSGU/Mnpzf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90];29;8)" office:value-type="string" office:string-value="Mnpzf" calcext:value-type="string">
            <text:p>Mnpzf</text:p>
          </table:table-cell>
          <table:table-cell table:formula="of:=LEN([.K390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23.07.2020 12:08:02</text:p>
          </table:table-cell>
          <table:table-cell office:value-type="string" calcext:value-type="string">
            <text:p>Crypto stamp Golden Unicorn 4UfKNk</text:p>
          </table:table-cell>
          <table:table-cell office:value-type="string" calcext:value-type="string">
            <text:p>Crypto stamp Golden Unicorn (CSGU), ID 4UfKNk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89</text:p>
          </table:table-cell>
          <table:table-cell office:value-type="string" calcext:value-type="string">
            <text:p>https://crypto.post.at/CSGU/4UfKNk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91];29;8)" office:value-type="string" office:string-value="4UfKNk" calcext:value-type="string">
            <text:p>4UfKNk</text:p>
          </table:table-cell>
          <table:table-cell table:formula="of:=LEN([.K39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23.07.2020 12:08:02</text:p>
          </table:table-cell>
          <table:table-cell office:value-type="string" calcext:value-type="string">
            <text:p>Crypto stamp Golden Unicorn 5tCdsj</text:p>
          </table:table-cell>
          <table:table-cell office:value-type="string" calcext:value-type="string">
            <text:p>Crypto stamp Golden Unicorn (CSGU), ID 5tCdsj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90</text:p>
          </table:table-cell>
          <table:table-cell office:value-type="string" calcext:value-type="string">
            <text:p>https://crypto.post.at/CSGU/5tCdsj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92];29;8)" office:value-type="string" office:string-value="5tCdsj" calcext:value-type="string">
            <text:p>5tCdsj</text:p>
          </table:table-cell>
          <table:table-cell table:formula="of:=LEN([.K39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23.07.2020 12:08:08</text:p>
          </table:table-cell>
          <table:table-cell office:value-type="string" calcext:value-type="string">
            <text:p>Crypto stamp Golden Unicorn 5Q2sXC</text:p>
          </table:table-cell>
          <table:table-cell office:value-type="string" calcext:value-type="string">
            <text:p>Crypto stamp Golden Unicorn (CSGU), ID 5Q2sXC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91</text:p>
          </table:table-cell>
          <table:table-cell office:value-type="string" calcext:value-type="string">
            <text:p>https://crypto.post.at/CSGU/5Q2sXC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93];29;8)" office:value-type="string" office:string-value="5Q2sXC" calcext:value-type="string">
            <text:p>5Q2sXC</text:p>
          </table:table-cell>
          <table:table-cell table:formula="of:=LEN([.K39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23.07.2020 12:08:09</text:p>
          </table:table-cell>
          <table:table-cell office:value-type="string" calcext:value-type="string">
            <text:p>Crypto stamp Golden Unicorn 3E1vZu</text:p>
          </table:table-cell>
          <table:table-cell office:value-type="string" calcext:value-type="string">
            <text:p>Crypto stamp Golden Unicorn (CSGU), ID 3E1vZu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92</text:p>
          </table:table-cell>
          <table:table-cell office:value-type="string" calcext:value-type="string">
            <text:p>https://crypto.post.at/CSGU/3E1vZu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94];29;8)" office:value-type="string" office:string-value="3E1vZu" calcext:value-type="string">
            <text:p>3E1vZu</text:p>
          </table:table-cell>
          <table:table-cell table:formula="of:=LEN([.K39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23.07.2020 12:08:09</text:p>
          </table:table-cell>
          <table:table-cell office:value-type="string" calcext:value-type="string">
            <text:p>Crypto stamp Golden Unicorn 636ZZr</text:p>
          </table:table-cell>
          <table:table-cell office:value-type="string" calcext:value-type="string">
            <text:p>Crypto stamp Golden Unicorn (CSGU), ID 636ZZr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93</text:p>
          </table:table-cell>
          <table:table-cell office:value-type="string" calcext:value-type="string">
            <text:p>https://crypto.post.at/CSGU/636ZZr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95];29;8)" office:value-type="string" office:string-value="636ZZr" calcext:value-type="string">
            <text:p>636ZZr</text:p>
          </table:table-cell>
          <table:table-cell table:formula="of:=LEN([.K39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23.07.2020 12:08:10</text:p>
          </table:table-cell>
          <table:table-cell office:value-type="string" calcext:value-type="string">
            <text:p>Crypto stamp Golden Unicorn vQZCM</text:p>
          </table:table-cell>
          <table:table-cell office:value-type="string" calcext:value-type="string">
            <text:p>Crypto stamp Golden Unicorn (CSGU), ID vQZCM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94</text:p>
          </table:table-cell>
          <table:table-cell office:value-type="string" calcext:value-type="string">
            <text:p>https://crypto.post.at/CSGU/vQZCM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96];29;8)" office:value-type="string" office:string-value="vQZCM" calcext:value-type="string">
            <text:p>vQZCM</text:p>
          </table:table-cell>
          <table:table-cell table:formula="of:=LEN([.K396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23.07.2020 12:08:10</text:p>
          </table:table-cell>
          <table:table-cell office:value-type="string" calcext:value-type="string">
            <text:p>Crypto stamp Golden Unicorn 43TXaz</text:p>
          </table:table-cell>
          <table:table-cell office:value-type="string" calcext:value-type="string">
            <text:p>Crypto stamp Golden Unicorn (CSGU), ID 43TXaz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95</text:p>
          </table:table-cell>
          <table:table-cell office:value-type="string" calcext:value-type="string">
            <text:p>https://crypto.post.at/CSGU/43TXaz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97];29;8)" office:value-type="string" office:string-value="43TXaz" calcext:value-type="string">
            <text:p>43TXaz</text:p>
          </table:table-cell>
          <table:table-cell table:formula="of:=LEN([.K39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23.07.2020 12:08:10</text:p>
          </table:table-cell>
          <table:table-cell office:value-type="string" calcext:value-type="string">
            <text:p>Crypto stamp Golden Unicorn 25JUtT</text:p>
          </table:table-cell>
          <table:table-cell office:value-type="string" calcext:value-type="string">
            <text:p>Crypto stamp Golden Unicorn (CSGU), ID 25JUtT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96</text:p>
          </table:table-cell>
          <table:table-cell office:value-type="string" calcext:value-type="string">
            <text:p>https://crypto.post.at/CSGU/25JUtT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98];29;8)" office:value-type="string" office:string-value="25JUtT" calcext:value-type="string">
            <text:p>25JUtT</text:p>
          </table:table-cell>
          <table:table-cell table:formula="of:=LEN([.K39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23.07.2020 12:08:11</text:p>
          </table:table-cell>
          <table:table-cell office:value-type="string" calcext:value-type="string">
            <text:p>Crypto stamp Golden Unicorn 6LtQx4</text:p>
          </table:table-cell>
          <table:table-cell office:value-type="string" calcext:value-type="string">
            <text:p>Crypto stamp Golden Unicorn (CSGU), ID 6LtQx4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97</text:p>
          </table:table-cell>
          <table:table-cell office:value-type="string" calcext:value-type="string">
            <text:p>https://crypto.post.at/CSGU/6LtQx4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399];29;8)" office:value-type="string" office:string-value="6LtQx4" calcext:value-type="string">
            <text:p>6LtQx4</text:p>
          </table:table-cell>
          <table:table-cell table:formula="of:=LEN([.K39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23.07.2020 12:08:11</text:p>
          </table:table-cell>
          <table:table-cell office:value-type="string" calcext:value-type="string">
            <text:p>Crypto stamp Golden Unicorn 2S4JqK</text:p>
          </table:table-cell>
          <table:table-cell office:value-type="string" calcext:value-type="string">
            <text:p>Crypto stamp Golden Unicorn (CSGU), ID 2S4JqK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98</text:p>
          </table:table-cell>
          <table:table-cell office:value-type="string" calcext:value-type="string">
            <text:p>https://crypto.post.at/CSGU/2S4JqK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00];29;8)" office:value-type="string" office:string-value="2S4JqK" calcext:value-type="string">
            <text:p>2S4JqK</text:p>
          </table:table-cell>
          <table:table-cell table:formula="of:=LEN([.K40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23.07.2020 12:08:12</text:p>
          </table:table-cell>
          <table:table-cell office:value-type="string" calcext:value-type="string">
            <text:p>Crypto stamp Golden Unicorn 25JUtW</text:p>
          </table:table-cell>
          <table:table-cell office:value-type="string" calcext:value-type="string">
            <text:p>Crypto stamp Golden Unicorn (CSGU), ID 25JUtW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399</text:p>
          </table:table-cell>
          <table:table-cell office:value-type="string" calcext:value-type="string">
            <text:p>https://crypto.post.at/CSGU/25JUtW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01];29;8)" office:value-type="string" office:string-value="25JUtW" calcext:value-type="string">
            <text:p>25JUtW</text:p>
          </table:table-cell>
          <table:table-cell table:formula="of:=LEN([.K40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3.07.2020 12:08:12</text:p>
          </table:table-cell>
          <table:table-cell office:value-type="string" calcext:value-type="string">
            <text:p>Crypto stamp Golden Unicorn 6xxBR</text:p>
          </table:table-cell>
          <table:table-cell office:value-type="string" calcext:value-type="string">
            <text:p>Crypto stamp Golden Unicorn (CSGU), ID 6xxBR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00</text:p>
          </table:table-cell>
          <table:table-cell office:value-type="string" calcext:value-type="string">
            <text:p>https://crypto.post.at/CSGU/6xxBR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02];29;8)" office:value-type="string" office:string-value="6xxBR" calcext:value-type="string">
            <text:p>6xxBR</text:p>
          </table:table-cell>
          <table:table-cell table:formula="of:=LEN([.K402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23.07.2020 12:08:12</text:p>
          </table:table-cell>
          <table:table-cell office:value-type="string" calcext:value-type="string">
            <text:p>Crypto stamp Golden Unicorn 6egGLG</text:p>
          </table:table-cell>
          <table:table-cell office:value-type="string" calcext:value-type="string">
            <text:p>Crypto stamp Golden Unicorn (CSGU), ID 6egGLG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01</text:p>
          </table:table-cell>
          <table:table-cell office:value-type="string" calcext:value-type="string">
            <text:p>https://crypto.post.at/CSGU/6egGLG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03];29;8)" office:value-type="string" office:string-value="6egGLG" calcext:value-type="string">
            <text:p>6egGLG</text:p>
          </table:table-cell>
          <table:table-cell table:formula="of:=LEN([.K40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23.07.2020 12:08:13</text:p>
          </table:table-cell>
          <table:table-cell office:value-type="string" calcext:value-type="string">
            <text:p>Crypto stamp Golden Unicorn 5xebiy</text:p>
          </table:table-cell>
          <table:table-cell office:value-type="string" calcext:value-type="string">
            <text:p>Crypto stamp Golden Unicorn (CSGU), ID 5xebiy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02</text:p>
          </table:table-cell>
          <table:table-cell office:value-type="string" calcext:value-type="string">
            <text:p>https://crypto.post.at/CSGU/5xebiy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04];29;8)" office:value-type="string" office:string-value="5xebiy" calcext:value-type="string">
            <text:p>5xebiy</text:p>
          </table:table-cell>
          <table:table-cell table:formula="of:=LEN([.K40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23.07.2020 12:08:13</text:p>
          </table:table-cell>
          <table:table-cell office:value-type="string" calcext:value-type="string">
            <text:p>Crypto stamp Golden Unicorn 77N3QW</text:p>
          </table:table-cell>
          <table:table-cell office:value-type="string" calcext:value-type="string">
            <text:p>Crypto stamp Golden Unicorn (CSGU), ID 77N3QW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03</text:p>
          </table:table-cell>
          <table:table-cell office:value-type="string" calcext:value-type="string">
            <text:p>https://crypto.post.at/CSGU/77N3QW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05];29;8)" office:value-type="string" office:string-value="77N3QW" calcext:value-type="string">
            <text:p>77N3QW</text:p>
          </table:table-cell>
          <table:table-cell table:formula="of:=LEN([.K40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23.07.2020 12:08:14</text:p>
          </table:table-cell>
          <table:table-cell office:value-type="string" calcext:value-type="string">
            <text:p>Crypto stamp Golden Unicorn 7Bp1FZ</text:p>
          </table:table-cell>
          <table:table-cell office:value-type="string" calcext:value-type="string">
            <text:p>Crypto stamp Golden Unicorn (CSGU), ID 7Bp1FZ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04</text:p>
          </table:table-cell>
          <table:table-cell office:value-type="string" calcext:value-type="string">
            <text:p>https://crypto.post.at/CSGU/7Bp1FZ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06];29;8)" office:value-type="string" office:string-value="7Bp1FZ" calcext:value-type="string">
            <text:p>7Bp1FZ</text:p>
          </table:table-cell>
          <table:table-cell table:formula="of:=LEN([.K40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23.07.2020 12:08:14</text:p>
          </table:table-cell>
          <table:table-cell office:value-type="string" calcext:value-type="string">
            <text:p>Crypto stamp Golden Unicorn 57j1Re</text:p>
          </table:table-cell>
          <table:table-cell office:value-type="string" calcext:value-type="string">
            <text:p>Crypto stamp Golden Unicorn (CSGU), ID 57j1Re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05</text:p>
          </table:table-cell>
          <table:table-cell office:value-type="string" calcext:value-type="string">
            <text:p>https://crypto.post.at/CSGU/57j1Re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07];29;8)" office:value-type="string" office:string-value="57j1Re" calcext:value-type="string">
            <text:p>57j1Re</text:p>
          </table:table-cell>
          <table:table-cell table:formula="of:=LEN([.K40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23.07.2020 12:08:15</text:p>
          </table:table-cell>
          <table:table-cell office:value-type="string" calcext:value-type="string">
            <text:p>Crypto stamp Golden Unicorn HLs9w</text:p>
          </table:table-cell>
          <table:table-cell office:value-type="string" calcext:value-type="string">
            <text:p>Crypto stamp Golden Unicorn (CSGU), ID HLs9w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06</text:p>
          </table:table-cell>
          <table:table-cell office:value-type="string" calcext:value-type="string">
            <text:p>https://crypto.post.at/CSGU/HLs9w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08];29;8)" office:value-type="string" office:string-value="HLs9w" calcext:value-type="string">
            <text:p>HLs9w</text:p>
          </table:table-cell>
          <table:table-cell table:formula="of:=LEN([.K408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23.07.2020 12:08:15</text:p>
          </table:table-cell>
          <table:table-cell office:value-type="string" calcext:value-type="string">
            <text:p>Crypto stamp Golden Unicorn 56F29L</text:p>
          </table:table-cell>
          <table:table-cell office:value-type="string" calcext:value-type="string">
            <text:p>Crypto stamp Golden Unicorn (CSGU), ID 56F29L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07</text:p>
          </table:table-cell>
          <table:table-cell office:value-type="string" calcext:value-type="string">
            <text:p>https://crypto.post.at/CSGU/56F29L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09];29;8)" office:value-type="string" office:string-value="56F29L" calcext:value-type="string">
            <text:p>56F29L</text:p>
          </table:table-cell>
          <table:table-cell table:formula="of:=LEN([.K40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23.07.2020 12:08:15</text:p>
          </table:table-cell>
          <table:table-cell office:value-type="string" calcext:value-type="string">
            <text:p>Crypto stamp Golden Unicorn 2axEXZ</text:p>
          </table:table-cell>
          <table:table-cell office:value-type="string" calcext:value-type="string">
            <text:p>Crypto stamp Golden Unicorn (CSGU), ID 2axEXZ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08</text:p>
          </table:table-cell>
          <table:table-cell office:value-type="string" calcext:value-type="string">
            <text:p>https://crypto.post.at/CSGU/2axEXZ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10];29;8)" office:value-type="string" office:string-value="2axEXZ" calcext:value-type="string">
            <text:p>2axEXZ</text:p>
          </table:table-cell>
          <table:table-cell table:formula="of:=LEN([.K41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23.07.2020 12:08:16</text:p>
          </table:table-cell>
          <table:table-cell office:value-type="string" calcext:value-type="string">
            <text:p>Crypto stamp Golden Unicorn 2sG6dN</text:p>
          </table:table-cell>
          <table:table-cell office:value-type="string" calcext:value-type="string">
            <text:p>Crypto stamp Golden Unicorn (CSGU), ID 2sG6dN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09</text:p>
          </table:table-cell>
          <table:table-cell office:value-type="string" calcext:value-type="string">
            <text:p>https://crypto.post.at/CSGU/2sG6d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11];29;8)" office:value-type="string" office:string-value="2sG6dN" calcext:value-type="string">
            <text:p>2sG6dN</text:p>
          </table:table-cell>
          <table:table-cell table:formula="of:=LEN([.K41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23.07.2020 12:08:17</text:p>
          </table:table-cell>
          <table:table-cell office:value-type="string" calcext:value-type="string">
            <text:p>Crypto stamp Golden Unicorn 4XdHwo</text:p>
          </table:table-cell>
          <table:table-cell office:value-type="string" calcext:value-type="string">
            <text:p>Crypto stamp Golden Unicorn (CSGU), ID 4XdHwo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10</text:p>
          </table:table-cell>
          <table:table-cell office:value-type="string" calcext:value-type="string">
            <text:p>https://crypto.post.at/CSGU/4XdHwo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12];29;8)" office:value-type="string" office:string-value="4XdHwo" calcext:value-type="string">
            <text:p>4XdHwo</text:p>
          </table:table-cell>
          <table:table-cell table:formula="of:=LEN([.K41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23.07.2020 12:08:17</text:p>
          </table:table-cell>
          <table:table-cell office:value-type="string" calcext:value-type="string">
            <text:p>Crypto stamp Golden Unicorn 2JeNRp</text:p>
          </table:table-cell>
          <table:table-cell office:value-type="string" calcext:value-type="string">
            <text:p>Crypto stamp Golden Unicorn (CSGU), ID 2JeNRp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11</text:p>
          </table:table-cell>
          <table:table-cell office:value-type="string" calcext:value-type="string">
            <text:p>https://crypto.post.at/CSGU/2JeNRp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13];29;8)" office:value-type="string" office:string-value="2JeNRp" calcext:value-type="string">
            <text:p>2JeNRp</text:p>
          </table:table-cell>
          <table:table-cell table:formula="of:=LEN([.K41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23.07.2020 12:08:18</text:p>
          </table:table-cell>
          <table:table-cell office:value-type="string" calcext:value-type="string">
            <text:p>Crypto stamp Golden Unicorn 5KaugX</text:p>
          </table:table-cell>
          <table:table-cell office:value-type="string" calcext:value-type="string">
            <text:p>Crypto stamp Golden Unicorn (CSGU), ID 5Kaug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12</text:p>
          </table:table-cell>
          <table:table-cell office:value-type="string" calcext:value-type="string">
            <text:p>https://crypto.post.at/CSGU/5Kaug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14];29;8)" office:value-type="string" office:string-value="5KaugX" calcext:value-type="string">
            <text:p>5KaugX</text:p>
          </table:table-cell>
          <table:table-cell table:formula="of:=LEN([.K41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23.07.2020 12:08:18</text:p>
          </table:table-cell>
          <table:table-cell office:value-type="string" calcext:value-type="string">
            <text:p>Crypto stamp Golden Unicorn k2eEG</text:p>
          </table:table-cell>
          <table:table-cell office:value-type="string" calcext:value-type="string">
            <text:p>Crypto stamp Golden Unicorn (CSGU), ID k2eEG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13</text:p>
          </table:table-cell>
          <table:table-cell office:value-type="string" calcext:value-type="string">
            <text:p>https://crypto.post.at/CSGU/k2eEG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15];29;8)" office:value-type="string" office:string-value="k2eEG" calcext:value-type="string">
            <text:p>k2eEG</text:p>
          </table:table-cell>
          <table:table-cell table:formula="of:=LEN([.K415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23.07.2020 12:08:19</text:p>
          </table:table-cell>
          <table:table-cell office:value-type="string" calcext:value-type="string">
            <text:p>Crypto stamp Golden Unicorn 4UfKPB</text:p>
          </table:table-cell>
          <table:table-cell office:value-type="string" calcext:value-type="string">
            <text:p>Crypto stamp Golden Unicorn (CSGU), ID 4UfKPB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14</text:p>
          </table:table-cell>
          <table:table-cell office:value-type="string" calcext:value-type="string">
            <text:p>https://crypto.post.at/CSGU/4UfKPB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16];29;8)" office:value-type="string" office:string-value="4UfKPB" calcext:value-type="string">
            <text:p>4UfKPB</text:p>
          </table:table-cell>
          <table:table-cell table:formula="of:=LEN([.K41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23.07.2020 12:08:20</text:p>
          </table:table-cell>
          <table:table-cell office:value-type="string" calcext:value-type="string">
            <text:p>Crypto stamp Golden Unicorn 6rYAbG</text:p>
          </table:table-cell>
          <table:table-cell office:value-type="string" calcext:value-type="string">
            <text:p>Crypto stamp Golden Unicorn (CSGU), ID 6rYAbG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15</text:p>
          </table:table-cell>
          <table:table-cell office:value-type="string" calcext:value-type="string">
            <text:p>https://crypto.post.at/CSGU/6rYAbG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17];29;8)" office:value-type="string" office:string-value="6rYAbG" calcext:value-type="string">
            <text:p>6rYAbG</text:p>
          </table:table-cell>
          <table:table-cell table:formula="of:=LEN([.K41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23.07.2020 12:08:20</text:p>
          </table:table-cell>
          <table:table-cell office:value-type="string" calcext:value-type="string">
            <text:p>Crypto stamp Golden Unicorn 6j8EBZ</text:p>
          </table:table-cell>
          <table:table-cell office:value-type="string" calcext:value-type="string">
            <text:p>Crypto stamp Golden Unicorn (CSGU), ID 6j8EBZ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16</text:p>
          </table:table-cell>
          <table:table-cell office:value-type="string" calcext:value-type="string">
            <text:p>https://crypto.post.at/CSGU/6j8EBZ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18];29;8)" office:value-type="string" office:string-value="6j8EBZ" calcext:value-type="string">
            <text:p>6j8EBZ</text:p>
          </table:table-cell>
          <table:table-cell table:formula="of:=LEN([.K41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23.07.2020 12:08:21</text:p>
          </table:table-cell>
          <table:table-cell office:value-type="string" calcext:value-type="string">
            <text:p>Crypto stamp Golden Unicorn 4JHQQp</text:p>
          </table:table-cell>
          <table:table-cell office:value-type="string" calcext:value-type="string">
            <text:p>Crypto stamp Golden Unicorn (CSGU), ID 4JHQQp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17</text:p>
          </table:table-cell>
          <table:table-cell office:value-type="string" calcext:value-type="string">
            <text:p>https://crypto.post.at/CSGU/4JHQQp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19];29;8)" office:value-type="string" office:string-value="4JHQQp" calcext:value-type="string">
            <text:p>4JHQQp</text:p>
          </table:table-cell>
          <table:table-cell table:formula="of:=LEN([.K41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23.07.2020 12:08:21</text:p>
          </table:table-cell>
          <table:table-cell office:value-type="string" calcext:value-type="string">
            <text:p>Crypto stamp Golden Unicorn 7Bp1Fo</text:p>
          </table:table-cell>
          <table:table-cell office:value-type="string" calcext:value-type="string">
            <text:p>Crypto stamp Golden Unicorn (CSGU), ID 7Bp1Fo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18</text:p>
          </table:table-cell>
          <table:table-cell office:value-type="string" calcext:value-type="string">
            <text:p>https://crypto.post.at/CSGU/7Bp1Fo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20];29;8)" office:value-type="string" office:string-value="7Bp1Fo" calcext:value-type="string">
            <text:p>7Bp1Fo</text:p>
          </table:table-cell>
          <table:table-cell table:formula="of:=LEN([.K42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23.07.2020 12:08:22</text:p>
          </table:table-cell>
          <table:table-cell office:value-type="string" calcext:value-type="string">
            <text:p>Crypto stamp Golden Unicorn 39ZxjL</text:p>
          </table:table-cell>
          <table:table-cell office:value-type="string" calcext:value-type="string">
            <text:p>Crypto stamp Golden Unicorn (CSGU), ID 39ZxjL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19</text:p>
          </table:table-cell>
          <table:table-cell office:value-type="string" calcext:value-type="string">
            <text:p>https://crypto.post.at/CSGU/39ZxjL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21];29;8)" office:value-type="string" office:string-value="39ZxjL" calcext:value-type="string">
            <text:p>39ZxjL</text:p>
          </table:table-cell>
          <table:table-cell table:formula="of:=LEN([.K42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23.07.2020 12:08:22</text:p>
          </table:table-cell>
          <table:table-cell office:value-type="string" calcext:value-type="string">
            <text:p>Crypto stamp Golden Unicorn 6n6CkK</text:p>
          </table:table-cell>
          <table:table-cell office:value-type="string" calcext:value-type="string">
            <text:p>Crypto stamp Golden Unicorn (CSGU), ID 6n6CkK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20</text:p>
          </table:table-cell>
          <table:table-cell office:value-type="string" calcext:value-type="string">
            <text:p>https://crypto.post.at/CSGU/6n6CkK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22];29;8)" office:value-type="string" office:string-value="6n6CkK" calcext:value-type="string">
            <text:p>6n6CkK</text:p>
          </table:table-cell>
          <table:table-cell table:formula="of:=LEN([.K42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23.07.2020 12:08:23</text:p>
          </table:table-cell>
          <table:table-cell office:value-type="string" calcext:value-type="string">
            <text:p>Crypto stamp Golden Unicorn 6uW9A4</text:p>
          </table:table-cell>
          <table:table-cell office:value-type="string" calcext:value-type="string">
            <text:p>Crypto stamp Golden Unicorn (CSGU), ID 6uW9A4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21</text:p>
          </table:table-cell>
          <table:table-cell office:value-type="string" calcext:value-type="string">
            <text:p>https://crypto.post.at/CSGU/6uW9A4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23];29;8)" office:value-type="string" office:string-value="6uW9A4" calcext:value-type="string">
            <text:p>6uW9A4</text:p>
          </table:table-cell>
          <table:table-cell table:formula="of:=LEN([.K42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23.07.2020 12:08:23</text:p>
          </table:table-cell>
          <table:table-cell office:value-type="string" calcext:value-type="string">
            <text:p>Crypto stamp Golden Unicorn SEnrH</text:p>
          </table:table-cell>
          <table:table-cell office:value-type="string" calcext:value-type="string">
            <text:p>Crypto stamp Golden Unicorn (CSGU), ID SEnrH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22</text:p>
          </table:table-cell>
          <table:table-cell office:value-type="string" calcext:value-type="string">
            <text:p>https://crypto.post.at/CSGU/SEnrH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24];29;8)" office:value-type="string" office:string-value="SEnrH" calcext:value-type="string">
            <text:p>SEnrH</text:p>
          </table:table-cell>
          <table:table-cell table:formula="of:=LEN([.K424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23.07.2020 12:08:23</text:p>
          </table:table-cell>
          <table:table-cell office:value-type="string" calcext:value-type="string">
            <text:p>Crypto stamp Golden Unicorn 2QaKZQ</text:p>
          </table:table-cell>
          <table:table-cell office:value-type="string" calcext:value-type="string">
            <text:p>Crypto stamp Golden Unicorn (CSGU), ID 2QaKZQ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23</text:p>
          </table:table-cell>
          <table:table-cell office:value-type="string" calcext:value-type="string">
            <text:p>https://crypto.post.at/CSGU/2QaKZQ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25];29;8)" office:value-type="string" office:string-value="2QaKZQ" calcext:value-type="string">
            <text:p>2QaKZQ</text:p>
          </table:table-cell>
          <table:table-cell table:formula="of:=LEN([.K42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23.07.2020 12:08:24</text:p>
          </table:table-cell>
          <table:table-cell office:value-type="string" calcext:value-type="string">
            <text:p>Crypto stamp Golden Unicorn 7R9to1</text:p>
          </table:table-cell>
          <table:table-cell office:value-type="string" calcext:value-type="string">
            <text:p>Crypto stamp Golden Unicorn (CSGU), ID 7R9to1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24</text:p>
          </table:table-cell>
          <table:table-cell office:value-type="string" calcext:value-type="string">
            <text:p>https://crypto.post.at/CSGU/7R9to1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26];29;8)" office:value-type="string" office:string-value="7R9to1" calcext:value-type="string">
            <text:p>7R9to1</text:p>
          </table:table-cell>
          <table:table-cell table:formula="of:=LEN([.K42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23.07.2020 12:08:24</text:p>
          </table:table-cell>
          <table:table-cell office:value-type="string" calcext:value-type="string">
            <text:p>Crypto stamp Golden Unicorn 51o4Jc</text:p>
          </table:table-cell>
          <table:table-cell office:value-type="string" calcext:value-type="string">
            <text:p>Crypto stamp Golden Unicorn (CSGU), ID 51o4Jc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25</text:p>
          </table:table-cell>
          <table:table-cell office:value-type="string" calcext:value-type="string">
            <text:p>https://crypto.post.at/CSGU/51o4Jc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27];29;8)" office:value-type="string" office:string-value="51o4Jc" calcext:value-type="string">
            <text:p>51o4Jc</text:p>
          </table:table-cell>
          <table:table-cell table:formula="of:=LEN([.K42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23.07.2020 12:08:25</text:p>
          </table:table-cell>
          <table:table-cell office:value-type="string" calcext:value-type="string">
            <text:p>Crypto stamp Golden Unicorn 6xU7iq</text:p>
          </table:table-cell>
          <table:table-cell office:value-type="string" calcext:value-type="string">
            <text:p>Crypto stamp Golden Unicorn (CSGU), ID 6xU7iq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26</text:p>
          </table:table-cell>
          <table:table-cell office:value-type="string" calcext:value-type="string">
            <text:p>https://crypto.post.at/CSGU/6xU7iq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28];29;8)" office:value-type="string" office:string-value="6xU7iq" calcext:value-type="string">
            <text:p>6xU7iq</text:p>
          </table:table-cell>
          <table:table-cell table:formula="of:=LEN([.K42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23.07.2020 12:08:25</text:p>
          </table:table-cell>
          <table:table-cell office:value-type="string" calcext:value-type="string">
            <text:p>Crypto stamp Golden Unicorn 6UJMNJ</text:p>
          </table:table-cell>
          <table:table-cell office:value-type="string" calcext:value-type="string">
            <text:p>Crypto stamp Golden Unicorn (CSGU), ID 6UJMNJ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27</text:p>
          </table:table-cell>
          <table:table-cell office:value-type="string" calcext:value-type="string">
            <text:p>https://crypto.post.at/CSGU/6UJMNJ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29];29;8)" office:value-type="string" office:string-value="6UJMNJ" calcext:value-type="string">
            <text:p>6UJMNJ</text:p>
          </table:table-cell>
          <table:table-cell table:formula="of:=LEN([.K42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23.07.2020 12:08:25</text:p>
          </table:table-cell>
          <table:table-cell office:value-type="string" calcext:value-type="string">
            <text:p>Crypto stamp Golden Unicorn 3fDiNP</text:p>
          </table:table-cell>
          <table:table-cell office:value-type="string" calcext:value-type="string">
            <text:p>Crypto stamp Golden Unicorn (CSGU), ID 3fDiNP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28</text:p>
          </table:table-cell>
          <table:table-cell office:value-type="string" calcext:value-type="string">
            <text:p>https://crypto.post.at/CSGU/3fDiNP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30];29;8)" office:value-type="string" office:string-value="3fDiNP" calcext:value-type="string">
            <text:p>3fDiNP</text:p>
          </table:table-cell>
          <table:table-cell table:formula="of:=LEN([.K43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23.07.2020 12:08:26</text:p>
          </table:table-cell>
          <table:table-cell office:value-type="string" calcext:value-type="string">
            <text:p>Crypto stamp Golden Unicorn 2sG6di</text:p>
          </table:table-cell>
          <table:table-cell office:value-type="string" calcext:value-type="string">
            <text:p>Crypto stamp Golden Unicorn (CSGU), ID 2sG6di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29</text:p>
          </table:table-cell>
          <table:table-cell office:value-type="string" calcext:value-type="string">
            <text:p>https://crypto.post.at/CSGU/2sG6di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31];29;8)" office:value-type="string" office:string-value="2sG6di" calcext:value-type="string">
            <text:p>2sG6di</text:p>
          </table:table-cell>
          <table:table-cell table:formula="of:=LEN([.K43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23.07.2020 12:08:26</text:p>
          </table:table-cell>
          <table:table-cell office:value-type="string" calcext:value-type="string">
            <text:p>Crypto stamp Golden Unicorn 59CziR</text:p>
          </table:table-cell>
          <table:table-cell office:value-type="string" calcext:value-type="string">
            <text:p>Crypto stamp Golden Unicorn (CSGU), ID 59CziR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30</text:p>
          </table:table-cell>
          <table:table-cell office:value-type="string" calcext:value-type="string">
            <text:p>https://crypto.post.at/CSGU/59CziR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32];29;8)" office:value-type="string" office:string-value="59CziR" calcext:value-type="string">
            <text:p>59CziR</text:p>
          </table:table-cell>
          <table:table-cell table:formula="of:=LEN([.K43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23.07.2020 12:08:27</text:p>
          </table:table-cell>
          <table:table-cell office:value-type="string" calcext:value-type="string">
            <text:p>Crypto stamp Golden Unicorn 53H3b4</text:p>
          </table:table-cell>
          <table:table-cell office:value-type="string" calcext:value-type="string">
            <text:p>Crypto stamp Golden Unicorn (CSGU), ID 53H3b4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31</text:p>
          </table:table-cell>
          <table:table-cell office:value-type="string" calcext:value-type="string">
            <text:p>https://crypto.post.at/CSGU/53H3b4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33];29;8)" office:value-type="string" office:string-value="53H3b4" calcext:value-type="string">
            <text:p>53H3b4</text:p>
          </table:table-cell>
          <table:table-cell table:formula="of:=LEN([.K43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23.07.2020 12:08:27</text:p>
          </table:table-cell>
          <table:table-cell office:value-type="string" calcext:value-type="string">
            <text:p>Crypto stamp Golden Unicorn 6GST7d</text:p>
          </table:table-cell>
          <table:table-cell office:value-type="string" calcext:value-type="string">
            <text:p>Crypto stamp Golden Unicorn (CSGU), ID 6GST7d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32</text:p>
          </table:table-cell>
          <table:table-cell office:value-type="string" calcext:value-type="string">
            <text:p>https://crypto.post.at/CSGU/6GST7d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34];29;8)" office:value-type="string" office:string-value="6GST7d" calcext:value-type="string">
            <text:p>6GST7d</text:p>
          </table:table-cell>
          <table:table-cell table:formula="of:=LEN([.K43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23.07.2020 12:08:27</text:p>
          </table:table-cell>
          <table:table-cell office:value-type="string" calcext:value-type="string">
            <text:p>Crypto stamp Golden Unicorn 3m9fVr</text:p>
          </table:table-cell>
          <table:table-cell office:value-type="string" calcext:value-type="string">
            <text:p>Crypto stamp Golden Unicorn (CSGU), ID 3m9fVr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33</text:p>
          </table:table-cell>
          <table:table-cell office:value-type="string" calcext:value-type="string">
            <text:p>https://crypto.post.at/CSGU/3m9fVr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35];29;8)" office:value-type="string" office:string-value="3m9fVr" calcext:value-type="string">
            <text:p>3m9fVr</text:p>
          </table:table-cell>
          <table:table-cell table:formula="of:=LEN([.K43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23.07.2020 12:08:30</text:p>
          </table:table-cell>
          <table:table-cell office:value-type="string" calcext:value-type="string">
            <text:p>Crypto stamp Golden Unicorn 56F29o</text:p>
          </table:table-cell>
          <table:table-cell office:value-type="string" calcext:value-type="string">
            <text:p>Crypto stamp Golden Unicorn (CSGU), ID 56F29o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34</text:p>
          </table:table-cell>
          <table:table-cell office:value-type="string" calcext:value-type="string">
            <text:p>https://crypto.post.at/CSGU/56F29o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36];29;8)" office:value-type="string" office:string-value="56F29o" calcext:value-type="string">
            <text:p>56F29o</text:p>
          </table:table-cell>
          <table:table-cell table:formula="of:=LEN([.K43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23.07.2020 12:08:30</text:p>
          </table:table-cell>
          <table:table-cell office:value-type="string" calcext:value-type="string">
            <text:p>Crypto stamp Golden Unicorn iYexJ</text:p>
          </table:table-cell>
          <table:table-cell office:value-type="string" calcext:value-type="string">
            <text:p>Crypto stamp Golden Unicorn (CSGU), ID iYexJ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35</text:p>
          </table:table-cell>
          <table:table-cell office:value-type="string" calcext:value-type="string">
            <text:p>https://crypto.post.at/CSGU/iYexJ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37];29;8)" office:value-type="string" office:string-value="iYexJ" calcext:value-type="string">
            <text:p>iYexJ</text:p>
          </table:table-cell>
          <table:table-cell table:formula="of:=LEN([.K437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23.07.2020 12:08:30</text:p>
          </table:table-cell>
          <table:table-cell office:value-type="string" calcext:value-type="string">
            <text:p>Crypto stamp Golden Unicorn e6h7H</text:p>
          </table:table-cell>
          <table:table-cell office:value-type="string" calcext:value-type="string">
            <text:p>Crypto stamp Golden Unicorn (CSGU), ID e6h7H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36</text:p>
          </table:table-cell>
          <table:table-cell office:value-type="string" calcext:value-type="string">
            <text:p>https://crypto.post.at/CSGU/e6h7H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38];29;8)" office:value-type="string" office:string-value="e6h7H" calcext:value-type="string">
            <text:p>e6h7H</text:p>
          </table:table-cell>
          <table:table-cell table:formula="of:=LEN([.K438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23.07.2020 12:08:31</text:p>
          </table:table-cell>
          <table:table-cell office:value-type="string" calcext:value-type="string">
            <text:p>Crypto stamp Golden Unicorn 4GoR8p</text:p>
          </table:table-cell>
          <table:table-cell office:value-type="string" calcext:value-type="string">
            <text:p>Crypto stamp Golden Unicorn (CSGU), ID 4GoR8p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37</text:p>
          </table:table-cell>
          <table:table-cell office:value-type="string" calcext:value-type="string">
            <text:p>https://crypto.post.at/CSGU/4GoR8p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39];29;8)" office:value-type="string" office:string-value="4GoR8p" calcext:value-type="string">
            <text:p>4GoR8p</text:p>
          </table:table-cell>
          <table:table-cell table:formula="of:=LEN([.K43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23.07.2020 12:08:31</text:p>
          </table:table-cell>
          <table:table-cell office:value-type="string" calcext:value-type="string">
            <text:p>Crypto stamp Golden Unicorn 7Sdt5b</text:p>
          </table:table-cell>
          <table:table-cell office:value-type="string" calcext:value-type="string">
            <text:p>Crypto stamp Golden Unicorn (CSGU), ID 7Sdt5b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38</text:p>
          </table:table-cell>
          <table:table-cell office:value-type="string" calcext:value-type="string">
            <text:p>https://crypto.post.at/CSGU/7Sdt5b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40];29;8)" office:value-type="string" office:string-value="7Sdt5b" calcext:value-type="string">
            <text:p>7Sdt5b</text:p>
          </table:table-cell>
          <table:table-cell table:formula="of:=LEN([.K44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23.07.2020 12:08:32</text:p>
          </table:table-cell>
          <table:table-cell office:value-type="string" calcext:value-type="string">
            <text:p>Crypto stamp Golden Unicorn 49PUj8</text:p>
          </table:table-cell>
          <table:table-cell office:value-type="string" calcext:value-type="string">
            <text:p>Crypto stamp Golden Unicorn (CSGU), ID 49PUj8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39</text:p>
          </table:table-cell>
          <table:table-cell office:value-type="string" calcext:value-type="string">
            <text:p>https://crypto.post.at/CSGU/49PUj8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41];29;8)" office:value-type="string" office:string-value="49PUj8" calcext:value-type="string">
            <text:p>49PUj8</text:p>
          </table:table-cell>
          <table:table-cell table:formula="of:=LEN([.K44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23.07.2020 12:08:32</text:p>
          </table:table-cell>
          <table:table-cell office:value-type="string" calcext:value-type="string">
            <text:p>Crypto stamp Golden Unicorn 385yTM</text:p>
          </table:table-cell>
          <table:table-cell office:value-type="string" calcext:value-type="string">
            <text:p>Crypto stamp Golden Unicorn (CSGU), ID 385yTM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40</text:p>
          </table:table-cell>
          <table:table-cell office:value-type="string" calcext:value-type="string">
            <text:p>https://crypto.post.at/CSGU/385yTM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42];29;8)" office:value-type="string" office:string-value="385yTM" calcext:value-type="string">
            <text:p>385yTM</text:p>
          </table:table-cell>
          <table:table-cell table:formula="of:=LEN([.K44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23.07.2020 12:08:33</text:p>
          </table:table-cell>
          <table:table-cell office:value-type="string" calcext:value-type="string">
            <text:p>Crypto stamp Golden Unicorn zrX4C</text:p>
          </table:table-cell>
          <table:table-cell office:value-type="string" calcext:value-type="string">
            <text:p>Crypto stamp Golden Unicorn (CSGU), ID zrX4C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41</text:p>
          </table:table-cell>
          <table:table-cell office:value-type="string" calcext:value-type="string">
            <text:p>https://crypto.post.at/CSGU/zrX4C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43];29;8)" office:value-type="string" office:string-value="zrX4C" calcext:value-type="string">
            <text:p>zrX4C</text:p>
          </table:table-cell>
          <table:table-cell table:formula="of:=LEN([.K443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23.07.2020 12:08:33</text:p>
          </table:table-cell>
          <table:table-cell office:value-type="string" calcext:value-type="string">
            <text:p>Crypto stamp Golden Unicorn 6n6Ckh</text:p>
          </table:table-cell>
          <table:table-cell office:value-type="string" calcext:value-type="string">
            <text:p>Crypto stamp Golden Unicorn (CSGU), ID 6n6Ckh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42</text:p>
          </table:table-cell>
          <table:table-cell office:value-type="string" calcext:value-type="string">
            <text:p>https://crypto.post.at/CSGU/6n6Ckh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44];29;8)" office:value-type="string" office:string-value="6n6Ckh" calcext:value-type="string">
            <text:p>6n6Ckh</text:p>
          </table:table-cell>
          <table:table-cell table:formula="of:=LEN([.K44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23.07.2020 12:08:33</text:p>
          </table:table-cell>
          <table:table-cell office:value-type="string" calcext:value-type="string">
            <text:p>Crypto stamp Golden Unicorn 5nGgmG</text:p>
          </table:table-cell>
          <table:table-cell office:value-type="string" calcext:value-type="string">
            <text:p>Crypto stamp Golden Unicorn (CSGU), ID 5nGgmG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43</text:p>
          </table:table-cell>
          <table:table-cell office:value-type="string" calcext:value-type="string">
            <text:p>https://crypto.post.at/CSGU/5nGgmG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45];29;8)" office:value-type="string" office:string-value="5nGgmG" calcext:value-type="string">
            <text:p>5nGgmG</text:p>
          </table:table-cell>
          <table:table-cell table:formula="of:=LEN([.K44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23.07.2020 12:08:34</text:p>
          </table:table-cell>
          <table:table-cell office:value-type="string" calcext:value-type="string">
            <text:p>Crypto stamp Golden Unicorn 4AsU1Z</text:p>
          </table:table-cell>
          <table:table-cell office:value-type="string" calcext:value-type="string">
            <text:p>Crypto stamp Golden Unicorn (CSGU), ID 4AsU1Z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44</text:p>
          </table:table-cell>
          <table:table-cell office:value-type="string" calcext:value-type="string">
            <text:p>https://crypto.post.at/CSGU/4AsU1Z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46];29;8)" office:value-type="string" office:string-value="4AsU1Z" calcext:value-type="string">
            <text:p>4AsU1Z</text:p>
          </table:table-cell>
          <table:table-cell table:formula="of:=LEN([.K44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23.07.2020 12:08:34</text:p>
          </table:table-cell>
          <table:table-cell office:value-type="string" calcext:value-type="string">
            <text:p>Crypto stamp Golden Unicorn tvZvt</text:p>
          </table:table-cell>
          <table:table-cell office:value-type="string" calcext:value-type="string">
            <text:p>Crypto stamp Golden Unicorn (CSGU), ID tvZvt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45</text:p>
          </table:table-cell>
          <table:table-cell office:value-type="string" calcext:value-type="string">
            <text:p>https://crypto.post.at/CSGU/tvZvt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47];29;8)" office:value-type="string" office:string-value="tvZvt" calcext:value-type="string">
            <text:p>tvZvt</text:p>
          </table:table-cell>
          <table:table-cell table:formula="of:=LEN([.K447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23.07.2020 12:08:38</text:p>
          </table:table-cell>
          <table:table-cell office:value-type="string" calcext:value-type="string">
            <text:p>Crypto stamp Golden Unicorn 5hpivH</text:p>
          </table:table-cell>
          <table:table-cell office:value-type="string" calcext:value-type="string">
            <text:p>Crypto stamp Golden Unicorn (CSGU), ID 5hpivH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46</text:p>
          </table:table-cell>
          <table:table-cell office:value-type="string" calcext:value-type="string">
            <text:p>https://crypto.post.at/CSGU/5hpivH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48];29;8)" office:value-type="string" office:string-value="5hpivH" calcext:value-type="string">
            <text:p>5hpivH</text:p>
          </table:table-cell>
          <table:table-cell table:formula="of:=LEN([.K44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23.07.2020 12:08:38</text:p>
          </table:table-cell>
          <table:table-cell office:value-type="string" calcext:value-type="string">
            <text:p>Crypto stamp Golden Unicorn 5erkMc</text:p>
          </table:table-cell>
          <table:table-cell office:value-type="string" calcext:value-type="string">
            <text:p>Crypto stamp Golden Unicorn (CSGU), ID 5erkMc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47</text:p>
          </table:table-cell>
          <table:table-cell office:value-type="string" calcext:value-type="string">
            <text:p>https://crypto.post.at/CSGU/5erkMc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49];29;8)" office:value-type="string" office:string-value="5erkMc" calcext:value-type="string">
            <text:p>5erkMc</text:p>
          </table:table-cell>
          <table:table-cell table:formula="of:=LEN([.K44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23.07.2020 12:08:38</text:p>
          </table:table-cell>
          <table:table-cell office:value-type="string" calcext:value-type="string">
            <text:p>Crypto stamp Golden Unicorn 6xxCF</text:p>
          </table:table-cell>
          <table:table-cell office:value-type="string" calcext:value-type="string">
            <text:p>Crypto stamp Golden Unicorn (CSGU), ID 6xxCF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48</text:p>
          </table:table-cell>
          <table:table-cell office:value-type="string" calcext:value-type="string">
            <text:p>https://crypto.post.at/CSGU/6xxCF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50];29;8)" office:value-type="string" office:string-value="6xxCF" calcext:value-type="string">
            <text:p>6xxCF</text:p>
          </table:table-cell>
          <table:table-cell table:formula="of:=LEN([.K450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23.07.2020 12:08:39</text:p>
          </table:table-cell>
          <table:table-cell office:value-type="string" calcext:value-type="string">
            <text:p>Crypto stamp Golden Unicorn 385yTW</text:p>
          </table:table-cell>
          <table:table-cell office:value-type="string" calcext:value-type="string">
            <text:p>Crypto stamp Golden Unicorn (CSGU), ID 385yTW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49</text:p>
          </table:table-cell>
          <table:table-cell office:value-type="string" calcext:value-type="string">
            <text:p>https://crypto.post.at/CSGU/385yTW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51];29;8)" office:value-type="string" office:string-value="385yTW" calcext:value-type="string">
            <text:p>385yTW</text:p>
          </table:table-cell>
          <table:table-cell table:formula="of:=LEN([.K45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23.07.2020 12:08:39</text:p>
          </table:table-cell>
          <table:table-cell office:value-type="string" calcext:value-type="string">
            <text:p>Crypto stamp Golden Unicorn 5ugdB7</text:p>
          </table:table-cell>
          <table:table-cell office:value-type="string" calcext:value-type="string">
            <text:p>Crypto stamp Golden Unicorn (CSGU), ID 5ugdB7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50</text:p>
          </table:table-cell>
          <table:table-cell office:value-type="string" calcext:value-type="string">
            <text:p>https://crypto.post.at/CSGU/5ugdB7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52];29;8)" office:value-type="string" office:string-value="5ugdB7" calcext:value-type="string">
            <text:p>5ugdB7</text:p>
          </table:table-cell>
          <table:table-cell table:formula="of:=LEN([.K45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23.07.2020 12:08:40</text:p>
          </table:table-cell>
          <table:table-cell office:value-type="string" calcext:value-type="string">
            <text:p>Crypto stamp Golden Unicorn 4f3ENE</text:p>
          </table:table-cell>
          <table:table-cell office:value-type="string" calcext:value-type="string">
            <text:p>Crypto stamp Golden Unicorn (CSGU), ID 4f3ENE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51</text:p>
          </table:table-cell>
          <table:table-cell office:value-type="string" calcext:value-type="string">
            <text:p>https://crypto.post.at/CSGU/4f3ENE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53];29;8)" office:value-type="string" office:string-value="4f3ENE" calcext:value-type="string">
            <text:p>4f3ENE</text:p>
          </table:table-cell>
          <table:table-cell table:formula="of:=LEN([.K45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23.07.2020 12:08:40</text:p>
          </table:table-cell>
          <table:table-cell office:value-type="string" calcext:value-type="string">
            <text:p>Crypto stamp Golden Unicorn 6rYAbu</text:p>
          </table:table-cell>
          <table:table-cell office:value-type="string" calcext:value-type="string">
            <text:p>Crypto stamp Golden Unicorn (CSGU), ID 6rYAbu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52</text:p>
          </table:table-cell>
          <table:table-cell office:value-type="string" calcext:value-type="string">
            <text:p>https://crypto.post.at/CSGU/6rYAbu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54];29;8)" office:value-type="string" office:string-value="6rYAbu" calcext:value-type="string">
            <text:p>6rYAbu</text:p>
          </table:table-cell>
          <table:table-cell table:formula="of:=LEN([.K45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23.07.2020 12:08:44</text:p>
          </table:table-cell>
          <table:table-cell office:value-type="string" calcext:value-type="string">
            <text:p>Crypto stamp Golden Unicorn 5Uxuz</text:p>
          </table:table-cell>
          <table:table-cell office:value-type="string" calcext:value-type="string">
            <text:p>Crypto stamp Golden Unicorn (CSGU), ID 5Uxuz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53</text:p>
          </table:table-cell>
          <table:table-cell office:value-type="string" calcext:value-type="string">
            <text:p>https://crypto.post.at/CSGU/5Uxuz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55];29;8)" office:value-type="string" office:string-value="5Uxuz" calcext:value-type="string">
            <text:p>5Uxuz</text:p>
          </table:table-cell>
          <table:table-cell table:formula="of:=LEN([.K455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23.07.2020 12:08:46</text:p>
          </table:table-cell>
          <table:table-cell office:value-type="string" calcext:value-type="string">
            <text:p>Crypto stamp Golden Unicorn 67YXRw</text:p>
          </table:table-cell>
          <table:table-cell office:value-type="string" calcext:value-type="string">
            <text:p>Crypto stamp Golden Unicorn (CSGU), ID 67YXRw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54</text:p>
          </table:table-cell>
          <table:table-cell office:value-type="string" calcext:value-type="string">
            <text:p>https://crypto.post.at/CSGU/67YXRw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56];29;8)" office:value-type="string" office:string-value="67YXRw" calcext:value-type="string">
            <text:p>67YXRw</text:p>
          </table:table-cell>
          <table:table-cell table:formula="of:=LEN([.K45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23.07.2020 12:08:47</text:p>
          </table:table-cell>
          <table:table-cell office:value-type="string" calcext:value-type="string">
            <text:p>Crypto stamp Golden Unicorn 2jrAES</text:p>
          </table:table-cell>
          <table:table-cell office:value-type="string" calcext:value-type="string">
            <text:p>Crypto stamp Golden Unicorn (CSGU), ID 2jrAES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55</text:p>
          </table:table-cell>
          <table:table-cell office:value-type="string" calcext:value-type="string">
            <text:p>https://crypto.post.at/CSGU/2jrAES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57];29;8)" office:value-type="string" office:string-value="2jrAES" calcext:value-type="string">
            <text:p>2jrAES</text:p>
          </table:table-cell>
          <table:table-cell table:formula="of:=LEN([.K45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23.07.2020 12:08:47</text:p>
          </table:table-cell>
          <table:table-cell office:value-type="string" calcext:value-type="string">
            <text:p>Crypto stamp Golden Unicorn 6kcDUb</text:p>
          </table:table-cell>
          <table:table-cell office:value-type="string" calcext:value-type="string">
            <text:p>Crypto stamp Golden Unicorn (CSGU), ID 6kcDUb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56</text:p>
          </table:table-cell>
          <table:table-cell office:value-type="string" calcext:value-type="string">
            <text:p>https://crypto.post.at/CSGU/6kcDUb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58];29;8)" office:value-type="string" office:string-value="6kcDUb" calcext:value-type="string">
            <text:p>6kcDUb</text:p>
          </table:table-cell>
          <table:table-cell table:formula="of:=LEN([.K45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23.07.2020 12:08:48</text:p>
          </table:table-cell>
          <table:table-cell office:value-type="string" calcext:value-type="string">
            <text:p>Crypto stamp Golden Unicorn 5J6vQx</text:p>
          </table:table-cell>
          <table:table-cell office:value-type="string" calcext:value-type="string">
            <text:p>Crypto stamp Golden Unicorn (CSGU), ID 5J6vQ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57</text:p>
          </table:table-cell>
          <table:table-cell office:value-type="string" calcext:value-type="string">
            <text:p>https://crypto.post.at/CSGU/5J6vQ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59];29;8)" office:value-type="string" office:string-value="5J6vQx" calcext:value-type="string">
            <text:p>5J6vQx</text:p>
          </table:table-cell>
          <table:table-cell table:formula="of:=LEN([.K45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23.07.2020 12:08:49</text:p>
          </table:table-cell>
          <table:table-cell office:value-type="string" calcext:value-type="string">
            <text:p>Crypto stamp Golden Unicorn 2WzMP</text:p>
          </table:table-cell>
          <table:table-cell office:value-type="string" calcext:value-type="string">
            <text:p>Crypto stamp Golden Unicorn (CSGU), ID 2WzMP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58</text:p>
          </table:table-cell>
          <table:table-cell office:value-type="string" calcext:value-type="string">
            <text:p>https://crypto.post.at/CSGU/2WzMP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60];29;8)" office:value-type="string" office:string-value="2WzMP" calcext:value-type="string">
            <text:p>2WzMP</text:p>
          </table:table-cell>
          <table:table-cell table:formula="of:=LEN([.K460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23.07.2020 12:08:50</text:p>
          </table:table-cell>
          <table:table-cell office:value-type="string" calcext:value-type="string">
            <text:p>Crypto stamp Golden Unicorn 4KmPht</text:p>
          </table:table-cell>
          <table:table-cell office:value-type="string" calcext:value-type="string">
            <text:p>Crypto stamp Golden Unicorn (CSGU), ID 4KmPht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59</text:p>
          </table:table-cell>
          <table:table-cell office:value-type="string" calcext:value-type="string">
            <text:p>https://crypto.post.at/CSGU/4KmPht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61];29;8)" office:value-type="string" office:string-value="4KmPht" calcext:value-type="string">
            <text:p>4KmPht</text:p>
          </table:table-cell>
          <table:table-cell table:formula="of:=LEN([.K46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23.07.2020 12:08:50</text:p>
          </table:table-cell>
          <table:table-cell office:value-type="string" calcext:value-type="string">
            <text:p>Crypto stamp Golden Unicorn 2V2HR5</text:p>
          </table:table-cell>
          <table:table-cell office:value-type="string" calcext:value-type="string">
            <text:p>Crypto stamp Golden Unicorn (CSGU), ID 2V2HR5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60</text:p>
          </table:table-cell>
          <table:table-cell office:value-type="string" calcext:value-type="string">
            <text:p>https://crypto.post.at/CSGU/2V2HR5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62];29;8)" office:value-type="string" office:string-value="2V2HR5" calcext:value-type="string">
            <text:p>2V2HR5</text:p>
          </table:table-cell>
          <table:table-cell table:formula="of:=LEN([.K46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23.07.2020 12:08:53</text:p>
          </table:table-cell>
          <table:table-cell office:value-type="string" calcext:value-type="string">
            <text:p>Crypto stamp Golden Unicorn 4Z7HF2</text:p>
          </table:table-cell>
          <table:table-cell office:value-type="string" calcext:value-type="string">
            <text:p>Crypto stamp Golden Unicorn (CSGU), ID 4Z7HF2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61</text:p>
          </table:table-cell>
          <table:table-cell office:value-type="string" calcext:value-type="string">
            <text:p>https://crypto.post.at/CSGU/4Z7HF2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63];29;8)" office:value-type="string" office:string-value="4Z7HF2" calcext:value-type="string">
            <text:p>4Z7HF2</text:p>
          </table:table-cell>
          <table:table-cell table:formula="of:=LEN([.K46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23.07.2020 12:08:54</text:p>
          </table:table-cell>
          <table:table-cell office:value-type="string" calcext:value-type="string">
            <text:p>Crypto stamp Golden Unicorn 3CXwJm</text:p>
          </table:table-cell>
          <table:table-cell office:value-type="string" calcext:value-type="string">
            <text:p>Crypto stamp Golden Unicorn (CSGU), ID 3CXwJm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62</text:p>
          </table:table-cell>
          <table:table-cell office:value-type="string" calcext:value-type="string">
            <text:p>https://crypto.post.at/CSGU/3CXwJm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64];29;8)" office:value-type="string" office:string-value="3CXwJm" calcext:value-type="string">
            <text:p>3CXwJm</text:p>
          </table:table-cell>
          <table:table-cell table:formula="of:=LEN([.K46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23.07.2020 12:08:54</text:p>
          </table:table-cell>
          <table:table-cell office:value-type="string" calcext:value-type="string">
            <text:p>Crypto stamp Golden Unicorn 5erkMt</text:p>
          </table:table-cell>
          <table:table-cell office:value-type="string" calcext:value-type="string">
            <text:p>Crypto stamp Golden Unicorn (CSGU), ID 5erkMt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63</text:p>
          </table:table-cell>
          <table:table-cell office:value-type="string" calcext:value-type="string">
            <text:p>https://crypto.post.at/CSGU/5erkMt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65];29;8)" office:value-type="string" office:string-value="5erkMt" calcext:value-type="string">
            <text:p>5erkMt</text:p>
          </table:table-cell>
          <table:table-cell table:formula="of:=LEN([.K46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23.07.2020 12:08:55</text:p>
          </table:table-cell>
          <table:table-cell office:value-type="string" calcext:value-type="string">
            <text:p>Crypto stamp Golden Unicorn 2TYJ8o</text:p>
          </table:table-cell>
          <table:table-cell office:value-type="string" calcext:value-type="string">
            <text:p>Crypto stamp Golden Unicorn (CSGU), ID 2TYJ8o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64</text:p>
          </table:table-cell>
          <table:table-cell office:value-type="string" calcext:value-type="string">
            <text:p>https://crypto.post.at/CSGU/2TYJ8o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66];29;8)" office:value-type="string" office:string-value="2TYJ8o" calcext:value-type="string">
            <text:p>2TYJ8o</text:p>
          </table:table-cell>
          <table:table-cell table:formula="of:=LEN([.K46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23.07.2020 12:08:55</text:p>
          </table:table-cell>
          <table:table-cell office:value-type="string" calcext:value-type="string">
            <text:p>Crypto stamp Golden Unicorn 4Z7HF6</text:p>
          </table:table-cell>
          <table:table-cell office:value-type="string" calcext:value-type="string">
            <text:p>Crypto stamp Golden Unicorn (CSGU), ID 4Z7HF6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65</text:p>
          </table:table-cell>
          <table:table-cell office:value-type="string" calcext:value-type="string">
            <text:p>https://crypto.post.at/CSGU/4Z7HF6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67];29;8)" office:value-type="string" office:string-value="4Z7HF6" calcext:value-type="string">
            <text:p>4Z7HF6</text:p>
          </table:table-cell>
          <table:table-cell table:formula="of:=LEN([.K46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23.07.2020 12:08:56</text:p>
          </table:table-cell>
          <table:table-cell office:value-type="string" calcext:value-type="string">
            <text:p>Crypto stamp Golden Unicorn 44wWtZ</text:p>
          </table:table-cell>
          <table:table-cell office:value-type="string" calcext:value-type="string">
            <text:p>Crypto stamp Golden Unicorn (CSGU), ID 44wWtZ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66</text:p>
          </table:table-cell>
          <table:table-cell office:value-type="string" calcext:value-type="string">
            <text:p>https://crypto.post.at/CSGU/44wWtZ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68];29;8)" office:value-type="string" office:string-value="44wWtZ" calcext:value-type="string">
            <text:p>44wWtZ</text:p>
          </table:table-cell>
          <table:table-cell table:formula="of:=LEN([.K46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23.07.2020 12:08:56</text:p>
          </table:table-cell>
          <table:table-cell office:value-type="string" calcext:value-type="string">
            <text:p>Crypto stamp Golden Unicorn 5F8wrS</text:p>
          </table:table-cell>
          <table:table-cell office:value-type="string" calcext:value-type="string">
            <text:p>Crypto stamp Golden Unicorn (CSGU), ID 5F8wrS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67</text:p>
          </table:table-cell>
          <table:table-cell office:value-type="string" calcext:value-type="string">
            <text:p>https://crypto.post.at/CSGU/5F8wrS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69];29;8)" office:value-type="string" office:string-value="5F8wrS" calcext:value-type="string">
            <text:p>5F8wrS</text:p>
          </table:table-cell>
          <table:table-cell table:formula="of:=LEN([.K46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23.07.2020 12:08:57</text:p>
          </table:table-cell>
          <table:table-cell office:value-type="string" calcext:value-type="string">
            <text:p>Crypto stamp Golden Unicorn 5Dexa7</text:p>
          </table:table-cell>
          <table:table-cell office:value-type="string" calcext:value-type="string">
            <text:p>Crypto stamp Golden Unicorn (CSGU), ID 5Dexa7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68</text:p>
          </table:table-cell>
          <table:table-cell office:value-type="string" calcext:value-type="string">
            <text:p>https://crypto.post.at/CSGU/5Dexa7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70];29;8)" office:value-type="string" office:string-value="5Dexa7" calcext:value-type="string">
            <text:p>5Dexa7</text:p>
          </table:table-cell>
          <table:table-cell table:formula="of:=LEN([.K47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23.07.2020 12:08:57</text:p>
          </table:table-cell>
          <table:table-cell office:value-type="string" calcext:value-type="string">
            <text:p>Crypto stamp Golden Unicorn 6rYAcC</text:p>
          </table:table-cell>
          <table:table-cell office:value-type="string" calcext:value-type="string">
            <text:p>Crypto stamp Golden Unicorn (CSGU), ID 6rYAcC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69</text:p>
          </table:table-cell>
          <table:table-cell office:value-type="string" calcext:value-type="string">
            <text:p>https://crypto.post.at/CSGU/6rYAcC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71];29;8)" office:value-type="string" office:string-value="6rYAcC" calcext:value-type="string">
            <text:p>6rYAcC</text:p>
          </table:table-cell>
          <table:table-cell table:formula="of:=LEN([.K47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23.07.2020 12:08:58</text:p>
          </table:table-cell>
          <table:table-cell office:value-type="string" calcext:value-type="string">
            <text:p>Crypto stamp Golden Unicorn 44wWtd</text:p>
          </table:table-cell>
          <table:table-cell office:value-type="string" calcext:value-type="string">
            <text:p>Crypto stamp Golden Unicorn (CSGU), ID 44wWtd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70</text:p>
          </table:table-cell>
          <table:table-cell office:value-type="string" calcext:value-type="string">
            <text:p>https://crypto.post.at/CSGU/44wWtd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72];29;8)" office:value-type="string" office:string-value="44wWtd" calcext:value-type="string">
            <text:p>44wWtd</text:p>
          </table:table-cell>
          <table:table-cell table:formula="of:=LEN([.K47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23.07.2020 12:08:58</text:p>
          </table:table-cell>
          <table:table-cell office:value-type="string" calcext:value-type="string">
            <text:p>Crypto stamp Golden Unicorn 2np8oQ</text:p>
          </table:table-cell>
          <table:table-cell office:value-type="string" calcext:value-type="string">
            <text:p>Crypto stamp Golden Unicorn (CSGU), ID 2np8oQ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71</text:p>
          </table:table-cell>
          <table:table-cell office:value-type="string" calcext:value-type="string">
            <text:p>https://crypto.post.at/CSGU/2np8oQ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73];29;8)" office:value-type="string" office:string-value="2np8oQ" calcext:value-type="string">
            <text:p>2np8oQ</text:p>
          </table:table-cell>
          <table:table-cell table:formula="of:=LEN([.K47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23.07.2020 12:08:59</text:p>
          </table:table-cell>
          <table:table-cell office:value-type="string" calcext:value-type="string">
            <text:p>Crypto stamp Golden Unicorn 5M4tyu</text:p>
          </table:table-cell>
          <table:table-cell office:value-type="string" calcext:value-type="string">
            <text:p>Crypto stamp Golden Unicorn (CSGU), ID 5M4tyu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72</text:p>
          </table:table-cell>
          <table:table-cell office:value-type="string" calcext:value-type="string">
            <text:p>https://crypto.post.at/CSGU/5M4tyu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74];29;8)" office:value-type="string" office:string-value="5M4tyu" calcext:value-type="string">
            <text:p>5M4tyu</text:p>
          </table:table-cell>
          <table:table-cell table:formula="of:=LEN([.K47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23.07.2020 12:08:59</text:p>
          </table:table-cell>
          <table:table-cell office:value-type="string" calcext:value-type="string">
            <text:p>Crypto stamp Golden Unicorn 33e1ct</text:p>
          </table:table-cell>
          <table:table-cell office:value-type="string" calcext:value-type="string">
            <text:p>Crypto stamp Golden Unicorn (CSGU), ID 33e1ct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73</text:p>
          </table:table-cell>
          <table:table-cell office:value-type="string" calcext:value-type="string">
            <text:p>https://crypto.post.at/CSGU/33e1ct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75];29;8)" office:value-type="string" office:string-value="33e1ct" calcext:value-type="string">
            <text:p>33e1ct</text:p>
          </table:table-cell>
          <table:table-cell table:formula="of:=LEN([.K47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23.07.2020 12:08:59</text:p>
          </table:table-cell>
          <table:table-cell office:value-type="string" calcext:value-type="string">
            <text:p>Crypto stamp Golden Unicorn 6VnLfT</text:p>
          </table:table-cell>
          <table:table-cell office:value-type="string" calcext:value-type="string">
            <text:p>Crypto stamp Golden Unicorn (CSGU), ID 6VnLfT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74</text:p>
          </table:table-cell>
          <table:table-cell office:value-type="string" calcext:value-type="string">
            <text:p>https://crypto.post.at/CSGU/6VnLfT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76];29;8)" office:value-type="string" office:string-value="6VnLfT" calcext:value-type="string">
            <text:p>6VnLfT</text:p>
          </table:table-cell>
          <table:table-cell table:formula="of:=LEN([.K47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23.07.2020 12:09:00</text:p>
          </table:table-cell>
          <table:table-cell office:value-type="string" calcext:value-type="string">
            <text:p>Crypto stamp Golden Unicorn 7Sdt6E</text:p>
          </table:table-cell>
          <table:table-cell office:value-type="string" calcext:value-type="string">
            <text:p>Crypto stamp Golden Unicorn (CSGU), ID 7Sdt6E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75</text:p>
          </table:table-cell>
          <table:table-cell office:value-type="string" calcext:value-type="string">
            <text:p>https://crypto.post.at/CSGU/7Sdt6E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77];29;8)" office:value-type="string" office:string-value="7Sdt6E" calcext:value-type="string">
            <text:p>7Sdt6E</text:p>
          </table:table-cell>
          <table:table-cell table:formula="of:=LEN([.K47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23.07.2020 12:09:00</text:p>
          </table:table-cell>
          <table:table-cell office:value-type="string" calcext:value-type="string">
            <text:p>Crypto stamp Golden Unicorn 32A2Lb</text:p>
          </table:table-cell>
          <table:table-cell office:value-type="string" calcext:value-type="string">
            <text:p>Crypto stamp Golden Unicorn (CSGU), ID 32A2Lb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76</text:p>
          </table:table-cell>
          <table:table-cell office:value-type="string" calcext:value-type="string">
            <text:p>https://crypto.post.at/CSGU/32A2Lb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78];29;8)" office:value-type="string" office:string-value="32A2Lb" calcext:value-type="string">
            <text:p>32A2Lb</text:p>
          </table:table-cell>
          <table:table-cell table:formula="of:=LEN([.K47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23.07.2020 12:09:01</text:p>
          </table:table-cell>
          <table:table-cell office:value-type="string" calcext:value-type="string">
            <text:p>Crypto stamp Golden Unicorn 22LWMA</text:p>
          </table:table-cell>
          <table:table-cell office:value-type="string" calcext:value-type="string">
            <text:p>Crypto stamp Golden Unicorn (CSGU), ID 22LWMA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77</text:p>
          </table:table-cell>
          <table:table-cell office:value-type="string" calcext:value-type="string">
            <text:p>https://crypto.post.at/CSGU/22LWMA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79];29;8)" office:value-type="string" office:string-value="22LWMA" calcext:value-type="string">
            <text:p>22LWMA</text:p>
          </table:table-cell>
          <table:table-cell table:formula="of:=LEN([.K47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23.07.2020 12:09:01</text:p>
          </table:table-cell>
          <table:table-cell office:value-type="string" calcext:value-type="string">
            <text:p>Crypto stamp Golden Unicorn 74Q4s7</text:p>
          </table:table-cell>
          <table:table-cell office:value-type="string" calcext:value-type="string">
            <text:p>Crypto stamp Golden Unicorn (CSGU), ID 74Q4s7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78</text:p>
          </table:table-cell>
          <table:table-cell office:value-type="string" calcext:value-type="string">
            <text:p>https://crypto.post.at/CSGU/74Q4s7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80];29;8)" office:value-type="string" office:string-value="74Q4s7" calcext:value-type="string">
            <text:p>74Q4s7</text:p>
          </table:table-cell>
          <table:table-cell table:formula="of:=LEN([.K48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23.07.2020 12:09:02</text:p>
          </table:table-cell>
          <table:table-cell office:value-type="string" calcext:value-type="string">
            <text:p>Crypto stamp Golden Unicorn 5XSoxS</text:p>
          </table:table-cell>
          <table:table-cell office:value-type="string" calcext:value-type="string">
            <text:p>Crypto stamp Golden Unicorn (CSGU), ID 5XSoxS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79</text:p>
          </table:table-cell>
          <table:table-cell office:value-type="string" calcext:value-type="string">
            <text:p>https://crypto.post.at/CSGU/5XSoxS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81];29;8)" office:value-type="string" office:string-value="5XSoxS" calcext:value-type="string">
            <text:p>5XSoxS</text:p>
          </table:table-cell>
          <table:table-cell table:formula="of:=LEN([.K48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23.07.2020 12:09:02</text:p>
          </table:table-cell>
          <table:table-cell office:value-type="string" calcext:value-type="string">
            <text:p>Crypto stamp Golden Unicorn 3iBgwy</text:p>
          </table:table-cell>
          <table:table-cell office:value-type="string" calcext:value-type="string">
            <text:p>Crypto stamp Golden Unicorn (CSGU), ID 3iBgwy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80</text:p>
          </table:table-cell>
          <table:table-cell office:value-type="string" calcext:value-type="string">
            <text:p>https://crypto.post.at/CSGU/3iBgwy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82];29;8)" office:value-type="string" office:string-value="3iBgwy" calcext:value-type="string">
            <text:p>3iBgwy</text:p>
          </table:table-cell>
          <table:table-cell table:formula="of:=LEN([.K48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23.07.2020 12:09:04</text:p>
          </table:table-cell>
          <table:table-cell office:value-type="string" calcext:value-type="string">
            <text:p>Crypto stamp Golden Unicorn 8SwVA</text:p>
          </table:table-cell>
          <table:table-cell office:value-type="string" calcext:value-type="string">
            <text:p>Crypto stamp Golden Unicorn (CSGU), ID 8SwVA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81</text:p>
          </table:table-cell>
          <table:table-cell office:value-type="string" calcext:value-type="string">
            <text:p>https://crypto.post.at/CSGU/8SwVA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83];29;8)" office:value-type="string" office:string-value="8SwVA" calcext:value-type="string">
            <text:p>8SwVA</text:p>
          </table:table-cell>
          <table:table-cell table:formula="of:=LEN([.K483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23.07.2020 12:09:04</text:p>
          </table:table-cell>
          <table:table-cell office:value-type="string" calcext:value-type="string">
            <text:p>Crypto stamp Golden Unicorn 4W9Jgh</text:p>
          </table:table-cell>
          <table:table-cell office:value-type="string" calcext:value-type="string">
            <text:p>Crypto stamp Golden Unicorn (CSGU), ID 4W9Jgh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82</text:p>
          </table:table-cell>
          <table:table-cell office:value-type="string" calcext:value-type="string">
            <text:p>https://crypto.post.at/CSGU/4W9Jgh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84];29;8)" office:value-type="string" office:string-value="4W9Jgh" calcext:value-type="string">
            <text:p>4W9Jgh</text:p>
          </table:table-cell>
          <table:table-cell table:formula="of:=LEN([.K48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23.07.2020 12:09:04</text:p>
          </table:table-cell>
          <table:table-cell office:value-type="string" calcext:value-type="string">
            <text:p>Crypto stamp Golden Unicorn 6NNQFt</text:p>
          </table:table-cell>
          <table:table-cell office:value-type="string" calcext:value-type="string">
            <text:p>Crypto stamp Golden Unicorn (CSGU), ID 6NNQFt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83</text:p>
          </table:table-cell>
          <table:table-cell office:value-type="string" calcext:value-type="string">
            <text:p>https://crypto.post.at/CSGU/6NNQFt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85];29;8)" office:value-type="string" office:string-value="6NNQFt" calcext:value-type="string">
            <text:p>6NNQFt</text:p>
          </table:table-cell>
          <table:table-cell table:formula="of:=LEN([.K48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23.07.2020 12:09:05</text:p>
          </table:table-cell>
          <table:table-cell office:value-type="string" calcext:value-type="string">
            <text:p>Crypto stamp Golden Unicorn 357zuR</text:p>
          </table:table-cell>
          <table:table-cell office:value-type="string" calcext:value-type="string">
            <text:p>Crypto stamp Golden Unicorn (CSGU), ID 357zuR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84</text:p>
          </table:table-cell>
          <table:table-cell office:value-type="string" calcext:value-type="string">
            <text:p>https://crypto.post.at/CSGU/357zuR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86];29;8)" office:value-type="string" office:string-value="357zuR" calcext:value-type="string">
            <text:p>357zuR</text:p>
          </table:table-cell>
          <table:table-cell table:formula="of:=LEN([.K48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23.07.2020 12:09:05</text:p>
          </table:table-cell>
          <table:table-cell office:value-type="string" calcext:value-type="string">
            <text:p>Crypto stamp Golden Unicorn 78r2iG</text:p>
          </table:table-cell>
          <table:table-cell office:value-type="string" calcext:value-type="string">
            <text:p>Crypto stamp Golden Unicorn (CSGU), ID 78r2iG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85</text:p>
          </table:table-cell>
          <table:table-cell office:value-type="string" calcext:value-type="string">
            <text:p>https://crypto.post.at/CSGU/78r2iG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87];29;8)" office:value-type="string" office:string-value="78r2iG" calcext:value-type="string">
            <text:p>78r2iG</text:p>
          </table:table-cell>
          <table:table-cell table:formula="of:=LEN([.K48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23.07.2020 12:09:06</text:p>
          </table:table-cell>
          <table:table-cell office:value-type="string" calcext:value-type="string">
            <text:p>Crypto stamp Golden Unicorn 5RWrqB</text:p>
          </table:table-cell>
          <table:table-cell office:value-type="string" calcext:value-type="string">
            <text:p>Crypto stamp Golden Unicorn (CSGU), ID 5RWrqB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86</text:p>
          </table:table-cell>
          <table:table-cell office:value-type="string" calcext:value-type="string">
            <text:p>https://crypto.post.at/CSGU/5RWrqB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88];29;8)" office:value-type="string" office:string-value="5RWrqB" calcext:value-type="string">
            <text:p>5RWrqB</text:p>
          </table:table-cell>
          <table:table-cell table:formula="of:=LEN([.K48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23.07.2020 12:09:06</text:p>
          </table:table-cell>
          <table:table-cell office:value-type="string" calcext:value-type="string">
            <text:p>Crypto stamp Golden Unicorn BQv3x</text:p>
          </table:table-cell>
          <table:table-cell office:value-type="string" calcext:value-type="string">
            <text:p>Crypto stamp Golden Unicorn (CSGU), ID BQv3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87</text:p>
          </table:table-cell>
          <table:table-cell office:value-type="string" calcext:value-type="string">
            <text:p>https://crypto.post.at/CSGU/BQv3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89];29;8)" office:value-type="string" office:string-value="BQv3x" calcext:value-type="string">
            <text:p>BQv3x</text:p>
          </table:table-cell>
          <table:table-cell table:formula="of:=LEN([.K489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23.07.2020 12:09:07</text:p>
          </table:table-cell>
          <table:table-cell office:value-type="string" calcext:value-type="string">
            <text:p>Crypto stamp Golden Unicorn 57j1T5</text:p>
          </table:table-cell>
          <table:table-cell office:value-type="string" calcext:value-type="string">
            <text:p>Crypto stamp Golden Unicorn (CSGU), ID 57j1T5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88</text:p>
          </table:table-cell>
          <table:table-cell office:value-type="string" calcext:value-type="string">
            <text:p>https://crypto.post.at/CSGU/57j1T5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90];29;8)" office:value-type="string" office:string-value="57j1T5" calcext:value-type="string">
            <text:p>57j1T5</text:p>
          </table:table-cell>
          <table:table-cell table:formula="of:=LEN([.K49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23.07.2020 12:09:07</text:p>
          </table:table-cell>
          <table:table-cell office:value-type="string" calcext:value-type="string">
            <text:p>Crypto stamp Golden Unicorn 7R9tp8</text:p>
          </table:table-cell>
          <table:table-cell office:value-type="string" calcext:value-type="string">
            <text:p>Crypto stamp Golden Unicorn (CSGU), ID 7R9tp8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89</text:p>
          </table:table-cell>
          <table:table-cell office:value-type="string" calcext:value-type="string">
            <text:p>https://crypto.post.at/CSGU/7R9tp8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91];29;8)" office:value-type="string" office:string-value="7R9tp8" calcext:value-type="string">
            <text:p>7R9tp8</text:p>
          </table:table-cell>
          <table:table-cell table:formula="of:=LEN([.K49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23.07.2020 12:09:08</text:p>
          </table:table-cell>
          <table:table-cell office:value-type="string" calcext:value-type="string">
            <text:p>Crypto stamp Golden Unicorn 5Agz1o</text:p>
          </table:table-cell>
          <table:table-cell office:value-type="string" calcext:value-type="string">
            <text:p>Crypto stamp Golden Unicorn (CSGU), ID 5Agz1o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90</text:p>
          </table:table-cell>
          <table:table-cell office:value-type="string" calcext:value-type="string">
            <text:p>https://crypto.post.at/CSGU/5Agz1o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92];29;8)" office:value-type="string" office:string-value="5Agz1o" calcext:value-type="string">
            <text:p>5Agz1o</text:p>
          </table:table-cell>
          <table:table-cell table:formula="of:=LEN([.K49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23.07.2020 12:09:09</text:p>
          </table:table-cell>
          <table:table-cell office:value-type="string" calcext:value-type="string">
            <text:p>Crypto stamp Golden Unicorn 5knhVk</text:p>
          </table:table-cell>
          <table:table-cell office:value-type="string" calcext:value-type="string">
            <text:p>Crypto stamp Golden Unicorn (CSGU), ID 5knhVk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91</text:p>
          </table:table-cell>
          <table:table-cell office:value-type="string" calcext:value-type="string">
            <text:p>https://crypto.post.at/CSGU/5knhVk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93];29;8)" office:value-type="string" office:string-value="5knhVk" calcext:value-type="string">
            <text:p>5knhVk</text:p>
          </table:table-cell>
          <table:table-cell table:formula="of:=LEN([.K49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23.07.2020 12:09:09</text:p>
          </table:table-cell>
          <table:table-cell office:value-type="string" calcext:value-type="string">
            <text:p>Crypto stamp Golden Unicorn 1315d</text:p>
          </table:table-cell>
          <table:table-cell office:value-type="string" calcext:value-type="string">
            <text:p>Crypto stamp Golden Unicorn (CSGU), ID 1315d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92</text:p>
          </table:table-cell>
          <table:table-cell office:value-type="string" calcext:value-type="string">
            <text:p>https://crypto.post.at/CSGU/1315d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94];29;8)" office:value-type="string" office:string-value="1315d" calcext:value-type="string">
            <text:p>1315d</text:p>
          </table:table-cell>
          <table:table-cell table:formula="of:=LEN([.K494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23.07.2020 12:09:09</text:p>
          </table:table-cell>
          <table:table-cell office:value-type="string" calcext:value-type="string">
            <text:p>Crypto stamp Golden Unicorn 6xU7jz</text:p>
          </table:table-cell>
          <table:table-cell office:value-type="string" calcext:value-type="string">
            <text:p>Crypto stamp Golden Unicorn (CSGU), ID 6xU7jz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93</text:p>
          </table:table-cell>
          <table:table-cell office:value-type="string" calcext:value-type="string">
            <text:p>https://crypto.post.at/CSGU/6xU7jz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95];29;8)" office:value-type="string" office:string-value="6xU7jz" calcext:value-type="string">
            <text:p>6xU7jz</text:p>
          </table:table-cell>
          <table:table-cell table:formula="of:=LEN([.K49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23.07.2020 12:09:10</text:p>
          </table:table-cell>
          <table:table-cell office:value-type="string" calcext:value-type="string">
            <text:p>Crypto stamp Golden Unicorn 47uVTj</text:p>
          </table:table-cell>
          <table:table-cell office:value-type="string" calcext:value-type="string">
            <text:p>Crypto stamp Golden Unicorn (CSGU), ID 47uVTj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94</text:p>
          </table:table-cell>
          <table:table-cell office:value-type="string" calcext:value-type="string">
            <text:p>https://crypto.post.at/CSGU/47uVTj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96];29;8)" office:value-type="string" office:string-value="47uVTj" calcext:value-type="string">
            <text:p>47uVTj</text:p>
          </table:table-cell>
          <table:table-cell table:formula="of:=LEN([.K49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23.07.2020 12:09:10</text:p>
          </table:table-cell>
          <table:table-cell office:value-type="string" calcext:value-type="string">
            <text:p>Crypto stamp Golden Unicorn 72v5b4</text:p>
          </table:table-cell>
          <table:table-cell office:value-type="string" calcext:value-type="string">
            <text:p>Crypto stamp Golden Unicorn (CSGU), ID 72v5b4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95</text:p>
          </table:table-cell>
          <table:table-cell office:value-type="string" calcext:value-type="string">
            <text:p>https://crypto.post.at/CSGU/72v5b4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97];29;8)" office:value-type="string" office:string-value="72v5b4" calcext:value-type="string">
            <text:p>72v5b4</text:p>
          </table:table-cell>
          <table:table-cell table:formula="of:=LEN([.K49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23.07.2020 12:09:11</text:p>
          </table:table-cell>
          <table:table-cell office:value-type="string" calcext:value-type="string">
            <text:p>Crypto stamp Golden Unicorn 5tCduZ</text:p>
          </table:table-cell>
          <table:table-cell office:value-type="string" calcext:value-type="string">
            <text:p>Crypto stamp Golden Unicorn (CSGU), ID 5tCduZ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96</text:p>
          </table:table-cell>
          <table:table-cell office:value-type="string" calcext:value-type="string">
            <text:p>https://crypto.post.at/CSGU/5tCduZ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98];29;8)" office:value-type="string" office:string-value="5tCduZ" calcext:value-type="string">
            <text:p>5tCduZ</text:p>
          </table:table-cell>
          <table:table-cell table:formula="of:=LEN([.K49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23.07.2020 12:09:11</text:p>
          </table:table-cell>
          <table:table-cell office:value-type="string" calcext:value-type="string">
            <text:p>Crypto stamp Golden Unicorn 6xxD6</text:p>
          </table:table-cell>
          <table:table-cell office:value-type="string" calcext:value-type="string">
            <text:p>Crypto stamp Golden Unicorn (CSGU), ID 6xxD6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97</text:p>
          </table:table-cell>
          <table:table-cell office:value-type="string" calcext:value-type="string">
            <text:p>https://crypto.post.at/CSGU/6xxD6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499];29;8)" office:value-type="string" office:string-value="6xxD6" calcext:value-type="string">
            <text:p>6xxD6</text:p>
          </table:table-cell>
          <table:table-cell table:formula="of:=LEN([.K499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23.07.2020 12:09:12</text:p>
          </table:table-cell>
          <table:table-cell office:value-type="string" calcext:value-type="string">
            <text:p>Crypto stamp Golden Unicorn 6t29u3</text:p>
          </table:table-cell>
          <table:table-cell office:value-type="string" calcext:value-type="string">
            <text:p>Crypto stamp Golden Unicorn (CSGU), ID 6t29u3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98</text:p>
          </table:table-cell>
          <table:table-cell office:value-type="string" calcext:value-type="string">
            <text:p>https://crypto.post.at/CSGU/6t29u3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affle</text:p>
          </table:table-cell>
          <table:table-cell table:formula="of:=MID([.G500];29;8)" office:value-type="string" office:string-value="6t29u3" calcext:value-type="string">
            <text:p>6t29u3</text:p>
          </table:table-cell>
          <table:table-cell table:formula="of:=LEN([.K50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23.07.2020 12:09:12</text:p>
          </table:table-cell>
          <table:table-cell office:value-type="string" calcext:value-type="string">
            <text:p>Crypto stamp Golden Unicorn 4AsU2W</text:p>
          </table:table-cell>
          <table:table-cell office:value-type="string" calcext:value-type="string">
            <text:p>Crypto stamp Golden Unicorn (CSGU), ID 4AsU2W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499</text:p>
          </table:table-cell>
          <table:table-cell office:value-type="string" calcext:value-type="string">
            <text:p>https://crypto.post.at/CSGU/4AsU2W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01];29;8)" office:value-type="string" office:string-value="4AsU2W" calcext:value-type="string">
            <text:p>4AsU2W</text:p>
          </table:table-cell>
          <table:table-cell table:formula="of:=LEN([.K50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23.07.2020 12:09:12</text:p>
          </table:table-cell>
          <table:table-cell office:value-type="string" calcext:value-type="string">
            <text:p>Crypto stamp Golden Unicorn 4AsU2X</text:p>
          </table:table-cell>
          <table:table-cell office:value-type="string" calcext:value-type="string">
            <text:p>Crypto stamp Golden Unicorn (CSGU), ID 4AsU2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00</text:p>
          </table:table-cell>
          <table:table-cell office:value-type="string" calcext:value-type="string">
            <text:p>https://crypto.post.at/CSGU/4AsU2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02];29;8)" office:value-type="string" office:string-value="4AsU2X" calcext:value-type="string">
            <text:p>4AsU2X</text:p>
          </table:table-cell>
          <table:table-cell table:formula="of:=LEN([.K50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23.07.2020 12:09:13</text:p>
          </table:table-cell>
          <table:table-cell office:value-type="string" calcext:value-type="string">
            <text:p>Crypto stamp Golden Unicorn 3zyeU</text:p>
          </table:table-cell>
          <table:table-cell office:value-type="string" calcext:value-type="string">
            <text:p>Crypto stamp Golden Unicorn (CSGU), ID 3zyeU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01</text:p>
          </table:table-cell>
          <table:table-cell office:value-type="string" calcext:value-type="string">
            <text:p>https://crypto.post.at/CSGU/3zyeU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03];29;8)" office:value-type="string" office:string-value="3zyeU" calcext:value-type="string">
            <text:p>3zyeU</text:p>
          </table:table-cell>
          <table:table-cell table:formula="of:=LEN([.K503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23.07.2020 12:09:13</text:p>
          </table:table-cell>
          <table:table-cell office:value-type="string" calcext:value-type="string">
            <text:p>Crypto stamp Golden Unicorn 49PUkD</text:p>
          </table:table-cell>
          <table:table-cell office:value-type="string" calcext:value-type="string">
            <text:p>Crypto stamp Golden Unicorn (CSGU), ID 49PUkD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02</text:p>
          </table:table-cell>
          <table:table-cell office:value-type="string" calcext:value-type="string">
            <text:p>https://crypto.post.at/CSGU/49PUkD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04];29;8)" office:value-type="string" office:string-value="49PUkD" calcext:value-type="string">
            <text:p>49PUkD</text:p>
          </table:table-cell>
          <table:table-cell table:formula="of:=LEN([.K50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23.07.2020 12:09:14</text:p>
          </table:table-cell>
          <table:table-cell office:value-type="string" calcext:value-type="string">
            <text:p>Crypto stamp Golden Unicorn 4W9Jh4</text:p>
          </table:table-cell>
          <table:table-cell office:value-type="string" calcext:value-type="string">
            <text:p>Crypto stamp Golden Unicorn (CSGU), ID 4W9Jh4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03</text:p>
          </table:table-cell>
          <table:table-cell office:value-type="string" calcext:value-type="string">
            <text:p>https://crypto.post.at/CSGU/4W9Jh4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05];29;8)" office:value-type="string" office:string-value="4W9Jh4" calcext:value-type="string">
            <text:p>4W9Jh4</text:p>
          </table:table-cell>
          <table:table-cell table:formula="of:=LEN([.K50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23.07.2020 12:09:14</text:p>
          </table:table-cell>
          <table:table-cell office:value-type="string" calcext:value-type="string">
            <text:p>Crypto stamp Golden Unicorn 2BES3h</text:p>
          </table:table-cell>
          <table:table-cell office:value-type="string" calcext:value-type="string">
            <text:p>Crypto stamp Golden Unicorn (CSGU), ID 2BES3h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04</text:p>
          </table:table-cell>
          <table:table-cell office:value-type="string" calcext:value-type="string">
            <text:p>https://crypto.post.at/CSGU/2BES3h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06];29;8)" office:value-type="string" office:string-value="2BES3h" calcext:value-type="string">
            <text:p>2BES3h</text:p>
          </table:table-cell>
          <table:table-cell table:formula="of:=LEN([.K50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23.07.2020 12:09:14</text:p>
          </table:table-cell>
          <table:table-cell office:value-type="string" calcext:value-type="string">
            <text:p>Crypto stamp Golden Unicorn 6uW9BW</text:p>
          </table:table-cell>
          <table:table-cell office:value-type="string" calcext:value-type="string">
            <text:p>Crypto stamp Golden Unicorn (CSGU), ID 6uW9BW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05</text:p>
          </table:table-cell>
          <table:table-cell office:value-type="string" calcext:value-type="string">
            <text:p>https://crypto.post.at/CSGU/6uW9BW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07];29;8)" office:value-type="string" office:string-value="6uW9BW" calcext:value-type="string">
            <text:p>6uW9BW</text:p>
          </table:table-cell>
          <table:table-cell table:formula="of:=LEN([.K50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23.07.2020 12:09:15</text:p>
          </table:table-cell>
          <table:table-cell office:value-type="string" calcext:value-type="string">
            <text:p>Crypto stamp Golden Unicorn 53H3cM</text:p>
          </table:table-cell>
          <table:table-cell office:value-type="string" calcext:value-type="string">
            <text:p>Crypto stamp Golden Unicorn (CSGU), ID 53H3cM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06</text:p>
          </table:table-cell>
          <table:table-cell office:value-type="string" calcext:value-type="string">
            <text:p>https://crypto.post.at/CSGU/53H3cM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08];29;8)" office:value-type="string" office:string-value="53H3cM" calcext:value-type="string">
            <text:p>53H3cM</text:p>
          </table:table-cell>
          <table:table-cell table:formula="of:=LEN([.K50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23.07.2020 12:09:15</text:p>
          </table:table-cell>
          <table:table-cell office:value-type="string" calcext:value-type="string">
            <text:p>Crypto stamp Golden Unicorn 72v5bG</text:p>
          </table:table-cell>
          <table:table-cell office:value-type="string" calcext:value-type="string">
            <text:p>Crypto stamp Golden Unicorn (CSGU), ID 72v5bG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07</text:p>
          </table:table-cell>
          <table:table-cell office:value-type="string" calcext:value-type="string">
            <text:p>https://crypto.post.at/CSGU/72v5bG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09];29;8)" office:value-type="string" office:string-value="72v5bG" calcext:value-type="string">
            <text:p>72v5bG</text:p>
          </table:table-cell>
          <table:table-cell table:formula="of:=LEN([.K50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23.07.2020 12:09:15</text:p>
          </table:table-cell>
          <table:table-cell office:value-type="string" calcext:value-type="string">
            <text:p>Crypto stamp Golden Unicorn 3amkYj</text:p>
          </table:table-cell>
          <table:table-cell office:value-type="string" calcext:value-type="string">
            <text:p>Crypto stamp Golden Unicorn (CSGU), ID 3amkYj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08</text:p>
          </table:table-cell>
          <table:table-cell office:value-type="string" calcext:value-type="string">
            <text:p>https://crypto.post.at/CSGU/3amkYj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10];29;8)" office:value-type="string" office:string-value="3amkYj" calcext:value-type="string">
            <text:p>3amkYj</text:p>
          </table:table-cell>
          <table:table-cell table:formula="of:=LEN([.K51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23.07.2020 12:09:16</text:p>
          </table:table-cell>
          <table:table-cell office:value-type="string" calcext:value-type="string">
            <text:p>Crypto stamp Golden Unicorn 4gXDfa</text:p>
          </table:table-cell>
          <table:table-cell office:value-type="string" calcext:value-type="string">
            <text:p>Crypto stamp Golden Unicorn (CSGU), ID 4gXDfa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09</text:p>
          </table:table-cell>
          <table:table-cell office:value-type="string" calcext:value-type="string">
            <text:p>https://crypto.post.at/CSGU/4gXDfa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11];29;8)" office:value-type="string" office:string-value="4gXDfa" calcext:value-type="string">
            <text:p>4gXDfa</text:p>
          </table:table-cell>
          <table:table-cell table:formula="of:=LEN([.K51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23.07.2020 12:09:16</text:p>
          </table:table-cell>
          <table:table-cell office:value-type="string" calcext:value-type="string">
            <text:p>Crypto stamp Golden Unicorn 3jfgEq</text:p>
          </table:table-cell>
          <table:table-cell office:value-type="string" calcext:value-type="string">
            <text:p>Crypto stamp Golden Unicorn (CSGU), ID 3jfgEq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10</text:p>
          </table:table-cell>
          <table:table-cell office:value-type="string" calcext:value-type="string">
            <text:p>https://crypto.post.at/CSGU/3jfgEq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12];29;8)" office:value-type="string" office:string-value="3jfgEq" calcext:value-type="string">
            <text:p>3jfgEq</text:p>
          </table:table-cell>
          <table:table-cell table:formula="of:=LEN([.K51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23.07.2020 12:09:17</text:p>
          </table:table-cell>
          <table:table-cell office:value-type="string" calcext:value-type="string">
            <text:p>Crypto stamp Golden Unicorn 4XdHyY</text:p>
          </table:table-cell>
          <table:table-cell office:value-type="string" calcext:value-type="string">
            <text:p>Crypto stamp Golden Unicorn (CSGU), ID 4XdHyY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11</text:p>
          </table:table-cell>
          <table:table-cell office:value-type="string" calcext:value-type="string">
            <text:p>https://crypto.post.at/CSGU/4XdHyY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13];29;8)" office:value-type="string" office:string-value="4XdHyY" calcext:value-type="string">
            <text:p>4XdHyY</text:p>
          </table:table-cell>
          <table:table-cell table:formula="of:=LEN([.K51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23.07.2020 12:09:17</text:p>
          </table:table-cell>
          <table:table-cell office:value-type="string" calcext:value-type="string">
            <text:p>Crypto stamp Golden Unicorn 4nTAo1</text:p>
          </table:table-cell>
          <table:table-cell office:value-type="string" calcext:value-type="string">
            <text:p>Crypto stamp Golden Unicorn (CSGU), ID 4nTAo1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12</text:p>
          </table:table-cell>
          <table:table-cell office:value-type="string" calcext:value-type="string">
            <text:p>https://crypto.post.at/CSGU/4nTAo1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14];29;8)" office:value-type="string" office:string-value="4nTAo1" calcext:value-type="string">
            <text:p>4nTAo1</text:p>
          </table:table-cell>
          <table:table-cell table:formula="of:=LEN([.K51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23.07.2020 12:09:17</text:p>
          </table:table-cell>
          <table:table-cell office:value-type="string" calcext:value-type="string">
            <text:p>Crypto stamp Golden Unicorn 3CXwKe</text:p>
          </table:table-cell>
          <table:table-cell office:value-type="string" calcext:value-type="string">
            <text:p>Crypto stamp Golden Unicorn (CSGU), ID 3CXwKe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13</text:p>
          </table:table-cell>
          <table:table-cell office:value-type="string" calcext:value-type="string">
            <text:p>https://crypto.post.at/CSGU/3CXwKe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15];29;8)" office:value-type="string" office:string-value="3CXwKe" calcext:value-type="string">
            <text:p>3CXwKe</text:p>
          </table:table-cell>
          <table:table-cell table:formula="of:=LEN([.K51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23.07.2020 12:09:18</text:p>
          </table:table-cell>
          <table:table-cell office:value-type="string" calcext:value-type="string">
            <text:p>Crypto stamp Golden Unicorn 7Emyr9</text:p>
          </table:table-cell>
          <table:table-cell office:value-type="string" calcext:value-type="string">
            <text:p>Crypto stamp Golden Unicorn (CSGU), ID 7Emyr9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14</text:p>
          </table:table-cell>
          <table:table-cell office:value-type="string" calcext:value-type="string">
            <text:p>https://crypto.post.at/CSGU/7Emyr9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16];29;8)" office:value-type="string" office:string-value="7Emyr9" calcext:value-type="string">
            <text:p>7Emyr9</text:p>
          </table:table-cell>
          <table:table-cell table:formula="of:=LEN([.K51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23.07.2020 12:09:18</text:p>
          </table:table-cell>
          <table:table-cell office:value-type="string" calcext:value-type="string">
            <text:p>Crypto stamp Golden Unicorn 5NYtGz</text:p>
          </table:table-cell>
          <table:table-cell office:value-type="string" calcext:value-type="string">
            <text:p>Crypto stamp Golden Unicorn (CSGU), ID 5NYtGz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15</text:p>
          </table:table-cell>
          <table:table-cell office:value-type="string" calcext:value-type="string">
            <text:p>https://crypto.post.at/CSGU/5NYtGz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17];29;8)" office:value-type="string" office:string-value="5NYtGz" calcext:value-type="string">
            <text:p>5NYtGz</text:p>
          </table:table-cell>
          <table:table-cell table:formula="of:=LEN([.K51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23.07.2020 12:09:19</text:p>
          </table:table-cell>
          <table:table-cell office:value-type="string" calcext:value-type="string">
            <text:p>Crypto stamp Golden Unicorn iYeyh</text:p>
          </table:table-cell>
          <table:table-cell office:value-type="string" calcext:value-type="string">
            <text:p>Crypto stamp Golden Unicorn (CSGU), ID iYeyh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16</text:p>
          </table:table-cell>
          <table:table-cell office:value-type="string" calcext:value-type="string">
            <text:p>https://crypto.post.at/CSGU/iYeyh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18];29;8)" office:value-type="string" office:string-value="iYeyh" calcext:value-type="string">
            <text:p>iYeyh</text:p>
          </table:table-cell>
          <table:table-cell table:formula="of:=LEN([.K518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23.07.2020 12:09:19</text:p>
          </table:table-cell>
          <table:table-cell office:value-type="string" calcext:value-type="string">
            <text:p>Crypto stamp Golden Unicorn 2jrAFW</text:p>
          </table:table-cell>
          <table:table-cell office:value-type="string" calcext:value-type="string">
            <text:p>Crypto stamp Golden Unicorn (CSGU), ID 2jrAFW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17</text:p>
          </table:table-cell>
          <table:table-cell office:value-type="string" calcext:value-type="string">
            <text:p>https://crypto.post.at/CSGU/2jrAFW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19];29;8)" office:value-type="string" office:string-value="2jrAFW" calcext:value-type="string">
            <text:p>2jrAFW</text:p>
          </table:table-cell>
          <table:table-cell table:formula="of:=LEN([.K51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23.07.2020 12:09:19</text:p>
          </table:table-cell>
          <table:table-cell office:value-type="string" calcext:value-type="string">
            <text:p>Crypto stamp Golden Unicorn 7GFy8Z</text:p>
          </table:table-cell>
          <table:table-cell office:value-type="string" calcext:value-type="string">
            <text:p>Crypto stamp Golden Unicorn (CSGU), ID 7GFy8Z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18</text:p>
          </table:table-cell>
          <table:table-cell office:value-type="string" calcext:value-type="string">
            <text:p>https://crypto.post.at/CSGU/7GFy8Z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20];29;8)" office:value-type="string" office:string-value="7GFy8Z" calcext:value-type="string">
            <text:p>7GFy8Z</text:p>
          </table:table-cell>
          <table:table-cell table:formula="of:=LEN([.K52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23.07.2020 12:09:20</text:p>
          </table:table-cell>
          <table:table-cell office:value-type="string" calcext:value-type="string">
            <text:p>Crypto stamp Golden Unicorn 3Rsprr</text:p>
          </table:table-cell>
          <table:table-cell office:value-type="string" calcext:value-type="string">
            <text:p>Crypto stamp Golden Unicorn (CSGU), ID 3Rsprr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19</text:p>
          </table:table-cell>
          <table:table-cell office:value-type="string" calcext:value-type="string">
            <text:p>https://crypto.post.at/CSGU/3Rsprr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21];29;8)" office:value-type="string" office:string-value="3Rsprr" calcext:value-type="string">
            <text:p>3Rsprr</text:p>
          </table:table-cell>
          <table:table-cell table:formula="of:=LEN([.K52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23.07.2020 12:09:20</text:p>
          </table:table-cell>
          <table:table-cell office:value-type="string" calcext:value-type="string">
            <text:p>Crypto stamp Golden Unicorn 25JUvb</text:p>
          </table:table-cell>
          <table:table-cell office:value-type="string" calcext:value-type="string">
            <text:p>Crypto stamp Golden Unicorn (CSGU), ID 25JUvb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20</text:p>
          </table:table-cell>
          <table:table-cell office:value-type="string" calcext:value-type="string">
            <text:p>https://crypto.post.at/CSGU/25JUvb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22];29;8)" office:value-type="string" office:string-value="25JUvb" calcext:value-type="string">
            <text:p>25JUvb</text:p>
          </table:table-cell>
          <table:table-cell table:formula="of:=LEN([.K52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23.07.2020 12:09:20</text:p>
          </table:table-cell>
          <table:table-cell office:value-type="string" calcext:value-type="string">
            <text:p>Crypto stamp Golden Unicorn 6XGKxc</text:p>
          </table:table-cell>
          <table:table-cell office:value-type="string" calcext:value-type="string">
            <text:p>Crypto stamp Golden Unicorn (CSGU), ID 6XGKxc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21</text:p>
          </table:table-cell>
          <table:table-cell office:value-type="string" calcext:value-type="string">
            <text:p>https://crypto.post.at/CSGU/6XGKxc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23];29;8)" office:value-type="string" office:string-value="6XGKxc" calcext:value-type="string">
            <text:p>6XGKxc</text:p>
          </table:table-cell>
          <table:table-cell table:formula="of:=LEN([.K52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23.07.2020 12:09:24</text:p>
          </table:table-cell>
          <table:table-cell office:value-type="string" calcext:value-type="string">
            <text:p>Crypto stamp Golden Unicorn 4NjNHf</text:p>
          </table:table-cell>
          <table:table-cell office:value-type="string" calcext:value-type="string">
            <text:p>Crypto stamp Golden Unicorn (CSGU), ID 4NjNHf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22</text:p>
          </table:table-cell>
          <table:table-cell office:value-type="string" calcext:value-type="string">
            <text:p>https://crypto.post.at/CSGU/4NjNHf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24];29;8)" office:value-type="string" office:string-value="4NjNHf" calcext:value-type="string">
            <text:p>4NjNHf</text:p>
          </table:table-cell>
          <table:table-cell table:formula="of:=LEN([.K52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23.07.2020 12:09:25</text:p>
          </table:table-cell>
          <table:table-cell office:value-type="string" calcext:value-type="string">
            <text:p>Crypto stamp Golden Unicorn 4abGYS</text:p>
          </table:table-cell>
          <table:table-cell office:value-type="string" calcext:value-type="string">
            <text:p>Crypto stamp Golden Unicorn (CSGU), ID 4abGYS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23</text:p>
          </table:table-cell>
          <table:table-cell office:value-type="string" calcext:value-type="string">
            <text:p>https://crypto.post.at/CSGU/4abGYS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25];29;8)" office:value-type="string" office:string-value="4abGYS" calcext:value-type="string">
            <text:p>4abGYS</text:p>
          </table:table-cell>
          <table:table-cell table:formula="of:=LEN([.K52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23.07.2020 12:09:25</text:p>
          </table:table-cell>
          <table:table-cell office:value-type="string" calcext:value-type="string">
            <text:p>Crypto stamp Golden Unicorn 6YkKF1</text:p>
          </table:table-cell>
          <table:table-cell office:value-type="string" calcext:value-type="string">
            <text:p>Crypto stamp Golden Unicorn (CSGU), ID 6YkKF1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24</text:p>
          </table:table-cell>
          <table:table-cell office:value-type="string" calcext:value-type="string">
            <text:p>https://crypto.post.at/CSGU/6YkKF1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26];29;8)" office:value-type="string" office:string-value="6YkKF1" calcext:value-type="string">
            <text:p>6YkKF1</text:p>
          </table:table-cell>
          <table:table-cell table:formula="of:=LEN([.K52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23.07.2020 12:09:25</text:p>
          </table:table-cell>
          <table:table-cell office:value-type="string" calcext:value-type="string">
            <text:p>Crypto stamp Golden Unicorn 61caKn</text:p>
          </table:table-cell>
          <table:table-cell office:value-type="string" calcext:value-type="string">
            <text:p>Crypto stamp Golden Unicorn (CSGU), ID 61caKn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25</text:p>
          </table:table-cell>
          <table:table-cell office:value-type="string" calcext:value-type="string">
            <text:p>https://crypto.post.at/CSGU/61caK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27];29;8)" office:value-type="string" office:string-value="61caKn" calcext:value-type="string">
            <text:p>61caKn</text:p>
          </table:table-cell>
          <table:table-cell table:formula="of:=LEN([.K52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23.07.2020 12:09:26</text:p>
          </table:table-cell>
          <table:table-cell office:value-type="string" calcext:value-type="string">
            <text:p>Crypto stamp Golden Unicorn 6NNQGd</text:p>
          </table:table-cell>
          <table:table-cell office:value-type="string" calcext:value-type="string">
            <text:p>Crypto stamp Golden Unicorn (CSGU), ID 6NNQGd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26</text:p>
          </table:table-cell>
          <table:table-cell office:value-type="string" calcext:value-type="string">
            <text:p>https://crypto.post.at/CSGU/6NNQGd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28];29;8)" office:value-type="string" office:string-value="6NNQGd" calcext:value-type="string">
            <text:p>6NNQGd</text:p>
          </table:table-cell>
          <table:table-cell table:formula="of:=LEN([.K52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23.07.2020 12:09:26</text:p>
          </table:table-cell>
          <table:table-cell office:value-type="string" calcext:value-type="string">
            <text:p>Crypto stamp Golden Unicorn 4xq5mg</text:p>
          </table:table-cell>
          <table:table-cell office:value-type="string" calcext:value-type="string">
            <text:p>Crypto stamp Golden Unicorn (CSGU), ID 4xq5mg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27</text:p>
          </table:table-cell>
          <table:table-cell office:value-type="string" calcext:value-type="string">
            <text:p>https://crypto.post.at/CSGU/4xq5mg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29];29;8)" office:value-type="string" office:string-value="4xq5mg" calcext:value-type="string">
            <text:p>4xq5mg</text:p>
          </table:table-cell>
          <table:table-cell table:formula="of:=LEN([.K52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23.07.2020 12:09:26</text:p>
          </table:table-cell>
          <table:table-cell office:value-type="string" calcext:value-type="string">
            <text:p>Crypto stamp Golden Unicorn 2pJ86j</text:p>
          </table:table-cell>
          <table:table-cell office:value-type="string" calcext:value-type="string">
            <text:p>Crypto stamp Golden Unicorn (CSGU), ID 2pJ86j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28</text:p>
          </table:table-cell>
          <table:table-cell office:value-type="string" calcext:value-type="string">
            <text:p>https://crypto.post.at/CSGU/2pJ86j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30];29;8)" office:value-type="string" office:string-value="2pJ86j" calcext:value-type="string">
            <text:p>2pJ86j</text:p>
          </table:table-cell>
          <table:table-cell table:formula="of:=LEN([.K53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23.07.2020 12:09:27</text:p>
          </table:table-cell>
          <table:table-cell office:value-type="string" calcext:value-type="string">
            <text:p>Crypto stamp Golden Unicorn 4gXDfv</text:p>
          </table:table-cell>
          <table:table-cell office:value-type="string" calcext:value-type="string">
            <text:p>Crypto stamp Golden Unicorn (CSGU), ID 4gXDfv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29</text:p>
          </table:table-cell>
          <table:table-cell office:value-type="string" calcext:value-type="string">
            <text:p>https://crypto.post.at/CSGU/4gXDfv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31];29;8)" office:value-type="string" office:string-value="4gXDfv" calcext:value-type="string">
            <text:p>4gXDfv</text:p>
          </table:table-cell>
          <table:table-cell table:formula="of:=LEN([.K53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23.07.2020 12:09:27</text:p>
          </table:table-cell>
          <table:table-cell office:value-type="string" calcext:value-type="string">
            <text:p>Crypto stamp Golden Unicorn 5CAyJq</text:p>
          </table:table-cell>
          <table:table-cell office:value-type="string" calcext:value-type="string">
            <text:p>Crypto stamp Golden Unicorn (CSGU), ID 5CAyJq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30</text:p>
          </table:table-cell>
          <table:table-cell office:value-type="string" calcext:value-type="string">
            <text:p>https://crypto.post.at/CSGU/5CAyJq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32];29;8)" office:value-type="string" office:string-value="5CAyJq" calcext:value-type="string">
            <text:p>5CAyJq</text:p>
          </table:table-cell>
          <table:table-cell table:formula="of:=LEN([.K53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23.07.2020 12:09:27</text:p>
          </table:table-cell>
          <table:table-cell office:value-type="string" calcext:value-type="string">
            <text:p>Crypto stamp Golden Unicorn 4NjNHp</text:p>
          </table:table-cell>
          <table:table-cell office:value-type="string" calcext:value-type="string">
            <text:p>Crypto stamp Golden Unicorn (CSGU), ID 4NjNHp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31</text:p>
          </table:table-cell>
          <table:table-cell office:value-type="string" calcext:value-type="string">
            <text:p>https://crypto.post.at/CSGU/4NjNHp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33];29;8)" office:value-type="string" office:string-value="4NjNHp" calcext:value-type="string">
            <text:p>4NjNHp</text:p>
          </table:table-cell>
          <table:table-cell table:formula="of:=LEN([.K53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23.07.2020 12:09:28</text:p>
          </table:table-cell>
          <table:table-cell office:value-type="string" calcext:value-type="string">
            <text:p>Crypto stamp Golden Unicorn 5Agz2X</text:p>
          </table:table-cell>
          <table:table-cell office:value-type="string" calcext:value-type="string">
            <text:p>Crypto stamp Golden Unicorn (CSGU), ID 5Agz2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32</text:p>
          </table:table-cell>
          <table:table-cell office:value-type="string" calcext:value-type="string">
            <text:p>https://crypto.post.at/CSGU/5Agz2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34];29;8)" office:value-type="string" office:string-value="5Agz2X" calcext:value-type="string">
            <text:p>5Agz2X</text:p>
          </table:table-cell>
          <table:table-cell table:formula="of:=LEN([.K53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23.07.2020 12:09:29</text:p>
          </table:table-cell>
          <table:table-cell office:value-type="string" calcext:value-type="string">
            <text:p>Crypto stamp Golden Unicorn 2jrAFn</text:p>
          </table:table-cell>
          <table:table-cell office:value-type="string" calcext:value-type="string">
            <text:p>Crypto stamp Golden Unicorn (CSGU), ID 2jrAFn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33</text:p>
          </table:table-cell>
          <table:table-cell office:value-type="string" calcext:value-type="string">
            <text:p>https://crypto.post.at/CSGU/2jrAF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35];29;8)" office:value-type="string" office:string-value="2jrAFn" calcext:value-type="string">
            <text:p>2jrAFn</text:p>
          </table:table-cell>
          <table:table-cell table:formula="of:=LEN([.K53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23.07.2020 12:09:29</text:p>
          </table:table-cell>
          <table:table-cell office:value-type="string" calcext:value-type="string">
            <text:p>Crypto stamp Golden Unicorn 2WWGih</text:p>
          </table:table-cell>
          <table:table-cell office:value-type="string" calcext:value-type="string">
            <text:p>Crypto stamp Golden Unicorn (CSGU), ID 2WWGih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34</text:p>
          </table:table-cell>
          <table:table-cell office:value-type="string" calcext:value-type="string">
            <text:p>https://crypto.post.at/CSGU/2WWGih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36];29;8)" office:value-type="string" office:string-value="2WWGih" calcext:value-type="string">
            <text:p>2WWGih</text:p>
          </table:table-cell>
          <table:table-cell table:formula="of:=LEN([.K53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23.07.2020 12:09:30</text:p>
          </table:table-cell>
          <table:table-cell office:value-type="string" calcext:value-type="string">
            <text:p>Crypto stamp Golden Unicorn 6SpN7p</text:p>
          </table:table-cell>
          <table:table-cell office:value-type="string" calcext:value-type="string">
            <text:p>Crypto stamp Golden Unicorn (CSGU), ID 6SpN7p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35</text:p>
          </table:table-cell>
          <table:table-cell office:value-type="string" calcext:value-type="string">
            <text:p>https://crypto.post.at/CSGU/6SpN7p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37];29;8)" office:value-type="string" office:string-value="6SpN7p" calcext:value-type="string">
            <text:p>6SpN7p</text:p>
          </table:table-cell>
          <table:table-cell table:formula="of:=LEN([.K53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23.07.2020 12:09:30</text:p>
          </table:table-cell>
          <table:table-cell office:value-type="string" calcext:value-type="string">
            <text:p>Crypto stamp Golden Unicorn 7KDwhZ</text:p>
          </table:table-cell>
          <table:table-cell office:value-type="string" calcext:value-type="string">
            <text:p>Crypto stamp Golden Unicorn (CSGU), ID 7KDwhZ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36</text:p>
          </table:table-cell>
          <table:table-cell office:value-type="string" calcext:value-type="string">
            <text:p>https://crypto.post.at/CSGU/7KDwhZ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38];29;8)" office:value-type="string" office:string-value="7KDwhZ" calcext:value-type="string">
            <text:p>7KDwhZ</text:p>
          </table:table-cell>
          <table:table-cell table:formula="of:=LEN([.K53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23.07.2020 12:09:31</text:p>
          </table:table-cell>
          <table:table-cell office:value-type="string" calcext:value-type="string">
            <text:p>Crypto stamp Golden Unicorn JprUY</text:p>
          </table:table-cell>
          <table:table-cell office:value-type="string" calcext:value-type="string">
            <text:p>Crypto stamp Golden Unicorn (CSGU), ID JprUY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37</text:p>
          </table:table-cell>
          <table:table-cell office:value-type="string" calcext:value-type="string">
            <text:p>https://crypto.post.at/CSGU/JprUY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39];29;8)" office:value-type="string" office:string-value="JprUY" calcext:value-type="string">
            <text:p>JprUY</text:p>
          </table:table-cell>
          <table:table-cell table:formula="of:=LEN([.K539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23.07.2020 12:09:33</text:p>
          </table:table-cell>
          <table:table-cell office:value-type="string" calcext:value-type="string">
            <text:p>Crypto stamp Golden Unicorn 3fDiQH</text:p>
          </table:table-cell>
          <table:table-cell office:value-type="string" calcext:value-type="string">
            <text:p>Crypto stamp Golden Unicorn (CSGU), ID 3fDiQH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38</text:p>
          </table:table-cell>
          <table:table-cell office:value-type="string" calcext:value-type="string">
            <text:p>https://crypto.post.at/CSGU/3fDiQH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40];29;8)" office:value-type="string" office:string-value="3fDiQH" calcext:value-type="string">
            <text:p>3fDiQH</text:p>
          </table:table-cell>
          <table:table-cell table:formula="of:=LEN([.K54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23.07.2020 12:09:34</text:p>
          </table:table-cell>
          <table:table-cell office:value-type="string" calcext:value-type="string">
            <text:p>Crypto stamp Golden Unicorn 5Vxph8</text:p>
          </table:table-cell>
          <table:table-cell office:value-type="string" calcext:value-type="string">
            <text:p>Crypto stamp Golden Unicorn (CSGU), ID 5Vxph8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39</text:p>
          </table:table-cell>
          <table:table-cell office:value-type="string" calcext:value-type="string">
            <text:p>https://crypto.post.at/CSGU/5Vxph8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41];29;8)" office:value-type="string" office:string-value="5Vxph8" calcext:value-type="string">
            <text:p>5Vxph8</text:p>
          </table:table-cell>
          <table:table-cell table:formula="of:=LEN([.K54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23.07.2020 12:09:34</text:p>
          </table:table-cell>
          <table:table-cell office:value-type="string" calcext:value-type="string">
            <text:p>Crypto stamp Golden Unicorn 44wWuq</text:p>
          </table:table-cell>
          <table:table-cell office:value-type="string" calcext:value-type="string">
            <text:p>Crypto stamp Golden Unicorn (CSGU), ID 44wWuq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40</text:p>
          </table:table-cell>
          <table:table-cell office:value-type="string" calcext:value-type="string">
            <text:p>https://crypto.post.at/CSGU/44wWuq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42];29;8)" office:value-type="string" office:string-value="44wWuq" calcext:value-type="string">
            <text:p>44wWuq</text:p>
          </table:table-cell>
          <table:table-cell table:formula="of:=LEN([.K54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23.07.2020 12:09:34</text:p>
          </table:table-cell>
          <table:table-cell office:value-type="string" calcext:value-type="string">
            <text:p>Crypto stamp Golden Unicorn 5DexbN</text:p>
          </table:table-cell>
          <table:table-cell office:value-type="string" calcext:value-type="string">
            <text:p>Crypto stamp Golden Unicorn (CSGU), ID 5DexbN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41</text:p>
          </table:table-cell>
          <table:table-cell office:value-type="string" calcext:value-type="string">
            <text:p>https://crypto.post.at/CSGU/5Dexb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43];29;8)" office:value-type="string" office:string-value="5DexbN" calcext:value-type="string">
            <text:p>5DexbN</text:p>
          </table:table-cell>
          <table:table-cell table:formula="of:=LEN([.K54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23.07.2020 12:09:35</text:p>
          </table:table-cell>
          <table:table-cell office:value-type="string" calcext:value-type="string">
            <text:p>Crypto stamp Golden Unicorn 5btmpZ</text:p>
          </table:table-cell>
          <table:table-cell office:value-type="string" calcext:value-type="string">
            <text:p>Crypto stamp Golden Unicorn (CSGU), ID 5btmpZ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42</text:p>
          </table:table-cell>
          <table:table-cell office:value-type="string" calcext:value-type="string">
            <text:p>https://crypto.post.at/CSGU/5btmpZ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44];29;8)" office:value-type="string" office:string-value="5btmpZ" calcext:value-type="string">
            <text:p>5btmpZ</text:p>
          </table:table-cell>
          <table:table-cell table:formula="of:=LEN([.K54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23.07.2020 12:09:35</text:p>
          </table:table-cell>
          <table:table-cell office:value-type="string" calcext:value-type="string">
            <text:p>Crypto stamp Golden Unicorn vQZEv</text:p>
          </table:table-cell>
          <table:table-cell office:value-type="string" calcext:value-type="string">
            <text:p>Crypto stamp Golden Unicorn (CSGU), ID vQZEv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43</text:p>
          </table:table-cell>
          <table:table-cell office:value-type="string" calcext:value-type="string">
            <text:p>https://crypto.post.at/CSGU/vQZEv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45];29;8)" office:value-type="string" office:string-value="vQZEv" calcext:value-type="string">
            <text:p>vQZEv</text:p>
          </table:table-cell>
          <table:table-cell table:formula="of:=LEN([.K545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23.07.2020 12:09:35</text:p>
          </table:table-cell>
          <table:table-cell office:value-type="string" calcext:value-type="string">
            <text:p>Crypto stamp Golden Unicorn 49PUkw</text:p>
          </table:table-cell>
          <table:table-cell office:value-type="string" calcext:value-type="string">
            <text:p>Crypto stamp Golden Unicorn (CSGU), ID 49PUkw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44</text:p>
          </table:table-cell>
          <table:table-cell office:value-type="string" calcext:value-type="string">
            <text:p>https://crypto.post.at/CSGU/49PUkw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46];29;8)" office:value-type="string" office:string-value="49PUkw" calcext:value-type="string">
            <text:p>49PUkw</text:p>
          </table:table-cell>
          <table:table-cell table:formula="of:=LEN([.K54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23.07.2020 12:09:36</text:p>
          </table:table-cell>
          <table:table-cell office:value-type="string" calcext:value-type="string">
            <text:p>Crypto stamp Golden Unicorn SEntQ</text:p>
          </table:table-cell>
          <table:table-cell office:value-type="string" calcext:value-type="string">
            <text:p>Crypto stamp Golden Unicorn (CSGU), ID SEntQ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45</text:p>
          </table:table-cell>
          <table:table-cell office:value-type="string" calcext:value-type="string">
            <text:p>https://crypto.post.at/CSGU/SEntQ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47];29;8)" office:value-type="string" office:string-value="SEntQ" calcext:value-type="string">
            <text:p>SEntQ</text:p>
          </table:table-cell>
          <table:table-cell table:formula="of:=LEN([.K547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23.07.2020 12:09:36</text:p>
          </table:table-cell>
          <table:table-cell office:value-type="string" calcext:value-type="string">
            <text:p>Crypto stamp Golden Unicorn iYezD</text:p>
          </table:table-cell>
          <table:table-cell office:value-type="string" calcext:value-type="string">
            <text:p>Crypto stamp Golden Unicorn (CSGU), ID iYezD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46</text:p>
          </table:table-cell>
          <table:table-cell office:value-type="string" calcext:value-type="string">
            <text:p>https://crypto.post.at/CSGU/iYezD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48];29;8)" office:value-type="string" office:string-value="iYezD" calcext:value-type="string">
            <text:p>iYezD</text:p>
          </table:table-cell>
          <table:table-cell table:formula="of:=LEN([.K548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23.07.2020 12:09:36</text:p>
          </table:table-cell>
          <table:table-cell office:value-type="string" calcext:value-type="string">
            <text:p>Crypto stamp Golden Unicorn 6ExTsG</text:p>
          </table:table-cell>
          <table:table-cell office:value-type="string" calcext:value-type="string">
            <text:p>Crypto stamp Golden Unicorn (CSGU), ID 6ExTsG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47</text:p>
          </table:table-cell>
          <table:table-cell office:value-type="string" calcext:value-type="string">
            <text:p>https://crypto.post.at/CSGU/6ExTsG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49];29;8)" office:value-type="string" office:string-value="6ExTsG" calcext:value-type="string">
            <text:p>6ExTsG</text:p>
          </table:table-cell>
          <table:table-cell table:formula="of:=LEN([.K54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23.07.2020 12:09:37</text:p>
          </table:table-cell>
          <table:table-cell office:value-type="string" calcext:value-type="string">
            <text:p>Crypto stamp Golden Unicorn 2axEZy</text:p>
          </table:table-cell>
          <table:table-cell office:value-type="string" calcext:value-type="string">
            <text:p>Crypto stamp Golden Unicorn (CSGU), ID 2axEZy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48</text:p>
          </table:table-cell>
          <table:table-cell office:value-type="string" calcext:value-type="string">
            <text:p>https://crypto.post.at/CSGU/2axEZy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50];29;8)" office:value-type="string" office:string-value="2axEZy" calcext:value-type="string">
            <text:p>2axEZy</text:p>
          </table:table-cell>
          <table:table-cell table:formula="of:=LEN([.K55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23.07.2020 12:09:37</text:p>
          </table:table-cell>
          <table:table-cell office:value-type="string" calcext:value-type="string">
            <text:p>Crypto stamp Golden Unicorn 3zyfJ</text:p>
          </table:table-cell>
          <table:table-cell office:value-type="string" calcext:value-type="string">
            <text:p>Crypto stamp Golden Unicorn (CSGU), ID 3zyfJ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49</text:p>
          </table:table-cell>
          <table:table-cell office:value-type="string" calcext:value-type="string">
            <text:p>https://crypto.post.at/CSGU/3zyfJ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51];29;8)" office:value-type="string" office:string-value="3zyfJ" calcext:value-type="string">
            <text:p>3zyfJ</text:p>
          </table:table-cell>
          <table:table-cell table:formula="of:=LEN([.K551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23.07.2020 12:09:37</text:p>
          </table:table-cell>
          <table:table-cell office:value-type="string" calcext:value-type="string">
            <text:p>Crypto stamp Golden Unicorn 4xq5n5</text:p>
          </table:table-cell>
          <table:table-cell office:value-type="string" calcext:value-type="string">
            <text:p>Crypto stamp Golden Unicorn (CSGU), ID 4xq5n5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50</text:p>
          </table:table-cell>
          <table:table-cell office:value-type="string" calcext:value-type="string">
            <text:p>https://crypto.post.at/CSGU/4xq5n5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52];29;8)" office:value-type="string" office:string-value="4xq5n5" calcext:value-type="string">
            <text:p>4xq5n5</text:p>
          </table:table-cell>
          <table:table-cell table:formula="of:=LEN([.K55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23.07.2020 12:09:38</text:p>
          </table:table-cell>
          <table:table-cell office:value-type="string" calcext:value-type="string">
            <text:p>Crypto stamp Golden Unicorn 3E1vce</text:p>
          </table:table-cell>
          <table:table-cell office:value-type="string" calcext:value-type="string">
            <text:p>Crypto stamp Golden Unicorn (CSGU), ID 3E1vce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51</text:p>
          </table:table-cell>
          <table:table-cell office:value-type="string" calcext:value-type="string">
            <text:p>https://crypto.post.at/CSGU/3E1vce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53];29;8)" office:value-type="string" office:string-value="3E1vce" calcext:value-type="string">
            <text:p>3E1vce</text:p>
          </table:table-cell>
          <table:table-cell table:formula="of:=LEN([.K55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23.07.2020 12:09:38</text:p>
          </table:table-cell>
          <table:table-cell office:value-type="string" calcext:value-type="string">
            <text:p>Crypto stamp Golden Unicorn 29kSnB</text:p>
          </table:table-cell>
          <table:table-cell office:value-type="string" calcext:value-type="string">
            <text:p>Crypto stamp Golden Unicorn (CSGU), ID 29kSnB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52</text:p>
          </table:table-cell>
          <table:table-cell office:value-type="string" calcext:value-type="string">
            <text:p>https://crypto.post.at/CSGU/29kSnB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54];29;8)" office:value-type="string" office:string-value="29kSnB" calcext:value-type="string">
            <text:p>29kSnB</text:p>
          </table:table-cell>
          <table:table-cell table:formula="of:=LEN([.K55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23.07.2020 12:09:38</text:p>
          </table:table-cell>
          <table:table-cell office:value-type="string" calcext:value-type="string">
            <text:p>Crypto stamp Golden Unicorn 3Xomzp</text:p>
          </table:table-cell>
          <table:table-cell office:value-type="string" calcext:value-type="string">
            <text:p>Crypto stamp Golden Unicorn (CSGU), ID 3Xomzp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53</text:p>
          </table:table-cell>
          <table:table-cell office:value-type="string" calcext:value-type="string">
            <text:p>https://crypto.post.at/CSGU/3Xomzp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55];29;8)" office:value-type="string" office:string-value="3Xomzp" calcext:value-type="string">
            <text:p>3Xomzp</text:p>
          </table:table-cell>
          <table:table-cell table:formula="of:=LEN([.K55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23.07.2020 12:09:41</text:p>
          </table:table-cell>
          <table:table-cell office:value-type="string" calcext:value-type="string">
            <text:p>Crypto stamp Golden Unicorn 4jVCF3</text:p>
          </table:table-cell>
          <table:table-cell office:value-type="string" calcext:value-type="string">
            <text:p>Crypto stamp Golden Unicorn (CSGU), ID 4jVCF3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54</text:p>
          </table:table-cell>
          <table:table-cell office:value-type="string" calcext:value-type="string">
            <text:p>https://crypto.post.at/CSGU/4jVCF3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56];29;8)" office:value-type="string" office:string-value="4jVCF3" calcext:value-type="string">
            <text:p>4jVCF3</text:p>
          </table:table-cell>
          <table:table-cell table:formula="of:=LEN([.K55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23.07.2020 12:09:42</text:p>
          </table:table-cell>
          <table:table-cell office:value-type="string" calcext:value-type="string">
            <text:p>Crypto stamp Golden Unicorn TinAv</text:p>
          </table:table-cell>
          <table:table-cell office:value-type="string" calcext:value-type="string">
            <text:p>Crypto stamp Golden Unicorn (CSGU), ID TinAv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55</text:p>
          </table:table-cell>
          <table:table-cell office:value-type="string" calcext:value-type="string">
            <text:p>https://crypto.post.at/CSGU/TinAv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57];29;8)" office:value-type="string" office:string-value="TinAv" calcext:value-type="string">
            <text:p>TinAv</text:p>
          </table:table-cell>
          <table:table-cell table:formula="of:=LEN([.K557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23.07.2020 12:09:42</text:p>
          </table:table-cell>
          <table:table-cell office:value-type="string" calcext:value-type="string">
            <text:p>Crypto stamp Golden Unicorn 4zK54X</text:p>
          </table:table-cell>
          <table:table-cell office:value-type="string" calcext:value-type="string">
            <text:p>Crypto stamp Golden Unicorn (CSGU), ID 4zK54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56</text:p>
          </table:table-cell>
          <table:table-cell office:value-type="string" calcext:value-type="string">
            <text:p>https://crypto.post.at/CSGU/4zK54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58];29;8)" office:value-type="string" office:string-value="4zK54X" calcext:value-type="string">
            <text:p>4zK54X</text:p>
          </table:table-cell>
          <table:table-cell table:formula="of:=LEN([.K55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23.07.2020 12:09:42</text:p>
          </table:table-cell>
          <table:table-cell office:value-type="string" calcext:value-type="string">
            <text:p>Crypto stamp Golden Unicorn 5tCdvc</text:p>
          </table:table-cell>
          <table:table-cell office:value-type="string" calcext:value-type="string">
            <text:p>Crypto stamp Golden Unicorn (CSGU), ID 5tCdvc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57</text:p>
          </table:table-cell>
          <table:table-cell office:value-type="string" calcext:value-type="string">
            <text:p>https://crypto.post.at/CSGU/5tCdvc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59];29;8)" office:value-type="string" office:string-value="5tCdvc" calcext:value-type="string">
            <text:p>5tCdvc</text:p>
          </table:table-cell>
          <table:table-cell table:formula="of:=LEN([.K55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23.07.2020 12:09:43</text:p>
          </table:table-cell>
          <table:table-cell office:value-type="string" calcext:value-type="string">
            <text:p>Crypto stamp Golden Unicorn 3B3x45</text:p>
          </table:table-cell>
          <table:table-cell office:value-type="string" calcext:value-type="string">
            <text:p>Crypto stamp Golden Unicorn (CSGU), ID 3B3x45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58</text:p>
          </table:table-cell>
          <table:table-cell office:value-type="string" calcext:value-type="string">
            <text:p>https://crypto.post.at/CSGU/3B3x45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60];29;8)" office:value-type="string" office:string-value="3B3x45" calcext:value-type="string">
            <text:p>3B3x45</text:p>
          </table:table-cell>
          <table:table-cell table:formula="of:=LEN([.K56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23.07.2020 12:09:43</text:p>
          </table:table-cell>
          <table:table-cell office:value-type="string" calcext:value-type="string">
            <text:p>Crypto stamp Golden Unicorn 2gtBhY</text:p>
          </table:table-cell>
          <table:table-cell office:value-type="string" calcext:value-type="string">
            <text:p>Crypto stamp Golden Unicorn (CSGU), ID 2gtBhY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59</text:p>
          </table:table-cell>
          <table:table-cell office:value-type="string" calcext:value-type="string">
            <text:p>https://crypto.post.at/CSGU/2gtBhY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61];29;8)" office:value-type="string" office:string-value="2gtBhY" calcext:value-type="string">
            <text:p>2gtBhY</text:p>
          </table:table-cell>
          <table:table-cell table:formula="of:=LEN([.K56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23.07.2020 12:09:43</text:p>
          </table:table-cell>
          <table:table-cell office:value-type="string" calcext:value-type="string">
            <text:p>Crypto stamp Golden Unicorn Mnq3d</text:p>
          </table:table-cell>
          <table:table-cell office:value-type="string" calcext:value-type="string">
            <text:p>Crypto stamp Golden Unicorn (CSGU), ID Mnq3d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60</text:p>
          </table:table-cell>
          <table:table-cell office:value-type="string" calcext:value-type="string">
            <text:p>https://crypto.post.at/CSGU/Mnq3d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62];29;8)" office:value-type="string" office:string-value="Mnq3d" calcext:value-type="string">
            <text:p>Mnq3d</text:p>
          </table:table-cell>
          <table:table-cell table:formula="of:=LEN([.K562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23.07.2020 12:09:44</text:p>
          </table:table-cell>
          <table:table-cell office:value-type="string" calcext:value-type="string">
            <text:p>Crypto stamp Golden Unicorn 5VxphW</text:p>
          </table:table-cell>
          <table:table-cell office:value-type="string" calcext:value-type="string">
            <text:p>Crypto stamp Golden Unicorn (CSGU), ID 5VxphW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61</text:p>
          </table:table-cell>
          <table:table-cell office:value-type="string" calcext:value-type="string">
            <text:p>https://crypto.post.at/CSGU/5VxphW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63];29;8)" office:value-type="string" office:string-value="5VxphW" calcext:value-type="string">
            <text:p>5VxphW</text:p>
          </table:table-cell>
          <table:table-cell table:formula="of:=LEN([.K56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23.07.2020 12:09:44</text:p>
          </table:table-cell>
          <table:table-cell office:value-type="string" calcext:value-type="string">
            <text:p>Crypto stamp Golden Unicorn 7Sdt7j</text:p>
          </table:table-cell>
          <table:table-cell office:value-type="string" calcext:value-type="string">
            <text:p>Crypto stamp Golden Unicorn (CSGU), ID 7Sdt7j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62</text:p>
          </table:table-cell>
          <table:table-cell office:value-type="string" calcext:value-type="string">
            <text:p>https://crypto.post.at/CSGU/7Sdt7j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64];29;8)" office:value-type="string" office:string-value="7Sdt7j" calcext:value-type="string">
            <text:p>7Sdt7j</text:p>
          </table:table-cell>
          <table:table-cell table:formula="of:=LEN([.K56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23.07.2020 12:09:44</text:p>
          </table:table-cell>
          <table:table-cell office:value-type="string" calcext:value-type="string">
            <text:p>Crypto stamp Golden Unicorn 5nGgoL</text:p>
          </table:table-cell>
          <table:table-cell office:value-type="string" calcext:value-type="string">
            <text:p>Crypto stamp Golden Unicorn (CSGU), ID 5nGgoL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63</text:p>
          </table:table-cell>
          <table:table-cell office:value-type="string" calcext:value-type="string">
            <text:p>https://crypto.post.at/CSGU/5nGgoL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65];29;8)" office:value-type="string" office:string-value="5nGgoL" calcext:value-type="string">
            <text:p>5nGgoL</text:p>
          </table:table-cell>
          <table:table-cell table:formula="of:=LEN([.K56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23.07.2020 12:09:45</text:p>
          </table:table-cell>
          <table:table-cell office:value-type="string" calcext:value-type="string">
            <text:p>Crypto stamp Golden Unicorn sSagb</text:p>
          </table:table-cell>
          <table:table-cell office:value-type="string" calcext:value-type="string">
            <text:p>Crypto stamp Golden Unicorn (CSGU), ID sSagb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64</text:p>
          </table:table-cell>
          <table:table-cell office:value-type="string" calcext:value-type="string">
            <text:p>https://crypto.post.at/CSGU/sSagb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66];29;8)" office:value-type="string" office:string-value="sSagb" calcext:value-type="string">
            <text:p>sSagb</text:p>
          </table:table-cell>
          <table:table-cell table:formula="of:=LEN([.K566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23.07.2020 12:09:45</text:p>
          </table:table-cell>
          <table:table-cell office:value-type="string" calcext:value-type="string">
            <text:p>Crypto stamp Golden Unicorn 3GyuBa</text:p>
          </table:table-cell>
          <table:table-cell office:value-type="string" calcext:value-type="string">
            <text:p>Crypto stamp Golden Unicorn (CSGU), ID 3GyuBa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65</text:p>
          </table:table-cell>
          <table:table-cell office:value-type="string" calcext:value-type="string">
            <text:p>https://crypto.post.at/CSGU/3GyuBa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67];29;8)" office:value-type="string" office:string-value="3GyuBa" calcext:value-type="string">
            <text:p>3GyuBa</text:p>
          </table:table-cell>
          <table:table-cell table:formula="of:=LEN([.K56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23.07.2020 12:09:45</text:p>
          </table:table-cell>
          <table:table-cell office:value-type="string" calcext:value-type="string">
            <text:p>Crypto stamp Golden Unicorn 4abGZB</text:p>
          </table:table-cell>
          <table:table-cell office:value-type="string" calcext:value-type="string">
            <text:p>Crypto stamp Golden Unicorn (CSGU), ID 4abGZB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66</text:p>
          </table:table-cell>
          <table:table-cell office:value-type="string" calcext:value-type="string">
            <text:p>https://crypto.post.at/CSGU/4abGZB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68];29;8)" office:value-type="string" office:string-value="4abGZB" calcext:value-type="string">
            <text:p>4abGZB</text:p>
          </table:table-cell>
          <table:table-cell table:formula="of:=LEN([.K56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23.07.2020 12:09:46</text:p>
          </table:table-cell>
          <table:table-cell office:value-type="string" calcext:value-type="string">
            <text:p>Crypto stamp Golden Unicorn 5xebmp</text:p>
          </table:table-cell>
          <table:table-cell office:value-type="string" calcext:value-type="string">
            <text:p>Crypto stamp Golden Unicorn (CSGU), ID 5xebmp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67</text:p>
          </table:table-cell>
          <table:table-cell office:value-type="string" calcext:value-type="string">
            <text:p>https://crypto.post.at/CSGU/5xebmp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69];29;8)" office:value-type="string" office:string-value="5xebmp" calcext:value-type="string">
            <text:p>5xebmp</text:p>
          </table:table-cell>
          <table:table-cell table:formula="of:=LEN([.K56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23.07.2020 12:09:46</text:p>
          </table:table-cell>
          <table:table-cell office:value-type="string" calcext:value-type="string">
            <text:p>Crypto stamp Golden Unicorn 3B3x4F</text:p>
          </table:table-cell>
          <table:table-cell office:value-type="string" calcext:value-type="string">
            <text:p>Crypto stamp Golden Unicorn (CSGU), ID 3B3x4F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68</text:p>
          </table:table-cell>
          <table:table-cell office:value-type="string" calcext:value-type="string">
            <text:p>https://crypto.post.at/CSGU/3B3x4F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70];29;8)" office:value-type="string" office:string-value="3B3x4F" calcext:value-type="string">
            <text:p>3B3x4F</text:p>
          </table:table-cell>
          <table:table-cell table:formula="of:=LEN([.K57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23.07.2020 12:09:46</text:p>
          </table:table-cell>
          <table:table-cell office:value-type="string" calcext:value-type="string">
            <text:p>Crypto stamp Golden Unicorn 74Q4tg</text:p>
          </table:table-cell>
          <table:table-cell office:value-type="string" calcext:value-type="string">
            <text:p>Crypto stamp Golden Unicorn (CSGU), ID 74Q4tg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69</text:p>
          </table:table-cell>
          <table:table-cell office:value-type="string" calcext:value-type="string">
            <text:p>https://crypto.post.at/CSGU/74Q4tg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71];29;8)" office:value-type="string" office:string-value="74Q4tg" calcext:value-type="string">
            <text:p>74Q4tg</text:p>
          </table:table-cell>
          <table:table-cell table:formula="of:=LEN([.K57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23.07.2020 12:09:47</text:p>
          </table:table-cell>
          <table:table-cell office:value-type="string" calcext:value-type="string">
            <text:p>Crypto stamp Golden Unicorn 3WKnim</text:p>
          </table:table-cell>
          <table:table-cell office:value-type="string" calcext:value-type="string">
            <text:p>Crypto stamp Golden Unicorn (CSGU), ID 3WKnim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70</text:p>
          </table:table-cell>
          <table:table-cell office:value-type="string" calcext:value-type="string">
            <text:p>https://crypto.post.at/CSGU/3WKnim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72];29;8)" office:value-type="string" office:string-value="3WKnim" calcext:value-type="string">
            <text:p>3WKnim</text:p>
          </table:table-cell>
          <table:table-cell table:formula="of:=LEN([.K57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23.07.2020 12:09:47</text:p>
          </table:table-cell>
          <table:table-cell office:value-type="string" calcext:value-type="string">
            <text:p>Crypto stamp Golden Unicorn 2QaKbx</text:p>
          </table:table-cell>
          <table:table-cell office:value-type="string" calcext:value-type="string">
            <text:p>Crypto stamp Golden Unicorn (CSGU), ID 2QaKb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71</text:p>
          </table:table-cell>
          <table:table-cell office:value-type="string" calcext:value-type="string">
            <text:p>https://crypto.post.at/CSGU/2QaKb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73];29;8)" office:value-type="string" office:string-value="2QaKbx" calcext:value-type="string">
            <text:p>2QaKbx</text:p>
          </table:table-cell>
          <table:table-cell table:formula="of:=LEN([.K57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23.07.2020 12:09:47</text:p>
          </table:table-cell>
          <table:table-cell office:value-type="string" calcext:value-type="string">
            <text:p>Crypto stamp Golden Unicorn 4QDMas</text:p>
          </table:table-cell>
          <table:table-cell office:value-type="string" calcext:value-type="string">
            <text:p>Crypto stamp Golden Unicorn (CSGU), ID 4QDMas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72</text:p>
          </table:table-cell>
          <table:table-cell office:value-type="string" calcext:value-type="string">
            <text:p>https://crypto.post.at/CSGU/4QDMas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74];29;8)" office:value-type="string" office:string-value="4QDMas" calcext:value-type="string">
            <text:p>4QDMas</text:p>
          </table:table-cell>
          <table:table-cell table:formula="of:=LEN([.K57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23.07.2020 12:09:48</text:p>
          </table:table-cell>
          <table:table-cell office:value-type="string" calcext:value-type="string">
            <text:p>Crypto stamp Golden Unicorn 5ugdDE</text:p>
          </table:table-cell>
          <table:table-cell office:value-type="string" calcext:value-type="string">
            <text:p>Crypto stamp Golden Unicorn (CSGU), ID 5ugdDE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73</text:p>
          </table:table-cell>
          <table:table-cell office:value-type="string" calcext:value-type="string">
            <text:p>https://crypto.post.at/CSGU/5ugdDE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75];29;8)" office:value-type="string" office:string-value="5ugdDE" calcext:value-type="string">
            <text:p>5ugdDE</text:p>
          </table:table-cell>
          <table:table-cell table:formula="of:=LEN([.K57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23.07.2020 12:09:48</text:p>
          </table:table-cell>
          <table:table-cell office:value-type="string" calcext:value-type="string">
            <text:p>Crypto stamp Golden Unicorn 6q4BMf</text:p>
          </table:table-cell>
          <table:table-cell office:value-type="string" calcext:value-type="string">
            <text:p>Crypto stamp Golden Unicorn (CSGU), ID 6q4BMf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74</text:p>
          </table:table-cell>
          <table:table-cell office:value-type="string" calcext:value-type="string">
            <text:p>https://crypto.post.at/CSGU/6q4BMf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76];29;8)" office:value-type="string" office:string-value="6q4BMf" calcext:value-type="string">
            <text:p>6q4BMf</text:p>
          </table:table-cell>
          <table:table-cell table:formula="of:=LEN([.K57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23.07.2020 12:09:48</text:p>
          </table:table-cell>
          <table:table-cell office:value-type="string" calcext:value-type="string">
            <text:p>Crypto stamp Golden Unicorn 2cSDrn</text:p>
          </table:table-cell>
          <table:table-cell office:value-type="string" calcext:value-type="string">
            <text:p>Crypto stamp Golden Unicorn (CSGU), ID 2cSDrn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75</text:p>
          </table:table-cell>
          <table:table-cell office:value-type="string" calcext:value-type="string">
            <text:p>https://crypto.post.at/CSGU/2cSDr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77];29;8)" office:value-type="string" office:string-value="2cSDrn" calcext:value-type="string">
            <text:p>2cSDrn</text:p>
          </table:table-cell>
          <table:table-cell table:formula="of:=LEN([.K57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23.07.2020 12:09:49</text:p>
          </table:table-cell>
          <table:table-cell office:value-type="string" calcext:value-type="string">
            <text:p>Crypto stamp Golden Unicorn 2TYJAj</text:p>
          </table:table-cell>
          <table:table-cell office:value-type="string" calcext:value-type="string">
            <text:p>Crypto stamp Golden Unicorn (CSGU), ID 2TYJAj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76</text:p>
          </table:table-cell>
          <table:table-cell office:value-type="string" calcext:value-type="string">
            <text:p>https://crypto.post.at/CSGU/2TYJAj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78];29;8)" office:value-type="string" office:string-value="2TYJAj" calcext:value-type="string">
            <text:p>2TYJAj</text:p>
          </table:table-cell>
          <table:table-cell table:formula="of:=LEN([.K57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23.07.2020 12:09:49</text:p>
          </table:table-cell>
          <table:table-cell office:value-type="string" calcext:value-type="string">
            <text:p>Crypto stamp Golden Unicorn 2vE5Ex</text:p>
          </table:table-cell>
          <table:table-cell office:value-type="string" calcext:value-type="string">
            <text:p>Crypto stamp Golden Unicorn (CSGU), ID 2vE5E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77</text:p>
          </table:table-cell>
          <table:table-cell office:value-type="string" calcext:value-type="string">
            <text:p>https://crypto.post.at/CSGU/2vE5E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79];29;8)" office:value-type="string" office:string-value="2vE5Ex" calcext:value-type="string">
            <text:p>2vE5Ex</text:p>
          </table:table-cell>
          <table:table-cell table:formula="of:=LEN([.K57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23.07.2020 12:09:49</text:p>
          </table:table-cell>
          <table:table-cell office:value-type="string" calcext:value-type="string">
            <text:p>Crypto stamp Golden Unicorn 3y1Zo7</text:p>
          </table:table-cell>
          <table:table-cell office:value-type="string" calcext:value-type="string">
            <text:p>Crypto stamp Golden Unicorn (CSGU), ID 3y1Zo7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78</text:p>
          </table:table-cell>
          <table:table-cell office:value-type="string" calcext:value-type="string">
            <text:p>https://crypto.post.at/CSGU/3y1Zo7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80];29;8)" office:value-type="string" office:string-value="3y1Zo7" calcext:value-type="string">
            <text:p>3y1Zo7</text:p>
          </table:table-cell>
          <table:table-cell table:formula="of:=LEN([.K58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23.07.2020 12:09:50</text:p>
          </table:table-cell>
          <table:table-cell office:value-type="string" calcext:value-type="string">
            <text:p>Crypto stamp Golden Unicorn 7X5qy4</text:p>
          </table:table-cell>
          <table:table-cell office:value-type="string" calcext:value-type="string">
            <text:p>Crypto stamp Golden Unicorn (CSGU), ID 7X5qy4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79</text:p>
          </table:table-cell>
          <table:table-cell office:value-type="string" calcext:value-type="string">
            <text:p>https://crypto.post.at/CSGU/7X5qy4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81];29;8)" office:value-type="string" office:string-value="7X5qy4" calcext:value-type="string">
            <text:p>7X5qy4</text:p>
          </table:table-cell>
          <table:table-cell table:formula="of:=LEN([.K58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23.07.2020 12:09:50</text:p>
          </table:table-cell>
          <table:table-cell office:value-type="string" calcext:value-type="string">
            <text:p>Crypto stamp Golden Unicorn ENteF</text:p>
          </table:table-cell>
          <table:table-cell office:value-type="string" calcext:value-type="string">
            <text:p>Crypto stamp Golden Unicorn (CSGU), ID ENteF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80</text:p>
          </table:table-cell>
          <table:table-cell office:value-type="string" calcext:value-type="string">
            <text:p>https://crypto.post.at/CSGU/ENteF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82];29;8)" office:value-type="string" office:string-value="ENteF" calcext:value-type="string">
            <text:p>ENteF</text:p>
          </table:table-cell>
          <table:table-cell table:formula="of:=LEN([.K582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23.07.2020 12:09:51</text:p>
          </table:table-cell>
          <table:table-cell office:value-type="string" calcext:value-type="string">
            <text:p>Crypto stamp Golden Unicorn 5rieeg</text:p>
          </table:table-cell>
          <table:table-cell office:value-type="string" calcext:value-type="string">
            <text:p>Crypto stamp Golden Unicorn (CSGU), ID 5rieeg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81</text:p>
          </table:table-cell>
          <table:table-cell office:value-type="string" calcext:value-type="string">
            <text:p>https://crypto.post.at/CSGU/5rieeg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83];29;8)" office:value-type="string" office:string-value="5rieeg" calcext:value-type="string">
            <text:p>5rieeg</text:p>
          </table:table-cell>
          <table:table-cell table:formula="of:=LEN([.K58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23.07.2020 12:09:51</text:p>
          </table:table-cell>
          <table:table-cell office:value-type="string" calcext:value-type="string">
            <text:p>Crypto stamp Golden Unicorn 4JHQTf</text:p>
          </table:table-cell>
          <table:table-cell office:value-type="string" calcext:value-type="string">
            <text:p>Crypto stamp Golden Unicorn (CSGU), ID 4JHQTf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82</text:p>
          </table:table-cell>
          <table:table-cell office:value-type="string" calcext:value-type="string">
            <text:p>https://crypto.post.at/CSGU/4JHQTf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84];29;8)" office:value-type="string" office:string-value="4JHQTf" calcext:value-type="string">
            <text:p>4JHQTf</text:p>
          </table:table-cell>
          <table:table-cell table:formula="of:=LEN([.K58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23.07.2020 12:09:51</text:p>
          </table:table-cell>
          <table:table-cell office:value-type="string" calcext:value-type="string">
            <text:p>Crypto stamp Golden Unicorn 6q4BMp</text:p>
          </table:table-cell>
          <table:table-cell office:value-type="string" calcext:value-type="string">
            <text:p>Crypto stamp Golden Unicorn (CSGU), ID 6q4BMp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83</text:p>
          </table:table-cell>
          <table:table-cell office:value-type="string" calcext:value-type="string">
            <text:p>https://crypto.post.at/CSGU/6q4BMp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85];29;8)" office:value-type="string" office:string-value="6q4BMp" calcext:value-type="string">
            <text:p>6q4BMp</text:p>
          </table:table-cell>
          <table:table-cell table:formula="of:=LEN([.K58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23.07.2020 12:09:52</text:p>
          </table:table-cell>
          <table:table-cell office:value-type="string" calcext:value-type="string">
            <text:p>Crypto stamp Golden Unicorn 3amka3</text:p>
          </table:table-cell>
          <table:table-cell office:value-type="string" calcext:value-type="string">
            <text:p>Crypto stamp Golden Unicorn (CSGU), ID 3amka3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84</text:p>
          </table:table-cell>
          <table:table-cell office:value-type="string" calcext:value-type="string">
            <text:p>https://crypto.post.at/CSGU/3amka3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86];29;8)" office:value-type="string" office:string-value="3amka3" calcext:value-type="string">
            <text:p>3amka3</text:p>
          </table:table-cell>
          <table:table-cell table:formula="of:=LEN([.K58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23.07.2020 12:09:52</text:p>
          </table:table-cell>
          <table:table-cell office:value-type="string" calcext:value-type="string">
            <text:p>Crypto stamp Golden Unicorn 7Vbrgp</text:p>
          </table:table-cell>
          <table:table-cell office:value-type="string" calcext:value-type="string">
            <text:p>Crypto stamp Golden Unicorn (CSGU), ID 7Vbrgp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85</text:p>
          </table:table-cell>
          <table:table-cell office:value-type="string" calcext:value-type="string">
            <text:p>https://crypto.post.at/CSGU/7Vbrgp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87];29;8)" office:value-type="string" office:string-value="7Vbrgp" calcext:value-type="string">
            <text:p>7Vbrgp</text:p>
          </table:table-cell>
          <table:table-cell table:formula="of:=LEN([.K58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23.07.2020 12:09:53</text:p>
          </table:table-cell>
          <table:table-cell office:value-type="string" calcext:value-type="string">
            <text:p>Crypto stamp Golden Unicorn 3CXwLu</text:p>
          </table:table-cell>
          <table:table-cell office:value-type="string" calcext:value-type="string">
            <text:p>Crypto stamp Golden Unicorn (CSGU), ID 3CXwLu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86</text:p>
          </table:table-cell>
          <table:table-cell office:value-type="string" calcext:value-type="string">
            <text:p>https://crypto.post.at/CSGU/3CXwLu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88];29;8)" office:value-type="string" office:string-value="3CXwLu" calcext:value-type="string">
            <text:p>3CXwLu</text:p>
          </table:table-cell>
          <table:table-cell table:formula="of:=LEN([.K58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23.07.2020 12:09:53</text:p>
          </table:table-cell>
          <table:table-cell office:value-type="string" calcext:value-type="string">
            <text:p>Crypto stamp Golden Unicorn 46RWCz</text:p>
          </table:table-cell>
          <table:table-cell office:value-type="string" calcext:value-type="string">
            <text:p>Crypto stamp Golden Unicorn (CSGU), ID 46RWCz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87</text:p>
          </table:table-cell>
          <table:table-cell office:value-type="string" calcext:value-type="string">
            <text:p>https://crypto.post.at/CSGU/46RWCz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89];29;8)" office:value-type="string" office:string-value="46RWCz" calcext:value-type="string">
            <text:p>46RWCz</text:p>
          </table:table-cell>
          <table:table-cell table:formula="of:=LEN([.K58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23.07.2020 12:09:54</text:p>
          </table:table-cell>
          <table:table-cell office:value-type="string" calcext:value-type="string">
            <text:p>Crypto stamp Golden Unicorn 43TXeK</text:p>
          </table:table-cell>
          <table:table-cell office:value-type="string" calcext:value-type="string">
            <text:p>Crypto stamp Golden Unicorn (CSGU), ID 43TXeK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88</text:p>
          </table:table-cell>
          <table:table-cell office:value-type="string" calcext:value-type="string">
            <text:p>https://crypto.post.at/CSGU/43TXeK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90];29;8)" office:value-type="string" office:string-value="43TXeK" calcext:value-type="string">
            <text:p>43TXeK</text:p>
          </table:table-cell>
          <table:table-cell table:formula="of:=LEN([.K59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23.07.2020 12:09:54</text:p>
          </table:table-cell>
          <table:table-cell office:value-type="string" calcext:value-type="string">
            <text:p>Crypto stamp Golden Unicorn 5M4u1v</text:p>
          </table:table-cell>
          <table:table-cell office:value-type="string" calcext:value-type="string">
            <text:p>Crypto stamp Golden Unicorn (CSGU), ID 5M4u1v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89</text:p>
          </table:table-cell>
          <table:table-cell office:value-type="string" calcext:value-type="string">
            <text:p>https://crypto.post.at/CSGU/5M4u1v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91];29;8)" office:value-type="string" office:string-value="5M4u1v" calcext:value-type="string">
            <text:p>5M4u1v</text:p>
          </table:table-cell>
          <table:table-cell table:formula="of:=LEN([.K59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23.07.2020 12:09:55</text:p>
          </table:table-cell>
          <table:table-cell office:value-type="string" calcext:value-type="string">
            <text:p>Crypto stamp Golden Unicorn cchsb</text:p>
          </table:table-cell>
          <table:table-cell office:value-type="string" calcext:value-type="string">
            <text:p>Crypto stamp Golden Unicorn (CSGU), ID cchsb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90</text:p>
          </table:table-cell>
          <table:table-cell office:value-type="string" calcext:value-type="string">
            <text:p>https://crypto.post.at/CSGU/cchsb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92];29;8)" office:value-type="string" office:string-value="cchsb" calcext:value-type="string">
            <text:p>cchsb</text:p>
          </table:table-cell>
          <table:table-cell table:formula="of:=LEN([.K592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23.07.2020 12:09:55</text:p>
          </table:table-cell>
          <table:table-cell office:value-type="string" calcext:value-type="string">
            <text:p>Crypto stamp Golden Unicorn 5tCdwC</text:p>
          </table:table-cell>
          <table:table-cell office:value-type="string" calcext:value-type="string">
            <text:p>Crypto stamp Golden Unicorn (CSGU), ID 5tCdwC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91</text:p>
          </table:table-cell>
          <table:table-cell office:value-type="string" calcext:value-type="string">
            <text:p>https://crypto.post.at/CSGU/5tCdwC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93];29;8)" office:value-type="string" office:string-value="5tCdwC" calcext:value-type="string">
            <text:p>5tCdwC</text:p>
          </table:table-cell>
          <table:table-cell table:formula="of:=LEN([.K59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23.07.2020 12:09:57</text:p>
          </table:table-cell>
          <table:table-cell office:value-type="string" calcext:value-type="string">
            <text:p>Crypto stamp Golden Unicorn TinBZ</text:p>
          </table:table-cell>
          <table:table-cell office:value-type="string" calcext:value-type="string">
            <text:p>Crypto stamp Golden Unicorn (CSGU), ID TinBZ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92</text:p>
          </table:table-cell>
          <table:table-cell office:value-type="string" calcext:value-type="string">
            <text:p>https://crypto.post.at/CSGU/TinBZ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94];29;8)" office:value-type="string" office:string-value="TinBZ" calcext:value-type="string">
            <text:p>TinBZ</text:p>
          </table:table-cell>
          <table:table-cell table:formula="of:=LEN([.K594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23.07.2020 12:09:58</text:p>
          </table:table-cell>
          <table:table-cell office:value-type="string" calcext:value-type="string">
            <text:p>Crypto stamp Golden Unicorn 3MRs36</text:p>
          </table:table-cell>
          <table:table-cell office:value-type="string" calcext:value-type="string">
            <text:p>Crypto stamp Golden Unicorn (CSGU), ID 3MRs36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93</text:p>
          </table:table-cell>
          <table:table-cell office:value-type="string" calcext:value-type="string">
            <text:p>https://crypto.post.at/CSGU/3MRs36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95];29;8)" office:value-type="string" office:string-value="3MRs36" calcext:value-type="string">
            <text:p>3MRs36</text:p>
          </table:table-cell>
          <table:table-cell table:formula="of:=LEN([.K59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23.07.2020 12:09:59</text:p>
          </table:table-cell>
          <table:table-cell office:value-type="string" calcext:value-type="string">
            <text:p>Crypto stamp Golden Unicorn 2S4Jth</text:p>
          </table:table-cell>
          <table:table-cell office:value-type="string" calcext:value-type="string">
            <text:p>Crypto stamp Golden Unicorn (CSGU), ID 2S4Jth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94</text:p>
          </table:table-cell>
          <table:table-cell office:value-type="string" calcext:value-type="string">
            <text:p>https://crypto.post.at/CSGU/2S4Jth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96];29;8)" office:value-type="string" office:string-value="2S4Jth" calcext:value-type="string">
            <text:p>2S4Jth</text:p>
          </table:table-cell>
          <table:table-cell table:formula="of:=LEN([.K59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23.07.2020 12:09:59</text:p>
          </table:table-cell>
          <table:table-cell office:value-type="string" calcext:value-type="string">
            <text:p>Crypto stamp Golden Unicorn 36bzDg</text:p>
          </table:table-cell>
          <table:table-cell office:value-type="string" calcext:value-type="string">
            <text:p>Crypto stamp Golden Unicorn (CSGU), ID 36bzDg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95</text:p>
          </table:table-cell>
          <table:table-cell office:value-type="string" calcext:value-type="string">
            <text:p>https://crypto.post.at/CSGU/36bzDg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97];29;8)" office:value-type="string" office:string-value="36bzDg" calcext:value-type="string">
            <text:p>36bzDg</text:p>
          </table:table-cell>
          <table:table-cell table:formula="of:=LEN([.K59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23.07.2020 12:10:00</text:p>
          </table:table-cell>
          <table:table-cell office:value-type="string" calcext:value-type="string">
            <text:p>Crypto stamp Golden Unicorn 72v5co</text:p>
          </table:table-cell>
          <table:table-cell office:value-type="string" calcext:value-type="string">
            <text:p>Crypto stamp Golden Unicorn (CSGU), ID 72v5co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96</text:p>
          </table:table-cell>
          <table:table-cell office:value-type="string" calcext:value-type="string">
            <text:p>https://crypto.post.at/CSGU/72v5co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98];29;8)" office:value-type="string" office:string-value="72v5co" calcext:value-type="string">
            <text:p>72v5co</text:p>
          </table:table-cell>
          <table:table-cell table:formula="of:=LEN([.K59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23.07.2020 12:10:00</text:p>
          </table:table-cell>
          <table:table-cell office:value-type="string" calcext:value-type="string">
            <text:p>Crypto stamp Golden Unicorn 4f3EQk</text:p>
          </table:table-cell>
          <table:table-cell office:value-type="string" calcext:value-type="string">
            <text:p>Crypto stamp Golden Unicorn (CSGU), ID 4f3EQk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97</text:p>
          </table:table-cell>
          <table:table-cell office:value-type="string" calcext:value-type="string">
            <text:p>https://crypto.post.at/CSGU/4f3EQk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599];29;8)" office:value-type="string" office:string-value="4f3EQk" calcext:value-type="string">
            <text:p>4f3EQk</text:p>
          </table:table-cell>
          <table:table-cell table:formula="of:=LEN([.K59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23.07.2020 12:10:00</text:p>
          </table:table-cell>
          <table:table-cell office:value-type="string" calcext:value-type="string">
            <text:p>Crypto stamp Golden Unicorn 44wWvq</text:p>
          </table:table-cell>
          <table:table-cell office:value-type="string" calcext:value-type="string">
            <text:p>Crypto stamp Golden Unicorn (CSGU), ID 44wWvq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98</text:p>
          </table:table-cell>
          <table:table-cell office:value-type="string" calcext:value-type="string">
            <text:p>https://crypto.post.at/CSGU/44wWvq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00];29;8)" office:value-type="string" office:string-value="44wWvq" calcext:value-type="string">
            <text:p>44wWvq</text:p>
          </table:table-cell>
          <table:table-cell table:formula="of:=LEN([.K60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23.07.2020 12:10:01</text:p>
          </table:table-cell>
          <table:table-cell office:value-type="string" calcext:value-type="string">
            <text:p>Crypto stamp Golden Unicorn 5jJiFG</text:p>
          </table:table-cell>
          <table:table-cell office:value-type="string" calcext:value-type="string">
            <text:p>Crypto stamp Golden Unicorn (CSGU), ID 5jJiFG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599</text:p>
          </table:table-cell>
          <table:table-cell office:value-type="string" calcext:value-type="string">
            <text:p>https://crypto.post.at/CSGU/5jJiFG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01];29;8)" office:value-type="string" office:string-value="5jJiFG" calcext:value-type="string">
            <text:p>5jJiFG</text:p>
          </table:table-cell>
          <table:table-cell table:formula="of:=LEN([.K60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23.07.2020 12:10:03</text:p>
          </table:table-cell>
          <table:table-cell office:value-type="string" calcext:value-type="string">
            <text:p>Crypto stamp Golden Unicorn k2eHV</text:p>
          </table:table-cell>
          <table:table-cell office:value-type="string" calcext:value-type="string">
            <text:p>Crypto stamp Golden Unicorn (CSGU), ID k2eHV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00</text:p>
          </table:table-cell>
          <table:table-cell office:value-type="string" calcext:value-type="string">
            <text:p>https://crypto.post.at/CSGU/k2eHV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02];29;8)" office:value-type="string" office:string-value="k2eHV" calcext:value-type="string">
            <text:p>k2eHV</text:p>
          </table:table-cell>
          <table:table-cell table:formula="of:=LEN([.K602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23.07.2020 12:10:04</text:p>
          </table:table-cell>
          <table:table-cell office:value-type="string" calcext:value-type="string">
            <text:p>Crypto stamp Golden Unicorn 4TBLA4</text:p>
          </table:table-cell>
          <table:table-cell office:value-type="string" calcext:value-type="string">
            <text:p>Crypto stamp Golden Unicorn (CSGU), ID 4TBLA4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01</text:p>
          </table:table-cell>
          <table:table-cell office:value-type="string" calcext:value-type="string">
            <text:p>https://crypto.post.at/CSGU/4TBLA4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03];29;8)" office:value-type="string" office:string-value="4TBLA4" calcext:value-type="string">
            <text:p>4TBLA4</text:p>
          </table:table-cell>
          <table:table-cell table:formula="of:=LEN([.K60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23.07.2020 12:10:04</text:p>
          </table:table-cell>
          <table:table-cell office:value-type="string" calcext:value-type="string">
            <text:p>Crypto stamp Golden Unicorn 4UfKSR</text:p>
          </table:table-cell>
          <table:table-cell office:value-type="string" calcext:value-type="string">
            <text:p>Crypto stamp Golden Unicorn (CSGU), ID 4UfKSR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02</text:p>
          </table:table-cell>
          <table:table-cell office:value-type="string" calcext:value-type="string">
            <text:p>https://crypto.post.at/CSGU/4UfKSR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04];29;8)" office:value-type="string" office:string-value="4UfKSR" calcext:value-type="string">
            <text:p>4UfKSR</text:p>
          </table:table-cell>
          <table:table-cell table:formula="of:=LEN([.K60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23.07.2020 12:10:04</text:p>
          </table:table-cell>
          <table:table-cell office:value-type="string" calcext:value-type="string">
            <text:p>Crypto stamp Golden Unicorn tvZyc</text:p>
          </table:table-cell>
          <table:table-cell office:value-type="string" calcext:value-type="string">
            <text:p>Crypto stamp Golden Unicorn (CSGU), ID tvZyc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03</text:p>
          </table:table-cell>
          <table:table-cell office:value-type="string" calcext:value-type="string">
            <text:p>https://crypto.post.at/CSGU/tvZyc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05];29;8)" office:value-type="string" office:string-value="tvZyc" calcext:value-type="string">
            <text:p>tvZyc</text:p>
          </table:table-cell>
          <table:table-cell table:formula="of:=LEN([.K605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23.07.2020 12:10:05</text:p>
          </table:table-cell>
          <table:table-cell office:value-type="string" calcext:value-type="string">
            <text:p>Crypto stamp Golden Unicorn CtuNK</text:p>
          </table:table-cell>
          <table:table-cell office:value-type="string" calcext:value-type="string">
            <text:p>Crypto stamp Golden Unicorn (CSGU), ID CtuNK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04</text:p>
          </table:table-cell>
          <table:table-cell office:value-type="string" calcext:value-type="string">
            <text:p>https://crypto.post.at/CSGU/CtuNK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06];29;8)" office:value-type="string" office:string-value="CtuNK" calcext:value-type="string">
            <text:p>CtuNK</text:p>
          </table:table-cell>
          <table:table-cell table:formula="of:=LEN([.K606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23.07.2020 12:10:05</text:p>
          </table:table-cell>
          <table:table-cell office:value-type="string" calcext:value-type="string">
            <text:p>Crypto stamp Golden Unicorn 692Wkt</text:p>
          </table:table-cell>
          <table:table-cell office:value-type="string" calcext:value-type="string">
            <text:p>Crypto stamp Golden Unicorn (CSGU), ID 692Wkt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05</text:p>
          </table:table-cell>
          <table:table-cell office:value-type="string" calcext:value-type="string">
            <text:p>https://crypto.post.at/CSGU/692Wkt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07];29;8)" office:value-type="string" office:string-value="692Wkt" calcext:value-type="string">
            <text:p>692Wkt</text:p>
          </table:table-cell>
          <table:table-cell table:formula="of:=LEN([.K60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23.07.2020 12:10:05</text:p>
          </table:table-cell>
          <table:table-cell office:value-type="string" calcext:value-type="string">
            <text:p>Crypto stamp Golden Unicorn 4nTApd</text:p>
          </table:table-cell>
          <table:table-cell office:value-type="string" calcext:value-type="string">
            <text:p>Crypto stamp Golden Unicorn (CSGU), ID 4nTApd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06</text:p>
          </table:table-cell>
          <table:table-cell office:value-type="string" calcext:value-type="string">
            <text:p>https://crypto.post.at/CSGU/4nTApd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08];29;8)" office:value-type="string" office:string-value="4nTApd" calcext:value-type="string">
            <text:p>4nTApd</text:p>
          </table:table-cell>
          <table:table-cell table:formula="of:=LEN([.K60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23.07.2020 12:10:06</text:p>
          </table:table-cell>
          <table:table-cell office:value-type="string" calcext:value-type="string">
            <text:p>Crypto stamp Golden Unicorn 3NurKg</text:p>
          </table:table-cell>
          <table:table-cell office:value-type="string" calcext:value-type="string">
            <text:p>Crypto stamp Golden Unicorn (CSGU), ID 3NurKg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07</text:p>
          </table:table-cell>
          <table:table-cell office:value-type="string" calcext:value-type="string">
            <text:p>https://crypto.post.at/CSGU/3NurKg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09];29;8)" office:value-type="string" office:string-value="3NurKg" calcext:value-type="string">
            <text:p>3NurKg</text:p>
          </table:table-cell>
          <table:table-cell table:formula="of:=LEN([.K60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23.07.2020 12:10:06</text:p>
          </table:table-cell>
          <table:table-cell office:value-type="string" calcext:value-type="string">
            <text:p>Crypto stamp Golden Unicorn 3zygK</text:p>
          </table:table-cell>
          <table:table-cell office:value-type="string" calcext:value-type="string">
            <text:p>Crypto stamp Golden Unicorn (CSGU), ID 3zygK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08</text:p>
          </table:table-cell>
          <table:table-cell office:value-type="string" calcext:value-type="string">
            <text:p>https://crypto.post.at/CSGU/3zygK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10];29;8)" office:value-type="string" office:string-value="3zygK" calcext:value-type="string">
            <text:p>3zygK</text:p>
          </table:table-cell>
          <table:table-cell table:formula="of:=LEN([.K610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23.07.2020 12:10:06</text:p>
          </table:table-cell>
          <table:table-cell office:value-type="string" calcext:value-type="string">
            <text:p>Crypto stamp Golden Unicorn HLsDS</text:p>
          </table:table-cell>
          <table:table-cell office:value-type="string" calcext:value-type="string">
            <text:p>Crypto stamp Golden Unicorn (CSGU), ID HLsDS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09</text:p>
          </table:table-cell>
          <table:table-cell office:value-type="string" calcext:value-type="string">
            <text:p>https://crypto.post.at/CSGU/HLsDS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11];29;8)" office:value-type="string" office:string-value="HLsDS" calcext:value-type="string">
            <text:p>HLsDS</text:p>
          </table:table-cell>
          <table:table-cell table:formula="of:=LEN([.K611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23.07.2020 12:10:09</text:p>
          </table:table-cell>
          <table:table-cell office:value-type="string" calcext:value-type="string">
            <text:p>Crypto stamp Golden Unicorn 5VxpiM</text:p>
          </table:table-cell>
          <table:table-cell office:value-type="string" calcext:value-type="string">
            <text:p>Crypto stamp Golden Unicorn (CSGU), ID 5VxpiM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10</text:p>
          </table:table-cell>
          <table:table-cell office:value-type="string" calcext:value-type="string">
            <text:p>https://crypto.post.at/CSGU/5VxpiM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12];29;8)" office:value-type="string" office:string-value="5VxpiM" calcext:value-type="string">
            <text:p>5VxpiM</text:p>
          </table:table-cell>
          <table:table-cell table:formula="of:=LEN([.K61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23.07.2020 12:10:09</text:p>
          </table:table-cell>
          <table:table-cell office:value-type="string" calcext:value-type="string">
            <text:p>Crypto stamp Golden Unicorn 32A2Nv</text:p>
          </table:table-cell>
          <table:table-cell office:value-type="string" calcext:value-type="string">
            <text:p>Crypto stamp Golden Unicorn (CSGU), ID 32A2Nv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11</text:p>
          </table:table-cell>
          <table:table-cell office:value-type="string" calcext:value-type="string">
            <text:p>https://crypto.post.at/CSGU/32A2Nv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13];29;8)" office:value-type="string" office:string-value="32A2Nv" calcext:value-type="string">
            <text:p>32A2Nv</text:p>
          </table:table-cell>
          <table:table-cell table:formula="of:=LEN([.K61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23.07.2020 12:10:10</text:p>
          </table:table-cell>
          <table:table-cell office:value-type="string" calcext:value-type="string">
            <text:p>Crypto stamp Golden Unicorn 4Z7HHd</text:p>
          </table:table-cell>
          <table:table-cell office:value-type="string" calcext:value-type="string">
            <text:p>Crypto stamp Golden Unicorn (CSGU), ID 4Z7HHd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12</text:p>
          </table:table-cell>
          <table:table-cell office:value-type="string" calcext:value-type="string">
            <text:p>https://crypto.post.at/CSGU/4Z7HHd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14];29;8)" office:value-type="string" office:string-value="4Z7HHd" calcext:value-type="string">
            <text:p>4Z7HHd</text:p>
          </table:table-cell>
          <table:table-cell table:formula="of:=LEN([.K61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23.07.2020 12:10:11</text:p>
          </table:table-cell>
          <table:table-cell office:value-type="string" calcext:value-type="string">
            <text:p>Crypto stamp Golden Unicorn 6dCH7a</text:p>
          </table:table-cell>
          <table:table-cell office:value-type="string" calcext:value-type="string">
            <text:p>Crypto stamp Golden Unicorn (CSGU), ID 6dCH7a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13</text:p>
          </table:table-cell>
          <table:table-cell office:value-type="string" calcext:value-type="string">
            <text:p>https://crypto.post.at/CSGU/6dCH7a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15];29;8)" office:value-type="string" office:string-value="6dCH7a" calcext:value-type="string">
            <text:p>6dCH7a</text:p>
          </table:table-cell>
          <table:table-cell table:formula="of:=LEN([.K61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23.07.2020 12:10:11</text:p>
          </table:table-cell>
          <table:table-cell office:value-type="string" calcext:value-type="string">
            <text:p>Crypto stamp Golden Unicorn 4NjNKF</text:p>
          </table:table-cell>
          <table:table-cell office:value-type="string" calcext:value-type="string">
            <text:p>Crypto stamp Golden Unicorn (CSGU), ID 4NjNKF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14</text:p>
          </table:table-cell>
          <table:table-cell office:value-type="string" calcext:value-type="string">
            <text:p>https://crypto.post.at/CSGU/4NjNKF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16];29;8)" office:value-type="string" office:string-value="4NjNKF" calcext:value-type="string">
            <text:p>4NjNKF</text:p>
          </table:table-cell>
          <table:table-cell table:formula="of:=LEN([.K61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23.07.2020 12:10:12</text:p>
          </table:table-cell>
          <table:table-cell office:value-type="string" calcext:value-type="string">
            <text:p>Crypto stamp Golden Unicorn 4FKRuY</text:p>
          </table:table-cell>
          <table:table-cell office:value-type="string" calcext:value-type="string">
            <text:p>Crypto stamp Golden Unicorn (CSGU), ID 4FKRuY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15</text:p>
          </table:table-cell>
          <table:table-cell office:value-type="string" calcext:value-type="string">
            <text:p>https://crypto.post.at/CSGU/4FKRuY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17];29;8)" office:value-type="string" office:string-value="4FKRuY" calcext:value-type="string">
            <text:p>4FKRuY</text:p>
          </table:table-cell>
          <table:table-cell table:formula="of:=LEN([.K61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23.07.2020 12:10:12</text:p>
          </table:table-cell>
          <table:table-cell office:value-type="string" calcext:value-type="string">
            <text:p>Crypto stamp Golden Unicorn 4jVCG7</text:p>
          </table:table-cell>
          <table:table-cell office:value-type="string" calcext:value-type="string">
            <text:p>Crypto stamp Golden Unicorn (CSGU), ID 4jVCG7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16</text:p>
          </table:table-cell>
          <table:table-cell office:value-type="string" calcext:value-type="string">
            <text:p>https://crypto.post.at/CSGU/4jVCG7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18];29;8)" office:value-type="string" office:string-value="4jVCG7" calcext:value-type="string">
            <text:p>4jVCG7</text:p>
          </table:table-cell>
          <table:table-cell table:formula="of:=LEN([.K61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23.07.2020 12:10:12</text:p>
          </table:table-cell>
          <table:table-cell office:value-type="string" calcext:value-type="string">
            <text:p>Crypto stamp Golden Unicorn LJqnG</text:p>
          </table:table-cell>
          <table:table-cell office:value-type="string" calcext:value-type="string">
            <text:p>Crypto stamp Golden Unicorn (CSGU), ID LJqnG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17</text:p>
          </table:table-cell>
          <table:table-cell office:value-type="string" calcext:value-type="string">
            <text:p>https://crypto.post.at/CSGU/LJqnG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19];29;8)" office:value-type="string" office:string-value="LJqnG" calcext:value-type="string">
            <text:p>LJqnG</text:p>
          </table:table-cell>
          <table:table-cell table:formula="of:=LEN([.K619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23.07.2020 12:10:13</text:p>
          </table:table-cell>
          <table:table-cell office:value-type="string" calcext:value-type="string">
            <text:p>Crypto stamp Golden Unicorn 4nTApq</text:p>
          </table:table-cell>
          <table:table-cell office:value-type="string" calcext:value-type="string">
            <text:p>Crypto stamp Golden Unicorn (CSGU), ID 4nTApq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18</text:p>
          </table:table-cell>
          <table:table-cell office:value-type="string" calcext:value-type="string">
            <text:p>https://crypto.post.at/CSGU/4nTApq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20];29;8)" office:value-type="string" office:string-value="4nTApq" calcext:value-type="string">
            <text:p>4nTApq</text:p>
          </table:table-cell>
          <table:table-cell table:formula="of:=LEN([.K62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23.07.2020 12:10:13</text:p>
          </table:table-cell>
          <table:table-cell office:value-type="string" calcext:value-type="string">
            <text:p>Crypto stamp Golden Unicorn 5CAyLN</text:p>
          </table:table-cell>
          <table:table-cell office:value-type="string" calcext:value-type="string">
            <text:p>Crypto stamp Golden Unicorn (CSGU), ID 5CAyLN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19</text:p>
          </table:table-cell>
          <table:table-cell office:value-type="string" calcext:value-type="string">
            <text:p>https://crypto.post.at/CSGU/5CAyL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21];29;8)" office:value-type="string" office:string-value="5CAyLN" calcext:value-type="string">
            <text:p>5CAyLN</text:p>
          </table:table-cell>
          <table:table-cell table:formula="of:=LEN([.K62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23.07.2020 12:10:13</text:p>
          </table:table-cell>
          <table:table-cell office:value-type="string" calcext:value-type="string">
            <text:p>Crypto stamp Golden Unicorn SEnuh</text:p>
          </table:table-cell>
          <table:table-cell office:value-type="string" calcext:value-type="string">
            <text:p>Crypto stamp Golden Unicorn (CSGU), ID SEnuh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20</text:p>
          </table:table-cell>
          <table:table-cell office:value-type="string" calcext:value-type="string">
            <text:p>https://crypto.post.at/CSGU/SEnuh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22];29;8)" office:value-type="string" office:string-value="SEnuh" calcext:value-type="string">
            <text:p>SEnuh</text:p>
          </table:table-cell>
          <table:table-cell table:formula="of:=LEN([.K622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23.07.2020 12:10:14</text:p>
          </table:table-cell>
          <table:table-cell office:value-type="string" calcext:value-type="string">
            <text:p>Crypto stamp Golden Unicorn 56F2D2</text:p>
          </table:table-cell>
          <table:table-cell office:value-type="string" calcext:value-type="string">
            <text:p>Crypto stamp Golden Unicorn (CSGU), ID 56F2D2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21</text:p>
          </table:table-cell>
          <table:table-cell office:value-type="string" calcext:value-type="string">
            <text:p>https://crypto.post.at/CSGU/56F2D2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23];29;8)" office:value-type="string" office:string-value="56F2D2" calcext:value-type="string">
            <text:p>56F2D2</text:p>
          </table:table-cell>
          <table:table-cell table:formula="of:=LEN([.K62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23.07.2020 12:10:14</text:p>
          </table:table-cell>
          <table:table-cell office:value-type="string" calcext:value-type="string">
            <text:p>Crypto stamp Golden Unicorn 692WmB</text:p>
          </table:table-cell>
          <table:table-cell office:value-type="string" calcext:value-type="string">
            <text:p>Crypto stamp Golden Unicorn (CSGU), ID 692WmB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22</text:p>
          </table:table-cell>
          <table:table-cell office:value-type="string" calcext:value-type="string">
            <text:p>https://crypto.post.at/CSGU/692WmB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24];29;8)" office:value-type="string" office:string-value="692WmB" calcext:value-type="string">
            <text:p>692WmB</text:p>
          </table:table-cell>
          <table:table-cell table:formula="of:=LEN([.K62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23.07.2020 12:10:14</text:p>
          </table:table-cell>
          <table:table-cell office:value-type="string" calcext:value-type="string">
            <text:p>Crypto stamp Golden Unicorn 6kcDXU</text:p>
          </table:table-cell>
          <table:table-cell office:value-type="string" calcext:value-type="string">
            <text:p>Crypto stamp Golden Unicorn (CSGU), ID 6kcDXU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23</text:p>
          </table:table-cell>
          <table:table-cell office:value-type="string" calcext:value-type="string">
            <text:p>https://crypto.post.at/CSGU/6kcDXU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25];29;8)" office:value-type="string" office:string-value="6kcDXU" calcext:value-type="string">
            <text:p>6kcDXU</text:p>
          </table:table-cell>
          <table:table-cell table:formula="of:=LEN([.K62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23.07.2020 12:10:15</text:p>
          </table:table-cell>
          <table:table-cell office:value-type="string" calcext:value-type="string">
            <text:p>Crypto stamp Golden Unicorn 7VbrhV</text:p>
          </table:table-cell>
          <table:table-cell office:value-type="string" calcext:value-type="string">
            <text:p>Crypto stamp Golden Unicorn (CSGU), ID 7VbrhV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24</text:p>
          </table:table-cell>
          <table:table-cell office:value-type="string" calcext:value-type="string">
            <text:p>https://crypto.post.at/CSGU/7VbrhV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26];29;8)" office:value-type="string" office:string-value="7VbrhV" calcext:value-type="string">
            <text:p>7VbrhV</text:p>
          </table:table-cell>
          <table:table-cell table:formula="of:=LEN([.K62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23.07.2020 12:10:18</text:p>
          </table:table-cell>
          <table:table-cell office:value-type="string" calcext:value-type="string">
            <text:p>Crypto stamp Golden Unicorn 53H3eQ</text:p>
          </table:table-cell>
          <table:table-cell office:value-type="string" calcext:value-type="string">
            <text:p>Crypto stamp Golden Unicorn (CSGU), ID 53H3eQ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25</text:p>
          </table:table-cell>
          <table:table-cell office:value-type="string" calcext:value-type="string">
            <text:p>https://crypto.post.at/CSGU/53H3eQ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27];29;8)" office:value-type="string" office:string-value="53H3eQ" calcext:value-type="string">
            <text:p>53H3eQ</text:p>
          </table:table-cell>
          <table:table-cell table:formula="of:=LEN([.K62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23.07.2020 12:10:19</text:p>
          </table:table-cell>
          <table:table-cell office:value-type="string" calcext:value-type="string">
            <text:p>Crypto stamp Golden Unicorn 75t4C1</text:p>
          </table:table-cell>
          <table:table-cell office:value-type="string" calcext:value-type="string">
            <text:p>Crypto stamp Golden Unicorn (CSGU), ID 75t4C1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26</text:p>
          </table:table-cell>
          <table:table-cell office:value-type="string" calcext:value-type="string">
            <text:p>https://crypto.post.at/CSGU/75t4C1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28];29;8)" office:value-type="string" office:string-value="75t4C1" calcext:value-type="string">
            <text:p>75t4C1</text:p>
          </table:table-cell>
          <table:table-cell table:formula="of:=LEN([.K62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23.07.2020 12:10:19</text:p>
          </table:table-cell>
          <table:table-cell office:value-type="string" calcext:value-type="string">
            <text:p>Crypto stamp Golden Unicorn 2HAPDC</text:p>
          </table:table-cell>
          <table:table-cell office:value-type="string" calcext:value-type="string">
            <text:p>Crypto stamp Golden Unicorn (CSGU), ID 2HAPDC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27</text:p>
          </table:table-cell>
          <table:table-cell office:value-type="string" calcext:value-type="string">
            <text:p>https://crypto.post.at/CSGU/2HAPDC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29];29;8)" office:value-type="string" office:string-value="2HAPDC" calcext:value-type="string">
            <text:p>2HAPDC</text:p>
          </table:table-cell>
          <table:table-cell table:formula="of:=LEN([.K62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23.07.2020 12:10:19</text:p>
          </table:table-cell>
          <table:table-cell office:value-type="string" calcext:value-type="string">
            <text:p>Crypto stamp Golden Unicorn 4jVCGK</text:p>
          </table:table-cell>
          <table:table-cell office:value-type="string" calcext:value-type="string">
            <text:p>Crypto stamp Golden Unicorn (CSGU), ID 4jVCGK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28</text:p>
          </table:table-cell>
          <table:table-cell office:value-type="string" calcext:value-type="string">
            <text:p>https://crypto.post.at/CSGU/4jVCGK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30];29;8)" office:value-type="string" office:string-value="4jVCGK" calcext:value-type="string">
            <text:p>4jVCGK</text:p>
          </table:table-cell>
          <table:table-cell table:formula="of:=LEN([.K63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23.07.2020 12:10:20</text:p>
          </table:table-cell>
          <table:table-cell office:value-type="string" calcext:value-type="string">
            <text:p>Crypto stamp Golden Unicorn 5Agz4C</text:p>
          </table:table-cell>
          <table:table-cell office:value-type="string" calcext:value-type="string">
            <text:p>Crypto stamp Golden Unicorn (CSGU), ID 5Agz4C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29</text:p>
          </table:table-cell>
          <table:table-cell office:value-type="string" calcext:value-type="string">
            <text:p>https://crypto.post.at/CSGU/5Agz4C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31];29;8)" office:value-type="string" office:string-value="5Agz4C" calcext:value-type="string">
            <text:p>5Agz4C</text:p>
          </table:table-cell>
          <table:table-cell table:formula="of:=LEN([.K63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23.07.2020 12:10:22</text:p>
          </table:table-cell>
          <table:table-cell office:value-type="string" calcext:value-type="string">
            <text:p>Crypto stamp Golden Unicorn 6biHqX</text:p>
          </table:table-cell>
          <table:table-cell office:value-type="string" calcext:value-type="string">
            <text:p>Crypto stamp Golden Unicorn (CSGU), ID 6biHq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30</text:p>
          </table:table-cell>
          <table:table-cell office:value-type="string" calcext:value-type="string">
            <text:p>https://crypto.post.at/CSGU/6biHq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32];29;8)" office:value-type="string" office:string-value="6biHqX" calcext:value-type="string">
            <text:p>6biHqX</text:p>
          </table:table-cell>
          <table:table-cell table:formula="of:=LEN([.K63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23.07.2020 12:10:23</text:p>
          </table:table-cell>
          <table:table-cell office:value-type="string" calcext:value-type="string">
            <text:p>Crypto stamp Golden Unicorn 6DUUcN</text:p>
          </table:table-cell>
          <table:table-cell office:value-type="string" calcext:value-type="string">
            <text:p>Crypto stamp Golden Unicorn (CSGU), ID 6DUUcN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31</text:p>
          </table:table-cell>
          <table:table-cell office:value-type="string" calcext:value-type="string">
            <text:p>https://crypto.post.at/CSGU/6DUUc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33];29;8)" office:value-type="string" office:string-value="6DUUcN" calcext:value-type="string">
            <text:p>6DUUcN</text:p>
          </table:table-cell>
          <table:table-cell table:formula="of:=LEN([.K63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23.07.2020 12:10:24</text:p>
          </table:table-cell>
          <table:table-cell office:value-type="string" calcext:value-type="string">
            <text:p>Crypto stamp Golden Unicorn 6NNQJT</text:p>
          </table:table-cell>
          <table:table-cell office:value-type="string" calcext:value-type="string">
            <text:p>Crypto stamp Golden Unicorn (CSGU), ID 6NNQJT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32</text:p>
          </table:table-cell>
          <table:table-cell office:value-type="string" calcext:value-type="string">
            <text:p>https://crypto.post.at/CSGU/6NNQJT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34];29;8)" office:value-type="string" office:string-value="6NNQJT" calcext:value-type="string">
            <text:p>6NNQJT</text:p>
          </table:table-cell>
          <table:table-cell table:formula="of:=LEN([.K63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23.07.2020 12:10:24</text:p>
          </table:table-cell>
          <table:table-cell office:value-type="string" calcext:value-type="string">
            <text:p>Crypto stamp Golden Unicorn 5Q2sbN</text:p>
          </table:table-cell>
          <table:table-cell office:value-type="string" calcext:value-type="string">
            <text:p>Crypto stamp Golden Unicorn (CSGU), ID 5Q2sbN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33</text:p>
          </table:table-cell>
          <table:table-cell office:value-type="string" calcext:value-type="string">
            <text:p>https://crypto.post.at/CSGU/5Q2sb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35];29;8)" office:value-type="string" office:string-value="5Q2sbN" calcext:value-type="string">
            <text:p>5Q2sbN</text:p>
          </table:table-cell>
          <table:table-cell table:formula="of:=LEN([.K63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23.07.2020 12:10:24</text:p>
          </table:table-cell>
          <table:table-cell office:value-type="string" calcext:value-type="string">
            <text:p>Crypto stamp Golden Unicorn FrswX</text:p>
          </table:table-cell>
          <table:table-cell office:value-type="string" calcext:value-type="string">
            <text:p>Crypto stamp Golden Unicorn (CSGU), ID Frsw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34</text:p>
          </table:table-cell>
          <table:table-cell office:value-type="string" calcext:value-type="string">
            <text:p>https://crypto.post.at/CSGU/Frsw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36];29;8)" office:value-type="string" office:string-value="FrswX" calcext:value-type="string">
            <text:p>FrswX</text:p>
          </table:table-cell>
          <table:table-cell table:formula="of:=LEN([.K636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23.07.2020 12:10:25</text:p>
          </table:table-cell>
          <table:table-cell office:value-type="string" calcext:value-type="string">
            <text:p>Crypto stamp Golden Unicorn 7Lhw1c</text:p>
          </table:table-cell>
          <table:table-cell office:value-type="string" calcext:value-type="string">
            <text:p>Crypto stamp Golden Unicorn (CSGU), ID 7Lhw1c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35</text:p>
          </table:table-cell>
          <table:table-cell office:value-type="string" calcext:value-type="string">
            <text:p>https://crypto.post.at/CSGU/7Lhw1c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37];29;8)" office:value-type="string" office:string-value="7Lhw1c" calcext:value-type="string">
            <text:p>7Lhw1c</text:p>
          </table:table-cell>
          <table:table-cell table:formula="of:=LEN([.K63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23.07.2020 12:10:25</text:p>
          </table:table-cell>
          <table:table-cell office:value-type="string" calcext:value-type="string">
            <text:p>Crypto stamp Golden Unicorn 6j8EFM</text:p>
          </table:table-cell>
          <table:table-cell office:value-type="string" calcext:value-type="string">
            <text:p>Crypto stamp Golden Unicorn (CSGU), ID 6j8EFM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36</text:p>
          </table:table-cell>
          <table:table-cell office:value-type="string" calcext:value-type="string">
            <text:p>https://crypto.post.at/CSGU/6j8EFM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38];29;8)" office:value-type="string" office:string-value="6j8EFM" calcext:value-type="string">
            <text:p>6j8EFM</text:p>
          </table:table-cell>
          <table:table-cell table:formula="of:=LEN([.K63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23.07.2020 12:10:26</text:p>
          </table:table-cell>
          <table:table-cell office:value-type="string" calcext:value-type="string">
            <text:p>Crypto stamp Golden Unicorn 3cFjsJ</text:p>
          </table:table-cell>
          <table:table-cell office:value-type="string" calcext:value-type="string">
            <text:p>Crypto stamp Golden Unicorn (CSGU), ID 3cFjsJ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37</text:p>
          </table:table-cell>
          <table:table-cell office:value-type="string" calcext:value-type="string">
            <text:p>https://crypto.post.at/CSGU/3cFjsJ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39];29;8)" office:value-type="string" office:string-value="3cFjsJ" calcext:value-type="string">
            <text:p>3cFjsJ</text:p>
          </table:table-cell>
          <table:table-cell table:formula="of:=LEN([.K63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23.07.2020 12:10:26</text:p>
          </table:table-cell>
          <table:table-cell office:value-type="string" calcext:value-type="string">
            <text:p>Crypto stamp Golden Unicorn 4dZF97</text:p>
          </table:table-cell>
          <table:table-cell office:value-type="string" calcext:value-type="string">
            <text:p>Crypto stamp Golden Unicorn (CSGU), ID 4dZF97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38</text:p>
          </table:table-cell>
          <table:table-cell office:value-type="string" calcext:value-type="string">
            <text:p>https://crypto.post.at/CSGU/4dZF97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40];29;8)" office:value-type="string" office:string-value="4dZF97" calcext:value-type="string">
            <text:p>4dZF97</text:p>
          </table:table-cell>
          <table:table-cell table:formula="of:=LEN([.K64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23.07.2020 12:10:28</text:p>
          </table:table-cell>
          <table:table-cell office:value-type="string" calcext:value-type="string">
            <text:p>Crypto stamp Golden Unicorn 4c5Frn</text:p>
          </table:table-cell>
          <table:table-cell office:value-type="string" calcext:value-type="string">
            <text:p>Crypto stamp Golden Unicorn (CSGU), ID 4c5Frn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39</text:p>
          </table:table-cell>
          <table:table-cell office:value-type="string" calcext:value-type="string">
            <text:p>https://crypto.post.at/CSGU/4c5Fr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41];29;8)" office:value-type="string" office:string-value="4c5Frn" calcext:value-type="string">
            <text:p>4c5Frn</text:p>
          </table:table-cell>
          <table:table-cell table:formula="of:=LEN([.K64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23.07.2020 12:10:28</text:p>
          </table:table-cell>
          <table:table-cell office:value-type="string" calcext:value-type="string">
            <text:p>Crypto stamp Golden Unicorn 3qbdQT</text:p>
          </table:table-cell>
          <table:table-cell office:value-type="string" calcext:value-type="string">
            <text:p>Crypto stamp Golden Unicorn (CSGU), ID 3qbdQT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40</text:p>
          </table:table-cell>
          <table:table-cell office:value-type="string" calcext:value-type="string">
            <text:p>https://crypto.post.at/CSGU/3qbdQT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42];29;8)" office:value-type="string" office:string-value="3qbdQT" calcext:value-type="string">
            <text:p>3qbdQT</text:p>
          </table:table-cell>
          <table:table-cell table:formula="of:=LEN([.K64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23.07.2020 12:10:29</text:p>
          </table:table-cell>
          <table:table-cell office:value-type="string" calcext:value-type="string">
            <text:p>Crypto stamp Golden Unicorn 2FgPw6</text:p>
          </table:table-cell>
          <table:table-cell office:value-type="string" calcext:value-type="string">
            <text:p>Crypto stamp Golden Unicorn (CSGU), ID 2FgPw6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41</text:p>
          </table:table-cell>
          <table:table-cell office:value-type="string" calcext:value-type="string">
            <text:p>https://crypto.post.at/CSGU/2FgPw6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43];29;8)" office:value-type="string" office:string-value="2FgPw6" calcext:value-type="string">
            <text:p>2FgPw6</text:p>
          </table:table-cell>
          <table:table-cell table:formula="of:=LEN([.K64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23.07.2020 12:10:29</text:p>
          </table:table-cell>
          <table:table-cell office:value-type="string" calcext:value-type="string">
            <text:p>Crypto stamp Golden Unicorn 4XdJ1o</text:p>
          </table:table-cell>
          <table:table-cell office:value-type="string" calcext:value-type="string">
            <text:p>Crypto stamp Golden Unicorn (CSGU), ID 4XdJ1o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42</text:p>
          </table:table-cell>
          <table:table-cell office:value-type="string" calcext:value-type="string">
            <text:p>https://crypto.post.at/CSGU/4XdJ1o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44];29;8)" office:value-type="string" office:string-value="4XdJ1o" calcext:value-type="string">
            <text:p>4XdJ1o</text:p>
          </table:table-cell>
          <table:table-cell table:formula="of:=LEN([.K64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23.07.2020 12:10:29</text:p>
          </table:table-cell>
          <table:table-cell office:value-type="string" calcext:value-type="string">
            <text:p>Crypto stamp Golden Unicorn 2V2HUE</text:p>
          </table:table-cell>
          <table:table-cell office:value-type="string" calcext:value-type="string">
            <text:p>Crypto stamp Golden Unicorn (CSGU), ID 2V2HUE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43</text:p>
          </table:table-cell>
          <table:table-cell office:value-type="string" calcext:value-type="string">
            <text:p>https://crypto.post.at/CSGU/2V2HUE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45];29;8)" office:value-type="string" office:string-value="2V2HUE" calcext:value-type="string">
            <text:p>2V2HUE</text:p>
          </table:table-cell>
          <table:table-cell table:formula="of:=LEN([.K64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23.07.2020 12:10:30</text:p>
          </table:table-cell>
          <table:table-cell office:value-type="string" calcext:value-type="string">
            <text:p>Crypto stamp Golden Unicorn vQZGf</text:p>
          </table:table-cell>
          <table:table-cell office:value-type="string" calcext:value-type="string">
            <text:p>Crypto stamp Golden Unicorn (CSGU), ID vQZGf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44</text:p>
          </table:table-cell>
          <table:table-cell office:value-type="string" calcext:value-type="string">
            <text:p>https://crypto.post.at/CSGU/vQZGf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46];29;8)" office:value-type="string" office:string-value="vQZGf" calcext:value-type="string">
            <text:p>vQZGf</text:p>
          </table:table-cell>
          <table:table-cell table:formula="of:=LEN([.K646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23.07.2020 12:10:30</text:p>
          </table:table-cell>
          <table:table-cell office:value-type="string" calcext:value-type="string">
            <text:p>Crypto stamp Golden Unicorn 3Xon2Q</text:p>
          </table:table-cell>
          <table:table-cell office:value-type="string" calcext:value-type="string">
            <text:p>Crypto stamp Golden Unicorn (CSGU), ID 3Xon2Q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45</text:p>
          </table:table-cell>
          <table:table-cell office:value-type="string" calcext:value-type="string">
            <text:p>https://crypto.post.at/CSGU/3Xon2Q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47];29;8)" office:value-type="string" office:string-value="3Xon2Q" calcext:value-type="string">
            <text:p>3Xon2Q</text:p>
          </table:table-cell>
          <table:table-cell table:formula="of:=LEN([.K64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23.07.2020 12:10:33</text:p>
          </table:table-cell>
          <table:table-cell office:value-type="string" calcext:value-type="string">
            <text:p>Crypto stamp Golden Unicorn 6XGKzm</text:p>
          </table:table-cell>
          <table:table-cell office:value-type="string" calcext:value-type="string">
            <text:p>Crypto stamp Golden Unicorn (CSGU), ID 6XGKzm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46</text:p>
          </table:table-cell>
          <table:table-cell office:value-type="string" calcext:value-type="string">
            <text:p>https://crypto.post.at/CSGU/6XGKzm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48];29;8)" office:value-type="string" office:string-value="6XGKzm" calcext:value-type="string">
            <text:p>6XGKzm</text:p>
          </table:table-cell>
          <table:table-cell table:formula="of:=LEN([.K64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23.07.2020 12:10:33</text:p>
          </table:table-cell>
          <table:table-cell office:value-type="string" calcext:value-type="string">
            <text:p>Crypto stamp Golden Unicorn 357zxE</text:p>
          </table:table-cell>
          <table:table-cell office:value-type="string" calcext:value-type="string">
            <text:p>Crypto stamp Golden Unicorn (CSGU), ID 357zxE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47</text:p>
          </table:table-cell>
          <table:table-cell office:value-type="string" calcext:value-type="string">
            <text:p>https://crypto.post.at/CSGU/357zxE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49];29;8)" office:value-type="string" office:string-value="357zxE" calcext:value-type="string">
            <text:p>357zxE</text:p>
          </table:table-cell>
          <table:table-cell table:formula="of:=LEN([.K64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23.07.2020 12:10:33</text:p>
          </table:table-cell>
          <table:table-cell office:value-type="string" calcext:value-type="string">
            <text:p>Crypto stamp Golden Unicorn 5Vxpj1</text:p>
          </table:table-cell>
          <table:table-cell office:value-type="string" calcext:value-type="string">
            <text:p>Crypto stamp Golden Unicorn (CSGU), ID 5Vxpj1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48</text:p>
          </table:table-cell>
          <table:table-cell office:value-type="string" calcext:value-type="string">
            <text:p>https://crypto.post.at/CSGU/5Vxpj1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50];29;8)" office:value-type="string" office:string-value="5Vxpj1" calcext:value-type="string">
            <text:p>5Vxpj1</text:p>
          </table:table-cell>
          <table:table-cell table:formula="of:=LEN([.K65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23.07.2020 12:10:34</text:p>
          </table:table-cell>
          <table:table-cell office:value-type="string" calcext:value-type="string">
            <text:p>Crypto stamp Golden Unicorn 5okg7A</text:p>
          </table:table-cell>
          <table:table-cell office:value-type="string" calcext:value-type="string">
            <text:p>Crypto stamp Golden Unicorn (CSGU), ID 5okg7A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49</text:p>
          </table:table-cell>
          <table:table-cell office:value-type="string" calcext:value-type="string">
            <text:p>https://crypto.post.at/CSGU/5okg7A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51];29;8)" office:value-type="string" office:string-value="5okg7A" calcext:value-type="string">
            <text:p>5okg7A</text:p>
          </table:table-cell>
          <table:table-cell table:formula="of:=LEN([.K65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23.07.2020 12:10:34</text:p>
          </table:table-cell>
          <table:table-cell office:value-type="string" calcext:value-type="string">
            <text:p>Crypto stamp Golden Unicorn 74Q4v5</text:p>
          </table:table-cell>
          <table:table-cell office:value-type="string" calcext:value-type="string">
            <text:p>Crypto stamp Golden Unicorn (CSGU), ID 74Q4v5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50</text:p>
          </table:table-cell>
          <table:table-cell office:value-type="string" calcext:value-type="string">
            <text:p>https://crypto.post.at/CSGU/74Q4v5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52];29;8)" office:value-type="string" office:string-value="74Q4v5" calcext:value-type="string">
            <text:p>74Q4v5</text:p>
          </table:table-cell>
          <table:table-cell table:formula="of:=LEN([.K65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23.07.2020 12:10:36</text:p>
          </table:table-cell>
          <table:table-cell office:value-type="string" calcext:value-type="string">
            <text:p>Crypto stamp Golden Unicorn 6GSTBQ</text:p>
          </table:table-cell>
          <table:table-cell office:value-type="string" calcext:value-type="string">
            <text:p>Crypto stamp Golden Unicorn (CSGU), ID 6GSTBQ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51</text:p>
          </table:table-cell>
          <table:table-cell office:value-type="string" calcext:value-type="string">
            <text:p>https://crypto.post.at/CSGU/6GSTBQ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53];29;8)" office:value-type="string" office:string-value="6GSTBQ" calcext:value-type="string">
            <text:p>6GSTBQ</text:p>
          </table:table-cell>
          <table:table-cell table:formula="of:=LEN([.K65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23.07.2020 12:10:37</text:p>
          </table:table-cell>
          <table:table-cell office:value-type="string" calcext:value-type="string">
            <text:p>Crypto stamp Golden Unicorn vQZGo</text:p>
          </table:table-cell>
          <table:table-cell office:value-type="string" calcext:value-type="string">
            <text:p>Crypto stamp Golden Unicorn (CSGU), ID vQZGo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52</text:p>
          </table:table-cell>
          <table:table-cell office:value-type="string" calcext:value-type="string">
            <text:p>https://crypto.post.at/CSGU/vQZGo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54];29;8)" office:value-type="string" office:string-value="vQZGo" calcext:value-type="string">
            <text:p>vQZGo</text:p>
          </table:table-cell>
          <table:table-cell table:formula="of:=LEN([.K654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23.07.2020 12:10:37</text:p>
          </table:table-cell>
          <table:table-cell office:value-type="string" calcext:value-type="string">
            <text:p>Crypto stamp Golden Unicorn 3ZHmJt</text:p>
          </table:table-cell>
          <table:table-cell office:value-type="string" calcext:value-type="string">
            <text:p>Crypto stamp Golden Unicorn (CSGU), ID 3ZHmJt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53</text:p>
          </table:table-cell>
          <table:table-cell office:value-type="string" calcext:value-type="string">
            <text:p>https://crypto.post.at/CSGU/3ZHmJt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55];29;8)" office:value-type="string" office:string-value="3ZHmJt" calcext:value-type="string">
            <text:p>3ZHmJt</text:p>
          </table:table-cell>
          <table:table-cell table:formula="of:=LEN([.K65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23.07.2020 12:10:38</text:p>
          </table:table-cell>
          <table:table-cell office:value-type="string" calcext:value-type="string">
            <text:p>Crypto stamp Golden Unicorn 2mL9aD</text:p>
          </table:table-cell>
          <table:table-cell office:value-type="string" calcext:value-type="string">
            <text:p>Crypto stamp Golden Unicorn (CSGU), ID 2mL9aD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54</text:p>
          </table:table-cell>
          <table:table-cell office:value-type="string" calcext:value-type="string">
            <text:p>https://crypto.post.at/CSGU/2mL9aD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56];29;8)" office:value-type="string" office:string-value="2mL9aD" calcext:value-type="string">
            <text:p>2mL9aD</text:p>
          </table:table-cell>
          <table:table-cell table:formula="of:=LEN([.K65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23.07.2020 12:10:39</text:p>
          </table:table-cell>
          <table:table-cell office:value-type="string" calcext:value-type="string">
            <text:p>Crypto stamp Golden Unicorn 3TMpBY</text:p>
          </table:table-cell>
          <table:table-cell office:value-type="string" calcext:value-type="string">
            <text:p>Crypto stamp Golden Unicorn (CSGU), ID 3TMpBY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55</text:p>
          </table:table-cell>
          <table:table-cell office:value-type="string" calcext:value-type="string">
            <text:p>https://crypto.post.at/CSGU/3TMpBY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57];29;8)" office:value-type="string" office:string-value="3TMpBY" calcext:value-type="string">
            <text:p>3TMpBY</text:p>
          </table:table-cell>
          <table:table-cell table:formula="of:=LEN([.K65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23.07.2020 12:10:39</text:p>
          </table:table-cell>
          <table:table-cell office:value-type="string" calcext:value-type="string">
            <text:p>Crypto stamp Golden Unicorn 3zyh9</text:p>
          </table:table-cell>
          <table:table-cell office:value-type="string" calcext:value-type="string">
            <text:p>Crypto stamp Golden Unicorn (CSGU), ID 3zyh9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56</text:p>
          </table:table-cell>
          <table:table-cell office:value-type="string" calcext:value-type="string">
            <text:p>https://crypto.post.at/CSGU/3zyh9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58];29;8)" office:value-type="string" office:string-value="3zyh9" calcext:value-type="string">
            <text:p>3zyh9</text:p>
          </table:table-cell>
          <table:table-cell table:formula="of:=LEN([.K658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23.07.2020 12:10:39</text:p>
          </table:table-cell>
          <table:table-cell office:value-type="string" calcext:value-type="string">
            <text:p>Crypto stamp Golden Unicorn 3iBh12</text:p>
          </table:table-cell>
          <table:table-cell office:value-type="string" calcext:value-type="string">
            <text:p>Crypto stamp Golden Unicorn (CSGU), ID 3iBh12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57</text:p>
          </table:table-cell>
          <table:table-cell office:value-type="string" calcext:value-type="string">
            <text:p>https://crypto.post.at/CSGU/3iBh12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59];29;8)" office:value-type="string" office:string-value="3iBh12" calcext:value-type="string">
            <text:p>3iBh12</text:p>
          </table:table-cell>
          <table:table-cell table:formula="of:=LEN([.K65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23.07.2020 12:10:40</text:p>
          </table:table-cell>
          <table:table-cell office:value-type="string" calcext:value-type="string">
            <text:p>Crypto stamp Golden Unicorn 3CXwN9</text:p>
          </table:table-cell>
          <table:table-cell office:value-type="string" calcext:value-type="string">
            <text:p>Crypto stamp Golden Unicorn (CSGU), ID 3CXwN9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58</text:p>
          </table:table-cell>
          <table:table-cell office:value-type="string" calcext:value-type="string">
            <text:p>https://crypto.post.at/CSGU/3CXwN9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60];29;8)" office:value-type="string" office:string-value="3CXwN9" calcext:value-type="string">
            <text:p>3CXwN9</text:p>
          </table:table-cell>
          <table:table-cell table:formula="of:=LEN([.K66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23.07.2020 12:10:40</text:p>
          </table:table-cell>
          <table:table-cell office:value-type="string" calcext:value-type="string">
            <text:p>Crypto stamp Golden Unicorn Mnq5L</text:p>
          </table:table-cell>
          <table:table-cell office:value-type="string" calcext:value-type="string">
            <text:p>Crypto stamp Golden Unicorn (CSGU), ID Mnq5L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59</text:p>
          </table:table-cell>
          <table:table-cell office:value-type="string" calcext:value-type="string">
            <text:p>https://crypto.post.at/CSGU/Mnq5L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61];29;8)" office:value-type="string" office:string-value="Mnq5L" calcext:value-type="string">
            <text:p>Mnq5L</text:p>
          </table:table-cell>
          <table:table-cell table:formula="of:=LEN([.K661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23.07.2020 12:10:41</text:p>
          </table:table-cell>
          <table:table-cell office:value-type="string" calcext:value-type="string">
            <text:p>Crypto stamp Golden Unicorn 1318X</text:p>
          </table:table-cell>
          <table:table-cell office:value-type="string" calcext:value-type="string">
            <text:p>Crypto stamp Golden Unicorn (CSGU), ID 1318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60</text:p>
          </table:table-cell>
          <table:table-cell office:value-type="string" calcext:value-type="string">
            <text:p>https://crypto.post.at/CSGU/1318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62];29;8)" office:value-type="string" office:string-value="1318X" calcext:value-type="string">
            <text:p>1318X</text:p>
          </table:table-cell>
          <table:table-cell table:formula="of:=LEN([.K662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23.07.2020 12:10:41</text:p>
          </table:table-cell>
          <table:table-cell office:value-type="string" calcext:value-type="string">
            <text:p>Crypto stamp Golden Unicorn vQZGx</text:p>
          </table:table-cell>
          <table:table-cell office:value-type="string" calcext:value-type="string">
            <text:p>Crypto stamp Golden Unicorn (CSGU), ID vQZG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61</text:p>
          </table:table-cell>
          <table:table-cell office:value-type="string" calcext:value-type="string">
            <text:p>https://crypto.post.at/CSGU/vQZG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63];29;8)" office:value-type="string" office:string-value="vQZGx" calcext:value-type="string">
            <text:p>vQZGx</text:p>
          </table:table-cell>
          <table:table-cell table:formula="of:=LEN([.K663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23.07.2020 12:10:42</text:p>
          </table:table-cell>
          <table:table-cell office:value-type="string" calcext:value-type="string">
            <text:p>Crypto stamp Golden Unicorn 5XSp1b</text:p>
          </table:table-cell>
          <table:table-cell office:value-type="string" calcext:value-type="string">
            <text:p>Crypto stamp Golden Unicorn (CSGU), ID 5XSp1b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62</text:p>
          </table:table-cell>
          <table:table-cell office:value-type="string" calcext:value-type="string">
            <text:p>https://crypto.post.at/CSGU/5XSp1b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64];29;8)" office:value-type="string" office:string-value="5XSp1b" calcext:value-type="string">
            <text:p>5XSp1b</text:p>
          </table:table-cell>
          <table:table-cell table:formula="of:=LEN([.K66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23.07.2020 12:10:43</text:p>
          </table:table-cell>
          <table:table-cell office:value-type="string" calcext:value-type="string">
            <text:p>Crypto stamp Golden Unicorn 2fQCSz</text:p>
          </table:table-cell>
          <table:table-cell office:value-type="string" calcext:value-type="string">
            <text:p>Crypto stamp Golden Unicorn (CSGU), ID 2fQCSz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63</text:p>
          </table:table-cell>
          <table:table-cell office:value-type="string" calcext:value-type="string">
            <text:p>https://crypto.post.at/CSGU/2fQCSz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65];29;8)" office:value-type="string" office:string-value="2fQCSz" calcext:value-type="string">
            <text:p>2fQCSz</text:p>
          </table:table-cell>
          <table:table-cell table:formula="of:=LEN([.K66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23.07.2020 12:10:43</text:p>
          </table:table-cell>
          <table:table-cell office:value-type="string" calcext:value-type="string">
            <text:p>Crypto stamp Golden Unicorn 636ZeX</text:p>
          </table:table-cell>
          <table:table-cell office:value-type="string" calcext:value-type="string">
            <text:p>Crypto stamp Golden Unicorn (CSGU), ID 636Ze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64</text:p>
          </table:table-cell>
          <table:table-cell office:value-type="string" calcext:value-type="string">
            <text:p>https://crypto.post.at/CSGU/636Ze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66];29;8)" office:value-type="string" office:string-value="636ZeX" calcext:value-type="string">
            <text:p>636ZeX</text:p>
          </table:table-cell>
          <table:table-cell table:formula="of:=LEN([.K66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23.07.2020 12:10:43</text:p>
          </table:table-cell>
          <table:table-cell office:value-type="string" calcext:value-type="string">
            <text:p>Crypto stamp Golden Unicorn CtuPN</text:p>
          </table:table-cell>
          <table:table-cell office:value-type="string" calcext:value-type="string">
            <text:p>Crypto stamp Golden Unicorn (CSGU), ID CtuPN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65</text:p>
          </table:table-cell>
          <table:table-cell office:value-type="string" calcext:value-type="string">
            <text:p>https://crypto.post.at/CSGU/CtuP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67];29;8)" office:value-type="string" office:string-value="CtuPN" calcext:value-type="string">
            <text:p>CtuPN</text:p>
          </table:table-cell>
          <table:table-cell table:formula="of:=LEN([.K667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23.07.2020 12:10:44</text:p>
          </table:table-cell>
          <table:table-cell office:value-type="string" calcext:value-type="string">
            <text:p>Crypto stamp Golden Unicorn 72v5e1</text:p>
          </table:table-cell>
          <table:table-cell office:value-type="string" calcext:value-type="string">
            <text:p>Crypto stamp Golden Unicorn (CSGU), ID 72v5e1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66</text:p>
          </table:table-cell>
          <table:table-cell office:value-type="string" calcext:value-type="string">
            <text:p>https://crypto.post.at/CSGU/72v5e1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68];29;8)" office:value-type="string" office:string-value="72v5e1" calcext:value-type="string">
            <text:p>72v5e1</text:p>
          </table:table-cell>
          <table:table-cell table:formula="of:=LEN([.K66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23.07.2020 12:10:44</text:p>
          </table:table-cell>
          <table:table-cell office:value-type="string" calcext:value-type="string">
            <text:p>Crypto stamp Golden Unicorn 4tP7y4</text:p>
          </table:table-cell>
          <table:table-cell office:value-type="string" calcext:value-type="string">
            <text:p>Crypto stamp Golden Unicorn (CSGU), ID 4tP7y4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67</text:p>
          </table:table-cell>
          <table:table-cell office:value-type="string" calcext:value-type="string">
            <text:p>https://crypto.post.at/CSGU/4tP7y4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69];29;8)" office:value-type="string" office:string-value="4tP7y4" calcext:value-type="string">
            <text:p>4tP7y4</text:p>
          </table:table-cell>
          <table:table-cell table:formula="of:=LEN([.K66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23.07.2020 12:10:44</text:p>
          </table:table-cell>
          <table:table-cell office:value-type="string" calcext:value-type="string">
            <text:p>Crypto stamp Golden Unicorn 6VnLio</text:p>
          </table:table-cell>
          <table:table-cell office:value-type="string" calcext:value-type="string">
            <text:p>Crypto stamp Golden Unicorn (CSGU), ID 6VnLio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68</text:p>
          </table:table-cell>
          <table:table-cell office:value-type="string" calcext:value-type="string">
            <text:p>https://crypto.post.at/CSGU/6VnLio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70];29;8)" office:value-type="string" office:string-value="6VnLio" calcext:value-type="string">
            <text:p>6VnLio</text:p>
          </table:table-cell>
          <table:table-cell table:formula="of:=LEN([.K67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23.07.2020 12:10:45</text:p>
          </table:table-cell>
          <table:table-cell office:value-type="string" calcext:value-type="string">
            <text:p>Crypto stamp Golden Unicorn 4TBLBE</text:p>
          </table:table-cell>
          <table:table-cell office:value-type="string" calcext:value-type="string">
            <text:p>Crypto stamp Golden Unicorn (CSGU), ID 4TBLBE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69</text:p>
          </table:table-cell>
          <table:table-cell office:value-type="string" calcext:value-type="string">
            <text:p>https://crypto.post.at/CSGU/4TBLBE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71];29;8)" office:value-type="string" office:string-value="4TBLBE" calcext:value-type="string">
            <text:p>4TBLBE</text:p>
          </table:table-cell>
          <table:table-cell table:formula="of:=LEN([.K67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23.07.2020 12:10:45</text:p>
          </table:table-cell>
          <table:table-cell office:value-type="string" calcext:value-type="string">
            <text:p>Crypto stamp Golden Unicorn 7Pfuau</text:p>
          </table:table-cell>
          <table:table-cell office:value-type="string" calcext:value-type="string">
            <text:p>Crypto stamp Golden Unicorn (CSGU), ID 7Pfuau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70</text:p>
          </table:table-cell>
          <table:table-cell office:value-type="string" calcext:value-type="string">
            <text:p>https://crypto.post.at/CSGU/7Pfuau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72];29;8)" office:value-type="string" office:string-value="7Pfuau" calcext:value-type="string">
            <text:p>7Pfuau</text:p>
          </table:table-cell>
          <table:table-cell table:formula="of:=LEN([.K67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23.07.2020 12:10:46</text:p>
          </table:table-cell>
          <table:table-cell office:value-type="string" calcext:value-type="string">
            <text:p>Crypto stamp Golden Unicorn 75t4Cn</text:p>
          </table:table-cell>
          <table:table-cell office:value-type="string" calcext:value-type="string">
            <text:p>Crypto stamp Golden Unicorn (CSGU), ID 75t4Cn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71</text:p>
          </table:table-cell>
          <table:table-cell office:value-type="string" calcext:value-type="string">
            <text:p>https://crypto.post.at/CSGU/75t4C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73];29;8)" office:value-type="string" office:string-value="75t4Cn" calcext:value-type="string">
            <text:p>75t4Cn</text:p>
          </table:table-cell>
          <table:table-cell table:formula="of:=LEN([.K67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23.07.2020 12:10:46</text:p>
          </table:table-cell>
          <table:table-cell office:value-type="string" calcext:value-type="string">
            <text:p>Crypto stamp Golden Unicorn 6DUUd5</text:p>
          </table:table-cell>
          <table:table-cell office:value-type="string" calcext:value-type="string">
            <text:p>Crypto stamp Golden Unicorn (CSGU), ID 6DUUd5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72</text:p>
          </table:table-cell>
          <table:table-cell office:value-type="string" calcext:value-type="string">
            <text:p>https://crypto.post.at/CSGU/6DUUd5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74];29;8)" office:value-type="string" office:string-value="6DUUd5" calcext:value-type="string">
            <text:p>6DUUd5</text:p>
          </table:table-cell>
          <table:table-cell table:formula="of:=LEN([.K67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23.07.2020 12:10:46</text:p>
          </table:table-cell>
          <table:table-cell office:value-type="string" calcext:value-type="string">
            <text:p>Crypto stamp Golden Unicorn 67YXVi</text:p>
          </table:table-cell>
          <table:table-cell office:value-type="string" calcext:value-type="string">
            <text:p>Crypto stamp Golden Unicorn (CSGU), ID 67YXVi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73</text:p>
          </table:table-cell>
          <table:table-cell office:value-type="string" calcext:value-type="string">
            <text:p>https://crypto.post.at/CSGU/67YXVi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75];29;8)" office:value-type="string" office:string-value="67YXVi" calcext:value-type="string">
            <text:p>67YXVi</text:p>
          </table:table-cell>
          <table:table-cell table:formula="of:=LEN([.K67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23.07.2020 12:10:47</text:p>
          </table:table-cell>
          <table:table-cell office:value-type="string" calcext:value-type="string">
            <text:p>Crypto stamp Golden Unicorn 4kyBZT</text:p>
          </table:table-cell>
          <table:table-cell office:value-type="string" calcext:value-type="string">
            <text:p>Crypto stamp Golden Unicorn (CSGU), ID 4kyBZT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74</text:p>
          </table:table-cell>
          <table:table-cell office:value-type="string" calcext:value-type="string">
            <text:p>https://crypto.post.at/CSGU/4kyBZT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76];29;8)" office:value-type="string" office:string-value="4kyBZT" calcext:value-type="string">
            <text:p>4kyBZT</text:p>
          </table:table-cell>
          <table:table-cell table:formula="of:=LEN([.K67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23.07.2020 12:10:47</text:p>
          </table:table-cell>
          <table:table-cell office:value-type="string" calcext:value-type="string">
            <text:p>Crypto stamp Golden Unicorn 5ugdEz</text:p>
          </table:table-cell>
          <table:table-cell office:value-type="string" calcext:value-type="string">
            <text:p>Crypto stamp Golden Unicorn (CSGU), ID 5ugdEz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75</text:p>
          </table:table-cell>
          <table:table-cell office:value-type="string" calcext:value-type="string">
            <text:p>https://crypto.post.at/CSGU/5ugdEz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77];29;8)" office:value-type="string" office:string-value="5ugdEz" calcext:value-type="string">
            <text:p>5ugdEz</text:p>
          </table:table-cell>
          <table:table-cell table:formula="of:=LEN([.K67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23.07.2020 12:10:47</text:p>
          </table:table-cell>
          <table:table-cell office:value-type="string" calcext:value-type="string">
            <text:p>Crypto stamp Golden Unicorn 59Cznf</text:p>
          </table:table-cell>
          <table:table-cell office:value-type="string" calcext:value-type="string">
            <text:p>Crypto stamp Golden Unicorn (CSGU), ID 59Cznf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76</text:p>
          </table:table-cell>
          <table:table-cell office:value-type="string" calcext:value-type="string">
            <text:p>https://crypto.post.at/CSGU/59Cznf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78];29;8)" office:value-type="string" office:string-value="59Cznf" calcext:value-type="string">
            <text:p>59Cznf</text:p>
          </table:table-cell>
          <table:table-cell table:formula="of:=LEN([.K67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23.07.2020 12:10:48</text:p>
          </table:table-cell>
          <table:table-cell office:value-type="string" calcext:value-type="string">
            <text:p>Crypto stamp Golden Unicorn 6egGR2</text:p>
          </table:table-cell>
          <table:table-cell office:value-type="string" calcext:value-type="string">
            <text:p>Crypto stamp Golden Unicorn (CSGU), ID 6egGR2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77</text:p>
          </table:table-cell>
          <table:table-cell office:value-type="string" calcext:value-type="string">
            <text:p>https://crypto.post.at/CSGU/6egGR2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79];29;8)" office:value-type="string" office:string-value="6egGR2" calcext:value-type="string">
            <text:p>6egGR2</text:p>
          </table:table-cell>
          <table:table-cell table:formula="of:=LEN([.K67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23.07.2020 12:10:48</text:p>
          </table:table-cell>
          <table:table-cell office:value-type="string" calcext:value-type="string">
            <text:p>Crypto stamp Golden Unicorn 6HvSUD</text:p>
          </table:table-cell>
          <table:table-cell office:value-type="string" calcext:value-type="string">
            <text:p>Crypto stamp Golden Unicorn (CSGU), ID 6HvSUD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78</text:p>
          </table:table-cell>
          <table:table-cell office:value-type="string" calcext:value-type="string">
            <text:p>https://crypto.post.at/CSGU/6HvSUD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80];29;8)" office:value-type="string" office:string-value="6HvSUD" calcext:value-type="string">
            <text:p>6HvSUD</text:p>
          </table:table-cell>
          <table:table-cell table:formula="of:=LEN([.K68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23.07.2020 12:10:48</text:p>
          </table:table-cell>
          <table:table-cell office:value-type="string" calcext:value-type="string">
            <text:p>Crypto stamp Golden Unicorn 2iNB1x</text:p>
          </table:table-cell>
          <table:table-cell office:value-type="string" calcext:value-type="string">
            <text:p>Crypto stamp Golden Unicorn (CSGU), ID 2iNB1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79</text:p>
          </table:table-cell>
          <table:table-cell office:value-type="string" calcext:value-type="string">
            <text:p>https://crypto.post.at/CSGU/2iNB1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81];29;8)" office:value-type="string" office:string-value="2iNB1x" calcext:value-type="string">
            <text:p>2iNB1x</text:p>
          </table:table-cell>
          <table:table-cell table:formula="of:=LEN([.K68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23.07.2020 12:10:49</text:p>
          </table:table-cell>
          <table:table-cell office:value-type="string" calcext:value-type="string">
            <text:p>Crypto stamp Golden Unicorn 33e1gT</text:p>
          </table:table-cell>
          <table:table-cell office:value-type="string" calcext:value-type="string">
            <text:p>Crypto stamp Golden Unicorn (CSGU), ID 33e1gT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80</text:p>
          </table:table-cell>
          <table:table-cell office:value-type="string" calcext:value-type="string">
            <text:p>https://crypto.post.at/CSGU/33e1gT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82];29;8)" office:value-type="string" office:string-value="33e1gT" calcext:value-type="string">
            <text:p>33e1gT</text:p>
          </table:table-cell>
          <table:table-cell table:formula="of:=LEN([.K68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23.07.2020 12:10:49</text:p>
          </table:table-cell>
          <table:table-cell office:value-type="string" calcext:value-type="string">
            <text:p>Crypto stamp Golden Unicorn 78r2me</text:p>
          </table:table-cell>
          <table:table-cell office:value-type="string" calcext:value-type="string">
            <text:p>Crypto stamp Golden Unicorn (CSGU), ID 78r2me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81</text:p>
          </table:table-cell>
          <table:table-cell office:value-type="string" calcext:value-type="string">
            <text:p>https://crypto.post.at/CSGU/78r2me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83];29;8)" office:value-type="string" office:string-value="78r2me" calcext:value-type="string">
            <text:p>78r2me</text:p>
          </table:table-cell>
          <table:table-cell table:formula="of:=LEN([.K68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23.07.2020 12:10:49</text:p>
          </table:table-cell>
          <table:table-cell office:value-type="string" calcext:value-type="string">
            <text:p>Crypto stamp Golden Unicorn 6biHrR</text:p>
          </table:table-cell>
          <table:table-cell office:value-type="string" calcext:value-type="string">
            <text:p>Crypto stamp Golden Unicorn (CSGU), ID 6biHrR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82</text:p>
          </table:table-cell>
          <table:table-cell office:value-type="string" calcext:value-type="string">
            <text:p>https://crypto.post.at/CSGU/6biHrR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84];29;8)" office:value-type="string" office:string-value="6biHrR" calcext:value-type="string">
            <text:p>6biHrR</text:p>
          </table:table-cell>
          <table:table-cell table:formula="of:=LEN([.K68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23.07.2020 12:10:50</text:p>
          </table:table-cell>
          <table:table-cell office:value-type="string" calcext:value-type="string">
            <text:p>Crypto stamp Golden Unicorn 4ru8gz</text:p>
          </table:table-cell>
          <table:table-cell office:value-type="string" calcext:value-type="string">
            <text:p>Crypto stamp Golden Unicorn (CSGU), ID 4ru8gz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83</text:p>
          </table:table-cell>
          <table:table-cell office:value-type="string" calcext:value-type="string">
            <text:p>https://crypto.post.at/CSGU/4ru8gz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85];29;8)" office:value-type="string" office:string-value="4ru8gz" calcext:value-type="string">
            <text:p>4ru8gz</text:p>
          </table:table-cell>
          <table:table-cell table:formula="of:=LEN([.K68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23.07.2020 12:10:50</text:p>
          </table:table-cell>
          <table:table-cell office:value-type="string" calcext:value-type="string">
            <text:p>Crypto stamp Golden Unicorn 5CAyMV</text:p>
          </table:table-cell>
          <table:table-cell office:value-type="string" calcext:value-type="string">
            <text:p>Crypto stamp Golden Unicorn (CSGU), ID 5CAyMV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84</text:p>
          </table:table-cell>
          <table:table-cell office:value-type="string" calcext:value-type="string">
            <text:p>https://crypto.post.at/CSGU/5CAyMV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86];29;8)" office:value-type="string" office:string-value="5CAyMV" calcext:value-type="string">
            <text:p>5CAyMV</text:p>
          </table:table-cell>
          <table:table-cell table:formula="of:=LEN([.K68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23.07.2020 12:10:50</text:p>
          </table:table-cell>
          <table:table-cell office:value-type="string" calcext:value-type="string">
            <text:p>Crypto stamp Golden Unicorn Wgkmr</text:p>
          </table:table-cell>
          <table:table-cell office:value-type="string" calcext:value-type="string">
            <text:p>Crypto stamp Golden Unicorn (CSGU), ID Wgkmr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85</text:p>
          </table:table-cell>
          <table:table-cell office:value-type="string" calcext:value-type="string">
            <text:p>https://crypto.post.at/CSGU/Wgkmr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87];29;8)" office:value-type="string" office:string-value="Wgkmr" calcext:value-type="string">
            <text:p>Wgkmr</text:p>
          </table:table-cell>
          <table:table-cell table:formula="of:=LEN([.K687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23.07.2020 12:10:51</text:p>
          </table:table-cell>
          <table:table-cell office:value-type="string" calcext:value-type="string">
            <text:p>Crypto stamp Golden Unicorn 4owA8M</text:p>
          </table:table-cell>
          <table:table-cell office:value-type="string" calcext:value-type="string">
            <text:p>Crypto stamp Golden Unicorn (CSGU), ID 4owA8M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86</text:p>
          </table:table-cell>
          <table:table-cell office:value-type="string" calcext:value-type="string">
            <text:p>https://crypto.post.at/CSGU/4owA8M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88];29;8)" office:value-type="string" office:string-value="4owA8M" calcext:value-type="string">
            <text:p>4owA8M</text:p>
          </table:table-cell>
          <table:table-cell table:formula="of:=LEN([.K68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23.07.2020 12:10:51</text:p>
          </table:table-cell>
          <table:table-cell office:value-type="string" calcext:value-type="string">
            <text:p>Crypto stamp Golden Unicorn 49PUoQ</text:p>
          </table:table-cell>
          <table:table-cell office:value-type="string" calcext:value-type="string">
            <text:p>Crypto stamp Golden Unicorn (CSGU), ID 49PUoQ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87</text:p>
          </table:table-cell>
          <table:table-cell office:value-type="string" calcext:value-type="string">
            <text:p>https://crypto.post.at/CSGU/49PUoQ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89];29;8)" office:value-type="string" office:string-value="49PUoQ" calcext:value-type="string">
            <text:p>49PUoQ</text:p>
          </table:table-cell>
          <table:table-cell table:formula="of:=LEN([.K68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23.07.2020 12:10:51</text:p>
          </table:table-cell>
          <table:table-cell office:value-type="string" calcext:value-type="string">
            <text:p>Crypto stamp Golden Unicorn 2pJ89V</text:p>
          </table:table-cell>
          <table:table-cell office:value-type="string" calcext:value-type="string">
            <text:p>Crypto stamp Golden Unicorn (CSGU), ID 2pJ89V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88</text:p>
          </table:table-cell>
          <table:table-cell office:value-type="string" calcext:value-type="string">
            <text:p>https://crypto.post.at/CSGU/2pJ89V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90];29;8)" office:value-type="string" office:string-value="2pJ89V" calcext:value-type="string">
            <text:p>2pJ89V</text:p>
          </table:table-cell>
          <table:table-cell table:formula="of:=LEN([.K69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23.07.2020 12:10:54</text:p>
          </table:table-cell>
          <table:table-cell office:value-type="string" calcext:value-type="string">
            <text:p>Crypto stamp Golden Unicorn 2S4JvL</text:p>
          </table:table-cell>
          <table:table-cell office:value-type="string" calcext:value-type="string">
            <text:p>Crypto stamp Golden Unicorn (CSGU), ID 2S4JvL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89</text:p>
          </table:table-cell>
          <table:table-cell office:value-type="string" calcext:value-type="string">
            <text:p>https://crypto.post.at/CSGU/2S4JvL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91];29;8)" office:value-type="string" office:string-value="2S4JvL" calcext:value-type="string">
            <text:p>2S4JvL</text:p>
          </table:table-cell>
          <table:table-cell table:formula="of:=LEN([.K69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23.07.2020 12:10:57</text:p>
          </table:table-cell>
          <table:table-cell office:value-type="string" calcext:value-type="string">
            <text:p>Crypto stamp Golden Unicorn 7Sdt9w</text:p>
          </table:table-cell>
          <table:table-cell office:value-type="string" calcext:value-type="string">
            <text:p>Crypto stamp Golden Unicorn (CSGU), ID 7Sdt9w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90</text:p>
          </table:table-cell>
          <table:table-cell office:value-type="string" calcext:value-type="string">
            <text:p>https://crypto.post.at/CSGU/7Sdt9w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92];29;8)" office:value-type="string" office:string-value="7Sdt9w" calcext:value-type="string">
            <text:p>7Sdt9w</text:p>
          </table:table-cell>
          <table:table-cell table:formula="of:=LEN([.K69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23.07.2020 12:10:59</text:p>
          </table:table-cell>
          <table:table-cell office:value-type="string" calcext:value-type="string">
            <text:p>Crypto stamp Golden Unicorn 6kcDYe</text:p>
          </table:table-cell>
          <table:table-cell office:value-type="string" calcext:value-type="string">
            <text:p>Crypto stamp Golden Unicorn (CSGU), ID 6kcDYe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91</text:p>
          </table:table-cell>
          <table:table-cell office:value-type="string" calcext:value-type="string">
            <text:p>https://crypto.post.at/CSGU/6kcDYe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93];29;8)" office:value-type="string" office:string-value="6kcDYe" calcext:value-type="string">
            <text:p>6kcDYe</text:p>
          </table:table-cell>
          <table:table-cell table:formula="of:=LEN([.K69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23.07.2020 12:10:59</text:p>
          </table:table-cell>
          <table:table-cell office:value-type="string" calcext:value-type="string">
            <text:p>Crypto stamp Golden Unicorn 4nTAr7</text:p>
          </table:table-cell>
          <table:table-cell office:value-type="string" calcext:value-type="string">
            <text:p>Crypto stamp Golden Unicorn (CSGU), ID 4nTAr7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92</text:p>
          </table:table-cell>
          <table:table-cell office:value-type="string" calcext:value-type="string">
            <text:p>https://crypto.post.at/CSGU/4nTAr7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94];29;8)" office:value-type="string" office:string-value="4nTAr7" calcext:value-type="string">
            <text:p>4nTAr7</text:p>
          </table:table-cell>
          <table:table-cell table:formula="of:=LEN([.K69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23.07.2020 12:10:59</text:p>
          </table:table-cell>
          <table:table-cell office:value-type="string" calcext:value-type="string">
            <text:p>Crypto stamp Golden Unicorn 4us7Fr</text:p>
          </table:table-cell>
          <table:table-cell office:value-type="string" calcext:value-type="string">
            <text:p>Crypto stamp Golden Unicorn (CSGU), ID 4us7Fr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93</text:p>
          </table:table-cell>
          <table:table-cell office:value-type="string" calcext:value-type="string">
            <text:p>https://crypto.post.at/CSGU/4us7Fr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95];29;8)" office:value-type="string" office:string-value="4us7Fr" calcext:value-type="string">
            <text:p>4us7Fr</text:p>
          </table:table-cell>
          <table:table-cell table:formula="of:=LEN([.K69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23.07.2020 12:11:00</text:p>
          </table:table-cell>
          <table:table-cell office:value-type="string" calcext:value-type="string">
            <text:p>Crypto stamp Golden Unicorn 4Z7HK3</text:p>
          </table:table-cell>
          <table:table-cell office:value-type="string" calcext:value-type="string">
            <text:p>Crypto stamp Golden Unicorn (CSGU), ID 4Z7HK3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94</text:p>
          </table:table-cell>
          <table:table-cell office:value-type="string" calcext:value-type="string">
            <text:p>https://crypto.post.at/CSGU/4Z7HK3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96];29;8)" office:value-type="string" office:string-value="4Z7HK3" calcext:value-type="string">
            <text:p>4Z7HK3</text:p>
          </table:table-cell>
          <table:table-cell table:formula="of:=LEN([.K69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23.07.2020 12:11:00</text:p>
          </table:table-cell>
          <table:table-cell office:value-type="string" calcext:value-type="string">
            <text:p>Crypto stamp Golden Unicorn CtuPt</text:p>
          </table:table-cell>
          <table:table-cell office:value-type="string" calcext:value-type="string">
            <text:p>Crypto stamp Golden Unicorn (CSGU), ID CtuPt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95</text:p>
          </table:table-cell>
          <table:table-cell office:value-type="string" calcext:value-type="string">
            <text:p>https://crypto.post.at/CSGU/CtuPt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97];29;8)" office:value-type="string" office:string-value="CtuPt" calcext:value-type="string">
            <text:p>CtuPt</text:p>
          </table:table-cell>
          <table:table-cell table:formula="of:=LEN([.K697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23.07.2020 12:11:00</text:p>
          </table:table-cell>
          <table:table-cell office:value-type="string" calcext:value-type="string">
            <text:p>Crypto stamp Golden Unicorn 2vE5H1</text:p>
          </table:table-cell>
          <table:table-cell office:value-type="string" calcext:value-type="string">
            <text:p>Crypto stamp Golden Unicorn (CSGU), ID 2vE5H1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96</text:p>
          </table:table-cell>
          <table:table-cell office:value-type="string" calcext:value-type="string">
            <text:p>https://crypto.post.at/CSGU/2vE5H1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98];29;8)" office:value-type="string" office:string-value="2vE5H1" calcext:value-type="string">
            <text:p>2vE5H1</text:p>
          </table:table-cell>
          <table:table-cell table:formula="of:=LEN([.K69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23.07.2020 12:11:01</text:p>
          </table:table-cell>
          <table:table-cell office:value-type="string" calcext:value-type="string">
            <text:p>Crypto stamp Golden Unicorn 6oaC7S</text:p>
          </table:table-cell>
          <table:table-cell office:value-type="string" calcext:value-type="string">
            <text:p>Crypto stamp Golden Unicorn (CSGU), ID 6oaC7S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97</text:p>
          </table:table-cell>
          <table:table-cell office:value-type="string" calcext:value-type="string">
            <text:p>https://crypto.post.at/CSGU/6oaC7S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699];29;8)" office:value-type="string" office:string-value="6oaC7S" calcext:value-type="string">
            <text:p>6oaC7S</text:p>
          </table:table-cell>
          <table:table-cell table:formula="of:=LEN([.K69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23.07.2020 12:11:01</text:p>
          </table:table-cell>
          <table:table-cell office:value-type="string" calcext:value-type="string">
            <text:p>Crypto stamp Golden Unicorn 54m2x1</text:p>
          </table:table-cell>
          <table:table-cell office:value-type="string" calcext:value-type="string">
            <text:p>Crypto stamp Golden Unicorn (CSGU), ID 54m2x1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98</text:p>
          </table:table-cell>
          <table:table-cell office:value-type="string" calcext:value-type="string">
            <text:p>https://crypto.post.at/CSGU/54m2x1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00];29;8)" office:value-type="string" office:string-value="54m2x1" calcext:value-type="string">
            <text:p>54m2x1</text:p>
          </table:table-cell>
          <table:table-cell table:formula="of:=LEN([.K70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23.07.2020 12:11:01</text:p>
          </table:table-cell>
          <table:table-cell office:value-type="string" calcext:value-type="string">
            <text:p>Crypto stamp Golden Unicorn 6GSTCE</text:p>
          </table:table-cell>
          <table:table-cell office:value-type="string" calcext:value-type="string">
            <text:p>Crypto stamp Golden Unicorn (CSGU), ID 6GSTCE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699</text:p>
          </table:table-cell>
          <table:table-cell office:value-type="string" calcext:value-type="string">
            <text:p>https://crypto.post.at/CSGU/6GSTCE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01];29;8)" office:value-type="string" office:string-value="6GSTCE" calcext:value-type="string">
            <text:p>6GSTCE</text:p>
          </table:table-cell>
          <table:table-cell table:formula="of:=LEN([.K70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23.07.2020 12:11:02</text:p>
          </table:table-cell>
          <table:table-cell office:value-type="string" calcext:value-type="string">
            <text:p>Crypto stamp Golden Unicorn 39ZxpB</text:p>
          </table:table-cell>
          <table:table-cell office:value-type="string" calcext:value-type="string">
            <text:p>Crypto stamp Golden Unicorn (CSGU), ID 39ZxpB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00</text:p>
          </table:table-cell>
          <table:table-cell office:value-type="string" calcext:value-type="string">
            <text:p>https://crypto.post.at/CSGU/39ZxpB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02];29;8)" office:value-type="string" office:string-value="39ZxpB" calcext:value-type="string">
            <text:p>39ZxpB</text:p>
          </table:table-cell>
          <table:table-cell table:formula="of:=LEN([.K70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23.07.2020 12:11:02</text:p>
          </table:table-cell>
          <table:table-cell office:value-type="string" calcext:value-type="string">
            <text:p>Crypto stamp Golden Unicorn 4xq5pg</text:p>
          </table:table-cell>
          <table:table-cell office:value-type="string" calcext:value-type="string">
            <text:p>Crypto stamp Golden Unicorn (CSGU), ID 4xq5pg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01</text:p>
          </table:table-cell>
          <table:table-cell office:value-type="string" calcext:value-type="string">
            <text:p>https://crypto.post.at/CSGU/4xq5pg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03];29;8)" office:value-type="string" office:string-value="4xq5pg" calcext:value-type="string">
            <text:p>4xq5pg</text:p>
          </table:table-cell>
          <table:table-cell table:formula="of:=LEN([.K70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23.07.2020 12:11:03</text:p>
          </table:table-cell>
          <table:table-cell office:value-type="string" calcext:value-type="string">
            <text:p>Crypto stamp Golden Unicorn 2McM5X</text:p>
          </table:table-cell>
          <table:table-cell office:value-type="string" calcext:value-type="string">
            <text:p>Crypto stamp Golden Unicorn (CSGU), ID 2McM5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02</text:p>
          </table:table-cell>
          <table:table-cell office:value-type="string" calcext:value-type="string">
            <text:p>https://crypto.post.at/CSGU/2McM5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04];29;8)" office:value-type="string" office:string-value="2McM5X" calcext:value-type="string">
            <text:p>2McM5X</text:p>
          </table:table-cell>
          <table:table-cell table:formula="of:=LEN([.K70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23.07.2020 12:11:03</text:p>
          </table:table-cell>
          <table:table-cell office:value-type="string" calcext:value-type="string">
            <text:p>Crypto stamp Golden Unicorn 4dZFAE</text:p>
          </table:table-cell>
          <table:table-cell office:value-type="string" calcext:value-type="string">
            <text:p>Crypto stamp Golden Unicorn (CSGU), ID 4dZFAE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03</text:p>
          </table:table-cell>
          <table:table-cell office:value-type="string" calcext:value-type="string">
            <text:p>https://crypto.post.at/CSGU/4dZFAE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05];29;8)" office:value-type="string" office:string-value="4dZFAE" calcext:value-type="string">
            <text:p>4dZFAE</text:p>
          </table:table-cell>
          <table:table-cell table:formula="of:=LEN([.K70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23.07.2020 12:11:04</text:p>
          </table:table-cell>
          <table:table-cell office:value-type="string" calcext:value-type="string">
            <text:p>Crypto stamp Golden Unicorn 3tZbzF</text:p>
          </table:table-cell>
          <table:table-cell office:value-type="string" calcext:value-type="string">
            <text:p>Crypto stamp Golden Unicorn (CSGU), ID 3tZbzF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04</text:p>
          </table:table-cell>
          <table:table-cell office:value-type="string" calcext:value-type="string">
            <text:p>https://crypto.post.at/CSGU/3tZbzF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06];29;8)" office:value-type="string" office:string-value="3tZbzF" calcext:value-type="string">
            <text:p>3tZbzF</text:p>
          </table:table-cell>
          <table:table-cell table:formula="of:=LEN([.K70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23.07.2020 12:11:04</text:p>
          </table:table-cell>
          <table:table-cell office:value-type="string" calcext:value-type="string">
            <text:p>Crypto stamp Golden Unicorn 25JUyn</text:p>
          </table:table-cell>
          <table:table-cell office:value-type="string" calcext:value-type="string">
            <text:p>Crypto stamp Golden Unicorn (CSGU), ID 25JUyn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05</text:p>
          </table:table-cell>
          <table:table-cell office:value-type="string" calcext:value-type="string">
            <text:p>https://crypto.post.at/CSGU/25JUy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07];29;8)" office:value-type="string" office:string-value="25JUyn" calcext:value-type="string">
            <text:p>25JUyn</text:p>
          </table:table-cell>
          <table:table-cell table:formula="of:=LEN([.K70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23.07.2020 12:11:07</text:p>
          </table:table-cell>
          <table:table-cell office:value-type="string" calcext:value-type="string">
            <text:p>Crypto stamp Golden Unicorn 2dvDBP</text:p>
          </table:table-cell>
          <table:table-cell office:value-type="string" calcext:value-type="string">
            <text:p>Crypto stamp Golden Unicorn (CSGU), ID 2dvDBP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06</text:p>
          </table:table-cell>
          <table:table-cell office:value-type="string" calcext:value-type="string">
            <text:p>https://crypto.post.at/CSGU/2dvDBP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08];29;8)" office:value-type="string" office:string-value="2dvDBP" calcext:value-type="string">
            <text:p>2dvDBP</text:p>
          </table:table-cell>
          <table:table-cell table:formula="of:=LEN([.K70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23.07.2020 12:11:13</text:p>
          </table:table-cell>
          <table:table-cell office:value-type="string" calcext:value-type="string">
            <text:p>Crypto stamp Golden Unicorn 4FKRw8</text:p>
          </table:table-cell>
          <table:table-cell office:value-type="string" calcext:value-type="string">
            <text:p>Crypto stamp Golden Unicorn (CSGU), ID 4FKRw8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07</text:p>
          </table:table-cell>
          <table:table-cell office:value-type="string" calcext:value-type="string">
            <text:p>https://crypto.post.at/CSGU/4FKRw8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09];29;8)" office:value-type="string" office:string-value="4FKRw8" calcext:value-type="string">
            <text:p>4FKRw8</text:p>
          </table:table-cell>
          <table:table-cell table:formula="of:=LEN([.K70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23.07.2020 12:11:14</text:p>
          </table:table-cell>
          <table:table-cell office:value-type="string" calcext:value-type="string">
            <text:p>Crypto stamp Golden Unicorn 5SzrBM</text:p>
          </table:table-cell>
          <table:table-cell office:value-type="string" calcext:value-type="string">
            <text:p>Crypto stamp Golden Unicorn (CSGU), ID 5SzrBM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08</text:p>
          </table:table-cell>
          <table:table-cell office:value-type="string" calcext:value-type="string">
            <text:p>https://crypto.post.at/CSGU/5SzrBM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10];29;8)" office:value-type="string" office:string-value="5SzrBM" calcext:value-type="string">
            <text:p>5SzrBM</text:p>
          </table:table-cell>
          <table:table-cell table:formula="of:=LEN([.K71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23.07.2020 12:11:14</text:p>
          </table:table-cell>
          <table:table-cell office:value-type="string" calcext:value-type="string">
            <text:p>Crypto stamp Golden Unicorn PGpNY</text:p>
          </table:table-cell>
          <table:table-cell office:value-type="string" calcext:value-type="string">
            <text:p>Crypto stamp Golden Unicorn (CSGU), ID PGpNY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09</text:p>
          </table:table-cell>
          <table:table-cell office:value-type="string" calcext:value-type="string">
            <text:p>https://crypto.post.at/CSGU/PGpNY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11];29;8)" office:value-type="string" office:string-value="PGpNY" calcext:value-type="string">
            <text:p>PGpNY</text:p>
          </table:table-cell>
          <table:table-cell table:formula="of:=LEN([.K711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23.07.2020 12:11:14</text:p>
          </table:table-cell>
          <table:table-cell office:value-type="string" calcext:value-type="string">
            <text:p>Crypto stamp Golden Unicorn 54m2xD</text:p>
          </table:table-cell>
          <table:table-cell office:value-type="string" calcext:value-type="string">
            <text:p>Crypto stamp Golden Unicorn (CSGU), ID 54m2xD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10</text:p>
          </table:table-cell>
          <table:table-cell office:value-type="string" calcext:value-type="string">
            <text:p>https://crypto.post.at/CSGU/54m2xD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12];29;8)" office:value-type="string" office:string-value="54m2xD" calcext:value-type="string">
            <text:p>54m2xD</text:p>
          </table:table-cell>
          <table:table-cell table:formula="of:=LEN([.K71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23.07.2020 12:11:15</text:p>
          </table:table-cell>
          <table:table-cell office:value-type="string" calcext:value-type="string">
            <text:p>Crypto stamp Golden Unicorn 5SzrBQ</text:p>
          </table:table-cell>
          <table:table-cell office:value-type="string" calcext:value-type="string">
            <text:p>Crypto stamp Golden Unicorn (CSGU), ID 5SzrBQ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11</text:p>
          </table:table-cell>
          <table:table-cell office:value-type="string" calcext:value-type="string">
            <text:p>https://crypto.post.at/CSGU/5SzrBQ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13];29;8)" office:value-type="string" office:string-value="5SzrBQ" calcext:value-type="string">
            <text:p>5SzrBQ</text:p>
          </table:table-cell>
          <table:table-cell table:formula="of:=LEN([.K71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23.07.2020 12:11:15</text:p>
          </table:table-cell>
          <table:table-cell office:value-type="string" calcext:value-type="string">
            <text:p>Crypto stamp Golden Unicorn 8SwZ9</text:p>
          </table:table-cell>
          <table:table-cell office:value-type="string" calcext:value-type="string">
            <text:p>Crypto stamp Golden Unicorn (CSGU), ID 8SwZ9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12</text:p>
          </table:table-cell>
          <table:table-cell office:value-type="string" calcext:value-type="string">
            <text:p>https://crypto.post.at/CSGU/8SwZ9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14];29;8)" office:value-type="string" office:string-value="8SwZ9" calcext:value-type="string">
            <text:p>8SwZ9</text:p>
          </table:table-cell>
          <table:table-cell table:formula="of:=LEN([.K714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23.07.2020 12:11:16</text:p>
          </table:table-cell>
          <table:table-cell office:value-type="string" calcext:value-type="string">
            <text:p>Crypto stamp Golden Unicorn 4KmPnG</text:p>
          </table:table-cell>
          <table:table-cell office:value-type="string" calcext:value-type="string">
            <text:p>Crypto stamp Golden Unicorn (CSGU), ID 4KmPnG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13</text:p>
          </table:table-cell>
          <table:table-cell office:value-type="string" calcext:value-type="string">
            <text:p>https://crypto.post.at/CSGU/4KmPnG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15];29;8)" office:value-type="string" office:string-value="4KmPnG" calcext:value-type="string">
            <text:p>4KmPnG</text:p>
          </table:table-cell>
          <table:table-cell table:formula="of:=LEN([.K71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23.07.2020 12:11:16</text:p>
          </table:table-cell>
          <table:table-cell office:value-type="string" calcext:value-type="string">
            <text:p>Crypto stamp Golden Unicorn 3MRs5B</text:p>
          </table:table-cell>
          <table:table-cell office:value-type="string" calcext:value-type="string">
            <text:p>Crypto stamp Golden Unicorn (CSGU), ID 3MRs5B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14</text:p>
          </table:table-cell>
          <table:table-cell office:value-type="string" calcext:value-type="string">
            <text:p>https://crypto.post.at/CSGU/3MRs5B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16];29;8)" office:value-type="string" office:string-value="3MRs5B" calcext:value-type="string">
            <text:p>3MRs5B</text:p>
          </table:table-cell>
          <table:table-cell table:formula="of:=LEN([.K71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23.07.2020 12:11:17</text:p>
          </table:table-cell>
          <table:table-cell office:value-type="string" calcext:value-type="string">
            <text:p>Crypto stamp Golden Unicorn 4CMTNa</text:p>
          </table:table-cell>
          <table:table-cell office:value-type="string" calcext:value-type="string">
            <text:p>Crypto stamp Golden Unicorn (CSGU), ID 4CMTNa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15</text:p>
          </table:table-cell>
          <table:table-cell office:value-type="string" calcext:value-type="string">
            <text:p>https://crypto.post.at/CSGU/4CMTNa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17];29;8)" office:value-type="string" office:string-value="4CMTNa" calcext:value-type="string">
            <text:p>4CMTNa</text:p>
          </table:table-cell>
          <table:table-cell table:formula="of:=LEN([.K71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23.07.2020 12:11:17</text:p>
          </table:table-cell>
          <table:table-cell office:value-type="string" calcext:value-type="string">
            <text:p>Crypto stamp Golden Unicorn 5tCdyM</text:p>
          </table:table-cell>
          <table:table-cell office:value-type="string" calcext:value-type="string">
            <text:p>Crypto stamp Golden Unicorn (CSGU), ID 5tCdyM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16</text:p>
          </table:table-cell>
          <table:table-cell office:value-type="string" calcext:value-type="string">
            <text:p>https://crypto.post.at/CSGU/5tCdyM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18];29;8)" office:value-type="string" office:string-value="5tCdyM" calcext:value-type="string">
            <text:p>5tCdyM</text:p>
          </table:table-cell>
          <table:table-cell table:formula="of:=LEN([.K71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23.07.2020 12:11:17</text:p>
          </table:table-cell>
          <table:table-cell office:value-type="string" calcext:value-type="string">
            <text:p>Crypto stamp Golden Unicorn 5YvoJt</text:p>
          </table:table-cell>
          <table:table-cell office:value-type="string" calcext:value-type="string">
            <text:p>Crypto stamp Golden Unicorn (CSGU), ID 5YvoJt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17</text:p>
          </table:table-cell>
          <table:table-cell office:value-type="string" calcext:value-type="string">
            <text:p>https://crypto.post.at/CSGU/5YvoJt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19];29;8)" office:value-type="string" office:string-value="5YvoJt" calcext:value-type="string">
            <text:p>5YvoJt</text:p>
          </table:table-cell>
          <table:table-cell table:formula="of:=LEN([.K71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23.07.2020 12:11:18</text:p>
          </table:table-cell>
          <table:table-cell office:value-type="string" calcext:value-type="string">
            <text:p>Crypto stamp Golden Unicorn 32A2Qm</text:p>
          </table:table-cell>
          <table:table-cell office:value-type="string" calcext:value-type="string">
            <text:p>Crypto stamp Golden Unicorn (CSGU), ID 32A2Qm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18</text:p>
          </table:table-cell>
          <table:table-cell office:value-type="string" calcext:value-type="string">
            <text:p>https://crypto.post.at/CSGU/32A2Qm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20];29;8)" office:value-type="string" office:string-value="32A2Qm" calcext:value-type="string">
            <text:p>32A2Qm</text:p>
          </table:table-cell>
          <table:table-cell table:formula="of:=LEN([.K72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23.07.2020 12:11:18</text:p>
          </table:table-cell>
          <table:table-cell office:value-type="string" calcext:value-type="string">
            <text:p>Crypto stamp Golden Unicorn 2iNB2e</text:p>
          </table:table-cell>
          <table:table-cell office:value-type="string" calcext:value-type="string">
            <text:p>Crypto stamp Golden Unicorn (CSGU), ID 2iNB2e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19</text:p>
          </table:table-cell>
          <table:table-cell office:value-type="string" calcext:value-type="string">
            <text:p>https://crypto.post.at/CSGU/2iNB2e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21];29;8)" office:value-type="string" office:string-value="2iNB2e" calcext:value-type="string">
            <text:p>2iNB2e</text:p>
          </table:table-cell>
          <table:table-cell table:formula="of:=LEN([.K72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23.07.2020 12:11:18</text:p>
          </table:table-cell>
          <table:table-cell office:value-type="string" calcext:value-type="string">
            <text:p>Crypto stamp Golden Unicorn 74Q4wH</text:p>
          </table:table-cell>
          <table:table-cell office:value-type="string" calcext:value-type="string">
            <text:p>Crypto stamp Golden Unicorn (CSGU), ID 74Q4wH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20</text:p>
          </table:table-cell>
          <table:table-cell office:value-type="string" calcext:value-type="string">
            <text:p>https://crypto.post.at/CSGU/74Q4wH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22];29;8)" office:value-type="string" office:string-value="74Q4wH" calcext:value-type="string">
            <text:p>74Q4wH</text:p>
          </table:table-cell>
          <table:table-cell table:formula="of:=LEN([.K72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23.07.2020 12:11:19</text:p>
          </table:table-cell>
          <table:table-cell office:value-type="string" calcext:value-type="string">
            <text:p>Crypto stamp Golden Unicorn 2V2HVa</text:p>
          </table:table-cell>
          <table:table-cell office:value-type="string" calcext:value-type="string">
            <text:p>Crypto stamp Golden Unicorn (CSGU), ID 2V2HVa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21</text:p>
          </table:table-cell>
          <table:table-cell office:value-type="string" calcext:value-type="string">
            <text:p>https://crypto.post.at/CSGU/2V2HVa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23];29;8)" office:value-type="string" office:string-value="2V2HVa" calcext:value-type="string">
            <text:p>2V2HVa</text:p>
          </table:table-cell>
          <table:table-cell table:formula="of:=LEN([.K72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23.07.2020 12:11:19</text:p>
          </table:table-cell>
          <table:table-cell office:value-type="string" calcext:value-type="string">
            <text:p>Crypto stamp Golden Unicorn 7Emyuj</text:p>
          </table:table-cell>
          <table:table-cell office:value-type="string" calcext:value-type="string">
            <text:p>Crypto stamp Golden Unicorn (CSGU), ID 7Emyuj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22</text:p>
          </table:table-cell>
          <table:table-cell office:value-type="string" calcext:value-type="string">
            <text:p>https://crypto.post.at/CSGU/7Emyuj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24];29;8)" office:value-type="string" office:string-value="7Emyuj" calcext:value-type="string">
            <text:p>7Emyuj</text:p>
          </table:table-cell>
          <table:table-cell table:formula="of:=LEN([.K72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23.07.2020 12:11:20</text:p>
          </table:table-cell>
          <table:table-cell office:value-type="string" calcext:value-type="string">
            <text:p>Crypto stamp Golden Unicorn 3jfgJW</text:p>
          </table:table-cell>
          <table:table-cell office:value-type="string" calcext:value-type="string">
            <text:p>Crypto stamp Golden Unicorn (CSGU), ID 3jfgJW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23</text:p>
          </table:table-cell>
          <table:table-cell office:value-type="string" calcext:value-type="string">
            <text:p>https://crypto.post.at/CSGU/3jfgJW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25];29;8)" office:value-type="string" office:string-value="3jfgJW" calcext:value-type="string">
            <text:p>3jfgJW</text:p>
          </table:table-cell>
          <table:table-cell table:formula="of:=LEN([.K72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23.07.2020 12:11:20</text:p>
          </table:table-cell>
          <table:table-cell office:value-type="string" calcext:value-type="string">
            <text:p>Crypto stamp Golden Unicorn 6kcDZD</text:p>
          </table:table-cell>
          <table:table-cell office:value-type="string" calcext:value-type="string">
            <text:p>Crypto stamp Golden Unicorn (CSGU), ID 6kcDZD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24</text:p>
          </table:table-cell>
          <table:table-cell office:value-type="string" calcext:value-type="string">
            <text:p>https://crypto.post.at/CSGU/6kcDZD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26];29;8)" office:value-type="string" office:string-value="6kcDZD" calcext:value-type="string">
            <text:p>6kcDZD</text:p>
          </table:table-cell>
          <table:table-cell table:formula="of:=LEN([.K72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23.07.2020 12:11:20</text:p>
          </table:table-cell>
          <table:table-cell office:value-type="string" calcext:value-type="string">
            <text:p>Crypto stamp Golden Unicorn PGpNp</text:p>
          </table:table-cell>
          <table:table-cell office:value-type="string" calcext:value-type="string">
            <text:p>Crypto stamp Golden Unicorn (CSGU), ID PGpNp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25</text:p>
          </table:table-cell>
          <table:table-cell office:value-type="string" calcext:value-type="string">
            <text:p>https://crypto.post.at/CSGU/PGpNp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27];29;8)" office:value-type="string" office:string-value="PGpNp" calcext:value-type="string">
            <text:p>PGpNp</text:p>
          </table:table-cell>
          <table:table-cell table:formula="of:=LEN([.K727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23.07.2020 12:11:21</text:p>
          </table:table-cell>
          <table:table-cell office:value-type="string" calcext:value-type="string">
            <text:p>Crypto stamp Golden Unicorn 4NjNMB</text:p>
          </table:table-cell>
          <table:table-cell office:value-type="string" calcext:value-type="string">
            <text:p>Crypto stamp Golden Unicorn (CSGU), ID 4NjNMB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26</text:p>
          </table:table-cell>
          <table:table-cell office:value-type="string" calcext:value-type="string">
            <text:p>https://crypto.post.at/CSGU/4NjNMB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28];29;8)" office:value-type="string" office:string-value="4NjNMB" calcext:value-type="string">
            <text:p>4NjNMB</text:p>
          </table:table-cell>
          <table:table-cell table:formula="of:=LEN([.K72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23.07.2020 12:11:21</text:p>
          </table:table-cell>
          <table:table-cell office:value-type="string" calcext:value-type="string">
            <text:p>Crypto stamp Golden Unicorn 2tk61C</text:p>
          </table:table-cell>
          <table:table-cell office:value-type="string" calcext:value-type="string">
            <text:p>Crypto stamp Golden Unicorn (CSGU), ID 2tk61C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27</text:p>
          </table:table-cell>
          <table:table-cell office:value-type="string" calcext:value-type="string">
            <text:p>https://crypto.post.at/CSGU/2tk61C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29];29;8)" office:value-type="string" office:string-value="2tk61C" calcext:value-type="string">
            <text:p>2tk61C</text:p>
          </table:table-cell>
          <table:table-cell table:formula="of:=LEN([.K72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23.07.2020 12:11:21</text:p>
          </table:table-cell>
          <table:table-cell office:value-type="string" calcext:value-type="string">
            <text:p>Crypto stamp Golden Unicorn 36bzFy</text:p>
          </table:table-cell>
          <table:table-cell office:value-type="string" calcext:value-type="string">
            <text:p>Crypto stamp Golden Unicorn (CSGU), ID 36bzFy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28</text:p>
          </table:table-cell>
          <table:table-cell office:value-type="string" calcext:value-type="string">
            <text:p>https://crypto.post.at/CSGU/36bzFy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30];29;8)" office:value-type="string" office:string-value="36bzFy" calcext:value-type="string">
            <text:p>36bzFy</text:p>
          </table:table-cell>
          <table:table-cell table:formula="of:=LEN([.K73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23.07.2020 12:11:23</text:p>
          </table:table-cell>
          <table:table-cell office:value-type="string" calcext:value-type="string">
            <text:p>Crypto stamp Golden Unicorn 3B3x72</text:p>
          </table:table-cell>
          <table:table-cell office:value-type="string" calcext:value-type="string">
            <text:p>Crypto stamp Golden Unicorn (CSGU), ID 3B3x72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29</text:p>
          </table:table-cell>
          <table:table-cell office:value-type="string" calcext:value-type="string">
            <text:p>https://crypto.post.at/CSGU/3B3x72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31];29;8)" office:value-type="string" office:string-value="3B3x72" calcext:value-type="string">
            <text:p>3B3x72</text:p>
          </table:table-cell>
          <table:table-cell table:formula="of:=LEN([.K73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23.07.2020 12:11:23</text:p>
          </table:table-cell>
          <table:table-cell office:value-type="string" calcext:value-type="string">
            <text:p>Crypto stamp Golden Unicorn 7Pfubw</text:p>
          </table:table-cell>
          <table:table-cell office:value-type="string" calcext:value-type="string">
            <text:p>Crypto stamp Golden Unicorn (CSGU), ID 7Pfubw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30</text:p>
          </table:table-cell>
          <table:table-cell office:value-type="string" calcext:value-type="string">
            <text:p>https://crypto.post.at/CSGU/7Pfubw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32];29;8)" office:value-type="string" office:string-value="7Pfubw" calcext:value-type="string">
            <text:p>7Pfubw</text:p>
          </table:table-cell>
          <table:table-cell table:formula="of:=LEN([.K73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23.07.2020 12:11:24</text:p>
          </table:table-cell>
          <table:table-cell office:value-type="string" calcext:value-type="string">
            <text:p>Crypto stamp Golden Unicorn 47uVXp</text:p>
          </table:table-cell>
          <table:table-cell office:value-type="string" calcext:value-type="string">
            <text:p>Crypto stamp Golden Unicorn (CSGU), ID 47uVXp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31</text:p>
          </table:table-cell>
          <table:table-cell office:value-type="string" calcext:value-type="string">
            <text:p>https://crypto.post.at/CSGU/47uVXp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33];29;8)" office:value-type="string" office:string-value="47uVXp" calcext:value-type="string">
            <text:p>47uVXp</text:p>
          </table:table-cell>
          <table:table-cell table:formula="of:=LEN([.K73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23.07.2020 12:11:24</text:p>
          </table:table-cell>
          <table:table-cell office:value-type="string" calcext:value-type="string">
            <text:p>Crypto stamp Golden Unicorn 6egGRy</text:p>
          </table:table-cell>
          <table:table-cell office:value-type="string" calcext:value-type="string">
            <text:p>Crypto stamp Golden Unicorn (CSGU), ID 6egGRy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32</text:p>
          </table:table-cell>
          <table:table-cell office:value-type="string" calcext:value-type="string">
            <text:p>https://crypto.post.at/CSGU/6egGRy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34];29;8)" office:value-type="string" office:string-value="6egGRy" calcext:value-type="string">
            <text:p>6egGRy</text:p>
          </table:table-cell>
          <table:table-cell table:formula="of:=LEN([.K73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23.07.2020 12:11:25</text:p>
          </table:table-cell>
          <table:table-cell office:value-type="string" calcext:value-type="string">
            <text:p>Crypto stamp Golden Unicorn 5erkSY</text:p>
          </table:table-cell>
          <table:table-cell office:value-type="string" calcext:value-type="string">
            <text:p>Crypto stamp Golden Unicorn (CSGU), ID 5erkSY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33</text:p>
          </table:table-cell>
          <table:table-cell office:value-type="string" calcext:value-type="string">
            <text:p>https://crypto.post.at/CSGU/5erkSY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35];29;8)" office:value-type="string" office:string-value="5erkSY" calcext:value-type="string">
            <text:p>5erkSY</text:p>
          </table:table-cell>
          <table:table-cell table:formula="of:=LEN([.K73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23.07.2020 12:11:26</text:p>
          </table:table-cell>
          <table:table-cell office:value-type="string" calcext:value-type="string">
            <text:p>Crypto stamp Golden Unicorn ZejMP</text:p>
          </table:table-cell>
          <table:table-cell office:value-type="string" calcext:value-type="string">
            <text:p>Crypto stamp Golden Unicorn (CSGU), ID ZejMP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34</text:p>
          </table:table-cell>
          <table:table-cell office:value-type="string" calcext:value-type="string">
            <text:p>https://crypto.post.at/CSGU/ZejMP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36];29;8)" office:value-type="string" office:string-value="ZejMP" calcext:value-type="string">
            <text:p>ZejMP</text:p>
          </table:table-cell>
          <table:table-cell table:formula="of:=LEN([.K736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23.07.2020 12:11:26</text:p>
          </table:table-cell>
          <table:table-cell office:value-type="string" calcext:value-type="string">
            <text:p>Crypto stamp Golden Unicorn pUcAr</text:p>
          </table:table-cell>
          <table:table-cell office:value-type="string" calcext:value-type="string">
            <text:p>Crypto stamp Golden Unicorn (CSGU), ID pUcAr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35</text:p>
          </table:table-cell>
          <table:table-cell office:value-type="string" calcext:value-type="string">
            <text:p>https://crypto.post.at/CSGU/pUcAr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37];29;8)" office:value-type="string" office:string-value="pUcAr" calcext:value-type="string">
            <text:p>pUcAr</text:p>
          </table:table-cell>
          <table:table-cell table:formula="of:=LEN([.K737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23.07.2020 12:11:26</text:p>
          </table:table-cell>
          <table:table-cell office:value-type="string" calcext:value-type="string">
            <text:p>Crypto stamp Golden Unicorn 4us7Gb</text:p>
          </table:table-cell>
          <table:table-cell office:value-type="string" calcext:value-type="string">
            <text:p>Crypto stamp Golden Unicorn (CSGU), ID 4us7Gb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36</text:p>
          </table:table-cell>
          <table:table-cell office:value-type="string" calcext:value-type="string">
            <text:p>https://crypto.post.at/CSGU/4us7Gb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38];29;8)" office:value-type="string" office:string-value="4us7Gb" calcext:value-type="string">
            <text:p>4us7Gb</text:p>
          </table:table-cell>
          <table:table-cell table:formula="of:=LEN([.K73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23.07.2020 12:11:27</text:p>
          </table:table-cell>
          <table:table-cell office:value-type="string" calcext:value-type="string">
            <text:p>Crypto stamp Golden Unicorn 5Q2sdA</text:p>
          </table:table-cell>
          <table:table-cell office:value-type="string" calcext:value-type="string">
            <text:p>Crypto stamp Golden Unicorn (CSGU), ID 5Q2sdA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37</text:p>
          </table:table-cell>
          <table:table-cell office:value-type="string" calcext:value-type="string">
            <text:p>https://crypto.post.at/CSGU/5Q2sdA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39];29;8)" office:value-type="string" office:string-value="5Q2sdA" calcext:value-type="string">
            <text:p>5Q2sdA</text:p>
          </table:table-cell>
          <table:table-cell table:formula="of:=LEN([.K73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23.07.2020 12:11:27</text:p>
          </table:table-cell>
          <table:table-cell office:value-type="string" calcext:value-type="string">
            <text:p>Crypto stamp Golden Unicorn 5z8b77</text:p>
          </table:table-cell>
          <table:table-cell office:value-type="string" calcext:value-type="string">
            <text:p>Crypto stamp Golden Unicorn (CSGU), ID 5z8b77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38</text:p>
          </table:table-cell>
          <table:table-cell office:value-type="string" calcext:value-type="string">
            <text:p>https://crypto.post.at/CSGU/5z8b77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40];29;8)" office:value-type="string" office:string-value="5z8b77" calcext:value-type="string">
            <text:p>5z8b77</text:p>
          </table:table-cell>
          <table:table-cell table:formula="of:=LEN([.K74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23.07.2020 12:11:27</text:p>
          </table:table-cell>
          <table:table-cell office:value-type="string" calcext:value-type="string">
            <text:p>Crypto stamp Golden Unicorn 636Zfp</text:p>
          </table:table-cell>
          <table:table-cell office:value-type="string" calcext:value-type="string">
            <text:p>Crypto stamp Golden Unicorn (CSGU), ID 636Zfp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39</text:p>
          </table:table-cell>
          <table:table-cell office:value-type="string" calcext:value-type="string">
            <text:p>https://crypto.post.at/CSGU/636Zfp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41];29;8)" office:value-type="string" office:string-value="636Zfp" calcext:value-type="string">
            <text:p>636Zfp</text:p>
          </table:table-cell>
          <table:table-cell table:formula="of:=LEN([.K74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23.07.2020 12:11:28</text:p>
          </table:table-cell>
          <table:table-cell office:value-type="string" calcext:value-type="string">
            <text:p>Crypto stamp Golden Unicorn 5Vxpkb</text:p>
          </table:table-cell>
          <table:table-cell office:value-type="string" calcext:value-type="string">
            <text:p>Crypto stamp Golden Unicorn (CSGU), ID 5Vxpkb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40</text:p>
          </table:table-cell>
          <table:table-cell office:value-type="string" calcext:value-type="string">
            <text:p>https://crypto.post.at/CSGU/5Vxpkb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42];29;8)" office:value-type="string" office:string-value="5Vxpkb" calcext:value-type="string">
            <text:p>5Vxpkb</text:p>
          </table:table-cell>
          <table:table-cell table:formula="of:=LEN([.K74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23.07.2020 12:11:28</text:p>
          </table:table-cell>
          <table:table-cell office:value-type="string" calcext:value-type="string">
            <text:p>Crypto stamp Golden Unicorn 5Vxpkc</text:p>
          </table:table-cell>
          <table:table-cell office:value-type="string" calcext:value-type="string">
            <text:p>Crypto stamp Golden Unicorn (CSGU), ID 5Vxpkc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41</text:p>
          </table:table-cell>
          <table:table-cell office:value-type="string" calcext:value-type="string">
            <text:p>https://crypto.post.at/CSGU/5Vxpkc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43];29;8)" office:value-type="string" office:string-value="5Vxpkc" calcext:value-type="string">
            <text:p>5Vxpkc</text:p>
          </table:table-cell>
          <table:table-cell table:formula="of:=LEN([.K74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23.07.2020 12:11:29</text:p>
          </table:table-cell>
          <table:table-cell office:value-type="string" calcext:value-type="string">
            <text:p>Crypto stamp Golden Unicorn 3Xon45</text:p>
          </table:table-cell>
          <table:table-cell office:value-type="string" calcext:value-type="string">
            <text:p>Crypto stamp Golden Unicorn (CSGU), ID 3Xon45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42</text:p>
          </table:table-cell>
          <table:table-cell office:value-type="string" calcext:value-type="string">
            <text:p>https://crypto.post.at/CSGU/3Xon45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44];29;8)" office:value-type="string" office:string-value="3Xon45" calcext:value-type="string">
            <text:p>3Xon45</text:p>
          </table:table-cell>
          <table:table-cell table:formula="of:=LEN([.K74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23.07.2020 12:11:29</text:p>
          </table:table-cell>
          <table:table-cell office:value-type="string" calcext:value-type="string">
            <text:p>Crypto stamp Golden Unicorn 2JeNXY</text:p>
          </table:table-cell>
          <table:table-cell office:value-type="string" calcext:value-type="string">
            <text:p>Crypto stamp Golden Unicorn (CSGU), ID 2JeNXY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43</text:p>
          </table:table-cell>
          <table:table-cell office:value-type="string" calcext:value-type="string">
            <text:p>https://crypto.post.at/CSGU/2JeNXY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45];29;8)" office:value-type="string" office:string-value="2JeNXY" calcext:value-type="string">
            <text:p>2JeNXY</text:p>
          </table:table-cell>
          <table:table-cell table:formula="of:=LEN([.K74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23.07.2020 12:11:29</text:p>
          </table:table-cell>
          <table:table-cell office:value-type="string" calcext:value-type="string">
            <text:p>Crypto stamp Golden Unicorn qxbTM</text:p>
          </table:table-cell>
          <table:table-cell office:value-type="string" calcext:value-type="string">
            <text:p>Crypto stamp Golden Unicorn (CSGU), ID qxbTM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44</text:p>
          </table:table-cell>
          <table:table-cell office:value-type="string" calcext:value-type="string">
            <text:p>https://crypto.post.at/CSGU/qxbTM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46];29;8)" office:value-type="string" office:string-value="qxbTM" calcext:value-type="string">
            <text:p>qxbTM</text:p>
          </table:table-cell>
          <table:table-cell table:formula="of:=LEN([.K746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23.07.2020 12:11:30</text:p>
          </table:table-cell>
          <table:table-cell office:value-type="string" calcext:value-type="string">
            <text:p>Crypto stamp Golden Unicorn 4abGcG</text:p>
          </table:table-cell>
          <table:table-cell office:value-type="string" calcext:value-type="string">
            <text:p>Crypto stamp Golden Unicorn (CSGU), ID 4abGcG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45</text:p>
          </table:table-cell>
          <table:table-cell office:value-type="string" calcext:value-type="string">
            <text:p>https://crypto.post.at/CSGU/4abGcG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47];29;8)" office:value-type="string" office:string-value="4abGcG" calcext:value-type="string">
            <text:p>4abGcG</text:p>
          </table:table-cell>
          <table:table-cell table:formula="of:=LEN([.K74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23.07.2020 12:11:30</text:p>
          </table:table-cell>
          <table:table-cell office:value-type="string" calcext:value-type="string">
            <text:p>Crypto stamp Golden Unicorn 25JUzV</text:p>
          </table:table-cell>
          <table:table-cell office:value-type="string" calcext:value-type="string">
            <text:p>Crypto stamp Golden Unicorn (CSGU), ID 25JUzV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46</text:p>
          </table:table-cell>
          <table:table-cell office:value-type="string" calcext:value-type="string">
            <text:p>https://crypto.post.at/CSGU/25JUzV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48];29;8)" office:value-type="string" office:string-value="25JUzV" calcext:value-type="string">
            <text:p>25JUzV</text:p>
          </table:table-cell>
          <table:table-cell table:formula="of:=LEN([.K74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23.07.2020 12:11:30</text:p>
          </table:table-cell>
          <table:table-cell office:value-type="string" calcext:value-type="string">
            <text:p>Crypto stamp Golden Unicorn 2ZUFM4</text:p>
          </table:table-cell>
          <table:table-cell office:value-type="string" calcext:value-type="string">
            <text:p>Crypto stamp Golden Unicorn (CSGU), ID 2ZUFM4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47</text:p>
          </table:table-cell>
          <table:table-cell office:value-type="string" calcext:value-type="string">
            <text:p>https://crypto.post.at/CSGU/2ZUFM4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49];29;8)" office:value-type="string" office:string-value="2ZUFM4" calcext:value-type="string">
            <text:p>2ZUFM4</text:p>
          </table:table-cell>
          <table:table-cell table:formula="of:=LEN([.K74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23.07.2020 12:11:31</text:p>
          </table:table-cell>
          <table:table-cell office:value-type="string" calcext:value-type="string">
            <text:p>Crypto stamp Golden Unicorn 4gXDjh</text:p>
          </table:table-cell>
          <table:table-cell office:value-type="string" calcext:value-type="string">
            <text:p>Crypto stamp Golden Unicorn (CSGU), ID 4gXDjh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48</text:p>
          </table:table-cell>
          <table:table-cell office:value-type="string" calcext:value-type="string">
            <text:p>https://crypto.post.at/CSGU/4gXDjh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50];29;8)" office:value-type="string" office:string-value="4gXDjh" calcext:value-type="string">
            <text:p>4gXDjh</text:p>
          </table:table-cell>
          <table:table-cell table:formula="of:=LEN([.K75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23.07.2020 12:11:31</text:p>
          </table:table-cell>
          <table:table-cell office:value-type="string" calcext:value-type="string">
            <text:p>Crypto stamp Golden Unicorn 54m2xt</text:p>
          </table:table-cell>
          <table:table-cell office:value-type="string" calcext:value-type="string">
            <text:p>Crypto stamp Golden Unicorn (CSGU), ID 54m2xt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49</text:p>
          </table:table-cell>
          <table:table-cell office:value-type="string" calcext:value-type="string">
            <text:p>https://crypto.post.at/CSGU/54m2xt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51];29;8)" office:value-type="string" office:string-value="54m2xt" calcext:value-type="string">
            <text:p>54m2xt</text:p>
          </table:table-cell>
          <table:table-cell table:formula="of:=LEN([.K75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23.07.2020 12:11:31</text:p>
          </table:table-cell>
          <table:table-cell office:value-type="string" calcext:value-type="string">
            <text:p>Crypto stamp Golden Unicorn 3CXwPj</text:p>
          </table:table-cell>
          <table:table-cell office:value-type="string" calcext:value-type="string">
            <text:p>Crypto stamp Golden Unicorn (CSGU), ID 3CXwPj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50</text:p>
          </table:table-cell>
          <table:table-cell office:value-type="string" calcext:value-type="string">
            <text:p>https://crypto.post.at/CSGU/3CXwPj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52];29;8)" office:value-type="string" office:string-value="3CXwPj" calcext:value-type="string">
            <text:p>3CXwPj</text:p>
          </table:table-cell>
          <table:table-cell table:formula="of:=LEN([.K75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23.07.2020 12:11:32</text:p>
          </table:table-cell>
          <table:table-cell office:value-type="string" calcext:value-type="string">
            <text:p>Crypto stamp Golden Unicorn 4UfKUz</text:p>
          </table:table-cell>
          <table:table-cell office:value-type="string" calcext:value-type="string">
            <text:p>Crypto stamp Golden Unicorn (CSGU), ID 4UfKUz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51</text:p>
          </table:table-cell>
          <table:table-cell office:value-type="string" calcext:value-type="string">
            <text:p>https://crypto.post.at/CSGU/4UfKUz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53];29;8)" office:value-type="string" office:string-value="4UfKUz" calcext:value-type="string">
            <text:p>4UfKUz</text:p>
          </table:table-cell>
          <table:table-cell table:formula="of:=LEN([.K75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23.07.2020 12:11:32</text:p>
          </table:table-cell>
          <table:table-cell office:value-type="string" calcext:value-type="string">
            <text:p>Crypto stamp Golden Unicorn 2qn7Sw</text:p>
          </table:table-cell>
          <table:table-cell office:value-type="string" calcext:value-type="string">
            <text:p>Crypto stamp Golden Unicorn (CSGU), ID 2qn7Sw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52</text:p>
          </table:table-cell>
          <table:table-cell office:value-type="string" calcext:value-type="string">
            <text:p>https://crypto.post.at/CSGU/2qn7Sw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54];29;8)" office:value-type="string" office:string-value="2qn7Sw" calcext:value-type="string">
            <text:p>2qn7Sw</text:p>
          </table:table-cell>
          <table:table-cell table:formula="of:=LEN([.K75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23.07.2020 12:11:32</text:p>
          </table:table-cell>
          <table:table-cell office:value-type="string" calcext:value-type="string">
            <text:p>Crypto stamp Golden Unicorn 4GoREG</text:p>
          </table:table-cell>
          <table:table-cell office:value-type="string" calcext:value-type="string">
            <text:p>Crypto stamp Golden Unicorn (CSGU), ID 4GoREG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53</text:p>
          </table:table-cell>
          <table:table-cell office:value-type="string" calcext:value-type="string">
            <text:p>https://crypto.post.at/CSGU/4GoREG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55];29;8)" office:value-type="string" office:string-value="4GoREG" calcext:value-type="string">
            <text:p>4GoREG</text:p>
          </table:table-cell>
          <table:table-cell table:formula="of:=LEN([.K75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23.07.2020 12:11:33</text:p>
          </table:table-cell>
          <table:table-cell office:value-type="string" calcext:value-type="string">
            <text:p>Crypto stamp Golden Unicorn HLsFw</text:p>
          </table:table-cell>
          <table:table-cell office:value-type="string" calcext:value-type="string">
            <text:p>Crypto stamp Golden Unicorn (CSGU), ID HLsFw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54</text:p>
          </table:table-cell>
          <table:table-cell office:value-type="string" calcext:value-type="string">
            <text:p>https://crypto.post.at/CSGU/HLsFw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56];29;8)" office:value-type="string" office:string-value="HLsFw" calcext:value-type="string">
            <text:p>HLsFw</text:p>
          </table:table-cell>
          <table:table-cell table:formula="of:=LEN([.K756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23.07.2020 12:11:35</text:p>
          </table:table-cell>
          <table:table-cell office:value-type="string" calcext:value-type="string">
            <text:p>Crypto stamp Golden Unicorn k2eLA</text:p>
          </table:table-cell>
          <table:table-cell office:value-type="string" calcext:value-type="string">
            <text:p>Crypto stamp Golden Unicorn (CSGU), ID k2eLA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55</text:p>
          </table:table-cell>
          <table:table-cell office:value-type="string" calcext:value-type="string">
            <text:p>https://crypto.post.at/CSGU/k2eLA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57];29;8)" office:value-type="string" office:string-value="k2eLA" calcext:value-type="string">
            <text:p>k2eLA</text:p>
          </table:table-cell>
          <table:table-cell table:formula="of:=LEN([.K757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23.07.2020 12:11:35</text:p>
          </table:table-cell>
          <table:table-cell office:value-type="string" calcext:value-type="string">
            <text:p>Crypto stamp Golden Unicorn 4CMTPH</text:p>
          </table:table-cell>
          <table:table-cell office:value-type="string" calcext:value-type="string">
            <text:p>Crypto stamp Golden Unicorn (CSGU), ID 4CMTPH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56</text:p>
          </table:table-cell>
          <table:table-cell office:value-type="string" calcext:value-type="string">
            <text:p>https://crypto.post.at/CSGU/4CMTPH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58];29;8)" office:value-type="string" office:string-value="4CMTPH" calcext:value-type="string">
            <text:p>4CMTPH</text:p>
          </table:table-cell>
          <table:table-cell table:formula="of:=LEN([.K75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23.07.2020 12:11:35</text:p>
          </table:table-cell>
          <table:table-cell office:value-type="string" calcext:value-type="string">
            <text:p>Crypto stamp Golden Unicorn 2sG6jN</text:p>
          </table:table-cell>
          <table:table-cell office:value-type="string" calcext:value-type="string">
            <text:p>Crypto stamp Golden Unicorn (CSGU), ID 2sG6jN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57</text:p>
          </table:table-cell>
          <table:table-cell office:value-type="string" calcext:value-type="string">
            <text:p>https://crypto.post.at/CSGU/2sG6j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59];29;8)" office:value-type="string" office:string-value="2sG6jN" calcext:value-type="string">
            <text:p>2sG6jN</text:p>
          </table:table-cell>
          <table:table-cell table:formula="of:=LEN([.K75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23.07.2020 12:11:36</text:p>
          </table:table-cell>
          <table:table-cell office:value-type="string" calcext:value-type="string">
            <text:p>Crypto stamp Golden Unicorn 3Kwsob</text:p>
          </table:table-cell>
          <table:table-cell office:value-type="string" calcext:value-type="string">
            <text:p>Crypto stamp Golden Unicorn (CSGU), ID 3Kwsob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58</text:p>
          </table:table-cell>
          <table:table-cell office:value-type="string" calcext:value-type="string">
            <text:p>https://crypto.post.at/CSGU/3Kwsob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60];29;8)" office:value-type="string" office:string-value="3Kwsob" calcext:value-type="string">
            <text:p>3Kwsob</text:p>
          </table:table-cell>
          <table:table-cell table:formula="of:=LEN([.K76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23.07.2020 12:11:36</text:p>
          </table:table-cell>
          <table:table-cell office:value-type="string" calcext:value-type="string">
            <text:p>Crypto stamp Golden Unicorn 2QaKfC</text:p>
          </table:table-cell>
          <table:table-cell office:value-type="string" calcext:value-type="string">
            <text:p>Crypto stamp Golden Unicorn (CSGU), ID 2QaKfC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59</text:p>
          </table:table-cell>
          <table:table-cell office:value-type="string" calcext:value-type="string">
            <text:p>https://crypto.post.at/CSGU/2QaKfC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61];29;8)" office:value-type="string" office:string-value="2QaKfC" calcext:value-type="string">
            <text:p>2QaKfC</text:p>
          </table:table-cell>
          <table:table-cell table:formula="of:=LEN([.K76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23.07.2020 12:11:36</text:p>
          </table:table-cell>
          <table:table-cell office:value-type="string" calcext:value-type="string">
            <text:p>Crypto stamp Golden Unicorn 5RWruu</text:p>
          </table:table-cell>
          <table:table-cell office:value-type="string" calcext:value-type="string">
            <text:p>Crypto stamp Golden Unicorn (CSGU), ID 5RWruu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60</text:p>
          </table:table-cell>
          <table:table-cell office:value-type="string" calcext:value-type="string">
            <text:p>https://crypto.post.at/CSGU/5RWruu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62];29;8)" office:value-type="string" office:string-value="5RWruu" calcext:value-type="string">
            <text:p>5RWruu</text:p>
          </table:table-cell>
          <table:table-cell table:formula="of:=LEN([.K76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23.07.2020 12:11:37</text:p>
          </table:table-cell>
          <table:table-cell office:value-type="string" calcext:value-type="string">
            <text:p>Crypto stamp Golden Unicorn 6GSTDJ</text:p>
          </table:table-cell>
          <table:table-cell office:value-type="string" calcext:value-type="string">
            <text:p>Crypto stamp Golden Unicorn (CSGU), ID 6GSTDJ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61</text:p>
          </table:table-cell>
          <table:table-cell office:value-type="string" calcext:value-type="string">
            <text:p>https://crypto.post.at/CSGU/6GSTDJ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63];29;8)" office:value-type="string" office:string-value="6GSTDJ" calcext:value-type="string">
            <text:p>6GSTDJ</text:p>
          </table:table-cell>
          <table:table-cell table:formula="of:=LEN([.K76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23.07.2020 12:11:38</text:p>
          </table:table-cell>
          <table:table-cell office:value-type="string" calcext:value-type="string">
            <text:p>Crypto stamp Golden Unicorn 5SzrCH</text:p>
          </table:table-cell>
          <table:table-cell office:value-type="string" calcext:value-type="string">
            <text:p>Crypto stamp Golden Unicorn (CSGU), ID 5SzrCH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62</text:p>
          </table:table-cell>
          <table:table-cell office:value-type="string" calcext:value-type="string">
            <text:p>https://crypto.post.at/CSGU/5SzrCH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64];29;8)" office:value-type="string" office:string-value="5SzrCH" calcext:value-type="string">
            <text:p>5SzrCH</text:p>
          </table:table-cell>
          <table:table-cell table:formula="of:=LEN([.K76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23.07.2020 12:11:39</text:p>
          </table:table-cell>
          <table:table-cell office:value-type="string" calcext:value-type="string">
            <text:p>Crypto stamp Golden Unicorn 7Vbrjt</text:p>
          </table:table-cell>
          <table:table-cell office:value-type="string" calcext:value-type="string">
            <text:p>Crypto stamp Golden Unicorn (CSGU), ID 7Vbrjt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63</text:p>
          </table:table-cell>
          <table:table-cell office:value-type="string" calcext:value-type="string">
            <text:p>https://crypto.post.at/CSGU/7Vbrjt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65];29;8)" office:value-type="string" office:string-value="7Vbrjt" calcext:value-type="string">
            <text:p>7Vbrjt</text:p>
          </table:table-cell>
          <table:table-cell table:formula="of:=LEN([.K76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23.07.2020 12:11:39</text:p>
          </table:table-cell>
          <table:table-cell office:value-type="string" calcext:value-type="string">
            <text:p>Crypto stamp Golden Unicorn 39ZxqH</text:p>
          </table:table-cell>
          <table:table-cell office:value-type="string" calcext:value-type="string">
            <text:p>Crypto stamp Golden Unicorn (CSGU), ID 39ZxqH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64</text:p>
          </table:table-cell>
          <table:table-cell office:value-type="string" calcext:value-type="string">
            <text:p>https://crypto.post.at/CSGU/39ZxqH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66];29;8)" office:value-type="string" office:string-value="39ZxqH" calcext:value-type="string">
            <text:p>39ZxqH</text:p>
          </table:table-cell>
          <table:table-cell table:formula="of:=LEN([.K76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23.07.2020 12:11:39</text:p>
          </table:table-cell>
          <table:table-cell office:value-type="string" calcext:value-type="string">
            <text:p>Crypto stamp Golden Unicorn nzcu2</text:p>
          </table:table-cell>
          <table:table-cell office:value-type="string" calcext:value-type="string">
            <text:p>Crypto stamp Golden Unicorn (CSGU), ID nzcu2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65</text:p>
          </table:table-cell>
          <table:table-cell office:value-type="string" calcext:value-type="string">
            <text:p>https://crypto.post.at/CSGU/nzcu2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67];29;8)" office:value-type="string" office:string-value="nzcu2" calcext:value-type="string">
            <text:p>nzcu2</text:p>
          </table:table-cell>
          <table:table-cell table:formula="of:=LEN([.K767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23.07.2020 12:11:40</text:p>
          </table:table-cell>
          <table:table-cell office:value-type="string" calcext:value-type="string">
            <text:p>Crypto stamp Golden Unicorn 2XzG53</text:p>
          </table:table-cell>
          <table:table-cell office:value-type="string" calcext:value-type="string">
            <text:p>Crypto stamp Golden Unicorn (CSGU), ID 2XzG53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66</text:p>
          </table:table-cell>
          <table:table-cell office:value-type="string" calcext:value-type="string">
            <text:p>https://crypto.post.at/CSGU/2XzG53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68];29;8)" office:value-type="string" office:string-value="2XzG53" calcext:value-type="string">
            <text:p>2XzG53</text:p>
          </table:table-cell>
          <table:table-cell table:formula="of:=LEN([.K76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23.07.2020 12:11:40</text:p>
          </table:table-cell>
          <table:table-cell office:value-type="string" calcext:value-type="string">
            <text:p>Crypto stamp Golden Unicorn 6VnLkW</text:p>
          </table:table-cell>
          <table:table-cell office:value-type="string" calcext:value-type="string">
            <text:p>Crypto stamp Golden Unicorn (CSGU), ID 6VnLkW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67</text:p>
          </table:table-cell>
          <table:table-cell office:value-type="string" calcext:value-type="string">
            <text:p>https://crypto.post.at/CSGU/6VnLkW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69];29;8)" office:value-type="string" office:string-value="6VnLkW" calcext:value-type="string">
            <text:p>6VnLkW</text:p>
          </table:table-cell>
          <table:table-cell table:formula="of:=LEN([.K76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23.07.2020 12:11:40</text:p>
          </table:table-cell>
          <table:table-cell office:value-type="string" calcext:value-type="string">
            <text:p>Crypto stamp Golden Unicorn 72v5fm</text:p>
          </table:table-cell>
          <table:table-cell office:value-type="string" calcext:value-type="string">
            <text:p>Crypto stamp Golden Unicorn (CSGU), ID 72v5fm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68</text:p>
          </table:table-cell>
          <table:table-cell office:value-type="string" calcext:value-type="string">
            <text:p>https://crypto.post.at/CSGU/72v5fm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70];29;8)" office:value-type="string" office:string-value="72v5fm" calcext:value-type="string">
            <text:p>72v5fm</text:p>
          </table:table-cell>
          <table:table-cell table:formula="of:=LEN([.K77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23.07.2020 12:11:41</text:p>
          </table:table-cell>
          <table:table-cell office:value-type="string" calcext:value-type="string">
            <text:p>Crypto stamp Golden Unicorn WgkoJ</text:p>
          </table:table-cell>
          <table:table-cell office:value-type="string" calcext:value-type="string">
            <text:p>Crypto stamp Golden Unicorn (CSGU), ID WgkoJ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69</text:p>
          </table:table-cell>
          <table:table-cell office:value-type="string" calcext:value-type="string">
            <text:p>https://crypto.post.at/CSGU/WgkoJ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71];29;8)" office:value-type="string" office:string-value="WgkoJ" calcext:value-type="string">
            <text:p>WgkoJ</text:p>
          </table:table-cell>
          <table:table-cell table:formula="of:=LEN([.K771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23.07.2020 12:11:41</text:p>
          </table:table-cell>
          <table:table-cell office:value-type="string" calcext:value-type="string">
            <text:p>Crypto stamp Golden Unicorn 6RLNuX</text:p>
          </table:table-cell>
          <table:table-cell office:value-type="string" calcext:value-type="string">
            <text:p>Crypto stamp Golden Unicorn (CSGU), ID 6RLNu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70</text:p>
          </table:table-cell>
          <table:table-cell office:value-type="string" calcext:value-type="string">
            <text:p>https://crypto.post.at/CSGU/6RLNu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72];29;8)" office:value-type="string" office:string-value="6RLNuX" calcext:value-type="string">
            <text:p>6RLNuX</text:p>
          </table:table-cell>
          <table:table-cell table:formula="of:=LEN([.K77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23.07.2020 12:11:41</text:p>
          </table:table-cell>
          <table:table-cell office:value-type="string" calcext:value-type="string">
            <text:p>Crypto stamp Golden Unicorn 6t29yk</text:p>
          </table:table-cell>
          <table:table-cell office:value-type="string" calcext:value-type="string">
            <text:p>Crypto stamp Golden Unicorn (CSGU), ID 6t29yk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71</text:p>
          </table:table-cell>
          <table:table-cell office:value-type="string" calcext:value-type="string">
            <text:p>https://crypto.post.at/CSGU/6t29yk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73];29;8)" office:value-type="string" office:string-value="6t29yk" calcext:value-type="string">
            <text:p>6t29yk</text:p>
          </table:table-cell>
          <table:table-cell table:formula="of:=LEN([.K77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23.07.2020 12:11:42</text:p>
          </table:table-cell>
          <table:table-cell office:value-type="string" calcext:value-type="string">
            <text:p>Crypto stamp Golden Unicorn 4kyBb9</text:p>
          </table:table-cell>
          <table:table-cell office:value-type="string" calcext:value-type="string">
            <text:p>Crypto stamp Golden Unicorn (CSGU), ID 4kyBb9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72</text:p>
          </table:table-cell>
          <table:table-cell office:value-type="string" calcext:value-type="string">
            <text:p>https://crypto.post.at/CSGU/4kyBb9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74];29;8)" office:value-type="string" office:string-value="4kyBb9" calcext:value-type="string">
            <text:p>4kyBb9</text:p>
          </table:table-cell>
          <table:table-cell table:formula="of:=LEN([.K77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23.07.2020 12:11:42</text:p>
          </table:table-cell>
          <table:table-cell office:value-type="string" calcext:value-type="string">
            <text:p>Crypto stamp Golden Unicorn 2qn7TJ</text:p>
          </table:table-cell>
          <table:table-cell office:value-type="string" calcext:value-type="string">
            <text:p>Crypto stamp Golden Unicorn (CSGU), ID 2qn7TJ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73</text:p>
          </table:table-cell>
          <table:table-cell office:value-type="string" calcext:value-type="string">
            <text:p>https://crypto.post.at/CSGU/2qn7TJ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75];29;8)" office:value-type="string" office:string-value="2qn7TJ" calcext:value-type="string">
            <text:p>2qn7TJ</text:p>
          </table:table-cell>
          <table:table-cell table:formula="of:=LEN([.K77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23.07.2020 12:11:43</text:p>
          </table:table-cell>
          <table:table-cell office:value-type="string" calcext:value-type="string">
            <text:p>Crypto stamp Golden Unicorn pUcBX</text:p>
          </table:table-cell>
          <table:table-cell office:value-type="string" calcext:value-type="string">
            <text:p>Crypto stamp Golden Unicorn (CSGU), ID pUcB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74</text:p>
          </table:table-cell>
          <table:table-cell office:value-type="string" calcext:value-type="string">
            <text:p>https://crypto.post.at/CSGU/pUcB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76];29;8)" office:value-type="string" office:string-value="pUcBX" calcext:value-type="string">
            <text:p>pUcBX</text:p>
          </table:table-cell>
          <table:table-cell table:formula="of:=LEN([.K776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23.07.2020 12:11:44</text:p>
          </table:table-cell>
          <table:table-cell office:value-type="string" calcext:value-type="string">
            <text:p>Crypto stamp Golden Unicorn 6DUUer</text:p>
          </table:table-cell>
          <table:table-cell office:value-type="string" calcext:value-type="string">
            <text:p>Crypto stamp Golden Unicorn (CSGU), ID 6DUUer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75</text:p>
          </table:table-cell>
          <table:table-cell office:value-type="string" calcext:value-type="string">
            <text:p>https://crypto.post.at/CSGU/6DUUer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77];29;8)" office:value-type="string" office:string-value="6DUUer" calcext:value-type="string">
            <text:p>6DUUer</text:p>
          </table:table-cell>
          <table:table-cell table:formula="of:=LEN([.K77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23.07.2020 12:11:45</text:p>
          </table:table-cell>
          <table:table-cell office:value-type="string" calcext:value-type="string">
            <text:p>Crypto stamp Golden Unicorn 3Kwsou</text:p>
          </table:table-cell>
          <table:table-cell office:value-type="string" calcext:value-type="string">
            <text:p>Crypto stamp Golden Unicorn (CSGU), ID 3Kwsou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76</text:p>
          </table:table-cell>
          <table:table-cell office:value-type="string" calcext:value-type="string">
            <text:p>https://crypto.post.at/CSGU/3Kwsou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78];29;8)" office:value-type="string" office:string-value="3Kwsou" calcext:value-type="string">
            <text:p>3Kwsou</text:p>
          </table:table-cell>
          <table:table-cell table:formula="of:=LEN([.K77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23.07.2020 12:11:45</text:p>
          </table:table-cell>
          <table:table-cell office:value-type="string" calcext:value-type="string">
            <text:p>Crypto stamp Golden Unicorn 7SdtBS</text:p>
          </table:table-cell>
          <table:table-cell office:value-type="string" calcext:value-type="string">
            <text:p>Crypto stamp Golden Unicorn (CSGU), ID 7SdtBS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77</text:p>
          </table:table-cell>
          <table:table-cell office:value-type="string" calcext:value-type="string">
            <text:p>https://crypto.post.at/CSGU/7SdtBS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79];29;8)" office:value-type="string" office:string-value="7SdtBS" calcext:value-type="string">
            <text:p>7SdtBS</text:p>
          </table:table-cell>
          <table:table-cell table:formula="of:=LEN([.K77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23.07.2020 12:11:45</text:p>
          </table:table-cell>
          <table:table-cell office:value-type="string" calcext:value-type="string">
            <text:p>Crypto stamp Golden Unicorn ENthf</text:p>
          </table:table-cell>
          <table:table-cell office:value-type="string" calcext:value-type="string">
            <text:p>Crypto stamp Golden Unicorn (CSGU), ID ENthf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78</text:p>
          </table:table-cell>
          <table:table-cell office:value-type="string" calcext:value-type="string">
            <text:p>https://crypto.post.at/CSGU/ENthf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80];29;8)" office:value-type="string" office:string-value="ENthf" calcext:value-type="string">
            <text:p>ENthf</text:p>
          </table:table-cell>
          <table:table-cell table:formula="of:=LEN([.K780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23.07.2020 12:11:46</text:p>
          </table:table-cell>
          <table:table-cell office:value-type="string" calcext:value-type="string">
            <text:p>Crypto stamp Golden Unicorn 4dZFBY</text:p>
          </table:table-cell>
          <table:table-cell office:value-type="string" calcext:value-type="string">
            <text:p>Crypto stamp Golden Unicorn (CSGU), ID 4dZFBY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79</text:p>
          </table:table-cell>
          <table:table-cell office:value-type="string" calcext:value-type="string">
            <text:p>https://crypto.post.at/CSGU/4dZFBY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81];29;8)" office:value-type="string" office:string-value="4dZFBY" calcext:value-type="string">
            <text:p>4dZFBY</text:p>
          </table:table-cell>
          <table:table-cell table:formula="of:=LEN([.K78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23.07.2020 12:11:46</text:p>
          </table:table-cell>
          <table:table-cell office:value-type="string" calcext:value-type="string">
            <text:p>Crypto stamp Golden Unicorn iYf4F</text:p>
          </table:table-cell>
          <table:table-cell office:value-type="string" calcext:value-type="string">
            <text:p>Crypto stamp Golden Unicorn (CSGU), ID iYf4F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80</text:p>
          </table:table-cell>
          <table:table-cell office:value-type="string" calcext:value-type="string">
            <text:p>https://crypto.post.at/CSGU/iYf4F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82];29;8)" office:value-type="string" office:string-value="iYf4F" calcext:value-type="string">
            <text:p>iYf4F</text:p>
          </table:table-cell>
          <table:table-cell table:formula="of:=LEN([.K782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23.07.2020 12:11:46</text:p>
          </table:table-cell>
          <table:table-cell office:value-type="string" calcext:value-type="string">
            <text:p>Crypto stamp Golden Unicorn 7X5r2Y</text:p>
          </table:table-cell>
          <table:table-cell office:value-type="string" calcext:value-type="string">
            <text:p>Crypto stamp Golden Unicorn (CSGU), ID 7X5r2Y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81</text:p>
          </table:table-cell>
          <table:table-cell office:value-type="string" calcext:value-type="string">
            <text:p>https://crypto.post.at/CSGU/7X5r2Y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83];29;8)" office:value-type="string" office:string-value="7X5r2Y" calcext:value-type="string">
            <text:p>7X5r2Y</text:p>
          </table:table-cell>
          <table:table-cell table:formula="of:=LEN([.K78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23.07.2020 12:11:47</text:p>
          </table:table-cell>
          <table:table-cell office:value-type="string" calcext:value-type="string">
            <text:p>Crypto stamp Golden Unicorn 6LtR4h</text:p>
          </table:table-cell>
          <table:table-cell office:value-type="string" calcext:value-type="string">
            <text:p>Crypto stamp Golden Unicorn (CSGU), ID 6LtR4h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82</text:p>
          </table:table-cell>
          <table:table-cell office:value-type="string" calcext:value-type="string">
            <text:p>https://crypto.post.at/CSGU/6LtR4h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84];29;8)" office:value-type="string" office:string-value="6LtR4h" calcext:value-type="string">
            <text:p>6LtR4h</text:p>
          </table:table-cell>
          <table:table-cell table:formula="of:=LEN([.K78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23.07.2020 12:11:47</text:p>
          </table:table-cell>
          <table:table-cell office:value-type="string" calcext:value-type="string">
            <text:p>Crypto stamp Golden Unicorn 7Emyvn</text:p>
          </table:table-cell>
          <table:table-cell office:value-type="string" calcext:value-type="string">
            <text:p>Crypto stamp Golden Unicorn (CSGU), ID 7Emyvn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83</text:p>
          </table:table-cell>
          <table:table-cell office:value-type="string" calcext:value-type="string">
            <text:p>https://crypto.post.at/CSGU/7Emyv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85];29;8)" office:value-type="string" office:string-value="7Emyvn" calcext:value-type="string">
            <text:p>7Emyvn</text:p>
          </table:table-cell>
          <table:table-cell table:formula="of:=LEN([.K78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23.07.2020 12:11:47</text:p>
          </table:table-cell>
          <table:table-cell office:value-type="string" calcext:value-type="string">
            <text:p>Crypto stamp Golden Unicorn iYf4K</text:p>
          </table:table-cell>
          <table:table-cell office:value-type="string" calcext:value-type="string">
            <text:p>Crypto stamp Golden Unicorn (CSGU), ID iYf4K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84</text:p>
          </table:table-cell>
          <table:table-cell office:value-type="string" calcext:value-type="string">
            <text:p>https://crypto.post.at/CSGU/iYf4K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86];29;8)" office:value-type="string" office:string-value="iYf4K" calcext:value-type="string">
            <text:p>iYf4K</text:p>
          </table:table-cell>
          <table:table-cell table:formula="of:=LEN([.K786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23.07.2020 12:11:48</text:p>
          </table:table-cell>
          <table:table-cell office:value-type="string" calcext:value-type="string">
            <text:p>Crypto stamp Golden Unicorn 6uW9GL</text:p>
          </table:table-cell>
          <table:table-cell office:value-type="string" calcext:value-type="string">
            <text:p>Crypto stamp Golden Unicorn (CSGU), ID 6uW9GL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85</text:p>
          </table:table-cell>
          <table:table-cell office:value-type="string" calcext:value-type="string">
            <text:p>https://crypto.post.at/CSGU/6uW9GL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87];29;8)" office:value-type="string" office:string-value="6uW9GL" calcext:value-type="string">
            <text:p>6uW9GL</text:p>
          </table:table-cell>
          <table:table-cell table:formula="of:=LEN([.K78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23.07.2020 12:11:48</text:p>
          </table:table-cell>
          <table:table-cell office:value-type="string" calcext:value-type="string">
            <text:p>Crypto stamp Golden Unicorn 3p7eAd</text:p>
          </table:table-cell>
          <table:table-cell office:value-type="string" calcext:value-type="string">
            <text:p>Crypto stamp Golden Unicorn (CSGU), ID 3p7eAd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86</text:p>
          </table:table-cell>
          <table:table-cell office:value-type="string" calcext:value-type="string">
            <text:p>https://crypto.post.at/CSGU/3p7eAd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88];29;8)" office:value-type="string" office:string-value="3p7eAd" calcext:value-type="string">
            <text:p>3p7eAd</text:p>
          </table:table-cell>
          <table:table-cell table:formula="of:=LEN([.K78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23.07.2020 12:11:48</text:p>
          </table:table-cell>
          <table:table-cell office:value-type="string" calcext:value-type="string">
            <text:p>Crypto stamp Golden Unicorn 6BzVNi</text:p>
          </table:table-cell>
          <table:table-cell office:value-type="string" calcext:value-type="string">
            <text:p>Crypto stamp Golden Unicorn (CSGU), ID 6BzVNi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87</text:p>
          </table:table-cell>
          <table:table-cell office:value-type="string" calcext:value-type="string">
            <text:p>https://crypto.post.at/CSGU/6BzVNi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89];29;8)" office:value-type="string" office:string-value="6BzVNi" calcext:value-type="string">
            <text:p>6BzVNi</text:p>
          </table:table-cell>
          <table:table-cell table:formula="of:=LEN([.K78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23.07.2020 12:11:49</text:p>
          </table:table-cell>
          <table:table-cell office:value-type="string" calcext:value-type="string">
            <text:p>Crypto stamp Golden Unicorn 4W9Jmy</text:p>
          </table:table-cell>
          <table:table-cell office:value-type="string" calcext:value-type="string">
            <text:p>Crypto stamp Golden Unicorn (CSGU), ID 4W9Jmy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88</text:p>
          </table:table-cell>
          <table:table-cell office:value-type="string" calcext:value-type="string">
            <text:p>https://crypto.post.at/CSGU/4W9Jmy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90];29;8)" office:value-type="string" office:string-value="4W9Jmy" calcext:value-type="string">
            <text:p>4W9Jmy</text:p>
          </table:table-cell>
          <table:table-cell table:formula="of:=LEN([.K79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23.07.2020 12:11:49</text:p>
          </table:table-cell>
          <table:table-cell office:value-type="string" calcext:value-type="string">
            <text:p>Crypto stamp Golden Unicorn 72v5g8</text:p>
          </table:table-cell>
          <table:table-cell office:value-type="string" calcext:value-type="string">
            <text:p>Crypto stamp Golden Unicorn (CSGU), ID 72v5g8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89</text:p>
          </table:table-cell>
          <table:table-cell office:value-type="string" calcext:value-type="string">
            <text:p>https://crypto.post.at/CSGU/72v5g8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91];29;8)" office:value-type="string" office:string-value="72v5g8" calcext:value-type="string">
            <text:p>72v5g8</text:p>
          </table:table-cell>
          <table:table-cell table:formula="of:=LEN([.K79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23.07.2020 12:11:49</text:p>
          </table:table-cell>
          <table:table-cell office:value-type="string" calcext:value-type="string">
            <text:p>Crypto stamp Golden Unicorn 4wM6Zs</text:p>
          </table:table-cell>
          <table:table-cell office:value-type="string" calcext:value-type="string">
            <text:p>Crypto stamp Golden Unicorn (CSGU), ID 4wM6Zs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90</text:p>
          </table:table-cell>
          <table:table-cell office:value-type="string" calcext:value-type="string">
            <text:p>https://crypto.post.at/CSGU/4wM6Zs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92];29;8)" office:value-type="string" office:string-value="4wM6Zs" calcext:value-type="string">
            <text:p>4wM6Zs</text:p>
          </table:table-cell>
          <table:table-cell table:formula="of:=LEN([.K79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23.07.2020 12:11:50</text:p>
          </table:table-cell>
          <table:table-cell office:value-type="string" calcext:value-type="string">
            <text:p>Crypto stamp Golden Unicorn 2WWGo8</text:p>
          </table:table-cell>
          <table:table-cell office:value-type="string" calcext:value-type="string">
            <text:p>Crypto stamp Golden Unicorn (CSGU), ID 2WWGo8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91</text:p>
          </table:table-cell>
          <table:table-cell office:value-type="string" calcext:value-type="string">
            <text:p>https://crypto.post.at/CSGU/2WWGo8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93];29;8)" office:value-type="string" office:string-value="2WWGo8" calcext:value-type="string">
            <text:p>2WWGo8</text:p>
          </table:table-cell>
          <table:table-cell table:formula="of:=LEN([.K79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23.07.2020 12:11:51</text:p>
          </table:table-cell>
          <table:table-cell office:value-type="string" calcext:value-type="string">
            <text:p>Crypto stamp Golden Unicorn 5gLjju</text:p>
          </table:table-cell>
          <table:table-cell office:value-type="string" calcext:value-type="string">
            <text:p>Crypto stamp Golden Unicorn (CSGU), ID 5gLjju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92</text:p>
          </table:table-cell>
          <table:table-cell office:value-type="string" calcext:value-type="string">
            <text:p>https://crypto.post.at/CSGU/5gLjju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94];29;8)" office:value-type="string" office:string-value="5gLjju" calcext:value-type="string">
            <text:p>5gLjju</text:p>
          </table:table-cell>
          <table:table-cell table:formula="of:=LEN([.K79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23.07.2020 12:11:51</text:p>
          </table:table-cell>
          <table:table-cell office:value-type="string" calcext:value-type="string">
            <text:p>Crypto stamp Golden Unicorn 4f3EU8</text:p>
          </table:table-cell>
          <table:table-cell office:value-type="string" calcext:value-type="string">
            <text:p>Crypto stamp Golden Unicorn (CSGU), ID 4f3EU8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93</text:p>
          </table:table-cell>
          <table:table-cell office:value-type="string" calcext:value-type="string">
            <text:p>https://crypto.post.at/CSGU/4f3EU8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95];29;8)" office:value-type="string" office:string-value="4f3EU8" calcext:value-type="string">
            <text:p>4f3EU8</text:p>
          </table:table-cell>
          <table:table-cell table:formula="of:=LEN([.K79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23.07.2020 12:11:52</text:p>
          </table:table-cell>
          <table:table-cell office:value-type="string" calcext:value-type="string">
            <text:p>Crypto stamp Golden Unicorn 7Emyvy</text:p>
          </table:table-cell>
          <table:table-cell office:value-type="string" calcext:value-type="string">
            <text:p>Crypto stamp Golden Unicorn (CSGU), ID 7Emyvy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94</text:p>
          </table:table-cell>
          <table:table-cell office:value-type="string" calcext:value-type="string">
            <text:p>https://crypto.post.at/CSGU/7Emyvy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96];29;8)" office:value-type="string" office:string-value="7Emyvy" calcext:value-type="string">
            <text:p>7Emyvy</text:p>
          </table:table-cell>
          <table:table-cell table:formula="of:=LEN([.K79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23.07.2020 12:11:53</text:p>
          </table:table-cell>
          <table:table-cell office:value-type="string" calcext:value-type="string">
            <text:p>Crypto stamp Golden Unicorn 5gLjjx</text:p>
          </table:table-cell>
          <table:table-cell office:value-type="string" calcext:value-type="string">
            <text:p>Crypto stamp Golden Unicorn (CSGU), ID 5gLjj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95</text:p>
          </table:table-cell>
          <table:table-cell office:value-type="string" calcext:value-type="string">
            <text:p>https://crypto.post.at/CSGU/5gLjj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97];29;8)" office:value-type="string" office:string-value="5gLjjx" calcext:value-type="string">
            <text:p>5gLjjx</text:p>
          </table:table-cell>
          <table:table-cell table:formula="of:=LEN([.K79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23.07.2020 12:11:53</text:p>
          </table:table-cell>
          <table:table-cell office:value-type="string" calcext:value-type="string">
            <text:p>Crypto stamp Golden Unicorn 5nGgsM</text:p>
          </table:table-cell>
          <table:table-cell office:value-type="string" calcext:value-type="string">
            <text:p>Crypto stamp Golden Unicorn (CSGU), ID 5nGgsM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96</text:p>
          </table:table-cell>
          <table:table-cell office:value-type="string" calcext:value-type="string">
            <text:p>https://crypto.post.at/CSGU/5nGgsM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98];29;8)" office:value-type="string" office:string-value="5nGgsM" calcext:value-type="string">
            <text:p>5nGgsM</text:p>
          </table:table-cell>
          <table:table-cell table:formula="of:=LEN([.K79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23.07.2020 12:11:54</text:p>
          </table:table-cell>
          <table:table-cell office:value-type="string" calcext:value-type="string">
            <text:p>Crypto stamp Golden Unicorn 5CAyPS</text:p>
          </table:table-cell>
          <table:table-cell office:value-type="string" calcext:value-type="string">
            <text:p>Crypto stamp Golden Unicorn (CSGU), ID 5CAyPS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97</text:p>
          </table:table-cell>
          <table:table-cell office:value-type="string" calcext:value-type="string">
            <text:p>https://crypto.post.at/CSGU/5CAyPS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799];29;8)" office:value-type="string" office:string-value="5CAyPS" calcext:value-type="string">
            <text:p>5CAyPS</text:p>
          </table:table-cell>
          <table:table-cell table:formula="of:=LEN([.K79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23.07.2020 12:11:56</text:p>
          </table:table-cell>
          <table:table-cell office:value-type="string" calcext:value-type="string">
            <text:p>Crypto stamp Golden Unicorn iYf4Z</text:p>
          </table:table-cell>
          <table:table-cell office:value-type="string" calcext:value-type="string">
            <text:p>Crypto stamp Golden Unicorn (CSGU), ID iYf4Z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98</text:p>
          </table:table-cell>
          <table:table-cell office:value-type="string" calcext:value-type="string">
            <text:p>https://crypto.post.at/CSGU/iYf4Z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00];29;8)" office:value-type="string" office:string-value="iYf4Z" calcext:value-type="string">
            <text:p>iYf4Z</text:p>
          </table:table-cell>
          <table:table-cell table:formula="of:=LEN([.K800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23.07.2020 12:11:56</text:p>
          </table:table-cell>
          <table:table-cell office:value-type="string" calcext:value-type="string">
            <text:p>Crypto stamp Golden Unicorn 3zyjc</text:p>
          </table:table-cell>
          <table:table-cell office:value-type="string" calcext:value-type="string">
            <text:p>Crypto stamp Golden Unicorn (CSGU), ID 3zyjc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799</text:p>
          </table:table-cell>
          <table:table-cell office:value-type="string" calcext:value-type="string">
            <text:p>https://crypto.post.at/CSGU/3zyjc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01];29;8)" office:value-type="string" office:string-value="3zyjc" calcext:value-type="string">
            <text:p>3zyjc</text:p>
          </table:table-cell>
          <table:table-cell table:formula="of:=LEN([.K801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23.07.2020 12:11:56</text:p>
          </table:table-cell>
          <table:table-cell office:value-type="string" calcext:value-type="string">
            <text:p>Crypto stamp Golden Unicorn 3amkdm</text:p>
          </table:table-cell>
          <table:table-cell office:value-type="string" calcext:value-type="string">
            <text:p>Crypto stamp Golden Unicorn (CSGU), ID 3amkdm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00</text:p>
          </table:table-cell>
          <table:table-cell office:value-type="string" calcext:value-type="string">
            <text:p>https://crypto.post.at/CSGU/3amkdm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02];29;8)" office:value-type="string" office:string-value="3amkdm" calcext:value-type="string">
            <text:p>3amkdm</text:p>
          </table:table-cell>
          <table:table-cell table:formula="of:=LEN([.K80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23.07.2020 12:11:57</text:p>
          </table:table-cell>
          <table:table-cell office:value-type="string" calcext:value-type="string">
            <text:p>Crypto stamp Golden Unicorn 4DqSgQ</text:p>
          </table:table-cell>
          <table:table-cell office:value-type="string" calcext:value-type="string">
            <text:p>Crypto stamp Golden Unicorn (CSGU), ID 4DqSgQ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01</text:p>
          </table:table-cell>
          <table:table-cell office:value-type="string" calcext:value-type="string">
            <text:p>https://crypto.post.at/CSGU/4DqSgQ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03];29;8)" office:value-type="string" office:string-value="4DqSgQ" calcext:value-type="string">
            <text:p>4DqSgQ</text:p>
          </table:table-cell>
          <table:table-cell table:formula="of:=LEN([.K80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23.07.2020 12:11:57</text:p>
          </table:table-cell>
          <table:table-cell office:value-type="string" calcext:value-type="string">
            <text:p>Crypto stamp Golden Unicorn 6HvSWM</text:p>
          </table:table-cell>
          <table:table-cell office:value-type="string" calcext:value-type="string">
            <text:p>Crypto stamp Golden Unicorn (CSGU), ID 6HvSWM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02</text:p>
          </table:table-cell>
          <table:table-cell office:value-type="string" calcext:value-type="string">
            <text:p>https://crypto.post.at/CSGU/6HvSWM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04];29;8)" office:value-type="string" office:string-value="6HvSWM" calcext:value-type="string">
            <text:p>6HvSWM</text:p>
          </table:table-cell>
          <table:table-cell table:formula="of:=LEN([.K80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23.07.2020 12:11:57</text:p>
          </table:table-cell>
          <table:table-cell office:value-type="string" calcext:value-type="string">
            <text:p>Crypto stamp Golden Unicorn iYf4e</text:p>
          </table:table-cell>
          <table:table-cell office:value-type="string" calcext:value-type="string">
            <text:p>Crypto stamp Golden Unicorn (CSGU), ID iYf4e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03</text:p>
          </table:table-cell>
          <table:table-cell office:value-type="string" calcext:value-type="string">
            <text:p>https://crypto.post.at/CSGU/iYf4e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05];29;8)" office:value-type="string" office:string-value="iYf4e" calcext:value-type="string">
            <text:p>iYf4e</text:p>
          </table:table-cell>
          <table:table-cell table:formula="of:=LEN([.K805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23.07.2020 12:11:58</text:p>
          </table:table-cell>
          <table:table-cell office:value-type="string" calcext:value-type="string">
            <text:p>Crypto stamp Golden Unicorn 3wXaaf</text:p>
          </table:table-cell>
          <table:table-cell office:value-type="string" calcext:value-type="string">
            <text:p>Crypto stamp Golden Unicorn (CSGU), ID 3wXaaf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04</text:p>
          </table:table-cell>
          <table:table-cell office:value-type="string" calcext:value-type="string">
            <text:p>https://crypto.post.at/CSGU/3wXaaf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06];29;8)" office:value-type="string" office:string-value="3wXaaf" calcext:value-type="string">
            <text:p>3wXaaf</text:p>
          </table:table-cell>
          <table:table-cell table:formula="of:=LEN([.K80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23.07.2020 12:11:58</text:p>
          </table:table-cell>
          <table:table-cell office:value-type="string" calcext:value-type="string">
            <text:p>Crypto stamp Golden Unicorn 5nGgsW</text:p>
          </table:table-cell>
          <table:table-cell office:value-type="string" calcext:value-type="string">
            <text:p>Crypto stamp Golden Unicorn (CSGU), ID 5nGgsW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05</text:p>
          </table:table-cell>
          <table:table-cell office:value-type="string" calcext:value-type="string">
            <text:p>https://crypto.post.at/CSGU/5nGgsW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07];29;8)" office:value-type="string" office:string-value="5nGgsW" calcext:value-type="string">
            <text:p>5nGgsW</text:p>
          </table:table-cell>
          <table:table-cell table:formula="of:=LEN([.K80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23.07.2020 12:11:59</text:p>
          </table:table-cell>
          <table:table-cell office:value-type="string" calcext:value-type="string">
            <text:p>Crypto stamp Golden Unicorn 4XdJ4d</text:p>
          </table:table-cell>
          <table:table-cell office:value-type="string" calcext:value-type="string">
            <text:p>Crypto stamp Golden Unicorn (CSGU), ID 4XdJ4d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06</text:p>
          </table:table-cell>
          <table:table-cell office:value-type="string" calcext:value-type="string">
            <text:p>https://crypto.post.at/CSGU/4XdJ4d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08];29;8)" office:value-type="string" office:string-value="4XdJ4d" calcext:value-type="string">
            <text:p>4XdJ4d</text:p>
          </table:table-cell>
          <table:table-cell table:formula="of:=LEN([.K80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23.07.2020 12:11:59</text:p>
          </table:table-cell>
          <table:table-cell office:value-type="string" calcext:value-type="string">
            <text:p>Crypto stamp Golden Unicorn 2wi4bG</text:p>
          </table:table-cell>
          <table:table-cell office:value-type="string" calcext:value-type="string">
            <text:p>Crypto stamp Golden Unicorn (CSGU), ID 2wi4bG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07</text:p>
          </table:table-cell>
          <table:table-cell office:value-type="string" calcext:value-type="string">
            <text:p>https://crypto.post.at/CSGU/2wi4bG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09];29;8)" office:value-type="string" office:string-value="2wi4bG" calcext:value-type="string">
            <text:p>2wi4bG</text:p>
          </table:table-cell>
          <table:table-cell table:formula="of:=LEN([.K80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23.07.2020 12:11:59</text:p>
          </table:table-cell>
          <table:table-cell office:value-type="string" calcext:value-type="string">
            <text:p>Crypto stamp Golden Unicorn 61caQf</text:p>
          </table:table-cell>
          <table:table-cell office:value-type="string" calcext:value-type="string">
            <text:p>Crypto stamp Golden Unicorn (CSGU), ID 61caQf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08</text:p>
          </table:table-cell>
          <table:table-cell office:value-type="string" calcext:value-type="string">
            <text:p>https://crypto.post.at/CSGU/61caQf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10];29;8)" office:value-type="string" office:string-value="61caQf" calcext:value-type="string">
            <text:p>61caQf</text:p>
          </table:table-cell>
          <table:table-cell table:formula="of:=LEN([.K81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23.07.2020 12:12:00</text:p>
          </table:table-cell>
          <table:table-cell office:value-type="string" calcext:value-type="string">
            <text:p>Crypto stamp Golden Unicorn 4FKRxt</text:p>
          </table:table-cell>
          <table:table-cell office:value-type="string" calcext:value-type="string">
            <text:p>Crypto stamp Golden Unicorn (CSGU), ID 4FKRxt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09</text:p>
          </table:table-cell>
          <table:table-cell office:value-type="string" calcext:value-type="string">
            <text:p>https://crypto.post.at/CSGU/4FKRxt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11];29;8)" office:value-type="string" office:string-value="4FKRxt" calcext:value-type="string">
            <text:p>4FKRxt</text:p>
          </table:table-cell>
          <table:table-cell table:formula="of:=LEN([.K81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23.07.2020 12:12:00</text:p>
          </table:table-cell>
          <table:table-cell office:value-type="string" calcext:value-type="string">
            <text:p>Crypto stamp Golden Unicorn 4owAAV</text:p>
          </table:table-cell>
          <table:table-cell office:value-type="string" calcext:value-type="string">
            <text:p>Crypto stamp Golden Unicorn (CSGU), ID 4owAAV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10</text:p>
          </table:table-cell>
          <table:table-cell office:value-type="string" calcext:value-type="string">
            <text:p>https://crypto.post.at/CSGU/4owAAV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12];29;8)" office:value-type="string" office:string-value="4owAAV" calcext:value-type="string">
            <text:p>4owAAV</text:p>
          </table:table-cell>
          <table:table-cell table:formula="of:=LEN([.K81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23.07.2020 12:12:01</text:p>
          </table:table-cell>
          <table:table-cell office:value-type="string" calcext:value-type="string">
            <text:p>Crypto stamp Golden Unicorn 9vvsC</text:p>
          </table:table-cell>
          <table:table-cell office:value-type="string" calcext:value-type="string">
            <text:p>Crypto stamp Golden Unicorn (CSGU), ID 9vvsC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11</text:p>
          </table:table-cell>
          <table:table-cell office:value-type="string" calcext:value-type="string">
            <text:p>https://crypto.post.at/CSGU/9vvsC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13];29;8)" office:value-type="string" office:string-value="9vvsC" calcext:value-type="string">
            <text:p>9vvsC</text:p>
          </table:table-cell>
          <table:table-cell table:formula="of:=LEN([.K813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23.07.2020 12:12:01</text:p>
          </table:table-cell>
          <table:table-cell office:value-type="string" calcext:value-type="string">
            <text:p>Crypto stamp Golden Unicorn b8if5</text:p>
          </table:table-cell>
          <table:table-cell office:value-type="string" calcext:value-type="string">
            <text:p>Crypto stamp Golden Unicorn (CSGU), ID b8if5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12</text:p>
          </table:table-cell>
          <table:table-cell office:value-type="string" calcext:value-type="string">
            <text:p>https://crypto.post.at/CSGU/b8if5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14];29;8)" office:value-type="string" office:string-value="b8if5" calcext:value-type="string">
            <text:p>b8if5</text:p>
          </table:table-cell>
          <table:table-cell table:formula="of:=LEN([.K814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23.07.2020 12:12:01</text:p>
          </table:table-cell>
          <table:table-cell office:value-type="string" calcext:value-type="string">
            <text:p>Crypto stamp Golden Unicorn 3NurPE</text:p>
          </table:table-cell>
          <table:table-cell office:value-type="string" calcext:value-type="string">
            <text:p>Crypto stamp Golden Unicorn (CSGU), ID 3NurPE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13</text:p>
          </table:table-cell>
          <table:table-cell office:value-type="string" calcext:value-type="string">
            <text:p>https://crypto.post.at/CSGU/3NurPE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15];29;8)" office:value-type="string" office:string-value="3NurPE" calcext:value-type="string">
            <text:p>3NurPE</text:p>
          </table:table-cell>
          <table:table-cell table:formula="of:=LEN([.K81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23.07.2020 12:12:07</text:p>
          </table:table-cell>
          <table:table-cell office:value-type="string" calcext:value-type="string">
            <text:p>Crypto stamp Golden Unicorn 6biHth</text:p>
          </table:table-cell>
          <table:table-cell office:value-type="string" calcext:value-type="string">
            <text:p>Crypto stamp Golden Unicorn (CSGU), ID 6biHth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14</text:p>
          </table:table-cell>
          <table:table-cell office:value-type="string" calcext:value-type="string">
            <text:p>https://crypto.post.at/CSGU/6biHth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16];29;8)" office:value-type="string" office:string-value="6biHth" calcext:value-type="string">
            <text:p>6biHth</text:p>
          </table:table-cell>
          <table:table-cell table:formula="of:=LEN([.K81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23.07.2020 12:12:10</text:p>
          </table:table-cell>
          <table:table-cell office:value-type="string" calcext:value-type="string">
            <text:p>Crypto stamp Golden Unicorn 2S4JxW</text:p>
          </table:table-cell>
          <table:table-cell office:value-type="string" calcext:value-type="string">
            <text:p>Crypto stamp Golden Unicorn (CSGU), ID 2S4JxW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15</text:p>
          </table:table-cell>
          <table:table-cell office:value-type="string" calcext:value-type="string">
            <text:p>https://crypto.post.at/CSGU/2S4JxW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17];29;8)" office:value-type="string" office:string-value="2S4JxW" calcext:value-type="string">
            <text:p>2S4JxW</text:p>
          </table:table-cell>
          <table:table-cell table:formula="of:=LEN([.K81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23.07.2020 12:12:12</text:p>
          </table:table-cell>
          <table:table-cell office:value-type="string" calcext:value-type="string">
            <text:p>Crypto stamp Golden Unicorn 2HAPGT</text:p>
          </table:table-cell>
          <table:table-cell office:value-type="string" calcext:value-type="string">
            <text:p>Crypto stamp Golden Unicorn (CSGU), ID 2HAPGT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16</text:p>
          </table:table-cell>
          <table:table-cell office:value-type="string" calcext:value-type="string">
            <text:p>https://crypto.post.at/CSGU/2HAPGT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18];29;8)" office:value-type="string" office:string-value="2HAPGT" calcext:value-type="string">
            <text:p>2HAPGT</text:p>
          </table:table-cell>
          <table:table-cell table:formula="of:=LEN([.K81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23.07.2020 12:12:12</text:p>
          </table:table-cell>
          <table:table-cell office:value-type="string" calcext:value-type="string">
            <text:p>Crypto stamp Golden Unicorn 6BzVPE</text:p>
          </table:table-cell>
          <table:table-cell office:value-type="string" calcext:value-type="string">
            <text:p>Crypto stamp Golden Unicorn (CSGU), ID 6BzVPE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17</text:p>
          </table:table-cell>
          <table:table-cell office:value-type="string" calcext:value-type="string">
            <text:p>https://crypto.post.at/CSGU/6BzVPE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19];29;8)" office:value-type="string" office:string-value="6BzVPE" calcext:value-type="string">
            <text:p>6BzVPE</text:p>
          </table:table-cell>
          <table:table-cell table:formula="of:=LEN([.K81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23.07.2020 12:12:12</text:p>
          </table:table-cell>
          <table:table-cell office:value-type="string" calcext:value-type="string">
            <text:p>Crypto stamp Golden Unicorn 6UJMV3</text:p>
          </table:table-cell>
          <table:table-cell office:value-type="string" calcext:value-type="string">
            <text:p>Crypto stamp Golden Unicorn (CSGU), ID 6UJMV3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18</text:p>
          </table:table-cell>
          <table:table-cell office:value-type="string" calcext:value-type="string">
            <text:p>https://crypto.post.at/CSGU/6UJMV3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20];29;8)" office:value-type="string" office:string-value="6UJMV3" calcext:value-type="string">
            <text:p>6UJMV3</text:p>
          </table:table-cell>
          <table:table-cell table:formula="of:=LEN([.K82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23.07.2020 12:12:15</text:p>
          </table:table-cell>
          <table:table-cell office:value-type="string" calcext:value-type="string">
            <text:p>Crypto stamp Golden Unicorn sSakz</text:p>
          </table:table-cell>
          <table:table-cell office:value-type="string" calcext:value-type="string">
            <text:p>Crypto stamp Golden Unicorn (CSGU), ID sSakz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19</text:p>
          </table:table-cell>
          <table:table-cell office:value-type="string" calcext:value-type="string">
            <text:p>https://crypto.post.at/CSGU/sSakz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21];29;8)" office:value-type="string" office:string-value="sSakz" calcext:value-type="string">
            <text:p>sSakz</text:p>
          </table:table-cell>
          <table:table-cell table:formula="of:=LEN([.K821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23.07.2020 12:12:16</text:p>
          </table:table-cell>
          <table:table-cell office:value-type="string" calcext:value-type="string">
            <text:p>Crypto stamp Golden Unicorn YAk6X</text:p>
          </table:table-cell>
          <table:table-cell office:value-type="string" calcext:value-type="string">
            <text:p>Crypto stamp Golden Unicorn (CSGU), ID YAk6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20</text:p>
          </table:table-cell>
          <table:table-cell office:value-type="string" calcext:value-type="string">
            <text:p>https://crypto.post.at/CSGU/YAk6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22];29;8)" office:value-type="string" office:string-value="YAk6X" calcext:value-type="string">
            <text:p>YAk6X</text:p>
          </table:table-cell>
          <table:table-cell table:formula="of:=LEN([.K822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23.07.2020 12:12:16</text:p>
          </table:table-cell>
          <table:table-cell office:value-type="string" calcext:value-type="string">
            <text:p>Crypto stamp Golden Unicorn 44wWzg</text:p>
          </table:table-cell>
          <table:table-cell office:value-type="string" calcext:value-type="string">
            <text:p>Crypto stamp Golden Unicorn (CSGU), ID 44wWzg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21</text:p>
          </table:table-cell>
          <table:table-cell office:value-type="string" calcext:value-type="string">
            <text:p>https://crypto.post.at/CSGU/44wWzg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23];29;8)" office:value-type="string" office:string-value="44wWzg" calcext:value-type="string">
            <text:p>44wWzg</text:p>
          </table:table-cell>
          <table:table-cell table:formula="of:=LEN([.K82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23.07.2020 12:12:16</text:p>
          </table:table-cell>
          <table:table-cell office:value-type="string" calcext:value-type="string">
            <text:p>Crypto stamp Golden Unicorn 3zVZ9f</text:p>
          </table:table-cell>
          <table:table-cell office:value-type="string" calcext:value-type="string">
            <text:p>Crypto stamp Golden Unicorn (CSGU), ID 3zVZ9f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22</text:p>
          </table:table-cell>
          <table:table-cell office:value-type="string" calcext:value-type="string">
            <text:p>https://crypto.post.at/CSGU/3zVZ9f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24];29;8)" office:value-type="string" office:string-value="3zVZ9f" calcext:value-type="string">
            <text:p>3zVZ9f</text:p>
          </table:table-cell>
          <table:table-cell table:formula="of:=LEN([.K82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23.07.2020 12:12:17</text:p>
          </table:table-cell>
          <table:table-cell office:value-type="string" calcext:value-type="string">
            <text:p>Crypto stamp Golden Unicorn 4kyBc2</text:p>
          </table:table-cell>
          <table:table-cell office:value-type="string" calcext:value-type="string">
            <text:p>Crypto stamp Golden Unicorn (CSGU), ID 4kyBc2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23</text:p>
          </table:table-cell>
          <table:table-cell office:value-type="string" calcext:value-type="string">
            <text:p>https://crypto.post.at/CSGU/4kyBc2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25];29;8)" office:value-type="string" office:string-value="4kyBc2" calcext:value-type="string">
            <text:p>4kyBc2</text:p>
          </table:table-cell>
          <table:table-cell table:formula="of:=LEN([.K82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23.07.2020 12:12:17</text:p>
          </table:table-cell>
          <table:table-cell office:value-type="string" calcext:value-type="string">
            <text:p>Crypto stamp Golden Unicorn h4fnf</text:p>
          </table:table-cell>
          <table:table-cell office:value-type="string" calcext:value-type="string">
            <text:p>Crypto stamp Golden Unicorn (CSGU), ID h4fnf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24</text:p>
          </table:table-cell>
          <table:table-cell office:value-type="string" calcext:value-type="string">
            <text:p>https://crypto.post.at/CSGU/h4fnf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26];29;8)" office:value-type="string" office:string-value="h4fnf" calcext:value-type="string">
            <text:p>h4fnf</text:p>
          </table:table-cell>
          <table:table-cell table:formula="of:=LEN([.K826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23.07.2020 12:12:17</text:p>
          </table:table-cell>
          <table:table-cell office:value-type="string" calcext:value-type="string">
            <text:p>Crypto stamp Golden Unicorn 6egGTa</text:p>
          </table:table-cell>
          <table:table-cell office:value-type="string" calcext:value-type="string">
            <text:p>Crypto stamp Golden Unicorn (CSGU), ID 6egGTa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25</text:p>
          </table:table-cell>
          <table:table-cell office:value-type="string" calcext:value-type="string">
            <text:p>https://crypto.post.at/CSGU/6egGTa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27];29;8)" office:value-type="string" office:string-value="6egGTa" calcext:value-type="string">
            <text:p>6egGTa</text:p>
          </table:table-cell>
          <table:table-cell table:formula="of:=LEN([.K82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23.07.2020 12:12:18</text:p>
          </table:table-cell>
          <table:table-cell office:value-type="string" calcext:value-type="string">
            <text:p>Crypto stamp Golden Unicorn 4zK59B</text:p>
          </table:table-cell>
          <table:table-cell office:value-type="string" calcext:value-type="string">
            <text:p>Crypto stamp Golden Unicorn (CSGU), ID 4zK59B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26</text:p>
          </table:table-cell>
          <table:table-cell office:value-type="string" calcext:value-type="string">
            <text:p>https://crypto.post.at/CSGU/4zK59B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28];29;8)" office:value-type="string" office:string-value="4zK59B" calcext:value-type="string">
            <text:p>4zK59B</text:p>
          </table:table-cell>
          <table:table-cell table:formula="of:=LEN([.K82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23.07.2020 12:12:18</text:p>
          </table:table-cell>
          <table:table-cell office:value-type="string" calcext:value-type="string">
            <text:p>Crypto stamp Golden Unicorn 2pJ8Bt</text:p>
          </table:table-cell>
          <table:table-cell office:value-type="string" calcext:value-type="string">
            <text:p>Crypto stamp Golden Unicorn (CSGU), ID 2pJ8Bt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27</text:p>
          </table:table-cell>
          <table:table-cell office:value-type="string" calcext:value-type="string">
            <text:p>https://crypto.post.at/CSGU/2pJ8Bt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29];29;8)" office:value-type="string" office:string-value="2pJ8Bt" calcext:value-type="string">
            <text:p>2pJ8Bt</text:p>
          </table:table-cell>
          <table:table-cell table:formula="of:=LEN([.K82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23.07.2020 12:12:18</text:p>
          </table:table-cell>
          <table:table-cell office:value-type="string" calcext:value-type="string">
            <text:p>Crypto stamp Golden Unicorn 3qbdTh</text:p>
          </table:table-cell>
          <table:table-cell office:value-type="string" calcext:value-type="string">
            <text:p>Crypto stamp Golden Unicorn (CSGU), ID 3qbdTh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28</text:p>
          </table:table-cell>
          <table:table-cell office:value-type="string" calcext:value-type="string">
            <text:p>https://crypto.post.at/CSGU/3qbdTh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30];29;8)" office:value-type="string" office:string-value="3qbdTh" calcext:value-type="string">
            <text:p>3qbdTh</text:p>
          </table:table-cell>
          <table:table-cell table:formula="of:=LEN([.K83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23.07.2020 12:12:19</text:p>
          </table:table-cell>
          <table:table-cell office:value-type="string" calcext:value-type="string">
            <text:p>Crypto stamp Golden Unicorn 6KQRoA</text:p>
          </table:table-cell>
          <table:table-cell office:value-type="string" calcext:value-type="string">
            <text:p>Crypto stamp Golden Unicorn (CSGU), ID 6KQRoA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29</text:p>
          </table:table-cell>
          <table:table-cell office:value-type="string" calcext:value-type="string">
            <text:p>https://crypto.post.at/CSGU/6KQRoA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31];29;8)" office:value-type="string" office:string-value="6KQRoA" calcext:value-type="string">
            <text:p>6KQRoA</text:p>
          </table:table-cell>
          <table:table-cell table:formula="of:=LEN([.K83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23.07.2020 12:12:19</text:p>
          </table:table-cell>
          <table:table-cell office:value-type="string" calcext:value-type="string">
            <text:p>Crypto stamp Golden Unicorn 3E1vhT</text:p>
          </table:table-cell>
          <table:table-cell office:value-type="string" calcext:value-type="string">
            <text:p>Crypto stamp Golden Unicorn (CSGU), ID 3E1vhT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30</text:p>
          </table:table-cell>
          <table:table-cell office:value-type="string" calcext:value-type="string">
            <text:p>https://crypto.post.at/CSGU/3E1vhT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32];29;8)" office:value-type="string" office:string-value="3E1vhT" calcext:value-type="string">
            <text:p>3E1vhT</text:p>
          </table:table-cell>
          <table:table-cell table:formula="of:=LEN([.K83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23.07.2020 12:12:19</text:p>
          </table:table-cell>
          <table:table-cell office:value-type="string" calcext:value-type="string">
            <text:p>Crypto stamp Golden Unicorn 22LWTG</text:p>
          </table:table-cell>
          <table:table-cell office:value-type="string" calcext:value-type="string">
            <text:p>Crypto stamp Golden Unicorn (CSGU), ID 22LWTG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31</text:p>
          </table:table-cell>
          <table:table-cell office:value-type="string" calcext:value-type="string">
            <text:p>https://crypto.post.at/CSGU/22LWTG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33];29;8)" office:value-type="string" office:string-value="22LWTG" calcext:value-type="string">
            <text:p>22LWTG</text:p>
          </table:table-cell>
          <table:table-cell table:formula="of:=LEN([.K83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23.07.2020 12:12:20</text:p>
          </table:table-cell>
          <table:table-cell office:value-type="string" calcext:value-type="string">
            <text:p>Crypto stamp Golden Unicorn 51o4Rd</text:p>
          </table:table-cell>
          <table:table-cell office:value-type="string" calcext:value-type="string">
            <text:p>Crypto stamp Golden Unicorn (CSGU), ID 51o4Rd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32</text:p>
          </table:table-cell>
          <table:table-cell office:value-type="string" calcext:value-type="string">
            <text:p>https://crypto.post.at/CSGU/51o4Rd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34];29;8)" office:value-type="string" office:string-value="51o4Rd" calcext:value-type="string">
            <text:p>51o4Rd</text:p>
          </table:table-cell>
          <table:table-cell table:formula="of:=LEN([.K83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23.07.2020 12:12:20</text:p>
          </table:table-cell>
          <table:table-cell office:value-type="string" calcext:value-type="string">
            <text:p>Crypto stamp Golden Unicorn 2gtBnG</text:p>
          </table:table-cell>
          <table:table-cell office:value-type="string" calcext:value-type="string">
            <text:p>Crypto stamp Golden Unicorn (CSGU), ID 2gtBnG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33</text:p>
          </table:table-cell>
          <table:table-cell office:value-type="string" calcext:value-type="string">
            <text:p>https://crypto.post.at/CSGU/2gtBnG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35];29;8)" office:value-type="string" office:string-value="2gtBnG" calcext:value-type="string">
            <text:p>2gtBnG</text:p>
          </table:table-cell>
          <table:table-cell table:formula="of:=LEN([.K83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23.07.2020 12:12:20</text:p>
          </table:table-cell>
          <table:table-cell office:value-type="string" calcext:value-type="string">
            <text:p>Crypto stamp Golden Unicorn 4UfKWR</text:p>
          </table:table-cell>
          <table:table-cell office:value-type="string" calcext:value-type="string">
            <text:p>Crypto stamp Golden Unicorn (CSGU), ID 4UfKWR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34</text:p>
          </table:table-cell>
          <table:table-cell office:value-type="string" calcext:value-type="string">
            <text:p>https://crypto.post.at/CSGU/4UfKWR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36];29;8)" office:value-type="string" office:string-value="4UfKWR" calcext:value-type="string">
            <text:p>4UfKWR</text:p>
          </table:table-cell>
          <table:table-cell table:formula="of:=LEN([.K83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23.07.2020 12:12:21</text:p>
          </table:table-cell>
          <table:table-cell office:value-type="string" calcext:value-type="string">
            <text:p>Crypto stamp Golden Unicorn 49PUqx</text:p>
          </table:table-cell>
          <table:table-cell office:value-type="string" calcext:value-type="string">
            <text:p>Crypto stamp Golden Unicorn (CSGU), ID 49PUq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35</text:p>
          </table:table-cell>
          <table:table-cell office:value-type="string" calcext:value-type="string">
            <text:p>https://crypto.post.at/CSGU/49PUq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37];29;8)" office:value-type="string" office:string-value="49PUqx" calcext:value-type="string">
            <text:p>49PUqx</text:p>
          </table:table-cell>
          <table:table-cell table:formula="of:=LEN([.K83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23.07.2020 12:12:21</text:p>
          </table:table-cell>
          <table:table-cell office:value-type="string" calcext:value-type="string">
            <text:p>Crypto stamp Golden Unicorn 5RWrwD</text:p>
          </table:table-cell>
          <table:table-cell office:value-type="string" calcext:value-type="string">
            <text:p>Crypto stamp Golden Unicorn (CSGU), ID 5RWrwD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36</text:p>
          </table:table-cell>
          <table:table-cell office:value-type="string" calcext:value-type="string">
            <text:p>https://crypto.post.at/CSGU/5RWrwD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38];29;8)" office:value-type="string" office:string-value="5RWrwD" calcext:value-type="string">
            <text:p>5RWrwD</text:p>
          </table:table-cell>
          <table:table-cell table:formula="of:=LEN([.K83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23.07.2020 12:12:21</text:p>
          </table:table-cell>
          <table:table-cell office:value-type="string" calcext:value-type="string">
            <text:p>Crypto stamp Golden Unicorn 6BzVPa</text:p>
          </table:table-cell>
          <table:table-cell office:value-type="string" calcext:value-type="string">
            <text:p>Crypto stamp Golden Unicorn (CSGU), ID 6BzVPa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37</text:p>
          </table:table-cell>
          <table:table-cell office:value-type="string" calcext:value-type="string">
            <text:p>https://crypto.post.at/CSGU/6BzVPa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39];29;8)" office:value-type="string" office:string-value="6BzVPa" calcext:value-type="string">
            <text:p>6BzVPa</text:p>
          </table:table-cell>
          <table:table-cell table:formula="of:=LEN([.K83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23.07.2020 12:12:23</text:p>
          </table:table-cell>
          <table:table-cell office:value-type="string" calcext:value-type="string">
            <text:p>Crypto stamp Golden Unicorn 5btmuf</text:p>
          </table:table-cell>
          <table:table-cell office:value-type="string" calcext:value-type="string">
            <text:p>Crypto stamp Golden Unicorn (CSGU), ID 5btmuf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38</text:p>
          </table:table-cell>
          <table:table-cell office:value-type="string" calcext:value-type="string">
            <text:p>https://crypto.post.at/CSGU/5btmuf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40];29;8)" office:value-type="string" office:string-value="5btmuf" calcext:value-type="string">
            <text:p>5btmuf</text:p>
          </table:table-cell>
          <table:table-cell table:formula="of:=LEN([.K84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23.07.2020 12:12:23</text:p>
          </table:table-cell>
          <table:table-cell office:value-type="string" calcext:value-type="string">
            <text:p>Crypto stamp Golden Unicorn 5F8wxr</text:p>
          </table:table-cell>
          <table:table-cell office:value-type="string" calcext:value-type="string">
            <text:p>Crypto stamp Golden Unicorn (CSGU), ID 5F8wxr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39</text:p>
          </table:table-cell>
          <table:table-cell office:value-type="string" calcext:value-type="string">
            <text:p>https://crypto.post.at/CSGU/5F8wxr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41];29;8)" office:value-type="string" office:string-value="5F8wxr" calcext:value-type="string">
            <text:p>5F8wxr</text:p>
          </table:table-cell>
          <table:table-cell table:formula="of:=LEN([.K84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23.07.2020 12:12:24</text:p>
          </table:table-cell>
          <table:table-cell office:value-type="string" calcext:value-type="string">
            <text:p>Crypto stamp Golden Unicorn 2BES9V</text:p>
          </table:table-cell>
          <table:table-cell office:value-type="string" calcext:value-type="string">
            <text:p>Crypto stamp Golden Unicorn (CSGU), ID 2BES9V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40</text:p>
          </table:table-cell>
          <table:table-cell office:value-type="string" calcext:value-type="string">
            <text:p>https://crypto.post.at/CSGU/2BES9V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42];29;8)" office:value-type="string" office:string-value="2BES9V" calcext:value-type="string">
            <text:p>2BES9V</text:p>
          </table:table-cell>
          <table:table-cell table:formula="of:=LEN([.K84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23.07.2020 12:12:24</text:p>
          </table:table-cell>
          <table:table-cell office:value-type="string" calcext:value-type="string">
            <text:p>Crypto stamp Golden Unicorn 6XGL48</text:p>
          </table:table-cell>
          <table:table-cell office:value-type="string" calcext:value-type="string">
            <text:p>Crypto stamp Golden Unicorn (CSGU), ID 6XGL48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41</text:p>
          </table:table-cell>
          <table:table-cell office:value-type="string" calcext:value-type="string">
            <text:p>https://crypto.post.at/CSGU/6XGL48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43];29;8)" office:value-type="string" office:string-value="6XGL48" calcext:value-type="string">
            <text:p>6XGL48</text:p>
          </table:table-cell>
          <table:table-cell table:formula="of:=LEN([.K84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23.07.2020 12:12:24</text:p>
          </table:table-cell>
          <table:table-cell office:value-type="string" calcext:value-type="string">
            <text:p>Crypto stamp Golden Unicorn 6xU7r1</text:p>
          </table:table-cell>
          <table:table-cell office:value-type="string" calcext:value-type="string">
            <text:p>Crypto stamp Golden Unicorn (CSGU), ID 6xU7r1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42</text:p>
          </table:table-cell>
          <table:table-cell office:value-type="string" calcext:value-type="string">
            <text:p>https://crypto.post.at/CSGU/6xU7r1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44];29;8)" office:value-type="string" office:string-value="6xU7r1" calcext:value-type="string">
            <text:p>6xU7r1</text:p>
          </table:table-cell>
          <table:table-cell table:formula="of:=LEN([.K84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23.07.2020 12:12:25</text:p>
          </table:table-cell>
          <table:table-cell office:value-type="string" calcext:value-type="string">
            <text:p>Crypto stamp Golden Unicorn ENtin</text:p>
          </table:table-cell>
          <table:table-cell office:value-type="string" calcext:value-type="string">
            <text:p>Crypto stamp Golden Unicorn (CSGU), ID ENtin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43</text:p>
          </table:table-cell>
          <table:table-cell office:value-type="string" calcext:value-type="string">
            <text:p>https://crypto.post.at/CSGU/ENti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45];29;8)" office:value-type="string" office:string-value="ENtin" calcext:value-type="string">
            <text:p>ENtin</text:p>
          </table:table-cell>
          <table:table-cell table:formula="of:=LEN([.K845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23.07.2020 12:12:25</text:p>
          </table:table-cell>
          <table:table-cell office:value-type="string" calcext:value-type="string">
            <text:p>Crypto stamp Golden Unicorn Mnq8X</text:p>
          </table:table-cell>
          <table:table-cell office:value-type="string" calcext:value-type="string">
            <text:p>Crypto stamp Golden Unicorn (CSGU), ID Mnq8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44</text:p>
          </table:table-cell>
          <table:table-cell office:value-type="string" calcext:value-type="string">
            <text:p>https://crypto.post.at/CSGU/Mnq8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46];29;8)" office:value-type="string" office:string-value="Mnq8X" calcext:value-type="string">
            <text:p>Mnq8X</text:p>
          </table:table-cell>
          <table:table-cell table:formula="of:=LEN([.K846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23.07.2020 12:12:25</text:p>
          </table:table-cell>
          <table:table-cell office:value-type="string" calcext:value-type="string">
            <text:p>Crypto stamp Golden Unicorn 5Q2sf2</text:p>
          </table:table-cell>
          <table:table-cell office:value-type="string" calcext:value-type="string">
            <text:p>Crypto stamp Golden Unicorn (CSGU), ID 5Q2sf2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45</text:p>
          </table:table-cell>
          <table:table-cell office:value-type="string" calcext:value-type="string">
            <text:p>https://crypto.post.at/CSGU/5Q2sf2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47];29;8)" office:value-type="string" office:string-value="5Q2sf2" calcext:value-type="string">
            <text:p>5Q2sf2</text:p>
          </table:table-cell>
          <table:table-cell table:formula="of:=LEN([.K84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23.07.2020 12:12:26</text:p>
          </table:table-cell>
          <table:table-cell office:value-type="string" calcext:value-type="string">
            <text:p>Crypto stamp Golden Unicorn PGpQu</text:p>
          </table:table-cell>
          <table:table-cell office:value-type="string" calcext:value-type="string">
            <text:p>Crypto stamp Golden Unicorn (CSGU), ID PGpQu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46</text:p>
          </table:table-cell>
          <table:table-cell office:value-type="string" calcext:value-type="string">
            <text:p>https://crypto.post.at/CSGU/PGpQu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48];29;8)" office:value-type="string" office:string-value="PGpQu" calcext:value-type="string">
            <text:p>PGpQu</text:p>
          </table:table-cell>
          <table:table-cell table:formula="of:=LEN([.K848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23.07.2020 12:12:26</text:p>
          </table:table-cell>
          <table:table-cell office:value-type="string" calcext:value-type="string">
            <text:p>Crypto stamp Golden Unicorn TinFx</text:p>
          </table:table-cell>
          <table:table-cell office:value-type="string" calcext:value-type="string">
            <text:p>Crypto stamp Golden Unicorn (CSGU), ID TinF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47</text:p>
          </table:table-cell>
          <table:table-cell office:value-type="string" calcext:value-type="string">
            <text:p>https://crypto.post.at/CSGU/TinF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49];29;8)" office:value-type="string" office:string-value="TinFx" calcext:value-type="string">
            <text:p>TinFx</text:p>
          </table:table-cell>
          <table:table-cell table:formula="of:=LEN([.K849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23.07.2020 12:12:26</text:p>
          </table:table-cell>
          <table:table-cell office:value-type="string" calcext:value-type="string">
            <text:p>Crypto stamp Golden Unicorn 6yx78T</text:p>
          </table:table-cell>
          <table:table-cell office:value-type="string" calcext:value-type="string">
            <text:p>Crypto stamp Golden Unicorn (CSGU), ID 6yx78T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48</text:p>
          </table:table-cell>
          <table:table-cell office:value-type="string" calcext:value-type="string">
            <text:p>https://crypto.post.at/CSGU/6yx78T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50];29;8)" office:value-type="string" office:string-value="6yx78T" calcext:value-type="string">
            <text:p>6yx78T</text:p>
          </table:table-cell>
          <table:table-cell table:formula="of:=LEN([.K85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23.07.2020 12:12:27</text:p>
          </table:table-cell>
          <table:table-cell office:value-type="string" calcext:value-type="string">
            <text:p>Crypto stamp Golden Unicorn 7DHzfa</text:p>
          </table:table-cell>
          <table:table-cell office:value-type="string" calcext:value-type="string">
            <text:p>Crypto stamp Golden Unicorn (CSGU), ID 7DHzfa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49</text:p>
          </table:table-cell>
          <table:table-cell office:value-type="string" calcext:value-type="string">
            <text:p>https://crypto.post.at/CSGU/7DHzfa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51];29;8)" office:value-type="string" office:string-value="7DHzfa" calcext:value-type="string">
            <text:p>7DHzfa</text:p>
          </table:table-cell>
          <table:table-cell table:formula="of:=LEN([.K85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23.07.2020 12:12:27</text:p>
          </table:table-cell>
          <table:table-cell office:value-type="string" calcext:value-type="string">
            <text:p>Crypto stamp Golden Unicorn 4Z7HMj</text:p>
          </table:table-cell>
          <table:table-cell office:value-type="string" calcext:value-type="string">
            <text:p>Crypto stamp Golden Unicorn (CSGU), ID 4Z7HMj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50</text:p>
          </table:table-cell>
          <table:table-cell office:value-type="string" calcext:value-type="string">
            <text:p>https://crypto.post.at/CSGU/4Z7HMj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52];29;8)" office:value-type="string" office:string-value="4Z7HMj" calcext:value-type="string">
            <text:p>4Z7HMj</text:p>
          </table:table-cell>
          <table:table-cell table:formula="of:=LEN([.K85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23.07.2020 12:12:28</text:p>
          </table:table-cell>
          <table:table-cell office:value-type="string" calcext:value-type="string">
            <text:p>Crypto stamp Golden Unicorn 4GoRFx</text:p>
          </table:table-cell>
          <table:table-cell office:value-type="string" calcext:value-type="string">
            <text:p>Crypto stamp Golden Unicorn (CSGU), ID 4GoRF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51</text:p>
          </table:table-cell>
          <table:table-cell office:value-type="string" calcext:value-type="string">
            <text:p>https://crypto.post.at/CSGU/4GoRF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53];29;8)" office:value-type="string" office:string-value="4GoRFx" calcext:value-type="string">
            <text:p>4GoRFx</text:p>
          </table:table-cell>
          <table:table-cell table:formula="of:=LEN([.K85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23.07.2020 12:12:29</text:p>
          </table:table-cell>
          <table:table-cell office:value-type="string" calcext:value-type="string">
            <text:p>Crypto stamp Golden Unicorn 49PUrF</text:p>
          </table:table-cell>
          <table:table-cell office:value-type="string" calcext:value-type="string">
            <text:p>Crypto stamp Golden Unicorn (CSGU), ID 49PUrF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52</text:p>
          </table:table-cell>
          <table:table-cell office:value-type="string" calcext:value-type="string">
            <text:p>https://crypto.post.at/CSGU/49PUrF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54];29;8)" office:value-type="string" office:string-value="49PUrF" calcext:value-type="string">
            <text:p>49PUrF</text:p>
          </table:table-cell>
          <table:table-cell table:formula="of:=LEN([.K85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23.07.2020 12:12:29</text:p>
          </table:table-cell>
          <table:table-cell office:value-type="string" calcext:value-type="string">
            <text:p>Crypto stamp Golden Unicorn 3UqoXJ</text:p>
          </table:table-cell>
          <table:table-cell office:value-type="string" calcext:value-type="string">
            <text:p>Crypto stamp Golden Unicorn (CSGU), ID 3UqoXJ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53</text:p>
          </table:table-cell>
          <table:table-cell office:value-type="string" calcext:value-type="string">
            <text:p>https://crypto.post.at/CSGU/3UqoXJ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55];29;8)" office:value-type="string" office:string-value="3UqoXJ" calcext:value-type="string">
            <text:p>3UqoXJ</text:p>
          </table:table-cell>
          <table:table-cell table:formula="of:=LEN([.K85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23.07.2020 12:12:29</text:p>
          </table:table-cell>
          <table:table-cell office:value-type="string" calcext:value-type="string">
            <text:p>Crypto stamp Golden Unicorn 3NurPw</text:p>
          </table:table-cell>
          <table:table-cell office:value-type="string" calcext:value-type="string">
            <text:p>Crypto stamp Golden Unicorn (CSGU), ID 3NurPw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54</text:p>
          </table:table-cell>
          <table:table-cell office:value-type="string" calcext:value-type="string">
            <text:p>https://crypto.post.at/CSGU/3NurPw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56];29;8)" office:value-type="string" office:string-value="3NurPw" calcext:value-type="string">
            <text:p>3NurPw</text:p>
          </table:table-cell>
          <table:table-cell table:formula="of:=LEN([.K85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23.07.2020 12:12:30</text:p>
          </table:table-cell>
          <table:table-cell office:value-type="string" calcext:value-type="string">
            <text:p>Crypto stamp Golden Unicorn 5M4u6W</text:p>
          </table:table-cell>
          <table:table-cell office:value-type="string" calcext:value-type="string">
            <text:p>Crypto stamp Golden Unicorn (CSGU), ID 5M4u6W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55</text:p>
          </table:table-cell>
          <table:table-cell office:value-type="string" calcext:value-type="string">
            <text:p>https://crypto.post.at/CSGU/5M4u6W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57];29;8)" office:value-type="string" office:string-value="5M4u6W" calcext:value-type="string">
            <text:p>5M4u6W</text:p>
          </table:table-cell>
          <table:table-cell table:formula="of:=LEN([.K85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23.07.2020 12:12:30</text:p>
          </table:table-cell>
          <table:table-cell office:value-type="string" calcext:value-type="string">
            <text:p>Crypto stamp Golden Unicorn 6oaCAB</text:p>
          </table:table-cell>
          <table:table-cell office:value-type="string" calcext:value-type="string">
            <text:p>Crypto stamp Golden Unicorn (CSGU), ID 6oaCAB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56</text:p>
          </table:table-cell>
          <table:table-cell office:value-type="string" calcext:value-type="string">
            <text:p>https://crypto.post.at/CSGU/6oaCAB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58];29;8)" office:value-type="string" office:string-value="6oaCAB" calcext:value-type="string">
            <text:p>6oaCAB</text:p>
          </table:table-cell>
          <table:table-cell table:formula="of:=LEN([.K85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23.07.2020 12:12:30</text:p>
          </table:table-cell>
          <table:table-cell office:value-type="string" calcext:value-type="string">
            <text:p>Crypto stamp Golden Unicorn VCmYU</text:p>
          </table:table-cell>
          <table:table-cell office:value-type="string" calcext:value-type="string">
            <text:p>Crypto stamp Golden Unicorn (CSGU), ID VCmYU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57</text:p>
          </table:table-cell>
          <table:table-cell office:value-type="string" calcext:value-type="string">
            <text:p>https://crypto.post.at/CSGU/VCmYU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59];29;8)" office:value-type="string" office:string-value="VCmYU" calcext:value-type="string">
            <text:p>VCmYU</text:p>
          </table:table-cell>
          <table:table-cell table:formula="of:=LEN([.K859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23.07.2020 12:12:31</text:p>
          </table:table-cell>
          <table:table-cell office:value-type="string" calcext:value-type="string">
            <text:p>Crypto stamp Golden Unicorn QkohT</text:p>
          </table:table-cell>
          <table:table-cell office:value-type="string" calcext:value-type="string">
            <text:p>Crypto stamp Golden Unicorn (CSGU), ID QkohT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58</text:p>
          </table:table-cell>
          <table:table-cell office:value-type="string" calcext:value-type="string">
            <text:p>https://crypto.post.at/CSGU/QkohT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60];29;8)" office:value-type="string" office:string-value="QkohT" calcext:value-type="string">
            <text:p>QkohT</text:p>
          </table:table-cell>
          <table:table-cell table:formula="of:=LEN([.K860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23.07.2020 12:12:31</text:p>
          </table:table-cell>
          <table:table-cell office:value-type="string" calcext:value-type="string">
            <text:p>Crypto stamp Golden Unicorn 4MFP78</text:p>
          </table:table-cell>
          <table:table-cell office:value-type="string" calcext:value-type="string">
            <text:p>Crypto stamp Golden Unicorn (CSGU), ID 4MFP78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59</text:p>
          </table:table-cell>
          <table:table-cell office:value-type="string" calcext:value-type="string">
            <text:p>https://crypto.post.at/CSGU/4MFP78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61];29;8)" office:value-type="string" office:string-value="4MFP78" calcext:value-type="string">
            <text:p>4MFP78</text:p>
          </table:table-cell>
          <table:table-cell table:formula="of:=LEN([.K86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23.07.2020 12:12:31</text:p>
          </table:table-cell>
          <table:table-cell office:value-type="string" calcext:value-type="string">
            <text:p>Crypto stamp Golden Unicorn 5CAyQX</text:p>
          </table:table-cell>
          <table:table-cell office:value-type="string" calcext:value-type="string">
            <text:p>Crypto stamp Golden Unicorn (CSGU), ID 5CAyQ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60</text:p>
          </table:table-cell>
          <table:table-cell office:value-type="string" calcext:value-type="string">
            <text:p>https://crypto.post.at/CSGU/5CAyQ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62];29;8)" office:value-type="string" office:string-value="5CAyQX" calcext:value-type="string">
            <text:p>5CAyQX</text:p>
          </table:table-cell>
          <table:table-cell table:formula="of:=LEN([.K86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23.07.2020 12:12:32</text:p>
          </table:table-cell>
          <table:table-cell office:value-type="string" calcext:value-type="string">
            <text:p>Crypto stamp Golden Unicorn 5tCe1r</text:p>
          </table:table-cell>
          <table:table-cell office:value-type="string" calcext:value-type="string">
            <text:p>Crypto stamp Golden Unicorn (CSGU), ID 5tCe1r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61</text:p>
          </table:table-cell>
          <table:table-cell office:value-type="string" calcext:value-type="string">
            <text:p>https://crypto.post.at/CSGU/5tCe1r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63];29;8)" office:value-type="string" office:string-value="5tCe1r" calcext:value-type="string">
            <text:p>5tCe1r</text:p>
          </table:table-cell>
          <table:table-cell table:formula="of:=LEN([.K86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23.07.2020 12:12:32</text:p>
          </table:table-cell>
          <table:table-cell office:value-type="string" calcext:value-type="string">
            <text:p>Crypto stamp Golden Unicorn 5Q2sfK</text:p>
          </table:table-cell>
          <table:table-cell office:value-type="string" calcext:value-type="string">
            <text:p>Crypto stamp Golden Unicorn (CSGU), ID 5Q2sfK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62</text:p>
          </table:table-cell>
          <table:table-cell office:value-type="string" calcext:value-type="string">
            <text:p>https://crypto.post.at/CSGU/5Q2sfK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64];29;8)" office:value-type="string" office:string-value="5Q2sfK" calcext:value-type="string">
            <text:p>5Q2sfK</text:p>
          </table:table-cell>
          <table:table-cell table:formula="of:=LEN([.K86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23.07.2020 12:12:32</text:p>
          </table:table-cell>
          <table:table-cell office:value-type="string" calcext:value-type="string">
            <text:p>Crypto stamp Golden Unicorn 77N3YS</text:p>
          </table:table-cell>
          <table:table-cell office:value-type="string" calcext:value-type="string">
            <text:p>Crypto stamp Golden Unicorn (CSGU), ID 77N3YS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63</text:p>
          </table:table-cell>
          <table:table-cell office:value-type="string" calcext:value-type="string">
            <text:p>https://crypto.post.at/CSGU/77N3YS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65];29;8)" office:value-type="string" office:string-value="77N3YS" calcext:value-type="string">
            <text:p>77N3YS</text:p>
          </table:table-cell>
          <table:table-cell table:formula="of:=LEN([.K86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23.07.2020 12:12:34</text:p>
          </table:table-cell>
          <table:table-cell office:value-type="string" calcext:value-type="string">
            <text:p>Crypto stamp Golden Unicorn 7Bp1PV</text:p>
          </table:table-cell>
          <table:table-cell office:value-type="string" calcext:value-type="string">
            <text:p>Crypto stamp Golden Unicorn (CSGU), ID 7Bp1PV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64</text:p>
          </table:table-cell>
          <table:table-cell office:value-type="string" calcext:value-type="string">
            <text:p>https://crypto.post.at/CSGU/7Bp1PV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66];29;8)" office:value-type="string" office:string-value="7Bp1PV" calcext:value-type="string">
            <text:p>7Bp1PV</text:p>
          </table:table-cell>
          <table:table-cell table:formula="of:=LEN([.K86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23.07.2020 12:12:34</text:p>
          </table:table-cell>
          <table:table-cell office:value-type="string" calcext:value-type="string">
            <text:p>Crypto stamp Golden Unicorn 3p7eBz</text:p>
          </table:table-cell>
          <table:table-cell office:value-type="string" calcext:value-type="string">
            <text:p>Crypto stamp Golden Unicorn (CSGU), ID 3p7eBz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65</text:p>
          </table:table-cell>
          <table:table-cell office:value-type="string" calcext:value-type="string">
            <text:p>https://crypto.post.at/CSGU/3p7eBz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67];29;8)" office:value-type="string" office:string-value="3p7eBz" calcext:value-type="string">
            <text:p>3p7eBz</text:p>
          </table:table-cell>
          <table:table-cell table:formula="of:=LEN([.K86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23.07.2020 12:12:35</text:p>
          </table:table-cell>
          <table:table-cell office:value-type="string" calcext:value-type="string">
            <text:p>Crypto stamp Golden Unicorn 2dvDE9</text:p>
          </table:table-cell>
          <table:table-cell office:value-type="string" calcext:value-type="string">
            <text:p>Crypto stamp Golden Unicorn (CSGU), ID 2dvDE9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66</text:p>
          </table:table-cell>
          <table:table-cell office:value-type="string" calcext:value-type="string">
            <text:p>https://crypto.post.at/CSGU/2dvDE9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68];29;8)" office:value-type="string" office:string-value="2dvDE9" calcext:value-type="string">
            <text:p>2dvDE9</text:p>
          </table:table-cell>
          <table:table-cell table:formula="of:=LEN([.K86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23.07.2020 12:12:35</text:p>
          </table:table-cell>
          <table:table-cell office:value-type="string" calcext:value-type="string">
            <text:p>Crypto stamp Golden Unicorn 3MRs7p</text:p>
          </table:table-cell>
          <table:table-cell office:value-type="string" calcext:value-type="string">
            <text:p>Crypto stamp Golden Unicorn (CSGU), ID 3MRs7p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67</text:p>
          </table:table-cell>
          <table:table-cell office:value-type="string" calcext:value-type="string">
            <text:p>https://crypto.post.at/CSGU/3MRs7p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69];29;8)" office:value-type="string" office:string-value="3MRs7p" calcext:value-type="string">
            <text:p>3MRs7p</text:p>
          </table:table-cell>
          <table:table-cell table:formula="of:=LEN([.K86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23.07.2020 12:12:35</text:p>
          </table:table-cell>
          <table:table-cell office:value-type="string" calcext:value-type="string">
            <text:p>Crypto stamp Golden Unicorn PGpRH</text:p>
          </table:table-cell>
          <table:table-cell office:value-type="string" calcext:value-type="string">
            <text:p>Crypto stamp Golden Unicorn (CSGU), ID PGpRH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68</text:p>
          </table:table-cell>
          <table:table-cell office:value-type="string" calcext:value-type="string">
            <text:p>https://crypto.post.at/CSGU/PGpRH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70];29;8)" office:value-type="string" office:string-value="PGpRH" calcext:value-type="string">
            <text:p>PGpRH</text:p>
          </table:table-cell>
          <table:table-cell table:formula="of:=LEN([.K870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23.07.2020 12:12:36</text:p>
          </table:table-cell>
          <table:table-cell office:value-type="string" calcext:value-type="string">
            <text:p>Crypto stamp Golden Unicorn 6SpNDa</text:p>
          </table:table-cell>
          <table:table-cell office:value-type="string" calcext:value-type="string">
            <text:p>Crypto stamp Golden Unicorn (CSGU), ID 6SpNDa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69</text:p>
          </table:table-cell>
          <table:table-cell office:value-type="string" calcext:value-type="string">
            <text:p>https://crypto.post.at/CSGU/6SpNDa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71];29;8)" office:value-type="string" office:string-value="6SpNDa" calcext:value-type="string">
            <text:p>6SpNDa</text:p>
          </table:table-cell>
          <table:table-cell table:formula="of:=LEN([.K87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23.07.2020 12:12:36</text:p>
          </table:table-cell>
          <table:table-cell office:value-type="string" calcext:value-type="string">
            <text:p>Crypto stamp Golden Unicorn 53H3id</text:p>
          </table:table-cell>
          <table:table-cell office:value-type="string" calcext:value-type="string">
            <text:p>Crypto stamp Golden Unicorn (CSGU), ID 53H3id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70</text:p>
          </table:table-cell>
          <table:table-cell office:value-type="string" calcext:value-type="string">
            <text:p>https://crypto.post.at/CSGU/53H3id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72];29;8)" office:value-type="string" office:string-value="53H3id" calcext:value-type="string">
            <text:p>53H3id</text:p>
          </table:table-cell>
          <table:table-cell table:formula="of:=LEN([.K87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23.07.2020 12:12:37</text:p>
          </table:table-cell>
          <table:table-cell office:value-type="string" calcext:value-type="string">
            <text:p>Crypto stamp Golden Unicorn 3fDiW2</text:p>
          </table:table-cell>
          <table:table-cell office:value-type="string" calcext:value-type="string">
            <text:p>Crypto stamp Golden Unicorn (CSGU), ID 3fDiW2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71</text:p>
          </table:table-cell>
          <table:table-cell office:value-type="string" calcext:value-type="string">
            <text:p>https://crypto.post.at/CSGU/3fDiW2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73];29;8)" office:value-type="string" office:string-value="3fDiW2" calcext:value-type="string">
            <text:p>3fDiW2</text:p>
          </table:table-cell>
          <table:table-cell table:formula="of:=LEN([.K87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23.07.2020 12:12:37</text:p>
          </table:table-cell>
          <table:table-cell office:value-type="string" calcext:value-type="string">
            <text:p>Crypto stamp Golden Unicorn 7X5r47</text:p>
          </table:table-cell>
          <table:table-cell office:value-type="string" calcext:value-type="string">
            <text:p>Crypto stamp Golden Unicorn (CSGU), ID 7X5r47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72</text:p>
          </table:table-cell>
          <table:table-cell office:value-type="string" calcext:value-type="string">
            <text:p>https://crypto.post.at/CSGU/7X5r47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74];29;8)" office:value-type="string" office:string-value="7X5r47" calcext:value-type="string">
            <text:p>7X5r47</text:p>
          </table:table-cell>
          <table:table-cell table:formula="of:=LEN([.K87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23.07.2020 12:12:37</text:p>
          </table:table-cell>
          <table:table-cell office:value-type="string" calcext:value-type="string">
            <text:p>Crypto stamp Golden Unicorn 6DUUgY</text:p>
          </table:table-cell>
          <table:table-cell office:value-type="string" calcext:value-type="string">
            <text:p>Crypto stamp Golden Unicorn (CSGU), ID 6DUUgY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73</text:p>
          </table:table-cell>
          <table:table-cell office:value-type="string" calcext:value-type="string">
            <text:p>https://crypto.post.at/CSGU/6DUUgY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75];29;8)" office:value-type="string" office:string-value="6DUUgY" calcext:value-type="string">
            <text:p>6DUUgY</text:p>
          </table:table-cell>
          <table:table-cell table:formula="of:=LEN([.K87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23.07.2020 12:12:38</text:p>
          </table:table-cell>
          <table:table-cell office:value-type="string" calcext:value-type="string">
            <text:p>Crypto stamp Golden Unicorn 2P6LQq</text:p>
          </table:table-cell>
          <table:table-cell office:value-type="string" calcext:value-type="string">
            <text:p>Crypto stamp Golden Unicorn (CSGU), ID 2P6LQq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74</text:p>
          </table:table-cell>
          <table:table-cell office:value-type="string" calcext:value-type="string">
            <text:p>https://crypto.post.at/CSGU/2P6LQq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76];29;8)" office:value-type="string" office:string-value="2P6LQq" calcext:value-type="string">
            <text:p>2P6LQq</text:p>
          </table:table-cell>
          <table:table-cell table:formula="of:=LEN([.K87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23.07.2020 12:12:45</text:p>
          </table:table-cell>
          <table:table-cell office:value-type="string" calcext:value-type="string">
            <text:p>Crypto stamp Golden Unicorn 5z8b9U</text:p>
          </table:table-cell>
          <table:table-cell office:value-type="string" calcext:value-type="string">
            <text:p>Crypto stamp Golden Unicorn (CSGU), ID 5z8b9U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75</text:p>
          </table:table-cell>
          <table:table-cell office:value-type="string" calcext:value-type="string">
            <text:p>https://crypto.post.at/CSGU/5z8b9U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77];29;8)" office:value-type="string" office:string-value="5z8b9U" calcext:value-type="string">
            <text:p>5z8b9U</text:p>
          </table:table-cell>
          <table:table-cell table:formula="of:=LEN([.K87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23.07.2020 12:12:45</text:p>
          </table:table-cell>
          <table:table-cell office:value-type="string" calcext:value-type="string">
            <text:p>Crypto stamp Golden Unicorn 3p7eCB</text:p>
          </table:table-cell>
          <table:table-cell office:value-type="string" calcext:value-type="string">
            <text:p>Crypto stamp Golden Unicorn (CSGU), ID 3p7eCB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76</text:p>
          </table:table-cell>
          <table:table-cell office:value-type="string" calcext:value-type="string">
            <text:p>https://crypto.post.at/CSGU/3p7eCB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78];29;8)" office:value-type="string" office:string-value="3p7eCB" calcext:value-type="string">
            <text:p>3p7eCB</text:p>
          </table:table-cell>
          <table:table-cell table:formula="of:=LEN([.K87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23.07.2020 12:12:47</text:p>
          </table:table-cell>
          <table:table-cell office:value-type="string" calcext:value-type="string">
            <text:p>Crypto stamp Golden Unicorn 3GyuGx</text:p>
          </table:table-cell>
          <table:table-cell office:value-type="string" calcext:value-type="string">
            <text:p>Crypto stamp Golden Unicorn (CSGU), ID 3GyuG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77</text:p>
          </table:table-cell>
          <table:table-cell office:value-type="string" calcext:value-type="string">
            <text:p>https://crypto.post.at/CSGU/3GyuG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79];29;8)" office:value-type="string" office:string-value="3GyuGx" calcext:value-type="string">
            <text:p>3GyuGx</text:p>
          </table:table-cell>
          <table:table-cell table:formula="of:=LEN([.K87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23.07.2020 12:12:48</text:p>
          </table:table-cell>
          <table:table-cell office:value-type="string" calcext:value-type="string">
            <text:p>Crypto stamp Golden Unicorn 35812D</text:p>
          </table:table-cell>
          <table:table-cell office:value-type="string" calcext:value-type="string">
            <text:p>Crypto stamp Golden Unicorn (CSGU), ID 35812D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78</text:p>
          </table:table-cell>
          <table:table-cell office:value-type="string" calcext:value-type="string">
            <text:p>https://crypto.post.at/CSGU/35812D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80];29;8)" office:value-type="string" office:string-value="35812D" calcext:value-type="string">
            <text:p>35812D</text:p>
          </table:table-cell>
          <table:table-cell table:formula="of:=LEN([.K88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23.07.2020 12:12:48</text:p>
          </table:table-cell>
          <table:table-cell office:value-type="string" calcext:value-type="string">
            <text:p>Crypto stamp Golden Unicorn VCmYr</text:p>
          </table:table-cell>
          <table:table-cell office:value-type="string" calcext:value-type="string">
            <text:p>Crypto stamp Golden Unicorn (CSGU), ID VCmYr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79</text:p>
          </table:table-cell>
          <table:table-cell office:value-type="string" calcext:value-type="string">
            <text:p>https://crypto.post.at/CSGU/VCmYr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81];29;8)" office:value-type="string" office:string-value="VCmYr" calcext:value-type="string">
            <text:p>VCmYr</text:p>
          </table:table-cell>
          <table:table-cell table:formula="of:=LEN([.K881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23.07.2020 12:12:48</text:p>
          </table:table-cell>
          <table:table-cell office:value-type="string" calcext:value-type="string">
            <text:p>Crypto stamp Golden Unicorn 3Xon6T</text:p>
          </table:table-cell>
          <table:table-cell office:value-type="string" calcext:value-type="string">
            <text:p>Crypto stamp Golden Unicorn (CSGU), ID 3Xon6T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80</text:p>
          </table:table-cell>
          <table:table-cell office:value-type="string" calcext:value-type="string">
            <text:p>https://crypto.post.at/CSGU/3Xon6T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82];29;8)" office:value-type="string" office:string-value="3Xon6T" calcext:value-type="string">
            <text:p>3Xon6T</text:p>
          </table:table-cell>
          <table:table-cell table:formula="of:=LEN([.K88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23.07.2020 12:12:49</text:p>
          </table:table-cell>
          <table:table-cell office:value-type="string" calcext:value-type="string">
            <text:p>Crypto stamp Golden Unicorn TinGY</text:p>
          </table:table-cell>
          <table:table-cell office:value-type="string" calcext:value-type="string">
            <text:p>Crypto stamp Golden Unicorn (CSGU), ID TinGY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81</text:p>
          </table:table-cell>
          <table:table-cell office:value-type="string" calcext:value-type="string">
            <text:p>https://crypto.post.at/CSGU/TinGY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83];29;8)" office:value-type="string" office:string-value="TinGY" calcext:value-type="string">
            <text:p>TinGY</text:p>
          </table:table-cell>
          <table:table-cell table:formula="of:=LEN([.K883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23.07.2020 12:12:49</text:p>
          </table:table-cell>
          <table:table-cell office:value-type="string" calcext:value-type="string">
            <text:p>Crypto stamp Golden Unicorn 7Vbrmw</text:p>
          </table:table-cell>
          <table:table-cell office:value-type="string" calcext:value-type="string">
            <text:p>Crypto stamp Golden Unicorn (CSGU), ID 7Vbrmw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82</text:p>
          </table:table-cell>
          <table:table-cell office:value-type="string" calcext:value-type="string">
            <text:p>https://crypto.post.at/CSGU/7Vbrmw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84];29;8)" office:value-type="string" office:string-value="7Vbrmw" calcext:value-type="string">
            <text:p>7Vbrmw</text:p>
          </table:table-cell>
          <table:table-cell table:formula="of:=LEN([.K88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23.07.2020 12:12:49</text:p>
          </table:table-cell>
          <table:table-cell office:value-type="string" calcext:value-type="string">
            <text:p>Crypto stamp Golden Unicorn 2WWGpi</text:p>
          </table:table-cell>
          <table:table-cell office:value-type="string" calcext:value-type="string">
            <text:p>Crypto stamp Golden Unicorn (CSGU), ID 2WWGpi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83</text:p>
          </table:table-cell>
          <table:table-cell office:value-type="string" calcext:value-type="string">
            <text:p>https://crypto.post.at/CSGU/2WWGpi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85];29;8)" office:value-type="string" office:string-value="2WWGpi" calcext:value-type="string">
            <text:p>2WWGpi</text:p>
          </table:table-cell>
          <table:table-cell table:formula="of:=LEN([.K88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23.07.2020 12:12:50</text:p>
          </table:table-cell>
          <table:table-cell office:value-type="string" calcext:value-type="string">
            <text:p>Crypto stamp Golden Unicorn 43TXjR</text:p>
          </table:table-cell>
          <table:table-cell office:value-type="string" calcext:value-type="string">
            <text:p>Crypto stamp Golden Unicorn (CSGU), ID 43TXjR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84</text:p>
          </table:table-cell>
          <table:table-cell office:value-type="string" calcext:value-type="string">
            <text:p>https://crypto.post.at/CSGU/43TXjR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86];29;8)" office:value-type="string" office:string-value="43TXjR" calcext:value-type="string">
            <text:p>43TXjR</text:p>
          </table:table-cell>
          <table:table-cell table:formula="of:=LEN([.K88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23.07.2020 12:12:50</text:p>
          </table:table-cell>
          <table:table-cell office:value-type="string" calcext:value-type="string">
            <text:p>Crypto stamp Golden Unicorn 6GSTFS</text:p>
          </table:table-cell>
          <table:table-cell office:value-type="string" calcext:value-type="string">
            <text:p>Crypto stamp Golden Unicorn (CSGU), ID 6GSTFS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85</text:p>
          </table:table-cell>
          <table:table-cell office:value-type="string" calcext:value-type="string">
            <text:p>https://crypto.post.at/CSGU/6GSTFS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87];29;8)" office:value-type="string" office:string-value="6GSTFS" calcext:value-type="string">
            <text:p>6GSTFS</text:p>
          </table:table-cell>
          <table:table-cell table:formula="of:=LEN([.K88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23.07.2020 12:12:50</text:p>
          </table:table-cell>
          <table:table-cell office:value-type="string" calcext:value-type="string">
            <text:p>Crypto stamp Golden Unicorn 6vz8aR</text:p>
          </table:table-cell>
          <table:table-cell office:value-type="string" calcext:value-type="string">
            <text:p>Crypto stamp Golden Unicorn (CSGU), ID 6vz8aR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86</text:p>
          </table:table-cell>
          <table:table-cell office:value-type="string" calcext:value-type="string">
            <text:p>https://crypto.post.at/CSGU/6vz8aR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88];29;8)" office:value-type="string" office:string-value="6vz8aR" calcext:value-type="string">
            <text:p>6vz8aR</text:p>
          </table:table-cell>
          <table:table-cell table:formula="of:=LEN([.K88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23.07.2020 12:12:51</text:p>
          </table:table-cell>
          <table:table-cell office:value-type="string" calcext:value-type="string">
            <text:p>Crypto stamp Golden Unicorn yNXuY</text:p>
          </table:table-cell>
          <table:table-cell office:value-type="string" calcext:value-type="string">
            <text:p>Crypto stamp Golden Unicorn (CSGU), ID yNXuY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87</text:p>
          </table:table-cell>
          <table:table-cell office:value-type="string" calcext:value-type="string">
            <text:p>https://crypto.post.at/CSGU/yNXuY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89];29;8)" office:value-type="string" office:string-value="yNXuY" calcext:value-type="string">
            <text:p>yNXuY</text:p>
          </table:table-cell>
          <table:table-cell table:formula="of:=LEN([.K889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23.07.2020 12:12:51</text:p>
          </table:table-cell>
          <table:table-cell office:value-type="string" calcext:value-type="string">
            <text:p>Crypto stamp Golden Unicorn 51o4Sb</text:p>
          </table:table-cell>
          <table:table-cell office:value-type="string" calcext:value-type="string">
            <text:p>Crypto stamp Golden Unicorn (CSGU), ID 51o4Sb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88</text:p>
          </table:table-cell>
          <table:table-cell office:value-type="string" calcext:value-type="string">
            <text:p>https://crypto.post.at/CSGU/51o4Sb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90];29;8)" office:value-type="string" office:string-value="51o4Sb" calcext:value-type="string">
            <text:p>51o4Sb</text:p>
          </table:table-cell>
          <table:table-cell table:formula="of:=LEN([.K89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23.07.2020 12:12:51</text:p>
          </table:table-cell>
          <table:table-cell office:value-type="string" calcext:value-type="string">
            <text:p>Crypto stamp Golden Unicorn 2dvDEY</text:p>
          </table:table-cell>
          <table:table-cell office:value-type="string" calcext:value-type="string">
            <text:p>Crypto stamp Golden Unicorn (CSGU), ID 2dvDEY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89</text:p>
          </table:table-cell>
          <table:table-cell office:value-type="string" calcext:value-type="string">
            <text:p>https://crypto.post.at/CSGU/2dvDEY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91];29;8)" office:value-type="string" office:string-value="2dvDEY" calcext:value-type="string">
            <text:p>2dvDEY</text:p>
          </table:table-cell>
          <table:table-cell table:formula="of:=LEN([.K89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23.07.2020 12:12:52</text:p>
          </table:table-cell>
          <table:table-cell office:value-type="string" calcext:value-type="string">
            <text:p>Crypto stamp Golden Unicorn 2WzUq</text:p>
          </table:table-cell>
          <table:table-cell office:value-type="string" calcext:value-type="string">
            <text:p>Crypto stamp Golden Unicorn (CSGU), ID 2WzUq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90</text:p>
          </table:table-cell>
          <table:table-cell office:value-type="string" calcext:value-type="string">
            <text:p>https://crypto.post.at/CSGU/2WzUq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92];29;8)" office:value-type="string" office:string-value="2WzUq" calcext:value-type="string">
            <text:p>2WzUq</text:p>
          </table:table-cell>
          <table:table-cell table:formula="of:=LEN([.K892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23.07.2020 12:12:52</text:p>
          </table:table-cell>
          <table:table-cell office:value-type="string" calcext:value-type="string">
            <text:p>Crypto stamp Golden Unicorn 35812S</text:p>
          </table:table-cell>
          <table:table-cell office:value-type="string" calcext:value-type="string">
            <text:p>Crypto stamp Golden Unicorn (CSGU), ID 35812S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91</text:p>
          </table:table-cell>
          <table:table-cell office:value-type="string" calcext:value-type="string">
            <text:p>https://crypto.post.at/CSGU/35812S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93];29;8)" office:value-type="string" office:string-value="35812S" calcext:value-type="string">
            <text:p>35812S</text:p>
          </table:table-cell>
          <table:table-cell table:formula="of:=LEN([.K89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23.07.2020 12:12:52</text:p>
          </table:table-cell>
          <table:table-cell office:value-type="string" calcext:value-type="string">
            <text:p>Crypto stamp Golden Unicorn 131CX</text:p>
          </table:table-cell>
          <table:table-cell office:value-type="string" calcext:value-type="string">
            <text:p>Crypto stamp Golden Unicorn (CSGU), ID 131C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92</text:p>
          </table:table-cell>
          <table:table-cell office:value-type="string" calcext:value-type="string">
            <text:p>https://crypto.post.at/CSGU/131C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94];29;8)" office:value-type="string" office:string-value="131CX" calcext:value-type="string">
            <text:p>131CX</text:p>
          </table:table-cell>
          <table:table-cell table:formula="of:=LEN([.K894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23.07.2020 12:12:53</text:p>
          </table:table-cell>
          <table:table-cell office:value-type="string" calcext:value-type="string">
            <text:p>Crypto stamp Golden Unicorn 5Q2sfr</text:p>
          </table:table-cell>
          <table:table-cell office:value-type="string" calcext:value-type="string">
            <text:p>Crypto stamp Golden Unicorn (CSGU), ID 5Q2sfr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93</text:p>
          </table:table-cell>
          <table:table-cell office:value-type="string" calcext:value-type="string">
            <text:p>https://crypto.post.at/CSGU/5Q2sfr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95];29;8)" office:value-type="string" office:string-value="5Q2sfr" calcext:value-type="string">
            <text:p>5Q2sfr</text:p>
          </table:table-cell>
          <table:table-cell table:formula="of:=LEN([.K89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23.07.2020 12:12:53</text:p>
          </table:table-cell>
          <table:table-cell office:value-type="string" calcext:value-type="string">
            <text:p>Crypto stamp Golden Unicorn 4wM6bf</text:p>
          </table:table-cell>
          <table:table-cell office:value-type="string" calcext:value-type="string">
            <text:p>Crypto stamp Golden Unicorn (CSGU), ID 4wM6bf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94</text:p>
          </table:table-cell>
          <table:table-cell office:value-type="string" calcext:value-type="string">
            <text:p>https://crypto.post.at/CSGU/4wM6bf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96];29;8)" office:value-type="string" office:string-value="4wM6bf" calcext:value-type="string">
            <text:p>4wM6bf</text:p>
          </table:table-cell>
          <table:table-cell table:formula="of:=LEN([.K89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23.07.2020 12:12:53</text:p>
          </table:table-cell>
          <table:table-cell office:value-type="string" calcext:value-type="string">
            <text:p>Crypto stamp Golden Unicorn 2yC3u8</text:p>
          </table:table-cell>
          <table:table-cell office:value-type="string" calcext:value-type="string">
            <text:p>Crypto stamp Golden Unicorn (CSGU), ID 2yC3u8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95</text:p>
          </table:table-cell>
          <table:table-cell office:value-type="string" calcext:value-type="string">
            <text:p>https://crypto.post.at/CSGU/2yC3u8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97];29;8)" office:value-type="string" office:string-value="2yC3u8" calcext:value-type="string">
            <text:p>2yC3u8</text:p>
          </table:table-cell>
          <table:table-cell table:formula="of:=LEN([.K89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23.07.2020 12:12:54</text:p>
          </table:table-cell>
          <table:table-cell office:value-type="string" calcext:value-type="string">
            <text:p>Crypto stamp Golden Unicorn 47uVaf</text:p>
          </table:table-cell>
          <table:table-cell office:value-type="string" calcext:value-type="string">
            <text:p>Crypto stamp Golden Unicorn (CSGU), ID 47uVaf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96</text:p>
          </table:table-cell>
          <table:table-cell office:value-type="string" calcext:value-type="string">
            <text:p>https://crypto.post.at/CSGU/47uVaf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98];29;8)" office:value-type="string" office:string-value="47uVaf" calcext:value-type="string">
            <text:p>47uVaf</text:p>
          </table:table-cell>
          <table:table-cell table:formula="of:=LEN([.K89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23.07.2020 12:12:54</text:p>
          </table:table-cell>
          <table:table-cell office:value-type="string" calcext:value-type="string">
            <text:p>Crypto stamp Golden Unicorn 3fDiWU</text:p>
          </table:table-cell>
          <table:table-cell office:value-type="string" calcext:value-type="string">
            <text:p>Crypto stamp Golden Unicorn (CSGU), ID 3fDiWU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97</text:p>
          </table:table-cell>
          <table:table-cell office:value-type="string" calcext:value-type="string">
            <text:p>https://crypto.post.at/CSGU/3fDiWU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899];29;8)" office:value-type="string" office:string-value="3fDiWU" calcext:value-type="string">
            <text:p>3fDiWU</text:p>
          </table:table-cell>
          <table:table-cell table:formula="of:=LEN([.K89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23.07.2020 12:12:54</text:p>
          </table:table-cell>
          <table:table-cell office:value-type="string" calcext:value-type="string">
            <text:p>Crypto stamp Golden Unicorn 64aYzu</text:p>
          </table:table-cell>
          <table:table-cell office:value-type="string" calcext:value-type="string">
            <text:p>Crypto stamp Golden Unicorn (CSGU), ID 64aYzu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98</text:p>
          </table:table-cell>
          <table:table-cell office:value-type="string" calcext:value-type="string">
            <text:p>https://crypto.post.at/CSGU/64aYzu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00];29;8)" office:value-type="string" office:string-value="64aYzu" calcext:value-type="string">
            <text:p>64aYzu</text:p>
          </table:table-cell>
          <table:table-cell table:formula="of:=LEN([.K90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23.07.2020 12:12:55</text:p>
          </table:table-cell>
          <table:table-cell office:value-type="string" calcext:value-type="string">
            <text:p>Crypto stamp Golden Unicorn 77N3Z4</text:p>
          </table:table-cell>
          <table:table-cell office:value-type="string" calcext:value-type="string">
            <text:p>Crypto stamp Golden Unicorn (CSGU), ID 77N3Z4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899</text:p>
          </table:table-cell>
          <table:table-cell office:value-type="string" calcext:value-type="string">
            <text:p>https://crypto.post.at/CSGU/77N3Z4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01];29;8)" office:value-type="string" office:string-value="77N3Z4" calcext:value-type="string">
            <text:p>77N3Z4</text:p>
          </table:table-cell>
          <table:table-cell table:formula="of:=LEN([.K90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23.07.2020 12:12:55</text:p>
          </table:table-cell>
          <table:table-cell office:value-type="string" calcext:value-type="string">
            <text:p>Crypto stamp Golden Unicorn zrXC7</text:p>
          </table:table-cell>
          <table:table-cell office:value-type="string" calcext:value-type="string">
            <text:p>Crypto stamp Golden Unicorn (CSGU), ID zrXC7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00</text:p>
          </table:table-cell>
          <table:table-cell office:value-type="string" calcext:value-type="string">
            <text:p>https://crypto.post.at/CSGU/zrXC7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02];29;8)" office:value-type="string" office:string-value="zrXC7" calcext:value-type="string">
            <text:p>zrXC7</text:p>
          </table:table-cell>
          <table:table-cell table:formula="of:=LEN([.K902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23.07.2020 12:12:58</text:p>
          </table:table-cell>
          <table:table-cell office:value-type="string" calcext:value-type="string">
            <text:p>Crypto stamp Golden Unicorn yNXun</text:p>
          </table:table-cell>
          <table:table-cell office:value-type="string" calcext:value-type="string">
            <text:p>Crypto stamp Golden Unicorn (CSGU), ID yNXun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01</text:p>
          </table:table-cell>
          <table:table-cell office:value-type="string" calcext:value-type="string">
            <text:p>https://crypto.post.at/CSGU/yNXu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03];29;8)" office:value-type="string" office:string-value="yNXun" calcext:value-type="string">
            <text:p>yNXun</text:p>
          </table:table-cell>
          <table:table-cell table:formula="of:=LEN([.K903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23.07.2020 12:13:05</text:p>
          </table:table-cell>
          <table:table-cell office:value-type="string" calcext:value-type="string">
            <text:p>Crypto stamp Golden Unicorn 6q4BTK</text:p>
          </table:table-cell>
          <table:table-cell office:value-type="string" calcext:value-type="string">
            <text:p>Crypto stamp Golden Unicorn (CSGU), ID 6q4BTK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02</text:p>
          </table:table-cell>
          <table:table-cell office:value-type="string" calcext:value-type="string">
            <text:p>https://crypto.post.at/CSGU/6q4BTK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04];29;8)" office:value-type="string" office:string-value="6q4BTK" calcext:value-type="string">
            <text:p>6q4BTK</text:p>
          </table:table-cell>
          <table:table-cell table:formula="of:=LEN([.K90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23.07.2020 12:13:06</text:p>
          </table:table-cell>
          <table:table-cell office:value-type="string" calcext:value-type="string">
            <text:p>Crypto stamp Golden Unicorn 5riekE</text:p>
          </table:table-cell>
          <table:table-cell office:value-type="string" calcext:value-type="string">
            <text:p>Crypto stamp Golden Unicorn (CSGU), ID 5riekE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03</text:p>
          </table:table-cell>
          <table:table-cell office:value-type="string" calcext:value-type="string">
            <text:p>https://crypto.post.at/CSGU/5riekE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05];29;8)" office:value-type="string" office:string-value="5riekE" calcext:value-type="string">
            <text:p>5riekE</text:p>
          </table:table-cell>
          <table:table-cell table:formula="of:=LEN([.K90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23.07.2020 12:13:06</text:p>
          </table:table-cell>
          <table:table-cell office:value-type="string" calcext:value-type="string">
            <text:p>Crypto stamp Golden Unicorn 6PrPfV</text:p>
          </table:table-cell>
          <table:table-cell office:value-type="string" calcext:value-type="string">
            <text:p>Crypto stamp Golden Unicorn (CSGU), ID 6PrPfV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04</text:p>
          </table:table-cell>
          <table:table-cell office:value-type="string" calcext:value-type="string">
            <text:p>https://crypto.post.at/CSGU/6PrPfV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06];29;8)" office:value-type="string" office:string-value="6PrPfV" calcext:value-type="string">
            <text:p>6PrPfV</text:p>
          </table:table-cell>
          <table:table-cell table:formula="of:=LEN([.K90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23.07.2020 12:13:07</text:p>
          </table:table-cell>
          <table:table-cell office:value-type="string" calcext:value-type="string">
            <text:p>Crypto stamp Golden Unicorn 4owAC8</text:p>
          </table:table-cell>
          <table:table-cell office:value-type="string" calcext:value-type="string">
            <text:p>Crypto stamp Golden Unicorn (CSGU), ID 4owAC8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05</text:p>
          </table:table-cell>
          <table:table-cell office:value-type="string" calcext:value-type="string">
            <text:p>https://crypto.post.at/CSGU/4owAC8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07];29;8)" office:value-type="string" office:string-value="4owAC8" calcext:value-type="string">
            <text:p>4owAC8</text:p>
          </table:table-cell>
          <table:table-cell table:formula="of:=LEN([.K90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23.07.2020 12:13:07</text:p>
          </table:table-cell>
          <table:table-cell office:value-type="string" calcext:value-type="string">
            <text:p>Crypto stamp Golden Unicorn 6heF3f</text:p>
          </table:table-cell>
          <table:table-cell office:value-type="string" calcext:value-type="string">
            <text:p>Crypto stamp Golden Unicorn (CSGU), ID 6heF3f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06</text:p>
          </table:table-cell>
          <table:table-cell office:value-type="string" calcext:value-type="string">
            <text:p>https://crypto.post.at/CSGU/6heF3f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08];29;8)" office:value-type="string" office:string-value="6heF3f" calcext:value-type="string">
            <text:p>6heF3f</text:p>
          </table:table-cell>
          <table:table-cell table:formula="of:=LEN([.K90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23.07.2020 12:13:07</text:p>
          </table:table-cell>
          <table:table-cell office:value-type="string" calcext:value-type="string">
            <text:p>Crypto stamp Golden Unicorn 692Wr6</text:p>
          </table:table-cell>
          <table:table-cell office:value-type="string" calcext:value-type="string">
            <text:p>Crypto stamp Golden Unicorn (CSGU), ID 692Wr6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07</text:p>
          </table:table-cell>
          <table:table-cell office:value-type="string" calcext:value-type="string">
            <text:p>https://crypto.post.at/CSGU/692Wr6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09];29;8)" office:value-type="string" office:string-value="692Wr6" calcext:value-type="string">
            <text:p>692Wr6</text:p>
          </table:table-cell>
          <table:table-cell table:formula="of:=LEN([.K90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23.07.2020 12:13:08</text:p>
          </table:table-cell>
          <table:table-cell office:value-type="string" calcext:value-type="string">
            <text:p>Crypto stamp Golden Unicorn 75t4Gs</text:p>
          </table:table-cell>
          <table:table-cell office:value-type="string" calcext:value-type="string">
            <text:p>Crypto stamp Golden Unicorn (CSGU), ID 75t4Gs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08</text:p>
          </table:table-cell>
          <table:table-cell office:value-type="string" calcext:value-type="string">
            <text:p>https://crypto.post.at/CSGU/75t4Gs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10];29;8)" office:value-type="string" office:string-value="75t4Gs" calcext:value-type="string">
            <text:p>75t4Gs</text:p>
          </table:table-cell>
          <table:table-cell table:formula="of:=LEN([.K91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23.07.2020 12:13:08</text:p>
          </table:table-cell>
          <table:table-cell office:value-type="string" calcext:value-type="string">
            <text:p>Crypto stamp Golden Unicorn 3Rspya</text:p>
          </table:table-cell>
          <table:table-cell office:value-type="string" calcext:value-type="string">
            <text:p>Crypto stamp Golden Unicorn (CSGU), ID 3Rspya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09</text:p>
          </table:table-cell>
          <table:table-cell office:value-type="string" calcext:value-type="string">
            <text:p>https://crypto.post.at/CSGU/3Rspya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11];29;8)" office:value-type="string" office:string-value="3Rspya" calcext:value-type="string">
            <text:p>3Rspya</text:p>
          </table:table-cell>
          <table:table-cell table:formula="of:=LEN([.K91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23.07.2020 12:13:08</text:p>
          </table:table-cell>
          <table:table-cell office:value-type="string" calcext:value-type="string">
            <text:p>Crypto stamp Golden Unicorn 4c5FwT</text:p>
          </table:table-cell>
          <table:table-cell office:value-type="string" calcext:value-type="string">
            <text:p>Crypto stamp Golden Unicorn (CSGU), ID 4c5FwT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10</text:p>
          </table:table-cell>
          <table:table-cell office:value-type="string" calcext:value-type="string">
            <text:p>https://crypto.post.at/CSGU/4c5FwT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12];29;8)" office:value-type="string" office:string-value="4c5FwT" calcext:value-type="string">
            <text:p>4c5FwT</text:p>
          </table:table-cell>
          <table:table-cell table:formula="of:=LEN([.K91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23.07.2020 12:13:09</text:p>
          </table:table-cell>
          <table:table-cell office:value-type="string" calcext:value-type="string">
            <text:p>Crypto stamp Golden Unicorn 35812n</text:p>
          </table:table-cell>
          <table:table-cell office:value-type="string" calcext:value-type="string">
            <text:p>Crypto stamp Golden Unicorn (CSGU), ID 35812n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11</text:p>
          </table:table-cell>
          <table:table-cell office:value-type="string" calcext:value-type="string">
            <text:p>https://crypto.post.at/CSGU/35812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13];29;8)" office:value-type="string" office:string-value="35812n" calcext:value-type="string">
            <text:p>35812n</text:p>
          </table:table-cell>
          <table:table-cell table:formula="of:=LEN([.K91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23.07.2020 12:13:09</text:p>
          </table:table-cell>
          <table:table-cell office:value-type="string" calcext:value-type="string">
            <text:p>Crypto stamp Golden Unicorn 5tCe2j</text:p>
          </table:table-cell>
          <table:table-cell office:value-type="string" calcext:value-type="string">
            <text:p>Crypto stamp Golden Unicorn (CSGU), ID 5tCe2j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12</text:p>
          </table:table-cell>
          <table:table-cell office:value-type="string" calcext:value-type="string">
            <text:p>https://crypto.post.at/CSGU/5tCe2j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14];29;8)" office:value-type="string" office:string-value="5tCe2j" calcext:value-type="string">
            <text:p>5tCe2j</text:p>
          </table:table-cell>
          <table:table-cell table:formula="of:=LEN([.K91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23.07.2020 12:13:09</text:p>
          </table:table-cell>
          <table:table-cell office:value-type="string" calcext:value-type="string">
            <text:p>Crypto stamp Golden Unicorn 4xq5tL</text:p>
          </table:table-cell>
          <table:table-cell office:value-type="string" calcext:value-type="string">
            <text:p>Crypto stamp Golden Unicorn (CSGU), ID 4xq5tL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13</text:p>
          </table:table-cell>
          <table:table-cell office:value-type="string" calcext:value-type="string">
            <text:p>https://crypto.post.at/CSGU/4xq5tL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15];29;8)" office:value-type="string" office:string-value="4xq5tL" calcext:value-type="string">
            <text:p>4xq5tL</text:p>
          </table:table-cell>
          <table:table-cell table:formula="of:=LEN([.K91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23.07.2020 12:13:10</text:p>
          </table:table-cell>
          <table:table-cell office:value-type="string" calcext:value-type="string">
            <text:p>Crypto stamp Golden Unicorn 49PUsK</text:p>
          </table:table-cell>
          <table:table-cell office:value-type="string" calcext:value-type="string">
            <text:p>Crypto stamp Golden Unicorn (CSGU), ID 49PUsK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14</text:p>
          </table:table-cell>
          <table:table-cell office:value-type="string" calcext:value-type="string">
            <text:p>https://crypto.post.at/CSGU/49PUsK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16];29;8)" office:value-type="string" office:string-value="49PUsK" calcext:value-type="string">
            <text:p>49PUsK</text:p>
          </table:table-cell>
          <table:table-cell table:formula="of:=LEN([.K91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23.07.2020 12:13:10</text:p>
          </table:table-cell>
          <table:table-cell office:value-type="string" calcext:value-type="string">
            <text:p>Crypto stamp Golden Unicorn 2jrANN</text:p>
          </table:table-cell>
          <table:table-cell office:value-type="string" calcext:value-type="string">
            <text:p>Crypto stamp Golden Unicorn (CSGU), ID 2jrANN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15</text:p>
          </table:table-cell>
          <table:table-cell office:value-type="string" calcext:value-type="string">
            <text:p>https://crypto.post.at/CSGU/2jrAN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17];29;8)" office:value-type="string" office:string-value="2jrANN" calcext:value-type="string">
            <text:p>2jrANN</text:p>
          </table:table-cell>
          <table:table-cell table:formula="of:=LEN([.K91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23.07.2020 12:13:10</text:p>
          </table:table-cell>
          <table:table-cell office:value-type="string" calcext:value-type="string">
            <text:p>Crypto stamp Golden Unicorn 6DUUhH</text:p>
          </table:table-cell>
          <table:table-cell office:value-type="string" calcext:value-type="string">
            <text:p>Crypto stamp Golden Unicorn (CSGU), ID 6DUUhH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16</text:p>
          </table:table-cell>
          <table:table-cell office:value-type="string" calcext:value-type="string">
            <text:p>https://crypto.post.at/CSGU/6DUUhH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18];29;8)" office:value-type="string" office:string-value="6DUUhH" calcext:value-type="string">
            <text:p>6DUUhH</text:p>
          </table:table-cell>
          <table:table-cell table:formula="of:=LEN([.K91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23.07.2020 12:13:11</text:p>
          </table:table-cell>
          <table:table-cell office:value-type="string" calcext:value-type="string">
            <text:p>Crypto stamp Golden Unicorn 3fDiWp</text:p>
          </table:table-cell>
          <table:table-cell office:value-type="string" calcext:value-type="string">
            <text:p>Crypto stamp Golden Unicorn (CSGU), ID 3fDiWp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17</text:p>
          </table:table-cell>
          <table:table-cell office:value-type="string" calcext:value-type="string">
            <text:p>https://crypto.post.at/CSGU/3fDiWp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19];29;8)" office:value-type="string" office:string-value="3fDiWp" calcext:value-type="string">
            <text:p>3fDiWp</text:p>
          </table:table-cell>
          <table:table-cell table:formula="of:=LEN([.K91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23.07.2020 12:13:11</text:p>
          </table:table-cell>
          <table:table-cell office:value-type="string" calcext:value-type="string">
            <text:p>Crypto stamp Golden Unicorn 2qn7Vo</text:p>
          </table:table-cell>
          <table:table-cell office:value-type="string" calcext:value-type="string">
            <text:p>Crypto stamp Golden Unicorn (CSGU), ID 2qn7Vo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18</text:p>
          </table:table-cell>
          <table:table-cell office:value-type="string" calcext:value-type="string">
            <text:p>https://crypto.post.at/CSGU/2qn7Vo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20];29;8)" office:value-type="string" office:string-value="2qn7Vo" calcext:value-type="string">
            <text:p>2qn7Vo</text:p>
          </table:table-cell>
          <table:table-cell table:formula="of:=LEN([.K92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23.07.2020 12:13:11</text:p>
          </table:table-cell>
          <table:table-cell office:value-type="string" calcext:value-type="string">
            <text:p>Crypto stamp Golden Unicorn 49PUsQ</text:p>
          </table:table-cell>
          <table:table-cell office:value-type="string" calcext:value-type="string">
            <text:p>Crypto stamp Golden Unicorn (CSGU), ID 49PUsQ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19</text:p>
          </table:table-cell>
          <table:table-cell office:value-type="string" calcext:value-type="string">
            <text:p>https://crypto.post.at/CSGU/49PUsQ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21];29;8)" office:value-type="string" office:string-value="49PUsQ" calcext:value-type="string">
            <text:p>49PUsQ</text:p>
          </table:table-cell>
          <table:table-cell table:formula="of:=LEN([.K92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23.07.2020 12:13:12</text:p>
          </table:table-cell>
          <table:table-cell office:value-type="string" calcext:value-type="string">
            <text:p>Crypto stamp Golden Unicorn 3Rspym</text:p>
          </table:table-cell>
          <table:table-cell office:value-type="string" calcext:value-type="string">
            <text:p>Crypto stamp Golden Unicorn (CSGU), ID 3Rspym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20</text:p>
          </table:table-cell>
          <table:table-cell office:value-type="string" calcext:value-type="string">
            <text:p>https://crypto.post.at/CSGU/3Rspym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22];29;8)" office:value-type="string" office:string-value="3Rspym" calcext:value-type="string">
            <text:p>3Rspym</text:p>
          </table:table-cell>
          <table:table-cell table:formula="of:=LEN([.K92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23.07.2020 12:13:12</text:p>
          </table:table-cell>
          <table:table-cell office:value-type="string" calcext:value-type="string">
            <text:p>Crypto stamp Golden Unicorn 3qbdVJ</text:p>
          </table:table-cell>
          <table:table-cell office:value-type="string" calcext:value-type="string">
            <text:p>Crypto stamp Golden Unicorn (CSGU), ID 3qbdVJ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21</text:p>
          </table:table-cell>
          <table:table-cell office:value-type="string" calcext:value-type="string">
            <text:p>https://crypto.post.at/CSGU/3qbdVJ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23];29;8)" office:value-type="string" office:string-value="3qbdVJ" calcext:value-type="string">
            <text:p>3qbdVJ</text:p>
          </table:table-cell>
          <table:table-cell table:formula="of:=LEN([.K92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23.07.2020 12:13:13</text:p>
          </table:table-cell>
          <table:table-cell office:value-type="string" calcext:value-type="string">
            <text:p>Crypto stamp Golden Unicorn 3GyuHj</text:p>
          </table:table-cell>
          <table:table-cell office:value-type="string" calcext:value-type="string">
            <text:p>Crypto stamp Golden Unicorn (CSGU), ID 3GyuHj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22</text:p>
          </table:table-cell>
          <table:table-cell office:value-type="string" calcext:value-type="string">
            <text:p>https://crypto.post.at/CSGU/3GyuHj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24];29;8)" office:value-type="string" office:string-value="3GyuHj" calcext:value-type="string">
            <text:p>3GyuHj</text:p>
          </table:table-cell>
          <table:table-cell table:formula="of:=LEN([.K92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23.07.2020 12:13:13</text:p>
          </table:table-cell>
          <table:table-cell office:value-type="string" calcext:value-type="string">
            <text:p>Crypto stamp Golden Unicorn 5F8wzJ</text:p>
          </table:table-cell>
          <table:table-cell office:value-type="string" calcext:value-type="string">
            <text:p>Crypto stamp Golden Unicorn (CSGU), ID 5F8wzJ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23</text:p>
          </table:table-cell>
          <table:table-cell office:value-type="string" calcext:value-type="string">
            <text:p>https://crypto.post.at/CSGU/5F8wzJ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25];29;8)" office:value-type="string" office:string-value="5F8wzJ" calcext:value-type="string">
            <text:p>5F8wzJ</text:p>
          </table:table-cell>
          <table:table-cell table:formula="of:=LEN([.K92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23.07.2020 12:13:13</text:p>
          </table:table-cell>
          <table:table-cell office:value-type="string" calcext:value-type="string">
            <text:p>Crypto stamp Golden Unicorn sSano</text:p>
          </table:table-cell>
          <table:table-cell office:value-type="string" calcext:value-type="string">
            <text:p>Crypto stamp Golden Unicorn (CSGU), ID sSano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24</text:p>
          </table:table-cell>
          <table:table-cell office:value-type="string" calcext:value-type="string">
            <text:p>https://crypto.post.at/CSGU/sSano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26];29;8)" office:value-type="string" office:string-value="sSano" calcext:value-type="string">
            <text:p>sSano</text:p>
          </table:table-cell>
          <table:table-cell table:formula="of:=LEN([.K926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23.07.2020 12:13:14</text:p>
          </table:table-cell>
          <table:table-cell office:value-type="string" calcext:value-type="string">
            <text:p>Crypto stamp Golden Unicorn 7Lhw6c</text:p>
          </table:table-cell>
          <table:table-cell office:value-type="string" calcext:value-type="string">
            <text:p>Crypto stamp Golden Unicorn (CSGU), ID 7Lhw6c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25</text:p>
          </table:table-cell>
          <table:table-cell office:value-type="string" calcext:value-type="string">
            <text:p>https://crypto.post.at/CSGU/7Lhw6c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27];29;8)" office:value-type="string" office:string-value="7Lhw6c" calcext:value-type="string">
            <text:p>7Lhw6c</text:p>
          </table:table-cell>
          <table:table-cell table:formula="of:=LEN([.K92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23.07.2020 12:13:14</text:p>
          </table:table-cell>
          <table:table-cell office:value-type="string" calcext:value-type="string">
            <text:p>Crypto stamp Golden Unicorn 5Agz9K</text:p>
          </table:table-cell>
          <table:table-cell office:value-type="string" calcext:value-type="string">
            <text:p>Crypto stamp Golden Unicorn (CSGU), ID 5Agz9K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26</text:p>
          </table:table-cell>
          <table:table-cell office:value-type="string" calcext:value-type="string">
            <text:p>https://crypto.post.at/CSGU/5Agz9K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28];29;8)" office:value-type="string" office:string-value="5Agz9K" calcext:value-type="string">
            <text:p>5Agz9K</text:p>
          </table:table-cell>
          <table:table-cell table:formula="of:=LEN([.K92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23.07.2020 12:13:14</text:p>
          </table:table-cell>
          <table:table-cell office:value-type="string" calcext:value-type="string">
            <text:p>Crypto stamp Golden Unicorn 6HvSYW</text:p>
          </table:table-cell>
          <table:table-cell office:value-type="string" calcext:value-type="string">
            <text:p>Crypto stamp Golden Unicorn (CSGU), ID 6HvSYW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27</text:p>
          </table:table-cell>
          <table:table-cell office:value-type="string" calcext:value-type="string">
            <text:p>https://crypto.post.at/CSGU/6HvSYW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29];29;8)" office:value-type="string" office:string-value="6HvSYW" calcext:value-type="string">
            <text:p>6HvSYW</text:p>
          </table:table-cell>
          <table:table-cell table:formula="of:=LEN([.K92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23.07.2020 12:13:15</text:p>
          </table:table-cell>
          <table:table-cell office:value-type="string" calcext:value-type="string">
            <text:p>Crypto stamp Golden Unicorn 6n6Cu5</text:p>
          </table:table-cell>
          <table:table-cell office:value-type="string" calcext:value-type="string">
            <text:p>Crypto stamp Golden Unicorn (CSGU), ID 6n6Cu5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28</text:p>
          </table:table-cell>
          <table:table-cell office:value-type="string" calcext:value-type="string">
            <text:p>https://crypto.post.at/CSGU/6n6Cu5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30];29;8)" office:value-type="string" office:string-value="6n6Cu5" calcext:value-type="string">
            <text:p>6n6Cu5</text:p>
          </table:table-cell>
          <table:table-cell table:formula="of:=LEN([.K93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23.07.2020 12:13:15</text:p>
          </table:table-cell>
          <table:table-cell office:value-type="string" calcext:value-type="string">
            <text:p>Crypto stamp Golden Unicorn 2vE5M2</text:p>
          </table:table-cell>
          <table:table-cell office:value-type="string" calcext:value-type="string">
            <text:p>Crypto stamp Golden Unicorn (CSGU), ID 2vE5M2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29</text:p>
          </table:table-cell>
          <table:table-cell office:value-type="string" calcext:value-type="string">
            <text:p>https://crypto.post.at/CSGU/2vE5M2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31];29;8)" office:value-type="string" office:string-value="2vE5M2" calcext:value-type="string">
            <text:p>2vE5M2</text:p>
          </table:table-cell>
          <table:table-cell table:formula="of:=LEN([.K93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23.07.2020 12:13:15</text:p>
          </table:table-cell>
          <table:table-cell office:value-type="string" calcext:value-type="string">
            <text:p>Crypto stamp Golden Unicorn 4wM6cH</text:p>
          </table:table-cell>
          <table:table-cell office:value-type="string" calcext:value-type="string">
            <text:p>Crypto stamp Golden Unicorn (CSGU), ID 4wM6cH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30</text:p>
          </table:table-cell>
          <table:table-cell office:value-type="string" calcext:value-type="string">
            <text:p>https://crypto.post.at/CSGU/4wM6cH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32];29;8)" office:value-type="string" office:string-value="4wM6cH" calcext:value-type="string">
            <text:p>4wM6cH</text:p>
          </table:table-cell>
          <table:table-cell table:formula="of:=LEN([.K93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23.07.2020 12:13:16</text:p>
          </table:table-cell>
          <table:table-cell office:value-type="string" calcext:value-type="string">
            <text:p>Crypto stamp Golden Unicorn wtYdx</text:p>
          </table:table-cell>
          <table:table-cell office:value-type="string" calcext:value-type="string">
            <text:p>Crypto stamp Golden Unicorn (CSGU), ID wtYd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31</text:p>
          </table:table-cell>
          <table:table-cell office:value-type="string" calcext:value-type="string">
            <text:p>https://crypto.post.at/CSGU/wtYd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33];29;8)" office:value-type="string" office:string-value="wtYdx" calcext:value-type="string">
            <text:p>wtYdx</text:p>
          </table:table-cell>
          <table:table-cell table:formula="of:=LEN([.K933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23.07.2020 12:13:16</text:p>
          </table:table-cell>
          <table:table-cell office:value-type="string" calcext:value-type="string">
            <text:p>Crypto stamp Golden Unicorn 4Z7HP9</text:p>
          </table:table-cell>
          <table:table-cell office:value-type="string" calcext:value-type="string">
            <text:p>Crypto stamp Golden Unicorn (CSGU), ID 4Z7HP9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32</text:p>
          </table:table-cell>
          <table:table-cell office:value-type="string" calcext:value-type="string">
            <text:p>https://crypto.post.at/CSGU/4Z7HP9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34];29;8)" office:value-type="string" office:string-value="4Z7HP9" calcext:value-type="string">
            <text:p>4Z7HP9</text:p>
          </table:table-cell>
          <table:table-cell table:formula="of:=LEN([.K93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23.07.2020 12:13:16</text:p>
          </table:table-cell>
          <table:table-cell office:value-type="string" calcext:value-type="string">
            <text:p>Crypto stamp Golden Unicorn 2ECQjn</text:p>
          </table:table-cell>
          <table:table-cell office:value-type="string" calcext:value-type="string">
            <text:p>Crypto stamp Golden Unicorn (CSGU), ID 2ECQjn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33</text:p>
          </table:table-cell>
          <table:table-cell office:value-type="string" calcext:value-type="string">
            <text:p>https://crypto.post.at/CSGU/2ECQj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35];29;8)" office:value-type="string" office:string-value="2ECQjn" calcext:value-type="string">
            <text:p>2ECQjn</text:p>
          </table:table-cell>
          <table:table-cell table:formula="of:=LEN([.K93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23.07.2020 12:13:17</text:p>
          </table:table-cell>
          <table:table-cell office:value-type="string" calcext:value-type="string">
            <text:p>Crypto stamp Golden Unicorn 9vvuK</text:p>
          </table:table-cell>
          <table:table-cell office:value-type="string" calcext:value-type="string">
            <text:p>Crypto stamp Golden Unicorn (CSGU), ID 9vvuK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34</text:p>
          </table:table-cell>
          <table:table-cell office:value-type="string" calcext:value-type="string">
            <text:p>https://crypto.post.at/CSGU/9vvuK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36];29;8)" office:value-type="string" office:string-value="9vvuK" calcext:value-type="string">
            <text:p>9vvuK</text:p>
          </table:table-cell>
          <table:table-cell table:formula="of:=LEN([.K936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23.07.2020 12:13:17</text:p>
          </table:table-cell>
          <table:table-cell office:value-type="string" calcext:value-type="string">
            <text:p>Crypto stamp Golden Unicorn SEo18</text:p>
          </table:table-cell>
          <table:table-cell office:value-type="string" calcext:value-type="string">
            <text:p>Crypto stamp Golden Unicorn (CSGU), ID SEo18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35</text:p>
          </table:table-cell>
          <table:table-cell office:value-type="string" calcext:value-type="string">
            <text:p>https://crypto.post.at/CSGU/SEo18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37];29;8)" office:value-type="string" office:string-value="SEo18" calcext:value-type="string">
            <text:p>SEo18</text:p>
          </table:table-cell>
          <table:table-cell table:formula="of:=LEN([.K937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23.07.2020 12:13:17</text:p>
          </table:table-cell>
          <table:table-cell office:value-type="string" calcext:value-type="string">
            <text:p>Crypto stamp Golden Unicorn mWdfd</text:p>
          </table:table-cell>
          <table:table-cell office:value-type="string" calcext:value-type="string">
            <text:p>Crypto stamp Golden Unicorn (CSGU), ID mWdfd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36</text:p>
          </table:table-cell>
          <table:table-cell office:value-type="string" calcext:value-type="string">
            <text:p>https://crypto.post.at/CSGU/mWdfd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38];29;8)" office:value-type="string" office:string-value="mWdfd" calcext:value-type="string">
            <text:p>mWdfd</text:p>
          </table:table-cell>
          <table:table-cell table:formula="of:=LEN([.K938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23.07.2020 12:13:18</text:p>
          </table:table-cell>
          <table:table-cell office:value-type="string" calcext:value-type="string">
            <text:p>Crypto stamp Golden Unicorn 61caSt</text:p>
          </table:table-cell>
          <table:table-cell office:value-type="string" calcext:value-type="string">
            <text:p>Crypto stamp Golden Unicorn (CSGU), ID 61caSt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37</text:p>
          </table:table-cell>
          <table:table-cell office:value-type="string" calcext:value-type="string">
            <text:p>https://crypto.post.at/CSGU/61caSt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39];29;8)" office:value-type="string" office:string-value="61caSt" calcext:value-type="string">
            <text:p>61caSt</text:p>
          </table:table-cell>
          <table:table-cell table:formula="of:=LEN([.K93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23.07.2020 12:13:18</text:p>
          </table:table-cell>
          <table:table-cell office:value-type="string" calcext:value-type="string">
            <text:p>Crypto stamp Golden Unicorn 43TXkM</text:p>
          </table:table-cell>
          <table:table-cell office:value-type="string" calcext:value-type="string">
            <text:p>Crypto stamp Golden Unicorn (CSGU), ID 43TXkM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38</text:p>
          </table:table-cell>
          <table:table-cell office:value-type="string" calcext:value-type="string">
            <text:p>https://crypto.post.at/CSGU/43TXkM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40];29;8)" office:value-type="string" office:string-value="43TXkM" calcext:value-type="string">
            <text:p>43TXkM</text:p>
          </table:table-cell>
          <table:table-cell table:formula="of:=LEN([.K94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23.07.2020 12:13:19</text:p>
          </table:table-cell>
          <table:table-cell office:value-type="string" calcext:value-type="string">
            <text:p>Crypto stamp Golden Unicorn 33e1kv</text:p>
          </table:table-cell>
          <table:table-cell office:value-type="string" calcext:value-type="string">
            <text:p>Crypto stamp Golden Unicorn (CSGU), ID 33e1kv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39</text:p>
          </table:table-cell>
          <table:table-cell office:value-type="string" calcext:value-type="string">
            <text:p>https://crypto.post.at/CSGU/33e1kv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41];29;8)" office:value-type="string" office:string-value="33e1kv" calcext:value-type="string">
            <text:p>33e1kv</text:p>
          </table:table-cell>
          <table:table-cell table:formula="of:=LEN([.K94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23.07.2020 12:13:19</text:p>
          </table:table-cell>
          <table:table-cell office:value-type="string" calcext:value-type="string">
            <text:p>Crypto stamp Golden Unicorn 5Agz9Z</text:p>
          </table:table-cell>
          <table:table-cell office:value-type="string" calcext:value-type="string">
            <text:p>Crypto stamp Golden Unicorn (CSGU), ID 5Agz9Z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40</text:p>
          </table:table-cell>
          <table:table-cell office:value-type="string" calcext:value-type="string">
            <text:p>https://crypto.post.at/CSGU/5Agz9Z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42];29;8)" office:value-type="string" office:string-value="5Agz9Z" calcext:value-type="string">
            <text:p>5Agz9Z</text:p>
          </table:table-cell>
          <table:table-cell table:formula="of:=LEN([.K94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23.07.2020 12:13:19</text:p>
          </table:table-cell>
          <table:table-cell office:value-type="string" calcext:value-type="string">
            <text:p>Crypto stamp Golden Unicorn 4MFP8Y</text:p>
          </table:table-cell>
          <table:table-cell office:value-type="string" calcext:value-type="string">
            <text:p>Crypto stamp Golden Unicorn (CSGU), ID 4MFP8Y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41</text:p>
          </table:table-cell>
          <table:table-cell office:value-type="string" calcext:value-type="string">
            <text:p>https://crypto.post.at/CSGU/4MFP8Y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43];29;8)" office:value-type="string" office:string-value="4MFP8Y" calcext:value-type="string">
            <text:p>4MFP8Y</text:p>
          </table:table-cell>
          <table:table-cell table:formula="of:=LEN([.K94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23.07.2020 12:13:20</text:p>
          </table:table-cell>
          <table:table-cell office:value-type="string" calcext:value-type="string">
            <text:p>Crypto stamp Golden Unicorn 32A2Ud</text:p>
          </table:table-cell>
          <table:table-cell office:value-type="string" calcext:value-type="string">
            <text:p>Crypto stamp Golden Unicorn (CSGU), ID 32A2Ud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42</text:p>
          </table:table-cell>
          <table:table-cell office:value-type="string" calcext:value-type="string">
            <text:p>https://crypto.post.at/CSGU/32A2Ud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44];29;8)" office:value-type="string" office:string-value="32A2Ud" calcext:value-type="string">
            <text:p>32A2Ud</text:p>
          </table:table-cell>
          <table:table-cell table:formula="of:=LEN([.K94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23.07.2020 12:13:20</text:p>
          </table:table-cell>
          <table:table-cell office:value-type="string" calcext:value-type="string">
            <text:p>Crypto stamp Golden Unicorn 6BzVRQ</text:p>
          </table:table-cell>
          <table:table-cell office:value-type="string" calcext:value-type="string">
            <text:p>Crypto stamp Golden Unicorn (CSGU), ID 6BzVRQ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43</text:p>
          </table:table-cell>
          <table:table-cell office:value-type="string" calcext:value-type="string">
            <text:p>https://crypto.post.at/CSGU/6BzVRQ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45];29;8)" office:value-type="string" office:string-value="6BzVRQ" calcext:value-type="string">
            <text:p>6BzVRQ</text:p>
          </table:table-cell>
          <table:table-cell table:formula="of:=LEN([.K94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23.07.2020 12:13:20</text:p>
          </table:table-cell>
          <table:table-cell office:value-type="string" calcext:value-type="string">
            <text:p>Crypto stamp Golden Unicorn 6BzVRR</text:p>
          </table:table-cell>
          <table:table-cell office:value-type="string" calcext:value-type="string">
            <text:p>Crypto stamp Golden Unicorn (CSGU), ID 6BzVRR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44</text:p>
          </table:table-cell>
          <table:table-cell office:value-type="string" calcext:value-type="string">
            <text:p>https://crypto.post.at/CSGU/6BzVRR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46];29;8)" office:value-type="string" office:string-value="6BzVRR" calcext:value-type="string">
            <text:p>6BzVRR</text:p>
          </table:table-cell>
          <table:table-cell table:formula="of:=LEN([.K94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23.07.2020 12:13:21</text:p>
          </table:table-cell>
          <table:table-cell office:value-type="string" calcext:value-type="string">
            <text:p>Crypto stamp Golden Unicorn 4JHQZv</text:p>
          </table:table-cell>
          <table:table-cell office:value-type="string" calcext:value-type="string">
            <text:p>Crypto stamp Golden Unicorn (CSGU), ID 4JHQZv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45</text:p>
          </table:table-cell>
          <table:table-cell office:value-type="string" calcext:value-type="string">
            <text:p>https://crypto.post.at/CSGU/4JHQZv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47];29;8)" office:value-type="string" office:string-value="4JHQZv" calcext:value-type="string">
            <text:p>4JHQZv</text:p>
          </table:table-cell>
          <table:table-cell table:formula="of:=LEN([.K94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23.07.2020 12:13:21</text:p>
          </table:table-cell>
          <table:table-cell office:value-type="string" calcext:value-type="string">
            <text:p>Crypto stamp Golden Unicorn 7X5r5P</text:p>
          </table:table-cell>
          <table:table-cell office:value-type="string" calcext:value-type="string">
            <text:p>Crypto stamp Golden Unicorn (CSGU), ID 7X5r5P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46</text:p>
          </table:table-cell>
          <table:table-cell office:value-type="string" calcext:value-type="string">
            <text:p>https://crypto.post.at/CSGU/7X5r5P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48];29;8)" office:value-type="string" office:string-value="7X5r5P" calcext:value-type="string">
            <text:p>7X5r5P</text:p>
          </table:table-cell>
          <table:table-cell table:formula="of:=LEN([.K94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23.07.2020 12:13:21</text:p>
          </table:table-cell>
          <table:table-cell office:value-type="string" calcext:value-type="string">
            <text:p>Crypto stamp Golden Unicorn 71S6SW</text:p>
          </table:table-cell>
          <table:table-cell office:value-type="string" calcext:value-type="string">
            <text:p>Crypto stamp Golden Unicorn (CSGU), ID 71S6SW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47</text:p>
          </table:table-cell>
          <table:table-cell office:value-type="string" calcext:value-type="string">
            <text:p>https://crypto.post.at/CSGU/71S6SW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49];29;8)" office:value-type="string" office:string-value="71S6SW" calcext:value-type="string">
            <text:p>71S6SW</text:p>
          </table:table-cell>
          <table:table-cell table:formula="of:=LEN([.K94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23.07.2020 12:13:22</text:p>
          </table:table-cell>
          <table:table-cell office:value-type="string" calcext:value-type="string">
            <text:p>Crypto stamp Golden Unicorn SEo1M</text:p>
          </table:table-cell>
          <table:table-cell office:value-type="string" calcext:value-type="string">
            <text:p>Crypto stamp Golden Unicorn (CSGU), ID SEo1M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48</text:p>
          </table:table-cell>
          <table:table-cell office:value-type="string" calcext:value-type="string">
            <text:p>https://crypto.post.at/CSGU/SEo1M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50];29;8)" office:value-type="string" office:string-value="SEo1M" calcext:value-type="string">
            <text:p>SEo1M</text:p>
          </table:table-cell>
          <table:table-cell table:formula="of:=LEN([.K950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23.07.2020 12:13:22</text:p>
          </table:table-cell>
          <table:table-cell office:value-type="string" calcext:value-type="string">
            <text:p>Crypto stamp Golden Unicorn PGpSg</text:p>
          </table:table-cell>
          <table:table-cell office:value-type="string" calcext:value-type="string">
            <text:p>Crypto stamp Golden Unicorn (CSGU), ID PGpSg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49</text:p>
          </table:table-cell>
          <table:table-cell office:value-type="string" calcext:value-type="string">
            <text:p>https://crypto.post.at/CSGU/PGpSg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51];29;8)" office:value-type="string" office:string-value="PGpSg" calcext:value-type="string">
            <text:p>PGpSg</text:p>
          </table:table-cell>
          <table:table-cell table:formula="of:=LEN([.K951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23.07.2020 12:13:22</text:p>
          </table:table-cell>
          <table:table-cell office:value-type="string" calcext:value-type="string">
            <text:p>Crypto stamp Golden Unicorn Qkoj3</text:p>
          </table:table-cell>
          <table:table-cell office:value-type="string" calcext:value-type="string">
            <text:p>Crypto stamp Golden Unicorn (CSGU), ID Qkoj3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50</text:p>
          </table:table-cell>
          <table:table-cell office:value-type="string" calcext:value-type="string">
            <text:p>https://crypto.post.at/CSGU/Qkoj3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52];29;8)" office:value-type="string" office:string-value="Qkoj3" calcext:value-type="string">
            <text:p>Qkoj3</text:p>
          </table:table-cell>
          <table:table-cell table:formula="of:=LEN([.K952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23.07.2020 12:13:23</text:p>
          </table:table-cell>
          <table:table-cell office:value-type="string" calcext:value-type="string">
            <text:p>Crypto stamp Golden Unicorn 5UUqXt</text:p>
          </table:table-cell>
          <table:table-cell office:value-type="string" calcext:value-type="string">
            <text:p>Crypto stamp Golden Unicorn (CSGU), ID 5UUqXt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51</text:p>
          </table:table-cell>
          <table:table-cell office:value-type="string" calcext:value-type="string">
            <text:p>https://crypto.post.at/CSGU/5UUqXt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53];29;8)" office:value-type="string" office:string-value="5UUqXt" calcext:value-type="string">
            <text:p>5UUqXt</text:p>
          </table:table-cell>
          <table:table-cell table:formula="of:=LEN([.K95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23.07.2020 12:13:25</text:p>
          </table:table-cell>
          <table:table-cell office:value-type="string" calcext:value-type="string">
            <text:p>Crypto stamp Golden Unicorn 3ZHmQ3</text:p>
          </table:table-cell>
          <table:table-cell office:value-type="string" calcext:value-type="string">
            <text:p>Crypto stamp Golden Unicorn (CSGU), ID 3ZHmQ3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52</text:p>
          </table:table-cell>
          <table:table-cell office:value-type="string" calcext:value-type="string">
            <text:p>https://crypto.post.at/CSGU/3ZHmQ3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54];29;8)" office:value-type="string" office:string-value="3ZHmQ3" calcext:value-type="string">
            <text:p>3ZHmQ3</text:p>
          </table:table-cell>
          <table:table-cell table:formula="of:=LEN([.K95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23.07.2020 12:13:25</text:p>
          </table:table-cell>
          <table:table-cell office:value-type="string" calcext:value-type="string">
            <text:p>Crypto stamp Golden Unicorn 47uVbe</text:p>
          </table:table-cell>
          <table:table-cell office:value-type="string" calcext:value-type="string">
            <text:p>Crypto stamp Golden Unicorn (CSGU), ID 47uVbe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53</text:p>
          </table:table-cell>
          <table:table-cell office:value-type="string" calcext:value-type="string">
            <text:p>https://crypto.post.at/CSGU/47uVbe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55];29;8)" office:value-type="string" office:string-value="47uVbe" calcext:value-type="string">
            <text:p>47uVbe</text:p>
          </table:table-cell>
          <table:table-cell table:formula="of:=LEN([.K95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23.07.2020 12:13:25</text:p>
          </table:table-cell>
          <table:table-cell office:value-type="string" calcext:value-type="string">
            <text:p>Crypto stamp Golden Unicorn yNXvh</text:p>
          </table:table-cell>
          <table:table-cell office:value-type="string" calcext:value-type="string">
            <text:p>Crypto stamp Golden Unicorn (CSGU), ID yNXvh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54</text:p>
          </table:table-cell>
          <table:table-cell office:value-type="string" calcext:value-type="string">
            <text:p>https://crypto.post.at/CSGU/yNXvh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56];29;8)" office:value-type="string" office:string-value="yNXvh" calcext:value-type="string">
            <text:p>yNXvh</text:p>
          </table:table-cell>
          <table:table-cell table:formula="of:=LEN([.K956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23.07.2020 12:13:26</text:p>
          </table:table-cell>
          <table:table-cell office:value-type="string" calcext:value-type="string">
            <text:p>Crypto stamp Golden Unicorn 3y1Zuc</text:p>
          </table:table-cell>
          <table:table-cell office:value-type="string" calcext:value-type="string">
            <text:p>Crypto stamp Golden Unicorn (CSGU), ID 3y1Zuc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55</text:p>
          </table:table-cell>
          <table:table-cell office:value-type="string" calcext:value-type="string">
            <text:p>https://crypto.post.at/CSGU/3y1Zuc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57];29;8)" office:value-type="string" office:string-value="3y1Zuc" calcext:value-type="string">
            <text:p>3y1Zuc</text:p>
          </table:table-cell>
          <table:table-cell table:formula="of:=LEN([.K95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23.07.2020 12:13:26</text:p>
          </table:table-cell>
          <table:table-cell office:value-type="string" calcext:value-type="string">
            <text:p>Crypto stamp Golden Unicorn 2V2HZd</text:p>
          </table:table-cell>
          <table:table-cell office:value-type="string" calcext:value-type="string">
            <text:p>Crypto stamp Golden Unicorn (CSGU), ID 2V2HZd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56</text:p>
          </table:table-cell>
          <table:table-cell office:value-type="string" calcext:value-type="string">
            <text:p>https://crypto.post.at/CSGU/2V2HZd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58];29;8)" office:value-type="string" office:string-value="2V2HZd" calcext:value-type="string">
            <text:p>2V2HZd</text:p>
          </table:table-cell>
          <table:table-cell table:formula="of:=LEN([.K95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23.07.2020 12:13:26</text:p>
          </table:table-cell>
          <table:table-cell office:value-type="string" calcext:value-type="string">
            <text:p>Crypto stamp Golden Unicorn 5VxppL</text:p>
          </table:table-cell>
          <table:table-cell office:value-type="string" calcext:value-type="string">
            <text:p>Crypto stamp Golden Unicorn (CSGU), ID 5VxppL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57</text:p>
          </table:table-cell>
          <table:table-cell office:value-type="string" calcext:value-type="string">
            <text:p>https://crypto.post.at/CSGU/5VxppL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59];29;8)" office:value-type="string" office:string-value="5VxppL" calcext:value-type="string">
            <text:p>5VxppL</text:p>
          </table:table-cell>
          <table:table-cell table:formula="of:=LEN([.K95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23.07.2020 12:13:27</text:p>
          </table:table-cell>
          <table:table-cell office:value-type="string" calcext:value-type="string">
            <text:p>Crypto stamp Golden Unicorn 2P6LSH</text:p>
          </table:table-cell>
          <table:table-cell office:value-type="string" calcext:value-type="string">
            <text:p>Crypto stamp Golden Unicorn (CSGU), ID 2P6LSH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58</text:p>
          </table:table-cell>
          <table:table-cell office:value-type="string" calcext:value-type="string">
            <text:p>https://crypto.post.at/CSGU/2P6LSH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60];29;8)" office:value-type="string" office:string-value="2P6LSH" calcext:value-type="string">
            <text:p>2P6LSH</text:p>
          </table:table-cell>
          <table:table-cell table:formula="of:=LEN([.K96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23.07.2020 12:13:27</text:p>
          </table:table-cell>
          <table:table-cell office:value-type="string" calcext:value-type="string">
            <text:p>Crypto stamp Golden Unicorn 5ugdKt</text:p>
          </table:table-cell>
          <table:table-cell office:value-type="string" calcext:value-type="string">
            <text:p>Crypto stamp Golden Unicorn (CSGU), ID 5ugdKt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59</text:p>
          </table:table-cell>
          <table:table-cell office:value-type="string" calcext:value-type="string">
            <text:p>https://crypto.post.at/CSGU/5ugdKt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61];29;8)" office:value-type="string" office:string-value="5ugdKt" calcext:value-type="string">
            <text:p>5ugdKt</text:p>
          </table:table-cell>
          <table:table-cell table:formula="of:=LEN([.K96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23.07.2020 12:13:27</text:p>
          </table:table-cell>
          <table:table-cell office:value-type="string" calcext:value-type="string">
            <text:p>Crypto stamp Golden Unicorn 3cFjxs</text:p>
          </table:table-cell>
          <table:table-cell office:value-type="string" calcext:value-type="string">
            <text:p>Crypto stamp Golden Unicorn (CSGU), ID 3cFjxs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60</text:p>
          </table:table-cell>
          <table:table-cell office:value-type="string" calcext:value-type="string">
            <text:p>https://crypto.post.at/CSGU/3cFjxs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62];29;8)" office:value-type="string" office:string-value="3cFjxs" calcext:value-type="string">
            <text:p>3cFjxs</text:p>
          </table:table-cell>
          <table:table-cell table:formula="of:=LEN([.K96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23.07.2020 12:13:28</text:p>
          </table:table-cell>
          <table:table-cell office:value-type="string" calcext:value-type="string">
            <text:p>Crypto stamp Golden Unicorn k2ePi</text:p>
          </table:table-cell>
          <table:table-cell office:value-type="string" calcext:value-type="string">
            <text:p>Crypto stamp Golden Unicorn (CSGU), ID k2ePi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61</text:p>
          </table:table-cell>
          <table:table-cell office:value-type="string" calcext:value-type="string">
            <text:p>https://crypto.post.at/CSGU/k2ePi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63];29;8)" office:value-type="string" office:string-value="k2ePi" calcext:value-type="string">
            <text:p>k2ePi</text:p>
          </table:table-cell>
          <table:table-cell table:formula="of:=LEN([.K963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23.07.2020 12:13:28</text:p>
          </table:table-cell>
          <table:table-cell office:value-type="string" calcext:value-type="string">
            <text:p>Crypto stamp Golden Unicorn k2ePj</text:p>
          </table:table-cell>
          <table:table-cell office:value-type="string" calcext:value-type="string">
            <text:p>Crypto stamp Golden Unicorn (CSGU), ID k2ePj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62</text:p>
          </table:table-cell>
          <table:table-cell office:value-type="string" calcext:value-type="string">
            <text:p>https://crypto.post.at/CSGU/k2ePj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64];29;8)" office:value-type="string" office:string-value="k2ePj" calcext:value-type="string">
            <text:p>k2ePj</text:p>
          </table:table-cell>
          <table:table-cell table:formula="of:=LEN([.K964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23.07.2020 12:13:28</text:p>
          </table:table-cell>
          <table:table-cell office:value-type="string" calcext:value-type="string">
            <text:p>Crypto stamp Golden Unicorn 5VxppS</text:p>
          </table:table-cell>
          <table:table-cell office:value-type="string" calcext:value-type="string">
            <text:p>Crypto stamp Golden Unicorn (CSGU), ID 5VxppS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63</text:p>
          </table:table-cell>
          <table:table-cell office:value-type="string" calcext:value-type="string">
            <text:p>https://crypto.post.at/CSGU/5VxppS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65];29;8)" office:value-type="string" office:string-value="5VxppS" calcext:value-type="string">
            <text:p>5VxppS</text:p>
          </table:table-cell>
          <table:table-cell table:formula="of:=LEN([.K96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23.07.2020 12:13:29</text:p>
          </table:table-cell>
          <table:table-cell office:value-type="string" calcext:value-type="string">
            <text:p>Crypto stamp Golden Unicorn 6DUUi7</text:p>
          </table:table-cell>
          <table:table-cell office:value-type="string" calcext:value-type="string">
            <text:p>Crypto stamp Golden Unicorn (CSGU), ID 6DUUi7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64</text:p>
          </table:table-cell>
          <table:table-cell office:value-type="string" calcext:value-type="string">
            <text:p>https://crypto.post.at/CSGU/6DUUi7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66];29;8)" office:value-type="string" office:string-value="6DUUi7" calcext:value-type="string">
            <text:p>6DUUi7</text:p>
          </table:table-cell>
          <table:table-cell table:formula="of:=LEN([.K96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23.07.2020 12:13:29</text:p>
          </table:table-cell>
          <table:table-cell office:value-type="string" calcext:value-type="string">
            <text:p>Crypto stamp Golden Unicorn 3UqoZE</text:p>
          </table:table-cell>
          <table:table-cell office:value-type="string" calcext:value-type="string">
            <text:p>Crypto stamp Golden Unicorn (CSGU), ID 3UqoZE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65</text:p>
          </table:table-cell>
          <table:table-cell office:value-type="string" calcext:value-type="string">
            <text:p>https://crypto.post.at/CSGU/3UqoZE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67];29;8)" office:value-type="string" office:string-value="3UqoZE" calcext:value-type="string">
            <text:p>3UqoZE</text:p>
          </table:table-cell>
          <table:table-cell table:formula="of:=LEN([.K96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23.07.2020 12:13:29</text:p>
          </table:table-cell>
          <table:table-cell office:value-type="string" calcext:value-type="string">
            <text:p>Crypto stamp Golden Unicorn 5knhdw</text:p>
          </table:table-cell>
          <table:table-cell office:value-type="string" calcext:value-type="string">
            <text:p>Crypto stamp Golden Unicorn (CSGU), ID 5knhdw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66</text:p>
          </table:table-cell>
          <table:table-cell office:value-type="string" calcext:value-type="string">
            <text:p>https://crypto.post.at/CSGU/5knhdw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68];29;8)" office:value-type="string" office:string-value="5knhdw" calcext:value-type="string">
            <text:p>5knhdw</text:p>
          </table:table-cell>
          <table:table-cell table:formula="of:=LEN([.K96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23.07.2020 12:13:30</text:p>
          </table:table-cell>
          <table:table-cell office:value-type="string" calcext:value-type="string">
            <text:p>Crypto stamp Golden Unicorn 4owADC</text:p>
          </table:table-cell>
          <table:table-cell office:value-type="string" calcext:value-type="string">
            <text:p>Crypto stamp Golden Unicorn (CSGU), ID 4owADC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67</text:p>
          </table:table-cell>
          <table:table-cell office:value-type="string" calcext:value-type="string">
            <text:p>https://crypto.post.at/CSGU/4owADC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69];29;8)" office:value-type="string" office:string-value="4owADC" calcext:value-type="string">
            <text:p>4owADC</text:p>
          </table:table-cell>
          <table:table-cell table:formula="of:=LEN([.K96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23.07.2020 12:13:30</text:p>
          </table:table-cell>
          <table:table-cell office:value-type="string" calcext:value-type="string">
            <text:p>Crypto stamp Golden Unicorn 43TXks</text:p>
          </table:table-cell>
          <table:table-cell office:value-type="string" calcext:value-type="string">
            <text:p>Crypto stamp Golden Unicorn (CSGU), ID 43TXks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68</text:p>
          </table:table-cell>
          <table:table-cell office:value-type="string" calcext:value-type="string">
            <text:p>https://crypto.post.at/CSGU/43TXks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70];29;8)" office:value-type="string" office:string-value="43TXks" calcext:value-type="string">
            <text:p>43TXks</text:p>
          </table:table-cell>
          <table:table-cell table:formula="of:=LEN([.K97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23.07.2020 12:13:30</text:p>
          </table:table-cell>
          <table:table-cell office:value-type="string" calcext:value-type="string">
            <text:p>Crypto stamp Golden Unicorn 3v3bMA</text:p>
          </table:table-cell>
          <table:table-cell office:value-type="string" calcext:value-type="string">
            <text:p>Crypto stamp Golden Unicorn (CSGU), ID 3v3bMA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69</text:p>
          </table:table-cell>
          <table:table-cell office:value-type="string" calcext:value-type="string">
            <text:p>https://crypto.post.at/CSGU/3v3bMA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71];29;8)" office:value-type="string" office:string-value="3v3bMA" calcext:value-type="string">
            <text:p>3v3bMA</text:p>
          </table:table-cell>
          <table:table-cell table:formula="of:=LEN([.K97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23.07.2020 12:13:31</text:p>
          </table:table-cell>
          <table:table-cell office:value-type="string" calcext:value-type="string">
            <text:p>Crypto stamp Golden Unicorn HLsKf</text:p>
          </table:table-cell>
          <table:table-cell office:value-type="string" calcext:value-type="string">
            <text:p>Crypto stamp Golden Unicorn (CSGU), ID HLsKf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70</text:p>
          </table:table-cell>
          <table:table-cell office:value-type="string" calcext:value-type="string">
            <text:p>https://crypto.post.at/CSGU/HLsKf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72];29;8)" office:value-type="string" office:string-value="HLsKf" calcext:value-type="string">
            <text:p>HLsKf</text:p>
          </table:table-cell>
          <table:table-cell table:formula="of:=LEN([.K972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23.07.2020 12:13:31</text:p>
          </table:table-cell>
          <table:table-cell office:value-type="string" calcext:value-type="string">
            <text:p>Crypto stamp Golden Unicorn 5z8bB8</text:p>
          </table:table-cell>
          <table:table-cell office:value-type="string" calcext:value-type="string">
            <text:p>Crypto stamp Golden Unicorn (CSGU), ID 5z8bB8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71</text:p>
          </table:table-cell>
          <table:table-cell office:value-type="string" calcext:value-type="string">
            <text:p>https://crypto.post.at/CSGU/5z8bB8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73];29;8)" office:value-type="string" office:string-value="5z8bB8" calcext:value-type="string">
            <text:p>5z8bB8</text:p>
          </table:table-cell>
          <table:table-cell table:formula="of:=LEN([.K97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23.07.2020 12:13:32</text:p>
          </table:table-cell>
          <table:table-cell office:value-type="string" calcext:value-type="string">
            <text:p>Crypto stamp Golden Unicorn 2mL9fh</text:p>
          </table:table-cell>
          <table:table-cell office:value-type="string" calcext:value-type="string">
            <text:p>Crypto stamp Golden Unicorn (CSGU), ID 2mL9fh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72</text:p>
          </table:table-cell>
          <table:table-cell office:value-type="string" calcext:value-type="string">
            <text:p>https://crypto.post.at/CSGU/2mL9fh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74];29;8)" office:value-type="string" office:string-value="2mL9fh" calcext:value-type="string">
            <text:p>2mL9fh</text:p>
          </table:table-cell>
          <table:table-cell table:formula="of:=LEN([.K97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23.07.2020 12:13:32</text:p>
          </table:table-cell>
          <table:table-cell office:value-type="string" calcext:value-type="string">
            <text:p>Crypto stamp Golden Unicorn 5erkWg</text:p>
          </table:table-cell>
          <table:table-cell office:value-type="string" calcext:value-type="string">
            <text:p>Crypto stamp Golden Unicorn (CSGU), ID 5erkWg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73</text:p>
          </table:table-cell>
          <table:table-cell office:value-type="string" calcext:value-type="string">
            <text:p>https://crypto.post.at/CSGU/5erkWg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75];29;8)" office:value-type="string" office:string-value="5erkWg" calcext:value-type="string">
            <text:p>5erkWg</text:p>
          </table:table-cell>
          <table:table-cell table:formula="of:=LEN([.K97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23.07.2020 12:13:32</text:p>
          </table:table-cell>
          <table:table-cell office:value-type="string" calcext:value-type="string">
            <text:p>Crypto stamp Golden Unicorn 6RLNy3</text:p>
          </table:table-cell>
          <table:table-cell office:value-type="string" calcext:value-type="string">
            <text:p>Crypto stamp Golden Unicorn (CSGU), ID 6RLNy3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74</text:p>
          </table:table-cell>
          <table:table-cell office:value-type="string" calcext:value-type="string">
            <text:p>https://crypto.post.at/CSGU/6RLNy3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76];29;8)" office:value-type="string" office:string-value="6RLNy3" calcext:value-type="string">
            <text:p>6RLNy3</text:p>
          </table:table-cell>
          <table:table-cell table:formula="of:=LEN([.K97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23.07.2020 12:13:33</text:p>
          </table:table-cell>
          <table:table-cell office:value-type="string" calcext:value-type="string">
            <text:p>Crypto stamp Golden Unicorn 47uVc2</text:p>
          </table:table-cell>
          <table:table-cell office:value-type="string" calcext:value-type="string">
            <text:p>Crypto stamp Golden Unicorn (CSGU), ID 47uVc2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75</text:p>
          </table:table-cell>
          <table:table-cell office:value-type="string" calcext:value-type="string">
            <text:p>https://crypto.post.at/CSGU/47uVc2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77];29;8)" office:value-type="string" office:string-value="47uVc2" calcext:value-type="string">
            <text:p>47uVc2</text:p>
          </table:table-cell>
          <table:table-cell table:formula="of:=LEN([.K97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23.07.2020 12:13:33</text:p>
          </table:table-cell>
          <table:table-cell office:value-type="string" calcext:value-type="string">
            <text:p>Crypto stamp Golden Unicorn 2qn7Wo</text:p>
          </table:table-cell>
          <table:table-cell office:value-type="string" calcext:value-type="string">
            <text:p>Crypto stamp Golden Unicorn (CSGU), ID 2qn7Wo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76</text:p>
          </table:table-cell>
          <table:table-cell office:value-type="string" calcext:value-type="string">
            <text:p>https://crypto.post.at/CSGU/2qn7Wo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78];29;8)" office:value-type="string" office:string-value="2qn7Wo" calcext:value-type="string">
            <text:p>2qn7Wo</text:p>
          </table:table-cell>
          <table:table-cell table:formula="of:=LEN([.K97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23.07.2020 12:13:33</text:p>
          </table:table-cell>
          <table:table-cell office:value-type="string" calcext:value-type="string">
            <text:p>Crypto stamp Golden Unicorn MnqAp</text:p>
          </table:table-cell>
          <table:table-cell office:value-type="string" calcext:value-type="string">
            <text:p>Crypto stamp Golden Unicorn (CSGU), ID MnqAp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77</text:p>
          </table:table-cell>
          <table:table-cell office:value-type="string" calcext:value-type="string">
            <text:p>https://crypto.post.at/CSGU/MnqAp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79];29;8)" office:value-type="string" office:string-value="MnqAp" calcext:value-type="string">
            <text:p>MnqAp</text:p>
          </table:table-cell>
          <table:table-cell table:formula="of:=LEN([.K979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23.07.2020 12:13:34</text:p>
          </table:table-cell>
          <table:table-cell office:value-type="string" calcext:value-type="string">
            <text:p>Crypto stamp Golden Unicorn LJqtV</text:p>
          </table:table-cell>
          <table:table-cell office:value-type="string" calcext:value-type="string">
            <text:p>Crypto stamp Golden Unicorn (CSGU), ID LJqtV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78</text:p>
          </table:table-cell>
          <table:table-cell office:value-type="string" calcext:value-type="string">
            <text:p>https://crypto.post.at/CSGU/LJqtV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80];29;8)" office:value-type="string" office:string-value="LJqtV" calcext:value-type="string">
            <text:p>LJqtV</text:p>
          </table:table-cell>
          <table:table-cell table:formula="of:=LEN([.K980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23.07.2020 12:13:37</text:p>
          </table:table-cell>
          <table:table-cell office:value-type="string" calcext:value-type="string">
            <text:p>Crypto stamp Golden Unicorn iYf7g</text:p>
          </table:table-cell>
          <table:table-cell office:value-type="string" calcext:value-type="string">
            <text:p>Crypto stamp Golden Unicorn (CSGU), ID iYf7g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79</text:p>
          </table:table-cell>
          <table:table-cell office:value-type="string" calcext:value-type="string">
            <text:p>https://crypto.post.at/CSGU/iYf7g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81];29;8)" office:value-type="string" office:string-value="iYf7g" calcext:value-type="string">
            <text:p>iYf7g</text:p>
          </table:table-cell>
          <table:table-cell table:formula="of:=LEN([.K981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23.07.2020 12:13:38</text:p>
          </table:table-cell>
          <table:table-cell office:value-type="string" calcext:value-type="string">
            <text:p>Crypto stamp Golden Unicorn 64aZ2K</text:p>
          </table:table-cell>
          <table:table-cell office:value-type="string" calcext:value-type="string">
            <text:p>Crypto stamp Golden Unicorn (CSGU), ID 64aZ2K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80</text:p>
          </table:table-cell>
          <table:table-cell office:value-type="string" calcext:value-type="string">
            <text:p>https://crypto.post.at/CSGU/64aZ2K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82];29;8)" office:value-type="string" office:string-value="64aZ2K" calcext:value-type="string">
            <text:p>64aZ2K</text:p>
          </table:table-cell>
          <table:table-cell table:formula="of:=LEN([.K98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23.07.2020 12:13:38</text:p>
          </table:table-cell>
          <table:table-cell office:value-type="string" calcext:value-type="string">
            <text:p>Crypto stamp Golden Unicorn 2McMAL</text:p>
          </table:table-cell>
          <table:table-cell office:value-type="string" calcext:value-type="string">
            <text:p>Crypto stamp Golden Unicorn (CSGU), ID 2McMAL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81</text:p>
          </table:table-cell>
          <table:table-cell office:value-type="string" calcext:value-type="string">
            <text:p>https://crypto.post.at/CSGU/2McMAL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83];29;8)" office:value-type="string" office:string-value="2McMAL" calcext:value-type="string">
            <text:p>2McMAL</text:p>
          </table:table-cell>
          <table:table-cell table:formula="of:=LEN([.K98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23.07.2020 12:13:39</text:p>
          </table:table-cell>
          <table:table-cell office:value-type="string" calcext:value-type="string">
            <text:p>Crypto stamp Golden Unicorn 59Czsw</text:p>
          </table:table-cell>
          <table:table-cell office:value-type="string" calcext:value-type="string">
            <text:p>Crypto stamp Golden Unicorn (CSGU), ID 59Czsw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82</text:p>
          </table:table-cell>
          <table:table-cell office:value-type="string" calcext:value-type="string">
            <text:p>https://crypto.post.at/CSGU/59Czsw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84];29;8)" office:value-type="string" office:string-value="59Czsw" calcext:value-type="string">
            <text:p>59Czsw</text:p>
          </table:table-cell>
          <table:table-cell table:formula="of:=LEN([.K98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23.07.2020 12:13:39</text:p>
          </table:table-cell>
          <table:table-cell office:value-type="string" calcext:value-type="string">
            <text:p>Crypto stamp Golden Unicorn 2McMAN</text:p>
          </table:table-cell>
          <table:table-cell office:value-type="string" calcext:value-type="string">
            <text:p>Crypto stamp Golden Unicorn (CSGU), ID 2McMAN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83</text:p>
          </table:table-cell>
          <table:table-cell office:value-type="string" calcext:value-type="string">
            <text:p>https://crypto.post.at/CSGU/2McMA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85];29;8)" office:value-type="string" office:string-value="2McMAN" calcext:value-type="string">
            <text:p>2McMAN</text:p>
          </table:table-cell>
          <table:table-cell table:formula="of:=LEN([.K98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23.07.2020 12:13:43</text:p>
          </table:table-cell>
          <table:table-cell office:value-type="string" calcext:value-type="string">
            <text:p>Crypto stamp Golden Unicorn e6hGj</text:p>
          </table:table-cell>
          <table:table-cell office:value-type="string" calcext:value-type="string">
            <text:p>Crypto stamp Golden Unicorn (CSGU), ID e6hGj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84</text:p>
          </table:table-cell>
          <table:table-cell office:value-type="string" calcext:value-type="string">
            <text:p>https://crypto.post.at/CSGU/e6hGj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86];29;8)" office:value-type="string" office:string-value="e6hGj" calcext:value-type="string">
            <text:p>e6hGj</text:p>
          </table:table-cell>
          <table:table-cell table:formula="of:=LEN([.K986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23.07.2020 12:13:43</text:p>
          </table:table-cell>
          <table:table-cell office:value-type="string" calcext:value-type="string">
            <text:p>Crypto stamp Golden Unicorn 23pVnG</text:p>
          </table:table-cell>
          <table:table-cell office:value-type="string" calcext:value-type="string">
            <text:p>Crypto stamp Golden Unicorn (CSGU), ID 23pVnG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85</text:p>
          </table:table-cell>
          <table:table-cell office:value-type="string" calcext:value-type="string">
            <text:p>https://crypto.post.at/CSGU/23pVnG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87];29;8)" office:value-type="string" office:string-value="23pVnG" calcext:value-type="string">
            <text:p>23pVnG</text:p>
          </table:table-cell>
          <table:table-cell table:formula="of:=LEN([.K98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23.07.2020 12:13:51</text:p>
          </table:table-cell>
          <table:table-cell office:value-type="string" calcext:value-type="string">
            <text:p>Crypto stamp Golden Unicorn 43TXmB</text:p>
          </table:table-cell>
          <table:table-cell office:value-type="string" calcext:value-type="string">
            <text:p>Crypto stamp Golden Unicorn (CSGU), ID 43TXmB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86</text:p>
          </table:table-cell>
          <table:table-cell office:value-type="string" calcext:value-type="string">
            <text:p>https://crypto.post.at/CSGU/43TXmB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88];29;8)" office:value-type="string" office:string-value="43TXmB" calcext:value-type="string">
            <text:p>43TXmB</text:p>
          </table:table-cell>
          <table:table-cell table:formula="of:=LEN([.K98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23.07.2020 12:13:52</text:p>
          </table:table-cell>
          <table:table-cell office:value-type="string" calcext:value-type="string">
            <text:p>Crypto stamp Golden Unicorn 2cSDyt</text:p>
          </table:table-cell>
          <table:table-cell office:value-type="string" calcext:value-type="string">
            <text:p>Crypto stamp Golden Unicorn (CSGU), ID 2cSDyt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87</text:p>
          </table:table-cell>
          <table:table-cell office:value-type="string" calcext:value-type="string">
            <text:p>https://crypto.post.at/CSGU/2cSDyt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89];29;8)" office:value-type="string" office:string-value="2cSDyt" calcext:value-type="string">
            <text:p>2cSDyt</text:p>
          </table:table-cell>
          <table:table-cell table:formula="of:=LEN([.K98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23.07.2020 12:13:52</text:p>
          </table:table-cell>
          <table:table-cell office:value-type="string" calcext:value-type="string">
            <text:p>Crypto stamp Golden Unicorn iYf7q</text:p>
          </table:table-cell>
          <table:table-cell office:value-type="string" calcext:value-type="string">
            <text:p>Crypto stamp Golden Unicorn (CSGU), ID iYf7q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88</text:p>
          </table:table-cell>
          <table:table-cell office:value-type="string" calcext:value-type="string">
            <text:p>https://crypto.post.at/CSGU/iYf7q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90];29;8)" office:value-type="string" office:string-value="iYf7q" calcext:value-type="string">
            <text:p>iYf7q</text:p>
          </table:table-cell>
          <table:table-cell table:formula="of:=LEN([.K990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23.07.2020 12:13:52</text:p>
          </table:table-cell>
          <table:table-cell office:value-type="string" calcext:value-type="string">
            <text:p>Crypto stamp Golden Unicorn h4fqW</text:p>
          </table:table-cell>
          <table:table-cell office:value-type="string" calcext:value-type="string">
            <text:p>Crypto stamp Golden Unicorn (CSGU), ID h4fqW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89</text:p>
          </table:table-cell>
          <table:table-cell office:value-type="string" calcext:value-type="string">
            <text:p>https://crypto.post.at/CSGU/h4fqW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91];29;8)" office:value-type="string" office:string-value="h4fqW" calcext:value-type="string">
            <text:p>h4fqW</text:p>
          </table:table-cell>
          <table:table-cell table:formula="of:=LEN([.K991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23.07.2020 12:13:53</text:p>
          </table:table-cell>
          <table:table-cell office:value-type="string" calcext:value-type="string">
            <text:p>Crypto stamp Golden Unicorn 54m333</text:p>
          </table:table-cell>
          <table:table-cell office:value-type="string" calcext:value-type="string">
            <text:p>Crypto stamp Golden Unicorn (CSGU), ID 54m333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90</text:p>
          </table:table-cell>
          <table:table-cell office:value-type="string" calcext:value-type="string">
            <text:p>https://crypto.post.at/CSGU/54m333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92];29;8)" office:value-type="string" office:string-value="54m333" calcext:value-type="string">
            <text:p>54m333</text:p>
          </table:table-cell>
          <table:table-cell table:formula="of:=LEN([.K99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23.07.2020 12:13:53</text:p>
          </table:table-cell>
          <table:table-cell office:value-type="string" calcext:value-type="string">
            <text:p>Crypto stamp Golden Unicorn 3E1vkE</text:p>
          </table:table-cell>
          <table:table-cell office:value-type="string" calcext:value-type="string">
            <text:p>Crypto stamp Golden Unicorn (CSGU), ID 3E1vkE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91</text:p>
          </table:table-cell>
          <table:table-cell office:value-type="string" calcext:value-type="string">
            <text:p>https://crypto.post.at/CSGU/3E1vkE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93];29;8)" office:value-type="string" office:string-value="3E1vkE" calcext:value-type="string">
            <text:p>3E1vkE</text:p>
          </table:table-cell>
          <table:table-cell table:formula="of:=LEN([.K99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23.07.2020 12:13:54</text:p>
          </table:table-cell>
          <table:table-cell office:value-type="string" calcext:value-type="string">
            <text:p>Crypto stamp Golden Unicorn 2ZUFRH</text:p>
          </table:table-cell>
          <table:table-cell office:value-type="string" calcext:value-type="string">
            <text:p>Crypto stamp Golden Unicorn (CSGU), ID 2ZUFRH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92</text:p>
          </table:table-cell>
          <table:table-cell office:value-type="string" calcext:value-type="string">
            <text:p>https://crypto.post.at/CSGU/2ZUFRH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94];29;8)" office:value-type="string" office:string-value="2ZUFRH" calcext:value-type="string">
            <text:p>2ZUFRH</text:p>
          </table:table-cell>
          <table:table-cell table:formula="of:=LEN([.K99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23.07.2020 12:13:54</text:p>
          </table:table-cell>
          <table:table-cell office:value-type="string" calcext:value-type="string">
            <text:p>Crypto stamp Golden Unicorn 3tZc5E</text:p>
          </table:table-cell>
          <table:table-cell office:value-type="string" calcext:value-type="string">
            <text:p>Crypto stamp Golden Unicorn (CSGU), ID 3tZc5E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93</text:p>
          </table:table-cell>
          <table:table-cell office:value-type="string" calcext:value-type="string">
            <text:p>https://crypto.post.at/CSGU/3tZc5E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95];29;8)" office:value-type="string" office:string-value="3tZc5E" calcext:value-type="string">
            <text:p>3tZc5E</text:p>
          </table:table-cell>
          <table:table-cell table:formula="of:=LEN([.K99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23.07.2020 12:13:55</text:p>
          </table:table-cell>
          <table:table-cell office:value-type="string" calcext:value-type="string">
            <text:p>Crypto stamp Golden Unicorn 3s5cnu</text:p>
          </table:table-cell>
          <table:table-cell office:value-type="string" calcext:value-type="string">
            <text:p>Crypto stamp Golden Unicorn (CSGU), ID 3s5cnu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94</text:p>
          </table:table-cell>
          <table:table-cell office:value-type="string" calcext:value-type="string">
            <text:p>https://crypto.post.at/CSGU/3s5cnu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96];29;8)" office:value-type="string" office:string-value="3s5cnu" calcext:value-type="string">
            <text:p>3s5cnu</text:p>
          </table:table-cell>
          <table:table-cell table:formula="of:=LEN([.K99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23.07.2020 12:13:55</text:p>
          </table:table-cell>
          <table:table-cell office:value-type="string" calcext:value-type="string">
            <text:p>Crypto stamp Golden Unicorn 3CXwTx</text:p>
          </table:table-cell>
          <table:table-cell office:value-type="string" calcext:value-type="string">
            <text:p>Crypto stamp Golden Unicorn (CSGU), ID 3CXwTx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95</text:p>
          </table:table-cell>
          <table:table-cell office:value-type="string" calcext:value-type="string">
            <text:p>https://crypto.post.at/CSGU/3CXwTx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97];29;8)" office:value-type="string" office:string-value="3CXwTx" calcext:value-type="string">
            <text:p>3CXwTx</text:p>
          </table:table-cell>
          <table:table-cell table:formula="of:=LEN([.K99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23.07.2020 12:13:57</text:p>
          </table:table-cell>
          <table:table-cell office:value-type="string" calcext:value-type="string">
            <text:p>Crypto stamp Golden Unicorn 2QaKjH</text:p>
          </table:table-cell>
          <table:table-cell office:value-type="string" calcext:value-type="string">
            <text:p>Crypto stamp Golden Unicorn (CSGU), ID 2QaKjH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96</text:p>
          </table:table-cell>
          <table:table-cell office:value-type="string" calcext:value-type="string">
            <text:p>https://crypto.post.at/CSGU/2QaKjH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98];29;8)" office:value-type="string" office:string-value="2QaKjH" calcext:value-type="string">
            <text:p>2QaKjH</text:p>
          </table:table-cell>
          <table:table-cell table:formula="of:=LEN([.K99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23.07.2020 12:13:58</text:p>
          </table:table-cell>
          <table:table-cell office:value-type="string" calcext:value-type="string">
            <text:p>Crypto stamp Golden Unicorn 54m33A</text:p>
          </table:table-cell>
          <table:table-cell office:value-type="string" calcext:value-type="string">
            <text:p>Crypto stamp Golden Unicorn (CSGU), ID 54m33A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97</text:p>
          </table:table-cell>
          <table:table-cell office:value-type="string" calcext:value-type="string">
            <text:p>https://crypto.post.at/CSGU/54m33A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999];29;8)" office:value-type="string" office:string-value="54m33A" calcext:value-type="string">
            <text:p>54m33A</text:p>
          </table:table-cell>
          <table:table-cell table:formula="of:=LEN([.K99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23.07.2020 12:13:58</text:p>
          </table:table-cell>
          <table:table-cell office:value-type="string" calcext:value-type="string">
            <text:p>Crypto stamp Golden Unicorn 2cSDz5</text:p>
          </table:table-cell>
          <table:table-cell office:value-type="string" calcext:value-type="string">
            <text:p>Crypto stamp Golden Unicorn (CSGU), ID 2cSDz5</text:p>
          </table:table-cell>
          <table:table-cell office:value-type="string" calcext:value-type="string">
            <text:p>https://crypto.post.at/CSGU/image/unicorn-gold</text:p>
          </table:table-cell>
          <table:table-cell office:value-type="string" calcext:value-type="string">
            <text:p>https://crypto.post.at/CSGU/meta/998</text:p>
          </table:table-cell>
          <table:table-cell office:value-type="string" calcext:value-type="string">
            <text:p>https://crypto.post.at/CSGU/2cSDz5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hysical Sale</text:p>
          </table:table-cell>
          <table:table-cell table:formula="of:=MID([.G1000];29;8)" office:value-type="string" office:string-value="2cSDz5" calcext:value-type="string">
            <text:p>2cSDz5</text:p>
          </table:table-cell>
          <table:table-cell table:formula="of:=LEN([.K1000])" office:value-type="float" office:value="6" calcext:value-type="float">
            <text:p>6</text:p>
          </table:table-cell>
          <table:table-cell table:number-columns-repeated="3"/>
        </table:table-row>
        <calcext:conditional-formats>
          <calcext:conditional-format calcext:target-range-address="'cryptostamp2-goldenunicorn'.O6:'cryptostamp2-goldenunicorn'.O8 'cryptostamp2-goldenunicorn'.O11:'cryptostamp2-goldenunicorn'.O13">
            <calcext:data-bar calcext:max-length="100" calcext:negative-color="#ff0000" calcext:positive-color="#ffbf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  <table:database-ranges>
        <table:database-range table:name="__Anonymous_Sheet_DB__0" table:target-range-address="'cryptostamp2-goldenunicorn'.A1:'cryptostamp2-goldenunicorn'.L100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7-23T01:07:43.129000000</dc:date>
    <meta:editing-duration>PT19M17S</meta:editing-duration>
    <meta:editing-cycles>3</meta:editing-cycles>
    <meta:generator>LibreOffice/6.4.4.2$Windows_X86_64 LibreOffice_project/3d775be2011f3886db32dfd395a6a6d1ca2630ff</meta:generator>
    <meta:document-statistic meta:table-count="1" meta:cell-count="12016" meta:object-count="0"/>
  </office:meta>
</office:document-meta>
</file>